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9000000166BF21CDE.png"/>
  <manifest:file-entry manifest:media-type="image/png" manifest:full-path="Pictures/1000000000000229000000624D60C144.png"/>
  <manifest:file-entry manifest:media-type="image/png" manifest:full-path="Pictures/100000000000022E0000012BF0433A2D.png"/>
  <manifest:file-entry manifest:media-type="image/png" manifest:full-path="Pictures/100000000000022B0000021B99816191.png"/>
  <manifest:file-entry manifest:media-type="image/png" manifest:full-path="Pictures/10000000000001FC00000048E3B035F2.png"/>
  <manifest:file-entry manifest:media-type="image/png" manifest:full-path="Pictures/10000000000001EF000000D6CC01176D.png"/>
  <manifest:file-entry manifest:media-type="image/png" manifest:full-path="Pictures/100000000000020A0000011DE2E73C01.png"/>
  <manifest:file-entry manifest:media-type="" manifest:full-path="Pictures/2000007B0000221C00000F2144B67AAC.wmf"/>
  <manifest:file-entry manifest:media-type="image/png" manifest:full-path="Pictures/1000000000000197000000E9E350155C.png"/>
  <manifest:file-entry manifest:media-type="image/png" manifest:full-path="Pictures/1000000000000190000000ED9414F1C2.png"/>
  <manifest:file-entry manifest:media-type="image/png" manifest:full-path="Pictures/100000000000012C0000006540DD6726.png"/>
  <manifest:file-entry manifest:media-type="image/png" manifest:full-path="Pictures/10000000000001FA000000CC05BD5A67.png"/>
  <manifest:file-entry manifest:media-type="" manifest:full-path="Pictures/2000021300004F7F000031D0D213BF3B.wmf"/>
  <manifest:file-entry manifest:media-type="image/png" manifest:full-path="Pictures/1000000000000142000000C33E1A0AF2.png"/>
  <manifest:file-entry manifest:media-type="image/png" manifest:full-path="Pictures/1000000000000163000000D262DAE0A7.png"/>
  <manifest:file-entry manifest:media-type="image/png" manifest:full-path="Pictures/10000000000001E6000001CFE2A108A7.png"/>
  <manifest:file-entry manifest:media-type="image/png" manifest:full-path="Pictures/1000000000000272000001955B530D85.png"/>
  <manifest:file-entry manifest:media-type="image/png" manifest:full-path="Pictures/100000000000021F000000AF8BE17A94.png"/>
  <manifest:file-entry manifest:media-type="image/png" manifest:full-path="Pictures/10000000000003260000014DFF40D742.png"/>
  <manifest:file-entry manifest:media-type="image/png" manifest:full-path="Pictures/1000000000000167000000E1211B62B2.png"/>
  <manifest:file-entry manifest:media-type="image/png" manifest:full-path="Pictures/100000000000026B000000CB2F4815C1.png"/>
  <manifest:file-entry manifest:media-type="image/png" manifest:full-path="Pictures/1000000000000242000001BCF182D914.png"/>
  <manifest:file-entry manifest:media-type="image/png" manifest:full-path="Pictures/10000000000001CC00000117AD87BCD6.png"/>
  <manifest:file-entry manifest:media-type="image/png" manifest:full-path="Pictures/1000000000000263000000E488CC3DE1.png"/>
  <manifest:file-entry manifest:media-type="image/png" manifest:full-path="Pictures/10000000000002F10000011A4AC4F711.png"/>
  <manifest:file-entry manifest:media-type="" manifest:full-path="Pictures/200000B1000031ED00001750C6F5FFA3.wmf"/>
  <manifest:file-entry manifest:media-type="image/png" manifest:full-path="Pictures/1000000000000187000000E6C0838846.png"/>
  <manifest:file-entry manifest:media-type="image/gif" manifest:full-path="Pictures/1000020000000030000000300D6C1CB6.gif"/>
  <manifest:file-entry manifest:media-type="" manifest:full-path="Pictures/200001EC0000483100003D1B2AB240C9.wmf"/>
  <manifest:file-entry manifest:media-type="image/png" manifest:full-path="Pictures/10000000000001E30000015778A5814A.png"/>
  <manifest:file-entry manifest:media-type="image/png" manifest:full-path="Pictures/100000000000016B000001BB886586FE.png"/>
  <manifest:file-entry manifest:media-type="image/png" manifest:full-path="Pictures/10000000000001760000012F3F52E71C.png"/>
  <manifest:file-entry manifest:media-type="image/png" manifest:full-path="Pictures/1000000000000301000000BCACF639CF.png"/>
  <manifest:file-entry manifest:media-type="image/png" manifest:full-path="Pictures/10000000000001F3000001FDC8101F9B.png"/>
  <manifest:file-entry manifest:media-type="image/png" manifest:full-path="Pictures/100000000000015A0000009C4E5427AB.png"/>
  <manifest:file-entry manifest:media-type="image/png" manifest:full-path="Pictures/10000000000002A9000001EEC288973C.png"/>
  <manifest:file-entry manifest:media-type="image/png" manifest:full-path="Pictures/10000000000003270000019CF628C17F.png"/>
  <manifest:file-entry manifest:media-type="image/png" manifest:full-path="Pictures/10000000000001B100000078B78AF7F0.png"/>
  <manifest:file-entry manifest:media-type="" manifest:full-path="Pictures/20000089000023DB0000185B80F1DE03.wmf"/>
  <manifest:file-entry manifest:media-type="image/png" manifest:full-path="Pictures/100000000000010F000000AACA671572.png"/>
  <manifest:file-entry manifest:media-type="image/png" manifest:full-path="Pictures/100000000000023A00000061416C12DB.png"/>
  <manifest:file-entry manifest:media-type="image/png" manifest:full-path="Pictures/100000000000019100000088FCDC1E03.png"/>
  <manifest:file-entry manifest:media-type="image/png" manifest:full-path="Pictures/10000000000001E500000127CDC5214B.png"/>
  <manifest:file-entry manifest:media-type="image/png" manifest:full-path="Pictures/100000000000017E000001120318CB84.png"/>
  <manifest:file-entry manifest:media-type="image/png" manifest:full-path="Pictures/10000000000001F30000016A45CB05F0.png"/>
  <manifest:file-entry manifest:media-type="image/png" manifest:full-path="Pictures/10000000000001E9000001BCA2D7EF7D.png"/>
  <manifest:file-entry manifest:media-type="image/png" manifest:full-path="Pictures/10000000000003590000005AAEB73E47.png"/>
  <manifest:file-entry manifest:media-type="image/png" manifest:full-path="Pictures/100000000000025B0000009E46FC9186.png"/>
  <manifest:file-entry manifest:media-type="image/png" manifest:full-path="Pictures/1000000000000187000000D704008846.png"/>
  <manifest:file-entry manifest:media-type="image/png" manifest:full-path="Pictures/100000000000017700000171B68C4878.png"/>
  <manifest:file-entry manifest:media-type="image/png" manifest:full-path="Pictures/10000000000000BB00000082F30F12BA.png"/>
  <manifest:file-entry manifest:media-type="image/png" manifest:full-path="Pictures/100000000000022E0000020188A43710.png"/>
  <manifest:file-entry manifest:media-type="image/png" manifest:full-path="Pictures/10000000000001DF000000E4F52F3AE4.png"/>
  <manifest:file-entry manifest:media-type="image/png" manifest:full-path="Pictures/10000000000001CD000000A4C13EF14F.png"/>
  <manifest:file-entry manifest:media-type="image/png" manifest:full-path="Pictures/10000000000000830000004491C47E48.png"/>
  <manifest:file-entry manifest:media-type="image/png" manifest:full-path="Pictures/100000000000001900000016CD461C19.png"/>
  <manifest:file-entry manifest:media-type="image/png" manifest:full-path="Pictures/10000000000001D40000007E65517F22.png"/>
  <manifest:file-entry manifest:media-type="image/png" manifest:full-path="Pictures/10000000000001900000015CFDBC22BE.png"/>
  <manifest:file-entry manifest:media-type="image/png" manifest:full-path="Pictures/100000000000028500000088500502DC.png"/>
  <manifest:file-entry manifest:media-type="image/png" manifest:full-path="Pictures/1000000000000300000001FAEA84719D.png"/>
  <manifest:file-entry manifest:media-type="image/png" manifest:full-path="Pictures/10000000000000190000001527C77F03.png"/>
  <manifest:file-entry manifest:media-type="image/gif" manifest:full-path="Pictures/1000020000000080000000803B160242.gif"/>
  <manifest:file-entry manifest:media-type="" manifest:full-path="Pictures/200000BE000030B800001320A22A3A90.wmf"/>
  <manifest:file-entry manifest:media-type="image/png" manifest:full-path="Pictures/100000000000024A00000119A65AB79C.png"/>
  <manifest:file-entry manifest:media-type="image/png" manifest:full-path="Pictures/1000000000000159000000DD00CDB23E.png"/>
  <manifest:file-entry manifest:media-type="image/png" manifest:full-path="Pictures/100000000000035E0000019C2850CD98.png"/>
  <manifest:file-entry manifest:media-type="" manifest:full-path="Pictures/2000019200002F59000026B59A326F6E.wmf"/>
  <manifest:file-entry manifest:media-type="image/png" manifest:full-path="Pictures/10000000000002D300000134C3F224A8.png"/>
  <manifest:file-entry manifest:media-type="image/png" manifest:full-path="Pictures/100000000000017D0000010C9C3DF3D1.png"/>
  <manifest:file-entry manifest:media-type="image/png" manifest:full-path="Pictures/1000000000000114000000FED776B9B1.png"/>
  <manifest:file-entry manifest:media-type="image/png" manifest:full-path="Pictures/10000000000001CA000002207BA47D92.png"/>
  <manifest:file-entry manifest:media-type="image/png" manifest:full-path="Pictures/100000000000025300000078CB835552.png"/>
  <manifest:file-entry manifest:media-type="image/png" manifest:full-path="Pictures/1000000000000239000002642F38DFC8.png"/>
  <manifest:file-entry manifest:media-type="image/png" manifest:full-path="Pictures/100000000000022D000001619C7D8BF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3" svg:font-family="Tahoma"/>
    <style:font-face style:name="Courier New" svg:font-family="'Courier New'" style:font-family-generic="modern"/>
    <style:font-face style:name="HG Mincho Light J" svg:font-family="'HG Mincho Light J', msmincho" style:font-family-generic="roman"/>
    <style:font-face style:name="Tahoma1" svg:font-family="Tahoma" style:font-family-generic="swiss"/>
    <style:font-face style:name="Monospace" svg:font-family="Monospace" style:font-pitch="fixed"/>
    <style:font-face style:name="Courier New1" svg:font-family="'Courier New'" style:font-family-generic="modern" style:font-pitch="fixed"/>
    <style:font-face style:name="CABold" svg:font-family="CA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DejaVu Sans" svg:font-family="'DejaVu Sans'" style:font-family-generic="swiss" style:font-pitch="variable"/>
    <style:font-face style:name="DejaVu Sans2" svg:font-family="'DejaVu Sans'" style:font-adornments="Condensed" style:font-family-generic="swiss" style:font-pitch="variable"/>
    <style:font-face style:name="DejaVu Sans1" svg:font-family="'DejaVu Sans'"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au1" style:family="table" style:master-page-name="Standard">
      <style:table-properties style:width="17.152cm" fo:margin-left="-0.15cm" style:page-number="0" table:align="left" style:writing-mode="lr-tb"/>
    </style:style>
    <style:style style:name="Tableau1.A" style:family="table-column">
      <style:table-column-properties style:column-width="17.152cm"/>
    </style:style>
    <style:style style:name="Tableau1.1" style:family="table-row">
      <style:table-row-properties style:min-row-height="3.09cm" style:keep-together="false" fo:keep-together="always"/>
    </style:style>
    <style:style style:name="Tableau1.A1" style:family="table-cell">
      <style:table-cell-properties style:vertical-align="top" fo:padding="0.15cm" fo:border="none" style:writing-mode="lr-tb"/>
    </style:style>
    <style:style style:name="Tableau2" style:family="table">
      <style:table-properties style:width="17.002cm" fo:margin-left="0.007cm" fo:margin-right="-0.014cm" table:align="margins" style:writing-mode="lr-tb"/>
    </style:style>
    <style:style style:name="Tableau2.A" style:family="table-column">
      <style:table-column-properties style:column-width="4.992cm" style:rel-column-width="19241*"/>
    </style:style>
    <style:style style:name="Tableau2.B" style:family="table-column">
      <style:table-column-properties style:column-width="12.01cm" style:rel-column-width="46294*"/>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none" style:writing-mode="lr-tb"/>
    </style:style>
    <style:style style:name="Tableau4" style:family="table">
      <style:table-properties style:width="17.025cm" fo:margin-left="-0.016cm" fo:margin-right="-0.014cm" table:align="margins" style:writing-mode="lr-tb"/>
    </style:style>
    <style:style style:name="Tableau4.A" style:family="table-column">
      <style:table-column-properties style:column-width="6.465cm" style:rel-column-width="24884*"/>
    </style:style>
    <style:style style:name="Tableau4.B" style:family="table-column">
      <style:table-column-properties style:column-width="3.658cm" style:rel-column-width="14082*"/>
    </style:style>
    <style:style style:name="Tableau4.C" style:family="table-column">
      <style:table-column-properties style:column-width="5.338cm" style:rel-column-width="20545*"/>
    </style:style>
    <style:style style:name="Tableau4.D" style:family="table-column">
      <style:table-column-properties style:column-width="1.565cm" style:rel-column-width="6024*"/>
    </style:style>
    <style:style style:name="Tableau4.1" style:family="table-row">
      <style:table-row-properties style:keep-together="true" fo:keep-together="auto"/>
    </style:style>
    <style:style style:name="Tableau4.A1" style:family="table-cell">
      <style:table-cell-properties style:vertical-align="top" fo:background-color="#ffff99" fo:padding-left="0.191cm" fo:padding-right="0.191cm" fo:padding-top="0cm" fo:padding-bottom="0cm" fo:border="none" style:writing-mode="lr-tb">
        <style:background-image/>
      </style:table-cell-properties>
    </style:style>
    <style:style style:name="Tableau4.A2" style:family="table-cell">
      <style:table-cell-properties style:vertical-align="bottom" fo:padding-left="0.191cm" fo:padding-right="0.191cm" fo:padding-top="0cm" fo:padding-bottom="0cm" fo:border="none" style:writing-mode="lr-tb"/>
    </style:style>
    <style:style style:name="Tableau3" style:family="table">
      <style:table-properties style:width="17.071cm" fo:margin-left="-0.062cm" fo:margin-right="-0.014cm" table:align="margins" style:writing-mode="lr-tb"/>
    </style:style>
    <style:style style:name="Tableau3.A" style:family="table-column">
      <style:table-column-properties style:column-width="6.511cm" style:rel-column-width="24993*"/>
    </style:style>
    <style:style style:name="Tableau3.B" style:family="table-column">
      <style:table-column-properties style:column-width="3.658cm" style:rel-column-width="14044*"/>
    </style:style>
    <style:style style:name="Tableau3.C" style:family="table-column">
      <style:table-column-properties style:column-width="5.338cm" style:rel-column-width="20490*"/>
    </style:style>
    <style:style style:name="Tableau3.D" style:family="table-column">
      <style:table-column-properties style:column-width="1.565cm" style:rel-column-width="6008*"/>
    </style:style>
    <style:style style:name="Tableau3.1" style:family="table-row">
      <style:table-row-properties style:keep-together="true" fo:keep-together="auto"/>
    </style:style>
    <style:style style:name="Tableau3.A1" style:family="table-cell">
      <style:table-cell-properties style:vertical-align="top" fo:background-color="#ffff99" fo:padding-left="0.191cm" fo:padding-right="0.191cm" fo:padding-top="0cm" fo:padding-bottom="0cm" fo:border="none" style:writing-mode="lr-tb">
        <style:background-image/>
      </style:table-cell-properties>
    </style:style>
    <style:style style:name="Tableau3.A2" style:family="table-cell">
      <style:table-cell-properties style:vertical-align="bottom" fo:padding-left="0.191cm" fo:padding-right="0.191cm" fo:padding-top="0cm" fo:padding-bottom="0cm" fo:border="none" style:writing-mode="lr-tb"/>
    </style:style>
    <style:style style:name="Tableau6" style:family="table">
      <style:table-properties style:width="16.819cm" fo:margin-left="-0.016cm" fo:margin-right="0.192cm" table:align="margins" style:writing-mode="lr-tb"/>
    </style:style>
    <style:style style:name="Tableau6.A" style:family="table-column">
      <style:table-column-properties style:column-width="1.633cm" style:rel-column-width="6364*"/>
    </style:style>
    <style:style style:name="Tableau6.B" style:family="table-column">
      <style:table-column-properties style:column-width="1.887cm" style:rel-column-width="7354*"/>
    </style:style>
    <style:style style:name="Tableau6.C" style:family="table-column">
      <style:table-column-properties style:column-width="4.44cm" style:rel-column-width="17299*"/>
    </style:style>
    <style:style style:name="Tableau6.D" style:family="table-column">
      <style:table-column-properties style:column-width="8.858cm" style:rel-column-width="34518*"/>
    </style:style>
    <style:style style:name="Tableau6.1" style:family="table-row">
      <style:table-row-properties style:keep-together="true" fo:keep-together="auto"/>
    </style:style>
    <style:style style:name="Tableau6.A1" style:family="table-cell" style:data-style-name="N5100">
      <style:table-cell-properties style:vertical-align="top" fo:background-color="#ffff99" fo:padding-left="0.191cm" fo:padding-right="0.191cm" fo:padding-top="0cm" fo:padding-bottom="0cm" fo:border="none" style:writing-mode="lr-tb">
        <style:background-image/>
      </style:table-cell-properties>
    </style:style>
    <style:style style:name="Tableau6.A2" style:family="table-cell" style:data-style-name="N5100">
      <style:table-cell-properties style:vertical-align="top" fo:padding-left="0.191cm" fo:padding-right="0.191cm" fo:padding-top="0cm" fo:padding-bottom="0cm" fo:border="none" style:writing-mode="lr-tb"/>
    </style:style>
    <style:style style:name="Tableau6.B2" style:family="table-cell">
      <style:table-cell-properties style:vertical-align="top" fo:padding-left="0.191cm" fo:padding-right="0.191cm" fo:padding-top="0cm" fo:padding-bottom="0cm" fo:border="none" style:writing-mode="lr-tb"/>
    </style:style>
    <style:style style:name="Tableau6.B8" style:family="table-cell" style:data-style-name="N37">
      <style:table-cell-properties style:vertical-align="top" fo:padding-left="0.191cm" fo:padding-right="0.191cm" fo:padding-top="0cm" fo:padding-bottom="0cm" fo:border="none" style:writing-mode="lr-tb"/>
    </style:style>
    <style:style style:name="P1" style:family="paragraph" style:parent-style-name="Standard">
      <style:paragraph-properties fo:margin-top="0.212cm" fo:margin-bottom="0.212cm" fo:padding-left="0cm" fo:padding-right="0cm" fo:padding-top="0cm" fo:padding-bottom="0.035cm" fo:border-left="none" fo:border-right="none" fo:border-top="none" fo:border-bottom="0.018cm solid #000000">
        <style:tab-stops>
          <style:tab-stop style:position="1.196cm"/>
          <style:tab-stop style:position="6.752cm" style:type="center"/>
          <style:tab-stop style:position="9.79cm"/>
          <style:tab-stop style:position="12.252cm"/>
        </style:tab-stops>
      </style:paragraph-properties>
      <style:text-properties fo:language="en" fo:country="GB" fo:font-weight="bold" style:font-weight-asian="bold"/>
    </style:style>
    <style:style style:name="P2" style:family="paragraph" style:parent-style-name="Standard">
      <style:paragraph-properties>
        <style:tab-stops>
          <style:tab-stop style:position="15.002cm"/>
        </style:tab-stops>
      </style:paragraph-properties>
    </style:style>
    <style:style style:name="P3" style:family="paragraph" style:parent-style-name="Standard">
      <style:paragraph-properties fo:text-align="center" style:justify-single-word="false" style:snap-to-layout-grid="false"/>
      <style:text-properties fo:language="zxx" fo:country="none" style:language-asian="zxx" style:country-asian="none"/>
    </style:style>
    <style:style style:name="P4" style:family="paragraph" style:parent-style-name="Standard">
      <style:text-properties fo:language="zxx" fo:country="none" style:language-asian="zxx" style:country-asian="none" style:language-complex="zxx" style:country-complex="none"/>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style>
    <style:style style:name="P6" style:family="paragraph" style:parent-style-name="Standard">
      <style:paragraph-properties>
        <style:tab-stops>
          <style:tab-stop style:position="16.984cm" style:type="right" style:leader-style="dotted" style:leader-text="."/>
        </style:tab-stops>
      </style:paragraph-properties>
      <style:text-properties fo:font-size="10pt" style:font-size-asian="10pt" style:font-name-complex="Arial"/>
    </style:style>
    <style:style style:name="P7"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8" style:family="paragraph" style:parent-style-name="Standard">
      <style:text-properties fo:font-size="8pt" style:font-size-asian="8pt" style:font-size-complex="8pt"/>
    </style:style>
    <style:style style:name="P9" style:family="paragraph" style:parent-style-name="Standard">
      <style:text-properties style:font-name="Verdana" fo:font-size="10pt" fo:language="en" fo:country="US" style:font-size-asian="10pt" style:font-size-complex="10pt"/>
    </style:style>
    <style:style style:name="P10" style:family="paragraph" style:parent-style-name="Standard">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P11" style:family="paragraph" style:parent-style-name="Standard">
      <style:paragraph-properties>
        <style:tab-stops>
          <style:tab-stop style:position="1.27cm"/>
        </style:tab-stops>
      </style:paragraph-properties>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P12" style:family="paragraph" style:parent-style-name="Standard">
      <style:paragraph-properties fo:text-align="center" style:justify-single-word="false">
        <style:tab-stops>
          <style:tab-stop style:position="1.27cm"/>
        </style:tab-stops>
      </style:paragraph-properties>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P13" style:family="paragraph" style:parent-style-name="Standard">
      <style:paragraph-properties fo:text-align="start" style:justify-single-word="false">
        <style:tab-stops>
          <style:tab-stop style:position="1.27cm"/>
        </style:tab-stops>
      </style:paragraph-properties>
      <style:text-properties style:use-window-font-color="true" style:font-name="Verdana" fo:font-size="10pt" fo:language="en" fo:country="US" style:text-underline-style="solid" style:text-underline-width="auto" style:text-underline-color="font-color" fo:font-weight="normal" style:font-name-asian="Times New Roman" style:font-size-asian="10pt" style:font-weight-asian="normal" style:font-name-complex="Times New Roman" style:font-size-complex="10pt" style:language-complex="ar" style:country-complex="SA" style:font-weight-complex="normal"/>
    </style:style>
    <style:style style:name="P14" style:family="paragraph" style:parent-style-name="Standard">
      <style:paragraph-properties>
        <style:tab-stops>
          <style:tab-stop style:position="1.27cm"/>
        </style:tab-stops>
      </style:paragraph-properties>
      <style:text-properties style:use-window-font-color="true" style:font-name="Verdana" fo:font-size="10pt" fo:language="en" fo:country="US" style:text-underline-style="solid" style:text-underline-width="auto" style:text-underline-color="font-color" style:font-name-asian="Times New Roman" style:font-size-asian="10pt" style:font-name-complex="Times New Roman" style:font-size-complex="10pt" style:language-complex="ar" style:country-complex="SA"/>
    </style:style>
    <style:style style:name="P15" style:family="paragraph" style:parent-style-name="Standard">
      <style:paragraph-properties>
        <style:tab-stops>
          <style:tab-stop style:position="1.27cm"/>
        </style:tab-stops>
      </style:paragraph-properties>
      <style:text-properties style:use-window-font-color="true" style:font-name="Verdana"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16" style:family="paragraph" style:parent-style-name="Standard">
      <style:paragraph-properties fo:text-align="center" style:justify-single-word="false">
        <style:tab-stops>
          <style:tab-stop style:position="1.27cm"/>
        </style:tab-stops>
      </style:paragraph-properties>
      <style:text-properties style:use-window-font-color="true" style:font-name="Verdana"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17" style:family="paragraph" style:parent-style-name="Standard">
      <style:paragraph-properties>
        <style:tab-stops>
          <style:tab-stop style:position="1.27cm"/>
        </style:tab-stops>
      </style:paragraph-properties>
      <style:text-properties style:use-window-font-color="true" style:font-name="Verdan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18" style:family="paragraph" style:parent-style-name="Standard">
      <style:paragraph-properties>
        <style:tab-stops>
          <style:tab-stop style:position="1.27cm"/>
        </style:tab-stops>
      </style:paragraph-properties>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19" style:family="paragraph" style:parent-style-name="Standard">
      <style:paragraph-properties fo:text-align="start" style:justify-single-word="false">
        <style:tab-stops>
          <style:tab-stop style:position="1.27cm"/>
        </style:tab-stops>
      </style:paragraph-properties>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20" style:family="paragraph" style:parent-style-name="Standard">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21" style:family="paragraph" style:parent-style-name="Standard">
      <style:paragraph-properties fo:text-align="center" style:justify-single-word="false"/>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22" style:family="paragraph" style:parent-style-name="Standard">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P23" style:family="paragraph" style:parent-style-name="Standard">
      <style:paragraph-properties fo:text-align="center" style:justify-single-word="false"/>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P24" style:family="paragraph" style:parent-style-name="Standard">
      <style:paragraph-properties fo:text-align="center" style:justify-single-word="false"/>
      <style:text-properties style:use-window-font-color="true" fo:font-size="12pt" fo:language="zxx" fo:country="none" style:font-name-asian="Times New Roman" style:font-size-asian="12pt" style:language-asian="zxx" style:country-asian="none" style:font-name-complex="Times New Roman" style:font-size-complex="12pt" style:language-complex="ar" style:country-complex="SA"/>
    </style:style>
    <style:style style:name="P25" style:family="paragraph" style:parent-style-name="Standard">
      <style:paragraph-properties>
        <style:tab-stops>
          <style:tab-stop style:position="1.27cm"/>
        </style:tab-stops>
      </style:paragraph-properties>
      <style:text-properties style:use-window-font-color="true" style:font-name="Monospace" fo:font-size="8pt" fo:language="en" fo:country="US" style:font-name-asian="Monospace" style:font-size-asian="8pt" style:font-name-complex="Monospace" style:font-size-complex="8pt" style:language-complex="ar" style:country-complex="SA"/>
    </style:style>
    <style:style style:name="P26" style:family="paragraph" style:parent-style-name="Standard">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27" style:family="paragraph" style:parent-style-name="Standard">
      <style:paragraph-properties>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28" style:family="paragraph" style:parent-style-name="Standard">
      <style:paragraph-properties fo:text-align="center" style:justify-single-word="false">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29" style:family="paragraph" style:parent-style-name="Standard">
      <style:text-properties fo:language="en" fo:country="US"/>
    </style:style>
    <style:style style:name="P30" style:family="paragraph" style:parent-style-name="Standard">
      <style:paragraph-properties fo:text-align="center" style:justify-single-word="false"/>
      <style:text-properties fo:language="en" fo:country="US"/>
    </style:style>
    <style:style style:name="P31" style:family="paragraph" style:parent-style-name="Standard">
      <style:text-properties fo:language="en" fo:country="US" style:language-asian="en" style:country-asian="US"/>
    </style:style>
    <style:style style:name="P32" style:family="paragraph" style:parent-style-name="Standard">
      <style:text-properties fo:language="en" fo:country="US" fo:font-style="normal" fo:font-weight="normal"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language="en" fo:country="US" fo:font-style="normal" fo:font-weight="normal" style:font-style-asian="normal" style:font-weight-asian="normal" style:font-style-complex="normal" style:font-weight-complex="normal"/>
    </style:style>
    <style:style style:name="P34" style:family="paragraph" style:parent-style-name="Standard">
      <style:text-properties fo:font-size="9pt" fo:language="en" fo:country="US" fo:font-weight="normal" style:font-size-asian="9pt" style:font-weight-asian="normal" style:font-size-complex="9pt" style:font-weight-complex="normal"/>
    </style:style>
    <style:style style:name="P35" style:family="paragraph" style:parent-style-name="Standard">
      <style:paragraph-properties fo:text-align="center" style:justify-single-word="false"/>
      <style:text-properties fo:font-size="9pt" style:font-size-asian="9pt" style:font-size-complex="9pt"/>
    </style:style>
    <style:style style:name="P36" style:family="paragraph" style:parent-style-name="Standard">
      <style:text-properties fo:font-weight="bold" style:font-weight-asian="bold" style:font-weight-complex="bold"/>
    </style:style>
    <style:style style:name="P37" style:family="paragraph" style:parent-style-name="Standard">
      <style:paragraph-properties fo:text-align="justify" style:justify-single-word="false"/>
    </style:style>
    <style:style style:name="P38" style:family="paragraph" style:parent-style-name="Standard">
      <style:paragraph-properties fo:text-align="center" style:justify-single-word="false"/>
    </style:style>
    <style:style style:name="P39" style:family="paragraph" style:parent-style-name="Standard">
      <style:text-properties fo:language="en" fo:country="GB"/>
    </style:style>
    <style:style style:name="P40" style:family="paragraph" style:parent-style-name="Standard">
      <style:text-properties fo:language="en" fo:country="GB" style:language-asian="en" style:country-asian="US"/>
    </style:style>
    <style:style style:name="P41" style:family="paragraph" style:parent-style-name="Standard">
      <style:paragraph-properties fo:text-align="center" style:justify-single-word="false"/>
      <style:text-properties fo:language="en" fo:country="GB" style:language-asian="en" style:country-asian="US"/>
    </style:style>
    <style:style style:name="P42" style:family="paragraph" style:parent-style-name="Standard">
      <style:paragraph-properties fo:text-align="center" style:justify-single-word="false"/>
      <style:text-properties fo:language="en" fo:country="GB"/>
    </style:style>
    <style:style style:name="P43" style:family="paragraph" style:parent-style-name="Standard">
      <style:text-properties fo:language="en" fo:country="GB" fo:font-style="normal" style:font-style-asian="normal" style:font-style-complex="normal"/>
    </style:style>
    <style:style style:name="P44" style:family="paragraph" style:parent-style-name="Standard">
      <style:text-properties style:font-name="Monospace" fo:font-size="8pt" style:font-name-asian="Monospace" style:font-size-asian="8pt" style:font-name-complex="Monospace" style:font-size-complex="8pt"/>
    </style:style>
    <style:style style:name="P45" style:family="paragraph" style:parent-style-name="Standard">
      <style:text-properties fo:color="#3f5fbf" style:font-name="Monospace" fo:font-size="8pt" fo:font-style="normal" style:font-name-asian="Monospace" style:font-size-asian="8pt" style:font-style-asian="normal" style:font-name-complex="Monospace" style:font-size-complex="8pt" style:font-style-complex="normal"/>
    </style:style>
    <style:style style:name="P46" style:family="paragraph" style:parent-style-name="Standard">
      <style:paragraph-properties>
        <style:tab-stops>
          <style:tab-stop style:position="1.27cm"/>
        </style:tab-stops>
      </style:paragraph-properties>
      <style:text-properties fo:color="#3f5fbf" style:font-name="Monospace" fo:font-size="8pt" fo:language="en" fo:country="US" style:font-name-asian="Monospace" style:font-size-asian="8pt" style:font-name-complex="Monospace" style:font-size-complex="8pt" style:language-complex="ar" style:country-complex="SA"/>
    </style:style>
    <style:style style:name="P47"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8" style:family="paragraph" style:parent-style-name="Standard">
      <style:paragraph-properties fo:line-height="100%"/>
    </style:style>
    <style:style style:name="P49" style:family="paragraph" style:parent-style-name="Standard">
      <style:paragraph-properties fo:line-height="100%"/>
      <style:text-properties style:font-name="Courier New1" fo:font-size="10pt" fo:font-style="italic" style:font-size-asian="10pt" style:font-style-asian="italic" style:font-size-complex="10pt" style:font-style-complex="italic"/>
    </style:style>
    <style:style style:name="P50" style:family="paragraph" style:parent-style-name="Standard">
      <style:text-properties style:font-name="Courier New1" fo:font-size="10pt" style:font-name-asian="Courier New1" style:font-size-asian="10pt" style:font-name-complex="Courier New1" style:font-size-complex="10pt"/>
    </style:style>
    <style:style style:name="P51" style:family="paragraph" style:parent-style-name="Standard">
      <style:text-properties style:font-name="Arial"/>
    </style:style>
    <style:style style:name="P52" style:family="paragraph" style:parent-style-name="Standard">
      <style:text-properties fo:color="#646464" style:font-name="Courier New1" fo:font-size="10pt" style:font-name-asian="Courier New1" style:font-size-asian="10pt" style:font-name-complex="Courier New1" style:font-size-complex="10pt"/>
    </style:style>
    <style:style style:name="P53" style:family="paragraph" style:parent-style-name="Heading_2b_No_20_Numbering_2b_New_20_Page">
      <style:text-properties fo:language="zxx" fo:country="none" style:language-asian="zxx" style:country-asian="none"/>
    </style:style>
    <style:style style:name="P54" style:family="paragraph" style:parent-style-name="Standard">
      <style:paragraph-properties fo:margin-top="0cm" fo:margin-bottom="0cm" fo:text-align="start" style:justify-single-word="false" style:punctuation-wrap="hanging" style:vertical-align="auto"/>
    </style:style>
    <style:style style:name="P55" style:family="paragraph" style:parent-style-name="Standard">
      <style:paragraph-properties fo:margin-top="0.101cm" fo:margin-bottom="0.101cm" style:snap-to-layout-grid="false"/>
      <style:text-properties style:font-name="Arial" fo:font-size="10pt" fo:language="zxx" fo:country="none" fo:font-weight="normal" style:font-size-asian="10pt" style:language-asian="zxx" style:country-asian="none" style:font-weight-asian="normal" style:font-size-complex="10pt" style:font-weight-complex="normal"/>
    </style:style>
    <style:style style:name="P56" style:family="paragraph" style:parent-style-name="Standard">
      <style:paragraph-properties fo:margin-top="0.101cm" fo:margin-bottom="0.101cm" style:snap-to-layout-grid="false"/>
      <style:text-properties style:font-name="Arial" fo:font-size="10pt" fo:font-weight="normal" style:font-size-asian="10pt" style:font-weight-asian="normal" style:font-size-complex="10pt" style:font-weight-complex="normal"/>
    </style:style>
    <style:style style:name="P57" style:family="paragraph" style:parent-style-name="Standard">
      <style:paragraph-properties fo:margin-top="0.101cm" fo:margin-bottom="0.101cm" style:snap-to-layout-grid="false"/>
    </style:style>
    <style:style style:name="P58" style:family="paragraph" style:parent-style-name="Standard">
      <style:paragraph-properties fo:margin-top="0.101cm" fo:margin-bottom="0.101cm" style:snap-to-layout-grid="false"/>
      <style:text-properties fo:language="zxx" fo:country="none" style:language-asian="zxx" style:country-asian="none"/>
    </style:style>
    <style:style style:name="P59" style:family="paragraph" style:parent-style-name="Standard">
      <style:paragraph-properties fo:margin-top="0.199cm" fo:margin-bottom="0.199cm" style:snap-to-layout-grid="false"/>
      <style:text-properties fo:font-weight="bold" style:font-weight-asian="bold" style:font-weight-complex="bold"/>
    </style:style>
    <style:style style:name="P60" style:family="paragraph" style:parent-style-name="Standard">
      <style:paragraph-properties fo:margin-top="0.199cm" fo:margin-bottom="0.199cm" fo:background-color="#ffff99" style:snap-to-layout-grid="false">
        <style:background-image/>
      </style:paragraph-properties>
      <style:text-properties fo:font-weight="bold" style:font-weight-asian="bold" style:font-weight-complex="bold"/>
    </style:style>
    <style:style style:name="P61" style:family="paragraph" style:parent-style-name="Standard">
      <style:paragraph-properties fo:text-align="justify" style:justify-single-word="false" fo:background-color="transparent">
        <style:background-image/>
      </style:paragraph-properties>
    </style:style>
    <style:style style:name="P62" style:family="paragraph" style:parent-style-name="Standard">
      <style:paragraph-properties fo:padding="0cm" fo:border="none" style:shadow="none">
        <style:tab-stops>
          <style:tab-stop style:position="1.27cm"/>
        </style:tab-stops>
      </style:paragraph-properties>
      <style:text-properties style:use-window-font-color="true" style:font-name="Arial" fo:font-size="16pt" fo:language="en" fo:country="US" fo:font-weight="bold" style:font-name-asian="Times New Roman" style:font-size-asian="16pt" style:font-weight-asian="bold" style:font-name-complex="Times New Roman" style:font-size-complex="16pt" style:language-complex="ar" style:country-complex="SA" style:font-weight-complex="bold"/>
    </style:style>
    <style:style style:name="P63" style:family="paragraph" style:parent-style-name="Standard">
      <style:paragraph-properties fo:padding="0cm" fo:border="none" style:shadow="none">
        <style:tab-stops>
          <style:tab-stop style:position="1.27cm"/>
        </style:tab-stops>
      </style:paragraph-properties>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P64" style:family="paragraph" style:parent-style-name="Standard">
      <style:paragraph-properties fo:padding="0cm" fo:border="none" style:shadow="none">
        <style:tab-stops>
          <style:tab-stop style:position="1.27cm"/>
        </style:tab-stops>
      </style:paragraph-properties>
      <style:text-properties style:use-window-font-color="true" style:font-name="Verdan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65" style:family="paragraph" style:parent-style-name="Standard">
      <style:paragraph-properties fo:padding="0cm" fo:border="none" style:shadow="none">
        <style:tab-stops>
          <style:tab-stop style:position="1.27cm"/>
        </style:tab-stops>
      </style:paragraph-properties>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66" style:family="paragraph" style:parent-style-name="Text_20_body">
      <style:paragraph-properties fo:text-align="justify" style:justify-single-word="false" fo:padding="0cm" fo:border="none" style:shadow="none"/>
      <style:text-properties fo:font-style="italic" style:font-style-asian="italic" style:font-style-complex="italic"/>
    </style:style>
    <style:style style:name="P67" style:family="paragraph" style:parent-style-name="Text_20_body">
      <style:paragraph-properties fo:text-align="justify" style:justify-single-word="false" fo:padding="0cm" fo:border="none" style:shadow="none">
        <style:tab-stops>
          <style:tab-stop style:position="1.27cm"/>
        </style:tab-stops>
      </style:paragraph-properties>
      <style:text-properties style:use-window-font-color="true" style:font-name="Verdan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68" style:family="paragraph" style:parent-style-name="Text_20_body">
      <style:paragraph-properties fo:margin-left="1.251cm" fo:margin-right="0cm" fo:text-indent="0cm" style:auto-text-indent="false"/>
    </style:style>
    <style:style style:name="P69" style:family="paragraph" style:parent-style-name="Standard">
      <style:paragraph-properties fo:margin-left="0cm" fo:margin-right="0cm" fo:text-indent="0cm" style:auto-text-indent="false"/>
    </style:style>
    <style:style style:name="P70" style:family="paragraph" style:parent-style-name="Standard">
      <style:paragraph-properties fo:margin-left="0cm" fo:margin-right="0cm" fo:text-indent="0cm" style:auto-text-indent="false"/>
      <style:text-properties fo:language="en" fo:country="US" style:language-asian="en" style:country-asian="US"/>
    </style:style>
    <style:style style:name="P71" style:family="paragraph" style:parent-style-name="Standard">
      <style:paragraph-properties fo:margin-left="0cm" fo:margin-right="0cm" fo:text-align="start" style:justify-single-word="false" fo:text-indent="0cm" style:auto-text-indent="false" style:text-autospace="none"/>
      <style:text-properties fo:color="#3f5fbf" style:font-name="Monospace" fo:font-size="8pt" style:font-name-asian="Monospace" style:font-size-asian="8pt" style:font-name-complex="Monospace" style:font-size-complex="8pt"/>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3f5fbf" style:font-name="Courier New1" fo:font-size="10pt" style:font-name-asian="Courier New1" style:font-size-asian="10pt" style:font-name-complex="Courier New1" style:font-size-complex="10pt"/>
    </style:style>
    <style:style style:name="P73"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74"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text-underline-style="none" style:font-name-asian="Monospace" style:font-size-asian="8pt" style:font-name-complex="Monospace" style:font-size-complex="8pt"/>
    </style:style>
    <style:style style:name="P75"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76"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text-underline-style="none" style:font-name-asian="Monospace" style:font-size-asian="8pt" style:font-name-complex="Monospace" style:font-size-complex="8pt"/>
    </style:style>
    <style:style style:name="P77"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78" style:family="paragraph" style:parent-style-name="Standard">
      <style:paragraph-properties fo:margin-left="0cm" fo:margin-right="0cm" fo:text-align="start" style:justify-single-word="false" fo:text-indent="0cm" style:auto-text-indent="false" style:text-autospace="none"/>
      <style:text-properties fo:color="#000000" style:font-name="Tahoma1" fo:font-size="10pt" style:font-name-asian="Tahoma1" style:font-size-asian="10pt" style:font-name-complex="Tahoma1" style:font-size-complex="10pt"/>
    </style:style>
    <style:style style:name="P79"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80" style:family="paragraph" style:parent-style-name="Standard">
      <style:paragraph-properties fo:margin-left="0cm" fo:margin-right="0cm" fo:text-align="start" style:justify-single-word="false" fo:text-indent="0cm" style:auto-text-indent="false" style:text-autospace="none"/>
      <style:text-properties style:text-line-through-style="solid" style:font-name="Monospace" fo:font-size="8pt" style:text-underline-style="none" style:font-name-asian="Monospace" style:font-size-asian="8pt" style:font-name-complex="Monospace" style:font-size-complex="8pt"/>
    </style:style>
    <style:style style:name="P81"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8pt" style:font-name-asian="Monospace" style:font-size-asian="8pt" style:font-name-complex="Monospace" style:font-size-complex="8pt"/>
    </style:style>
    <style:style style:name="P82" style:family="paragraph" style:parent-style-name="Standard">
      <style:paragraph-properties fo:margin-left="0cm" fo:margin-right="0cm" fo:text-align="start" style:justify-single-word="false" fo:text-indent="0cm" style:auto-text-indent="false" style:text-autospace="none"/>
      <style:text-properties fo:color="#3f7f5f" style:font-name="Courier New1" fo:font-size="10pt" style:font-name-asian="Courier New1" style:font-size-asian="10pt" style:font-name-complex="Courier New1" style:font-size-complex="10pt"/>
    </style:style>
    <style:style style:name="P83" style:family="paragraph" style:parent-style-name="Standard">
      <style:paragraph-properties fo:margin-left="0cm" fo:margin-right="0cm" fo:text-align="start" style:justify-single-word="false" fo:text-indent="0cm" style:auto-text-indent="false" style:text-autospace="none"/>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84" style:family="paragraph" style:parent-style-name="Standard">
      <style:paragraph-properties fo:margin-left="0cm" fo:margin-right="0cm" fo:text-align="start" style:justify-single-word="false" fo:text-indent="0cm" style:auto-text-indent="false" style:text-autospace="none">
        <style:tab-stops>
          <style:tab-stop style:position="1.27cm"/>
        </style:tab-stops>
      </style:paragraph-properties>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85" style:family="paragraph" style:parent-style-name="Standard">
      <style:paragraph-properties fo:margin-left="0cm" fo:margin-right="0cm" fo:text-align="start" style:justify-single-word="false" fo:text-indent="0cm" style:auto-text-indent="false" style:text-autospace="none">
        <style:tab-stops>
          <style:tab-stop style:position="1.27cm"/>
        </style:tab-stops>
      </style:paragraph-properties>
      <style:text-properties style:use-window-font-color="true" style:font-name="Monospace" fo:font-size="8pt" fo:language="en" fo:country="US" style:font-name-asian="Monospace" style:font-size-asian="8pt" style:font-name-complex="Monospace" style:font-size-complex="8pt" style:language-complex="ar" style:country-complex="SA"/>
    </style:style>
    <style:style style:name="P86" style:family="paragraph" style:parent-style-name="Standard">
      <style:paragraph-properties fo:margin-left="0cm" fo:margin-right="0cm" fo:text-indent="0cm" style:auto-text-indent="false"/>
      <style:text-properties fo:font-style="normal" style:font-style-asian="normal" style:font-style-complex="normal"/>
    </style:style>
    <style:style style:name="P87" style:family="paragraph" style:parent-style-name="Standard">
      <style:paragraph-properties fo:margin-left="0cm" fo:margin-right="0cm" fo:text-align="center" style:justify-single-word="false" fo:text-indent="0cm" style:auto-text-indent="false"/>
      <style:text-properties fo:font-style="normal" style:font-style-asian="normal" style:font-style-complex="normal"/>
    </style:style>
    <style:style style:name="P88" style:family="paragraph" style:parent-style-name="Standard">
      <style:paragraph-properties fo:margin-left="0cm" fo:margin-right="0cm" fo:text-align="start" style:justify-single-word="false" fo:text-indent="0cm" style:auto-text-indent="false" style:text-autospace="none"/>
    </style:style>
    <style:style style:name="P89"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90"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91" style:family="paragraph" style:parent-style-name="Standard">
      <style:paragraph-properties fo:margin-left="0cm" fo:margin-right="0cm" fo:text-align="start" style:justify-single-word="false" fo:text-indent="0cm" style:auto-text-indent="false" fo:background-color="#c0c0c0" style:text-autospace="none">
        <style:background-image/>
      </style:paragraph-properties>
      <style:text-properties style:font-name="Monospace" fo:font-size="8pt" style:font-name-asian="Monospace" style:font-size-asian="8pt" style:font-name-complex="Monospace" style:font-size-complex="8pt"/>
    </style:style>
    <style:style style:name="P92" style:family="paragraph" style:parent-style-name="Standard">
      <style:paragraph-properties fo:margin-left="0cm" fo:margin-right="0cm" fo:text-align="start" style:justify-single-word="false" fo:text-indent="0cm" style:auto-text-indent="false" fo:background-color="#c0c0c0" style:text-autospace="none">
        <style:background-image/>
      </style:paragraph-properties>
      <style:text-properties fo:color="#000000" style:font-name="Monospace" fo:font-size="8pt" style:font-name-asian="Monospace" style:font-size-asian="8pt" style:font-name-complex="Monospace" style:font-size-complex="8pt"/>
    </style:style>
    <style:style style:name="P93" style:family="paragraph" style:parent-style-name="Standard">
      <style:paragraph-properties fo:margin-left="0cm" fo:margin-right="0cm" fo:margin-top="0cm" fo:margin-bottom="0cm" fo:text-indent="0cm" style:auto-text-indent="false"/>
      <style:text-properties fo:color="#000000" style:font-name="Monospace" fo:font-size="8pt" style:font-name-asian="Monospace" style:font-size-asian="8pt" style:font-name-complex="Monospace" style:font-size-complex="8pt"/>
    </style:style>
    <style:style style:name="P94"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95"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font-name="Arial"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96" style:family="paragraph" style:parent-style-name="Standard">
      <style:paragraph-properties fo:margin-left="0cm" fo:margin-right="0cm" fo:margin-top="0cm" fo:margin-bottom="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97" style:family="paragraph" style:parent-style-name="Text_20_body">
      <style:paragraph-properties fo:margin-left="0cm" fo:margin-right="0cm" fo:text-indent="0cm" style:auto-text-indent="false"/>
    </style:style>
    <style:style style:name="P98" style:family="paragraph" style:parent-style-name="Standard">
      <style:paragraph-properties fo:margin-left="0.635cm" fo:margin-right="0cm" fo:text-align="center" style:justify-single-word="false" fo:text-indent="0cm" style:auto-text-indent="false" fo:keep-with-next="always"/>
      <style:text-properties fo:language="en" fo:country="US" style:language-asian="en" style:country-asian="US"/>
    </style:style>
    <style:style style:name="P99" style:family="paragraph" style:parent-style-name="Standard">
      <style:paragraph-properties fo:margin-left="0.635cm" fo:margin-right="0cm" fo:text-align="center" style:justify-single-word="false" fo:text-indent="0cm" style:auto-text-indent="false"/>
      <style:text-properties fo:language="en" fo:country="US" style:language-asian="en" style:country-asian="US"/>
    </style:style>
    <style:style style:name="P100" style:family="paragraph" style:parent-style-name="Standard">
      <style:paragraph-properties fo:margin-left="0cm" fo:margin-right="0cm" fo:text-indent="1.249cm" style:auto-text-indent="false"/>
      <style:text-properties fo:font-style="normal" style:font-style-asian="normal" style:font-style-complex="normal"/>
    </style:style>
    <style:style style:name="P101" style:family="paragraph" style:parent-style-name="Text_20_body">
      <style:text-properties style:font-name="Verdana" fo:font-size="10pt" fo:language="en" fo:country="US" style:font-size-asian="10pt" style:font-size-complex="10pt"/>
    </style:style>
    <style:style style:name="P102" style:family="paragraph" style:parent-style-name="Text_20_body">
      <style:text-properties style:font-name="Verdana" fo:font-style="normal" fo:font-weight="normal" style:font-style-asian="normal" style:font-weight-asian="normal" style:font-style-complex="normal" style:font-weight-complex="normal"/>
    </style:style>
    <style:style style:name="P103" style:family="paragraph" style:parent-style-name="Text_20_body">
      <style:text-properties fo:language="en" fo:country="GB"/>
    </style:style>
    <style:style style:name="P104" style:family="paragraph" style:parent-style-name="Text_20_body">
      <style:paragraph-properties fo:text-align="justify" style:justify-single-word="false"/>
    </style:style>
    <style:style style:name="P105" style:family="paragraph" style:parent-style-name="Text_20_body">
      <style:text-properties fo:font-style="italic" style:font-style-asian="italic" style:font-style-complex="italic"/>
    </style:style>
    <style:style style:name="P106" style:family="paragraph" style:parent-style-name="Text_20_body">
      <style:text-properties fo:language="en" fo:country="US"/>
    </style:style>
    <style:style style:name="P107" style:family="paragraph" style:parent-style-name="Text_20_body">
      <style:paragraph-properties fo:text-align="center" style:justify-single-word="false"/>
    </style:style>
    <style:style style:name="P108" style:family="paragraph" style:parent-style-name="Text_20_body">
      <style:text-properties fo:color="#000000" style:font-name="Monospace" fo:font-size="8pt" style:font-name-asian="Monospace" style:font-size-asian="8pt" style:font-name-complex="Monospace" style:font-size-complex="8pt"/>
    </style:style>
    <style:style style:name="P109" style:family="paragraph" style:parent-style-name="Text_20_body">
      <style:text-properties fo:color="#000000" style:font-name="Verdana"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110" style:family="paragraph" style:parent-style-name="Text_20_body">
      <style:text-properties fo:font-weight="bold" style:font-weight-asian="bold" style:font-weight-complex="bold"/>
    </style:style>
    <style:style style:name="P111" style:family="paragraph" style:parent-style-name="Text_20_body">
      <style:text-properties fo:font-style="normal" fo:font-weight="normal"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113" style:family="paragraph" style:parent-style-name="Text_20_body">
      <style:paragraph-properties fo:text-align="start" style:justify-single-word="false"/>
    </style:style>
    <style:style style:name="P114" style:family="paragraph" style:parent-style-name="Text_20_body">
      <style:text-properties fo:color="#c5000b" style:font-name="Courier New1" fo:font-size="8pt" style:font-size-asian="8pt" style:font-size-complex="8pt"/>
    </style:style>
    <style:style style:name="P115" style:family="paragraph" style:parent-style-name="Text_20_body">
      <style:text-properties fo:font-size="14pt" style:font-size-asian="14pt" style:font-size-complex="14pt"/>
    </style:style>
    <style:style style:name="P116" style:family="paragraph" style:parent-style-name="Text_20_body">
      <style:paragraph-properties fo:margin-left="0.741cm" fo:margin-right="0cm" fo:text-indent="-0.635cm" style:auto-text-indent="false"/>
    </style:style>
    <style:style style:name="P117" style:family="paragraph" style:parent-style-name="Text_20_body">
      <style:paragraph-properties fo:margin-left="0.741cm" fo:margin-right="0cm" fo:text-align="start" style:justify-single-word="false" fo:text-indent="-0.635cm" style:auto-text-indent="false"/>
    </style:style>
    <style:style style:name="P118" style:family="paragraph" style:parent-style-name="Contents_20_1">
      <style:paragraph-properties>
        <style:tab-stops>
          <style:tab-stop style:position="16.995cm" style:type="right" style:leader-style="dotted" style:leader-text="."/>
        </style:tab-stops>
      </style:paragraph-properties>
    </style:style>
    <style:style style:name="P119" style:family="paragraph" style:parent-style-name="Contents_20_2">
      <style:paragraph-properties>
        <style:tab-stops>
          <style:tab-stop style:position="16.607cm" style:type="right" style:leader-style="dotted" style:leader-text="."/>
        </style:tab-stops>
      </style:paragraph-properties>
    </style:style>
    <style:style style:name="P120" style:family="paragraph" style:parent-style-name="Heading_20_4" style:list-style-name="L11"/>
    <style:style style:name="P121" style:family="paragraph" style:parent-style-name="Heading_20_4" style:list-style-name="L12"/>
    <style:style style:name="P122" style:family="paragraph" style:parent-style-name="Heading_20_4" style:list-style-name="L12">
      <style:text-properties fo:language="en" fo:country="GB"/>
    </style:style>
    <style:style style:name="P123" style:family="paragraph" style:parent-style-name="Heading_20_4" style:list-style-name="L12">
      <style:text-properties fo:font-style="normal" style:font-style-asian="normal" style:font-style-complex="normal"/>
    </style:style>
    <style:style style:name="P124" style:family="paragraph" style:parent-style-name="Heading_20_4">
      <style:text-properties fo:language="en" fo:country="US" fo:font-style="normal" fo:font-weight="normal" style:font-style-asian="normal" style:font-weight-asian="normal" style:font-style-complex="normal" style:font-weight-complex="normal"/>
    </style:style>
    <style:style style:name="P125" style:family="paragraph" style:parent-style-name="Heading_20_2">
      <style:text-properties fo:language="en" fo:country="GB"/>
    </style:style>
    <style:style style:name="P126" style:family="paragraph" style:parent-style-name="Heading_20_2">
      <style:paragraph-properties fo:margin-left="-0.501cm" fo:margin-right="0cm" fo:text-indent="0cm" style:auto-text-indent="false"/>
    </style:style>
    <style:style style:name="P127" style:family="paragraph" style:parent-style-name="Heading_20_2">
      <style:paragraph-properties fo:break-before="page"/>
    </style:style>
    <style:style style:name="P128" style:family="paragraph" style:parent-style-name="Standard" style:list-style-name="WW8Num9"/>
    <style:style style:name="P129" style:family="paragraph" style:parent-style-name="Standard" style:list-style-name="L2">
      <style:text-properties style:font-name="Arial" fo:font-size="14pt" fo:font-weight="bold" style:font-size-asian="14pt" style:font-weight-asian="bold" style:font-size-complex="14pt" style:font-weight-complex="bold"/>
    </style:style>
    <style:style style:name="P130" style:family="paragraph" style:parent-style-name="Standard" style:list-style-name="L4">
      <style:text-properties style:font-name="Arial" fo:font-size="14pt" fo:font-weight="bold" style:font-size-asian="14pt" style:font-weight-asian="bold" style:font-size-complex="14pt" style:font-weight-complex="bold"/>
    </style:style>
    <style:style style:name="P131" style:family="paragraph" style:parent-style-name="Standard" style:list-style-name="L10"/>
    <style:style style:name="P132" style:family="paragraph" style:parent-style-name="Standard" style:list-style-name="L10">
      <style:paragraph-properties fo:text-align="justify" style:justify-single-word="false"/>
    </style:style>
    <style:style style:name="P133" style:family="paragraph" style:parent-style-name="Standard" style:list-style-name="L13">
      <style:paragraph-properties>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134" style:family="paragraph" style:parent-style-name="Standard" style:list-style-name="L14">
      <style:paragraph-properties>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135" style:family="paragraph" style:parent-style-name="Standard" style:list-style-name="L15"/>
    <style:style style:name="P136" style:family="paragraph" style:parent-style-name="Standard" style:list-style-name="L16"/>
    <style:style style:name="P137" style:family="paragraph" style:parent-style-name="Standard" style:list-style-name="WW8Num9">
      <style:paragraph-properties fo:text-align="justify" style:justify-single-word="false" fo:background-color="transparent">
        <style:background-image/>
      </style:paragraph-properties>
      <style:text-properties style:use-window-font-color="true" style:font-name="Verdana1" fo:font-size="10pt" fo:language="en" fo:country="US" style:font-name-asian="Times New Roman" style:font-size-asian="12pt" style:font-name-complex="Times New Roman" style:font-size-complex="12pt" style:language-complex="ar" style:country-complex="SA"/>
    </style:style>
    <style:style style:name="P138" style:family="paragraph" style:parent-style-name="Standard" style:list-style-name="L7">
      <style:paragraph-properties fo:text-align="justify" style:justify-single-word="false" fo:background-color="transparent">
        <style:background-image/>
      </style:paragraph-properties>
      <style:text-properties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39" style:family="paragraph" style:parent-style-name="Standard" style:list-style-name="L7">
      <style:paragraph-properties fo:text-align="justify" style:justify-single-word="false" fo:background-color="transparent">
        <style:background-image/>
      </style:paragraph-properties>
      <style:text-properties style:font-name="Arial" fo:font-size="14pt" fo:font-weight="bold" style:font-size-asian="14pt" style:font-weight-asian="bold" style:font-size-complex="14pt" style:font-weight-complex="bold"/>
    </style:style>
    <style:style style:name="P140" style:family="paragraph" style:parent-style-name="Standard" style:list-style-name="L8">
      <style:paragraph-properties fo:margin-left="1.251cm" fo:margin-right="0cm" fo:text-indent="0cm" style:auto-text-indent="false"/>
    </style:style>
    <style:style style:name="P141" style:family="paragraph" style:parent-style-name="Standard" style:list-style-name="L9">
      <style:paragraph-properties fo:margin-left="0cm" fo:margin-right="0cm" fo:text-indent="0cm" style:auto-text-indent="false"/>
    </style:style>
    <style:style style:name="P142" style:family="paragraph" style:parent-style-name="Standard" style:list-style-name="L17">
      <style:paragraph-properties fo:margin-left="0cm" fo:margin-right="0cm" fo:text-align="start" style:justify-single-word="false" fo:text-indent="0cm" style:auto-text-indent="false" style:text-autospace="none"/>
      <style:text-properties fo:color="#000000" style:font-name="Tahoma1" fo:font-size="10pt" style:font-name-asian="Tahoma1" style:font-size-asian="10pt" style:font-name-complex="Tahoma1" style:font-size-complex="10pt"/>
    </style:style>
    <style:style style:name="P143" style:family="paragraph" style:parent-style-name="Standard" style:list-style-name="L18">
      <style:paragraph-properties fo:margin-left="0cm" fo:margin-right="0cm" fo:text-align="start" style:justify-single-word="false" fo:text-indent="0cm" style:auto-text-indent="false" style:text-autospace="none"/>
      <style:text-properties fo:color="#000000" style:font-name="Tahoma1" fo:font-size="10pt" style:font-name-asian="Tahoma1" style:font-size-asian="10pt" style:font-name-complex="Tahoma1" style:font-size-complex="10pt"/>
    </style:style>
    <style:style style:name="P144"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145" style:family="paragraph" style:parent-style-name="Text_20_body" style:list-style-name="L5"/>
    <style:style style:name="P146" style:family="paragraph" style:parent-style-name="Text_20_body" style:list-style-name="L6"/>
    <style:style style:name="P147" style:family="paragraph" style:parent-style-name="Text_20_body" style:list-style-name="WW8Num16"/>
    <style:style style:name="P148" style:family="paragraph" style:parent-style-name="Text_20_body" style:list-style-name="WW8Num16">
      <style:text-properties style:text-line-through-style="solid"/>
    </style:style>
    <style:style style:name="P149" style:family="paragraph" style:parent-style-name="Text_20_body" style:list-style-name="WW8Num2"/>
    <style:style style:name="P150" style:family="paragraph" style:parent-style-name="Text_20_body" style:list-style-name="WW8Num13"/>
    <style:style style:name="P151" style:family="paragraph" style:parent-style-name="Text_20_body" style:list-style-name="WW8Num13">
      <style:text-properties fo:font-size="10pt" style:font-size-asian="10pt" style:font-size-complex="10pt"/>
    </style:style>
    <style:style style:name="P152" style:family="paragraph" style:parent-style-name="Text_20_body" style:list-style-name="WW8Num8">
      <style:text-properties fo:font-size="10pt" style:font-size-asian="10pt" style:font-size-complex="10pt"/>
    </style:style>
    <style:style style:name="P153" style:family="paragraph" style:parent-style-name="Text_20_body" style:list-style-name="WW8Num5">
      <style:text-properties fo:font-size="10pt" style:font-size-asian="10pt" style:font-size-complex="10pt"/>
    </style:style>
    <style:style style:name="P154" style:family="paragraph" style:parent-style-name="Text_20_body" style:list-style-name="WW8Num13">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155" style:family="paragraph" style:parent-style-name="Text_20_body" style:list-style-name="WW8Num4"/>
    <style:style style:name="P156" style:family="paragraph" style:parent-style-name="Text_20_body" style:list-style-name="WW8Num12"/>
    <style:style style:name="P157" style:family="paragraph" style:parent-style-name="Text_20_body" style:list-style-name="WW8Num14"/>
    <style:style style:name="P158" style:family="paragraph" style:parent-style-name="Text_20_body" style:list-style-name="WW8Num6"/>
    <style:style style:name="P159" style:family="paragraph" style:parent-style-name="Text_20_body" style:list-style-name="WW8Num7"/>
    <style:style style:name="P160" style:family="paragraph" style:parent-style-name="Text_20_body" style:list-style-name="WW8Num3"/>
    <style:style style:name="P161" style:family="paragraph" style:parent-style-name="Text_20_body" style:list-style-name="L19"/>
    <style:style style:name="P162" style:family="paragraph" style:parent-style-name="Text_20_body" style:list-style-name="L1">
      <style:paragraph-properties fo:text-align="justify" style:justify-single-word="false" fo:padding="0cm" fo:border="none" style:shadow="none"/>
    </style:style>
    <style:style style:name="P163" style:family="paragraph" style:parent-style-name="Text_20_body" style:list-style-name="L1">
      <style:paragraph-properties fo:padding="0cm" fo:border="none" style:shadow="none"/>
    </style:style>
    <style:style style:name="P164" style:family="paragraph" style:parent-style-name="Text_20_body" style:list-style-name="L1">
      <style:paragraph-properties fo:padding="0cm" fo:border="none" style:shadow="none">
        <style:tab-stops>
          <style:tab-stop style:position="1.27cm"/>
        </style:tab-stops>
      </style:paragraph-properties>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165" style:family="paragraph" style:parent-style-name="Text_20_body" style:list-style-name="L3">
      <style:paragraph-properties fo:margin-left="1.251cm" fo:margin-right="0cm" fo:text-indent="0cm" style:auto-text-indent="false"/>
    </style:style>
    <style:style style:name="P166" style:family="paragraph" style:parent-style-name="Text_20_body" style:list-style-name="L8">
      <style:paragraph-properties fo:margin-left="1.251cm" fo:margin-right="0cm" fo:text-indent="0cm" style:auto-text-indent="false"/>
    </style:style>
    <style:style style:name="P167" style:family="paragraph" style:parent-style-name="Text_20_body" style:list-style-name="L19">
      <style:paragraph-properties fo:margin-top="0cm" fo:margin-bottom="0cm"/>
    </style:style>
    <style:style style:name="P168" style:family="paragraph">
      <style:paragraph-properties fo:text-align="center"/>
    </style:style>
    <style:style style:name="P169" style:family="paragraph">
      <style:text-properties fo:font-size="16pt"/>
    </style:style>
    <style:style style:name="P170" style:family="paragraph">
      <style:paragraph-properties fo:text-align="center"/>
      <style:text-properties fo:font-size="12pt"/>
    </style:style>
    <style:style style:name="P171" style:family="paragraph">
      <style:text-properties fo:font-size="12pt"/>
    </style:style>
    <style:style style:name="T1" style:family="text">
      <style:text-properties style:font-name="Symbol" fo:font-size="9pt" fo:language="zxx" fo:country="none" fo:font-style="italic" style:font-size-asian="9pt" style:language-asian="zxx" style:country-asian="none" style:font-style-asian="italic"/>
    </style:style>
    <style:style style:name="T2" style:family="text">
      <style:text-properties fo:font-size="9pt" fo:language="zxx" fo:country="none" fo:font-style="italic" style:font-size-asian="9pt" style:language-asian="zxx" style:country-asian="none" style:font-style-asian="italic"/>
    </style:style>
    <style:style style:name="T3" style:family="text">
      <style:text-properties fo:font-size="9pt" fo:language="en" fo:country="GB" fo:font-weight="normal" style:font-size-asian="9pt" style:font-weight-asian="normal" style:font-size-complex="9pt" style:font-weight-complex="normal"/>
    </style:style>
    <style:style style:name="T4" style:family="text">
      <style:text-properties fo:font-size="9pt" fo:font-weight="normal" style:font-size-asian="9pt" style:font-weight-asian="normal" style:font-size-complex="9pt" style:font-weight-complex="normal"/>
    </style:style>
    <style:style style:name="T5" style:family="text">
      <style:text-properties fo:font-size="9pt" fo:language="en" fo:country="US" fo:font-weight="normal" style:font-size-asian="9pt" style:font-weight-asian="normal" style:font-size-complex="9pt" style:font-weight-complex="normal"/>
    </style:style>
    <style:style style:name="T6" style:family="text">
      <style:text-properties fo:language="zxx" fo:country="none" style:language-asian="zxx" style:country-asian="none"/>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color="#000080"/>
    </style:style>
    <style:style style:name="T10" style:family="text">
      <style:text-properties fo:color="#000080" style:font-name="Courier New1" style:font-name-asian="Courier New1" style:font-name-complex="Courier New1"/>
    </style:style>
    <style:style style:name="T11" style:family="text">
      <style:text-properties fo:language="en" fo:country="US"/>
    </style:style>
    <style:style style:name="T12" style:family="text">
      <style:text-properties fo:language="en" fo:country="US" fo:font-style="italic" style:font-style-asian="italic"/>
    </style:style>
    <style:style style:name="T13" style:family="text">
      <style:text-properties fo:language="en" fo:country="US" fo:font-weight="bold" style:font-weight-asian="bold" style:language-complex="ar" style:country-complex="SA" style:font-weight-complex="bold"/>
    </style:style>
    <style:style style:name="T14" style:family="text">
      <style:text-properties fo:language="en" fo:country="US" fo:font-weight="normal" style:font-weight-asian="normal" style:language-complex="ar" style:country-complex="SA" style:font-weight-complex="normal"/>
    </style:style>
    <style:style style:name="T15" style:family="text">
      <style:text-properties fo:language="en" fo:country="US" fo:font-style="normal" fo:font-weight="normal" style:font-style-asian="normal" style:font-weight-asian="normal" style:font-style-complex="normal" style:font-weight-complex="normal"/>
    </style:style>
    <style:style style:name="T16" style:family="text">
      <style:text-properties style:use-window-font-color="true" style:font-name="Verdana1" fo:font-size="10pt" fo:language="en" fo:country="US" style:font-name-asian="Times New Roman" style:font-size-asian="12pt" style:font-name-complex="Times New Roman" style:font-size-complex="12pt" style:language-complex="ar" style:country-complex="SA"/>
    </style:style>
    <style:style style:name="T17" style:family="text">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T18" style:family="text">
      <style:text-properties style:use-window-font-color="true" fo:language="en" fo:country="GB" fo:font-weight="bold" style:font-name-asian="Times New Roman" style:font-weight-asian="bold" style:font-name-complex="Times New Roman" style:language-complex="ar" style:country-complex="SA" style:font-weight-complex="bold"/>
    </style:style>
    <style:style style:name="T19" style:family="text">
      <style:text-properties style:use-window-font-color="true" fo:language="en" fo:country="GB" style:font-name-asian="Times New Roman" style:font-name-complex="Times New Roman" style:language-complex="ar" style:country-complex="SA"/>
    </style:style>
    <style:style style:name="T20" style:family="text">
      <style:text-properties style:use-window-font-color="true" style:font-name="DejaVu Sans" fo:font-size="10pt" fo:language="en" fo:country="US" fo:font-style="normal" fo:font-weight="bold" style:font-name-asian="DejaVu Sans" style:font-size-asian="10pt" style:font-style-asian="normal" style:font-weight-asian="bold" style:font-name-complex="DejaVu Sans" style:font-size-complex="10pt" style:language-complex="ar" style:country-complex="SA" style:font-style-complex="normal" style:font-weight-complex="bold"/>
    </style:style>
    <style:style style:name="T21" style:family="text">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T22" style:family="text">
      <style:text-properties fo:language="en" fo:country="GB"/>
    </style:style>
    <style:style style:name="T23" style:family="text">
      <style:text-properties fo:language="en" fo:country="GB" style:language-asian="en" style:country-asian="US"/>
    </style:style>
    <style:style style:name="T24" style:family="text">
      <style:text-properties fo:language="en" fo:country="GB" fo:font-style="normal" style:font-style-asian="normal" style:font-style-complex="normal"/>
    </style:style>
    <style:style style:name="T25" style:family="text">
      <style:text-properties fo:language="en" fo:country="GB" fo:font-style="normal" fo:font-weight="normal" style:font-style-asian="normal" style:font-weight-asian="normal" style:font-style-complex="normal" style:font-weight-complex="normal"/>
    </style:style>
    <style:style style:name="T26" style:family="text">
      <style:text-properties fo:font-style="italic" style:font-style-asian="italic" style:font-style-complex="italic"/>
    </style:style>
    <style:style style:name="T27" style:family="text">
      <style:text-properties style:font-name="Verdana" fo:font-size="10pt" fo:font-style="italic" style:font-size-asian="10pt" style:font-style-asian="italic" style:font-size-complex="10pt" style:font-style-complex="italic"/>
    </style:style>
    <style:style style:name="T28" style:family="text">
      <style:text-properties style:font-name="Verdana" fo:font-size="10pt" fo:font-style="normal" style:font-size-asian="10pt" style:font-style-asian="normal" style:font-size-complex="10pt" style:font-style-complex="normal"/>
    </style:style>
    <style:style style:name="T29" style:family="text">
      <style:text-properties style:font-name="Verdana" fo:font-size="10pt" style:font-size-asian="10pt" style:font-size-complex="10pt"/>
    </style:style>
    <style:style style:name="T30" style:family="text">
      <style:text-properties style:text-underline-style="solid" style:text-underline-width="auto" style:text-underline-color="font-color"/>
    </style:style>
    <style:style style:name="T31" style:family="text">
      <style:text-properties style:font-name="Wingdings"/>
    </style:style>
    <style:style style:name="T32" style:family="text">
      <style:text-properties style:font-name="Wingdings" fo:language="en" fo:country="US"/>
    </style:style>
    <style:style style:name="T33" style:family="text">
      <style:text-properties style:font-name="Wingdings" fo:language="en" fo:country="GB"/>
    </style:style>
    <style:style style:name="T34" style:family="text">
      <style:text-properties fo:font-style="normal" style:font-style-asian="normal" style:font-style-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weight="normal" style:font-weight-asian="normal" style:font-weight-complex="normal"/>
    </style:style>
    <style:style style:name="T38" style:family="text">
      <style:text-properties fo:color="#000000"/>
    </style:style>
    <style:style style:name="T39" style:family="text">
      <style:text-properties fo:color="#000000" style:text-underline-style="solid" style:text-underline-width="auto" style:text-underline-color="font-color"/>
    </style:style>
    <style:style style:name="T40" style:family="text">
      <style:text-properties fo:color="#000000" fo:font-style="italic" style:font-style-asian="italic" style:font-style-complex="italic"/>
    </style:style>
    <style:style style:name="T41" style:family="text">
      <style:text-properties fo:color="#000000" fo:font-weight="bold" style:font-weight-asian="bold" style:font-weight-complex="bold"/>
    </style:style>
    <style:style style:name="T42" style:family="text">
      <style:text-properties fo:color="#000000" fo:language="en" fo:country="US" style:language-complex="ar" style:country-complex="SA"/>
    </style:style>
    <style:style style:name="T43" style:family="text">
      <style:text-properties fo:color="#000000" fo:font-size="10pt" fo:font-weight="bold" style:font-name-asian="Monospace" style:font-size-asian="10pt" style:font-weight-asian="bold" style:font-name-complex="Monospace" style:font-size-complex="10pt" style:font-weight-complex="bold"/>
    </style:style>
    <style:style style:name="T44" style:family="text">
      <style:text-properties fo:color="#000000" fo:font-size="10pt" style:font-name-asian="Monospace" style:font-size-asian="10pt" style:font-name-complex="Monospace" style:font-size-complex="10pt"/>
    </style:style>
    <style:style style:name="T45" style:family="text">
      <style:text-properties fo:color="#000000" fo:font-size="10pt" fo:language="en" fo:country="GB" fo:font-weight="bold"/>
    </style:style>
    <style:style style:name="T46" style:family="text">
      <style:text-properties fo:color="#000000" fo:font-size="10pt" style:font-name-asian="Courier New1" style:font-size-asian="10pt" style:font-name-complex="Courier New1" style:font-size-complex="10pt"/>
    </style:style>
    <style:style style:name="T47" style:family="text">
      <style:text-properties fo:color="#000000" style:font-name="Monospace" fo:font-size="10pt" style:font-name-asian="Monospace" style:font-size-asian="10pt" style:font-name-complex="Monospace" style:font-size-complex="10pt"/>
    </style:style>
    <style:style style:name="T48" style:family="text">
      <style:text-properties fo:color="#000000" style:font-name="Verdana" fo:font-size="10pt" style:font-name-asian="Monospace" style:font-size-asian="10pt" style:font-name-complex="Monospace" style:font-size-complex="10pt"/>
    </style:style>
    <style:style style:name="T49" style:family="text">
      <style:text-properties fo:color="#000000" style:font-name="Courier New1" fo:font-size="10pt" fo:language="en" fo:country="GB" style:font-name-asian="Courier New1" style:font-size-asian="10pt" style:font-name-complex="Courier New1" style:font-size-complex="10pt"/>
    </style:style>
    <style:style style:name="T50" style:family="text">
      <style:text-properties fo:color="#000000" style:font-name="Courier New1" style:font-name-asian="Courier New1" style:font-name-complex="Courier New1"/>
    </style:style>
    <style:style style:name="T51" style:family="text">
      <style:text-properties fo:color="#000000" style:font-name="Arial" fo:font-size="11pt" fo:language="en" fo:country="GB" fo:font-style="normal" style:font-name-asian="Courier New1" style:font-size-asian="11pt" style:font-style-asian="normal" style:font-name-complex="Courier New1" style:font-size-complex="11pt" style:font-style-complex="normal"/>
    </style:style>
    <style:style style:name="T52" style:family="text">
      <style:text-properties fo:color="#3f5fbf"/>
    </style:style>
    <style:style style:name="T53" style:family="text">
      <style:text-properties fo:color="#3f5fbf" style:text-underline-style="solid" style:text-underline-width="auto" style:text-underline-color="font-color"/>
    </style:style>
    <style:style style:name="T54" style:family="text">
      <style:text-properties fo:color="#3f5fbf" fo:language="en" fo:country="US" style:language-complex="ar" style:country-complex="SA"/>
    </style:style>
    <style:style style:name="T55" style:family="text">
      <style:text-properties fo:color="#7f9fbf" fo:font-weight="bold" style:font-weight-asian="bold" style:font-weight-complex="bold"/>
    </style:style>
    <style:style style:name="T56" style:family="text">
      <style:text-properties fo:color="#7f0055" fo:font-weight="bold" style:font-weight-asian="bold" style:font-weight-complex="bold"/>
    </style:style>
    <style:style style:name="T57" style:family="text">
      <style:text-properties fo:color="#7f0055" fo:language="en" fo:country="US" fo:font-weight="bold" style:font-weight-asian="bold" style:language-complex="ar" style:country-complex="SA" style:font-weight-complex="bold"/>
    </style:style>
    <style:style style:name="T58" style:family="text">
      <style:text-properties fo:color="#0000c0"/>
    </style:style>
    <style:style style:name="T59" style:family="text">
      <style:text-properties fo:color="#0000c0" fo:font-style="italic" style:font-style-asian="italic" style:font-style-complex="italic"/>
    </style:style>
    <style:style style:name="T60" style:family="text">
      <style:text-properties fo:color="#0000c0" style:font-name="Courier New1" fo:font-size="10pt" fo:language="en" fo:country="GB" fo:font-style="italic" style:font-name-asian="Courier New1" style:font-size-asian="10pt" style:font-style-asian="italic" style:font-name-complex="Courier New1" style:font-size-complex="10pt" style:font-style-complex="italic"/>
    </style:style>
    <style:style style:name="T61" style:family="text">
      <style:text-properties fo:color="#3f7f5f"/>
    </style:style>
    <style:style style:name="T62" style:family="text">
      <style:text-properties fo:color="#3f7f5f" style:text-underline-style="solid" style:text-underline-width="auto" style:text-underline-color="font-color"/>
    </style:style>
    <style:style style:name="T63" style:family="text">
      <style:text-properties fo:color="#646464"/>
    </style:style>
    <style:style style:name="T64" style:family="text">
      <style:text-properties fo:color="#7f7f9f"/>
    </style:style>
    <style:style style:name="T65" style:family="text">
      <style:text-properties style:font-name="DejaVu Sans" style:font-name-asian="DejaVu Sans" style:font-name-complex="DejaVu Sans"/>
    </style:style>
    <style:style style:name="T66" style:family="text">
      <style:text-properties style:font-name="DejaVu Sans" fo:font-style="normal" style:font-name-asian="DejaVu Sans" style:font-style-asian="normal" style:font-name-complex="DejaVu Sans" style:font-style-complex="normal"/>
    </style:style>
    <style:style style:name="T67" style:family="text">
      <style:text-properties style:font-name="DejaVu Sans1" style:font-name-asian="DejaVu Sans1" style:font-name-complex="DejaVu Sans1"/>
    </style:style>
    <style:style style:name="T68" style:family="text">
      <style:text-properties fo:font-variant="normal" fo:text-transform="none" fo:language="en" fo:country="GB"/>
    </style:style>
    <style:style style:name="T69" style:family="text">
      <style:text-properties style:font-name="Courier New1" fo:font-size="10pt" fo:font-style="italic" style:font-size-asian="10pt" style:font-style-asian="italic" style:font-size-complex="10pt" style:font-style-complex="italic"/>
    </style:style>
    <style:style style:name="T70" style:family="text">
      <style:text-properties style:font-name="Courier New1" style:font-name-asian="Courier New1" style:font-name-complex="Courier New1"/>
    </style:style>
    <style:style style:name="T71" style:family="text">
      <style:text-properties fo:color="#c5000b" style:font-name="Courier New1" fo:font-size="8pt" style:font-size-asian="8pt" style:font-size-complex="8pt"/>
    </style:style>
    <style:style style:name="T72" style:family="text">
      <style:text-properties fo:color="#2a00ff"/>
    </style:style>
    <style:style style:name="T73" style:family="text">
      <style:text-properties style:text-line-through-style="solid" style:text-underline-style="none"/>
    </style:style>
    <style:style style:name="T74" style:family="text">
      <style:text-properties style:text-underline-style="none"/>
    </style:style>
    <style:style style:name="T75" style:family="text">
      <style:text-properties fo:color="#3f3fbf"/>
    </style:style>
    <style:style style:name="T76" style:family="text">
      <style:text-properties fo:color="#008000"/>
    </style:style>
    <style:style style:name="T77" style:family="text">
      <style:text-properties fo:font-size="16pt"/>
    </style:style>
    <style:style style:name="T78" style:family="text">
      <style:text-properties fo:font-size="12pt"/>
    </style:style>
    <style:style style:name="T79" style:family="text">
      <style:text-properties style:font-name="DejaVu Sans2" fo:font-size="16pt" style:font-name-asian="DejaVu Sans2" style:font-name-complex="DejaVu Sans2"/>
    </style:style>
    <style:style style:name="T80" style:family="text">
      <style:text-properties style:font-name="Times New Roman" fo:font-size="16pt" style:font-name-asian="Arial Unicode MS" style:font-name-complex="Tahoma2"/>
    </style:style>
    <style:style style:name="T81" style:family="text">
      <style:text-properties fo:font-size="12pt" fo:font-weight="bol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67cm" text:min-label-width="0.635cm"/>
        <style:text-properties style:font-name="StarSymbol"/>
      </text:list-level-style-bullet>
      <text:list-level-style-bullet text:level="2" text:style-name="Bullet_20_Symbols" style:num-suffix="." text:bullet-char="○">
        <style:list-level-properties text:space-before="2.037cm" text:min-label-width="0.635cm"/>
        <style:text-properties style:font-name="StarSymbol"/>
      </text:list-level-style-bullet>
      <text:list-level-style-bullet text:level="3" text:style-name="Bullet_20_Symbols" style:num-suffix="." text:bullet-char="■">
        <style:list-level-properties text:space-before="3.307cm" text:min-label-width="0.635cm"/>
        <style:text-properties style:font-name="StarSymbol"/>
      </text:list-level-style-bullet>
      <text:list-level-style-bullet text:level="4" text:style-name="Bullet_20_Symbols" style:num-suffix="." text:bullet-char="●">
        <style:list-level-properties text:space-before="4.577cm" text:min-label-width="0.635cm"/>
        <style:text-properties style:font-name="StarSymbol"/>
      </text:list-level-style-bullet>
      <text:list-level-style-bullet text:level="5" text:style-name="Bullet_20_Symbols" style:num-suffix="." text:bullet-char="○">
        <style:list-level-properties text:space-before="5.847cm" text:min-label-width="0.635cm"/>
        <style:text-properties style:font-name="StarSymbol"/>
      </text:list-level-style-bullet>
      <text:list-level-style-bullet text:level="6" text:style-name="Bullet_20_Symbols" style:num-suffix="." text:bullet-char="■">
        <style:list-level-properties text:space-before="7.117cm" text:min-label-width="0.635cm"/>
        <style:text-properties style:font-name="StarSymbol"/>
      </text:list-level-style-bullet>
      <text:list-level-style-bullet text:level="7" text:style-name="Bullet_20_Symbols" style:num-suffix="." text:bullet-char="●">
        <style:list-level-properties text:space-before="8.387cm" text:min-label-width="0.635cm"/>
        <style:text-properties style:font-name="StarSymbol"/>
      </text:list-level-style-bullet>
      <text:list-level-style-bullet text:level="8" text:style-name="Bullet_20_Symbols" style:num-suffix="." text:bullet-char="○">
        <style:list-level-properties text:space-before="9.657cm" text:min-label-width="0.635cm"/>
        <style:text-properties style:font-name="StarSymbol"/>
      </text:list-level-style-bullet>
      <text:list-level-style-bullet text:level="9" text:style-name="Bullet_20_Symbols" style:num-suffix="." text:bullet-char="■">
        <style:list-level-properties text:space-before="10.927cm" text:min-label-width="0.635cm"/>
        <style:text-properties style:font-name="StarSymbol"/>
      </text:list-level-style-bullet>
      <text:list-level-style-bullet text:level="10" text:style-name="Bullet_20_Symbols" style:num-suffix="." text:bullet-char="●">
        <style:list-level-properties text:space-before="12.197cm" text:min-label-width="0.635cm"/>
        <style:text-properties style:font-name="StarSymbol"/>
      </text:list-level-style-bullet>
    </text:list-style>
    <text:list-style style:name="L4">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prefix=" " style:num-suffix=" " style:num-format="1" text:start-value="4">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2">
      <text:list-level-style-number text:level="1" text:style-name="Numbering_20_Symbols" style:num-prefix=" " style:num-suffix=" " style:num-format="1" text:start-value="4">
        <style:list-level-properties text:min-label-distance="0.381cm"/>
      </text:list-level-style-number>
      <text:list-level-style-number text:level="2" text:style-name="Numbering_20_Symbols" style:num-prefix=" " style:num-suffix=" " style:num-format="1" text:start-value="9"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style:run-through="foreground"/>
    </style:style>
    <style:style style:name="gr3" style:family="graphic">
      <style:graphic-properties draw:stroke="none" svg:stroke-color="#000000" draw:fill="solid" draw:fill-color="#ccffff" fo:min-height="0.794cm" style:run-through="foreground"/>
    </style:style>
    <style:style style:name="gr4" style:family="graphic">
      <style:graphic-properties draw:fill="none" draw:textarea-vertical-align="middle" draw:auto-grow-height="false" fo:min-height="1.321cm" fo:min-width="0.88cm" style:run-through="foreground"/>
    </style:style>
    <style:style style:name="gr5" style:family="graphic">
      <style:graphic-properties draw:stroke="none" svg:stroke-color="#000000" draw:fill="solid" draw:fill-color="#ccffff" fo:min-height="0.575cm" style:run-through="foreground"/>
    </style:style>
    <number:date-style style:name="N37" number:automatic-order="true">
      <number:day number:style="long"/>
      <number:text>/</number:text>
      <number:month number:style="long"/>
      <number:text>/</number:text>
      <number:year/>
    </number:date-style>
    <number:text-style style:name="N5100" number:language="es" number:country="E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style-name="Tableau1.1">
          <table:table-cell table:style-name="Tableau1.A1" office:value-type="string">
            <text:p text:style-name="P3"><draw:frame draw:style-name="fr4" draw:name="images2" text:anchor-type="paragraph" svg:x="0.52cm" svg:y="0.519cm" svg:width="1.972cm" svg:height="1.972cm" draw:z-index="85"><draw:image xlink:href="Pictures/1000020000000080000000803B160242.gif" xlink:type="simple" xlink:show="embed" xlink:actuate="onLoad"/></draw:frame></text:p>
            <text:p text:style-name="Bold_20__2b__20_Centered"><draw:frame draw:style-name="fr4" draw:name="images3" text:anchor-type="paragraph" svg:x="13.067cm" svg:y="0.252cm" svg:width="3.466cm" svg:height="1.799cm" draw:z-index="86"><draw:image xlink:href="Pictures/10000000000000830000004491C47E48.png" xlink:type="simple" xlink:show="embed" xlink:actuate="onLoad"/></draw:frame></text:p>
          </table:table-cell>
        </table:table-row>
      </table:table>
      <text:p text:style-name="P5"/>
      <text:p text:style-name="P5"/>
      <text:p text:style-name="P5"/>
      <text:p text:style-name="P5"/>
      <text:p text:style-name="P5"/>
      <text:p text:style-name="P5"/>
      <text:p text:style-name="P5">Papyrus CookBook</text:p>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2" table:style-name="Tableau2">
        <table:table-column table:style-name="Tableau2.A"/>
        <table:table-column table:style-name="Tableau2.B"/>
        <table:table-row table:style-name="Tableau2.1">
          <table:table-cell table:style-name="Tableau2.A1" office:value-type="string">
            <text:p text:style-name="P58">Editor</text:p>
          </table:table-cell>
          <table:table-cell table:style-name="Tableau2.A1" office:value-type="string">
            <text:p text:style-name="P58">Patrick Tessier CEA LIST</text:p>
          </table:table-cell>
        </table:table-row>
        <table:table-row table:style-name="Tableau2.1">
          <table:table-cell table:style-name="Tableau2.A1" office:value-type="string">
            <text:p text:style-name="P58">Status</text:p>
          </table:table-cell>
          <table:table-cell table:style-name="Tableau2.A1" office:value-type="string">
            <text:p text:style-name="P58">Draft</text:p>
          </table:table-cell>
        </table:table-row>
        <table:table-row table:style-name="Tableau2.1">
          <table:table-cell table:style-name="Tableau2.A1" office:value-type="string">
            <text:p text:style-name="P58">Version number</text:p>
          </table:table-cell>
          <table:table-cell table:style-name="Tableau2.A1" office:value-type="string">
            <text:p text:style-name="P58">0.9</text:p>
          </table:table-cell>
        </table:table-row>
        <table:table-row table:style-name="Tableau2.1">
          <table:table-cell table:style-name="Tableau2.A1" office:value-type="string">
            <text:p text:style-name="P58">Date of preparation</text:p>
          </table:table-cell>
          <table:table-cell table:style-name="Tableau2.A1" office:value-type="string">
            <text:p text:style-name="P58">YYYY-MM-DD</text:p>
          </table:table-cell>
        </table:table-row>
      </table:table>
      <text:p text:style-name="P54"><text:soft-page-break/>Authors</text:p>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59">Editor name (first/last name)</text:p>
          </table:table-cell>
          <table:table-cell table:style-name="Tableau4.A1" office:value-type="string">
            <text:p text:style-name="P59">Company</text:p>
          </table:table-cell>
          <table:table-cell table:style-name="Tableau4.A1" office:value-type="string">
            <text:p text:style-name="P59">E-mail</text:p>
          </table:table-cell>
          <table:table-cell table:style-name="Tableau4.A1" office:value-type="string">
            <text:p text:style-name="P59">Initial</text:p>
          </table:table-cell>
        </table:table-row>
        <table:table-row table:style-name="Tableau4.1">
          <table:table-cell table:style-name="Tableau4.A2" office:value-type="string">
            <text:p text:style-name="P8">Patrick Tessier</text:p>
          </table:table-cell>
          <table:table-cell table:style-name="Tableau4.A2" office:value-type="string">
            <text:p text:style-name="P55">CEA LIST</text:p>
          </table:table-cell>
          <table:table-cell table:style-name="Tableau4.A2" office:value-type="string">
            <text:p text:style-name="P56">Patrick.tessier@cea.fr</text:p>
          </table:table-cell>
          <table:table-cell table:style-name="Tableau4.A2" office:value-type="string">
            <text:p text:style-name="P57">PT</text:p>
          </table:table-cell>
        </table:table-row>
        <table:table-row table:style-name="Tableau4.1">
          <table:table-cell table:style-name="Tableau4.A2" office:value-type="string">
            <text:p text:style-name="P8">Emilien Perico</text:p>
          </table:table-cell>
          <table:table-cell table:style-name="Tableau4.A2" office:value-type="string">
            <text:p text:style-name="P55">Atos Origin</text:p>
          </table:table-cell>
          <table:table-cell table:style-name="Tableau4.A2" office:value-type="string">
            <text:p text:style-name="P56">Emilien.perico@atosorigin.com</text:p>
          </table:table-cell>
          <table:table-cell table:style-name="Tableau4.A2" office:value-type="string">
            <text:p text:style-name="P57">EP</text:p>
          </table:table-cell>
        </table:table-row>
      </table:table>
      <text:p text:style-name="Standard"/>
      <text:p text:style-name="Standard"/>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60">Authors name (first/last name)</text:p>
          </table:table-cell>
          <table:table-cell table:style-name="Tableau3.A1" office:value-type="string">
            <text:p text:style-name="P60">Company</text:p>
          </table:table-cell>
          <table:table-cell table:style-name="Tableau3.A1" office:value-type="string">
            <text:p text:style-name="P60">E-mail</text:p>
          </table:table-cell>
          <table:table-cell table:style-name="Tableau3.A1" office:value-type="string">
            <text:p text:style-name="P60">Initial</text:p>
          </table:table-cell>
        </table:table-row>
        <table:table-row table:style-name="Tableau3.1">
          <table:table-cell table:style-name="Tableau3.A2" office:value-type="string">
            <text:p text:style-name="P8">Cedric Dumoulin</text:p>
          </table:table-cell>
          <table:table-cell table:style-name="Tableau3.A2" office:value-type="string">
            <text:p text:style-name="P55">LIFL</text:p>
          </table:table-cell>
          <table:table-cell table:style-name="Tableau3.A2" office:value-type="string">
            <text:p text:style-name="P56">Cedric.dumoulin@lifl.fr</text:p>
          </table:table-cell>
          <table:table-cell table:style-name="Tableau3.A2" office:value-type="string">
            <text:p text:style-name="P57">CD</text:p>
          </table:table-cell>
        </table:table-row>
        <table:table-row table:style-name="Tableau3.1">
          <table:table-cell table:style-name="Tableau3.A2" office:value-type="string">
            <text:p text:style-name="P8">Gabriel Merin</text:p>
          </table:table-cell>
          <table:table-cell table:style-name="Tableau3.A2" office:value-type="string">
            <text:p text:style-name="P55">Prodevelop</text:p>
          </table:table-cell>
          <table:table-cell table:style-name="Tableau3.A2" office:value-type="string">
            <text:p text:style-name="P56"><text:a xlink:type="simple" xlink:href="mailto:%20gmerin@prodevelop.es"><text:span text:style-name="T9">gmerin@prodevelop.es</text:span></text:a> </text:p>
          </table:table-cell>
          <table:table-cell table:style-name="Tableau3.A2" office:value-type="string">
            <text:p text:style-name="P57">GM</text:p>
          </table:table-cell>
        </table:table-row>
        <table:table-row table:style-name="Tableau3.1">
          <table:table-cell table:style-name="Tableau3.A2" office:value-type="string">
            <text:p text:style-name="P8"/>
          </table:table-cell>
          <table:table-cell table:style-name="Tableau3.A2" office:value-type="string">
            <text:p text:style-name="P55"/>
          </table:table-cell>
          <table:table-cell table:style-name="Tableau3.A2" office:value-type="string">
            <text:p text:style-name="P56"/>
          </table:table-cell>
          <table:table-cell table:style-name="Tableau3.A2" office:value-type="string">
            <text:p text:style-name="P57"/>
          </table:table-cell>
        </table:table-row>
      </table:table>
      <text:p text:style-name="Standard"/>
      <text:p text:style-name="Standard"/>
      <text:p text:style-name="Heading_2b_No_20_Numbering_2b_New_20_Page">Revision chart and history log</text:p>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float" office:value="0">
            <text:p text:style-name="P7">Version</text:p>
          </table:table-cell>
          <table:table-cell table:style-name="Tableau6.A1" office:value-type="float" office:value="0">
            <text:p text:style-name="P7">Date</text:p>
          </table:table-cell>
          <table:table-cell table:style-name="Tableau6.A1" office:value-type="float" office:value="0">
            <text:p text:style-name="P7">Author</text:p>
          </table:table-cell>
          <table:table-cell table:style-name="Tableau6.A1" office:value-type="float" office:value="0">
            <text:p text:style-name="P7">Added content</text:p>
          </table:table-cell>
        </table:table-row>
        <table:table-row table:style-name="Tableau6.1">
          <table:table-cell table:style-name="Tableau6.A2" office:value-type="float" office:value="0">
            <text:p text:style-name="P8">0.1</text:p>
          </table:table-cell>
          <table:table-cell table:style-name="Tableau6.B2" office:value-type="string">
            <text:p text:style-name="P8">04/07/2008</text:p>
          </table:table-cell>
          <table:table-cell table:style-name="Tableau6.B2" office:value-type="string">
            <text:p text:style-name="P8">Cedric Dumoulin</text:p>
          </table:table-cell>
          <table:table-cell table:style-name="Tableau6.B2" office:value-type="string">
            <text:p text:style-name="P8"/>
          </table:table-cell>
        </table:table-row>
        <table:table-row table:style-name="Tableau6.1">
          <table:table-cell table:style-name="Tableau6.A2" office:value-type="float" office:value="0">
            <text:p text:style-name="P8">0.2</text:p>
          </table:table-cell>
          <table:table-cell table:style-name="Tableau6.B2" office:value-type="string">
            <text:p text:style-name="P8">17/07/2008</text:p>
          </table:table-cell>
          <table:table-cell table:style-name="Tableau6.B2" office:value-type="string">
            <text:p text:style-name="P8">Gabriel Merin</text:p>
          </table:table-cell>
          <table:table-cell table:style-name="Tableau6.B2" office:value-type="string">
            <text:p text:style-name="P8"/>
          </table:table-cell>
        </table:table-row>
        <table:table-row table:style-name="Tableau6.1">
          <table:table-cell table:style-name="Tableau6.A2" office:value-type="float" office:value="0">
            <text:p text:style-name="P8">0.3</text:p>
          </table:table-cell>
          <table:table-cell table:style-name="Tableau6.B2" office:value-type="string">
            <text:p text:style-name="P8">23/07/2008</text:p>
          </table:table-cell>
          <table:table-cell table:style-name="Tableau6.B2" office:value-type="string">
            <text:p text:style-name="P8">Gabriel Merin</text:p>
          </table:table-cell>
          <table:table-cell table:style-name="Tableau6.B2" office:value-type="string">
            <text:p text:style-name="P8"/>
          </table:table-cell>
        </table:table-row>
        <table:table-row table:style-name="Tableau6.1">
          <table:table-cell table:style-name="Tableau6.A2" office:value-type="float" office:value="0">
            <text:p text:style-name="P8">0.4</text:p>
          </table:table-cell>
          <table:table-cell table:style-name="Tableau6.B2" office:value-type="string">
            <text:p text:style-name="P8">07/08/2008</text:p>
          </table:table-cell>
          <table:table-cell table:style-name="Tableau6.B2" office:value-type="string">
            <text:p text:style-name="P8">Patrick Tessier</text:p>
          </table:table-cell>
          <table:table-cell table:style-name="Tableau6.B2" office:value-type="string">
            <text:p text:style-name="P8"/>
          </table:table-cell>
        </table:table-row>
        <table:table-row table:style-name="Tableau6.1">
          <table:table-cell table:style-name="Tableau6.A2" office:value-type="float" office:value="0">
            <text:p text:style-name="P8">0.5</text:p>
          </table:table-cell>
          <table:table-cell table:style-name="Tableau6.B2" office:value-type="string">
            <text:p text:style-name="P8">14/08/2008</text:p>
          </table:table-cell>
          <table:table-cell table:style-name="Tableau6.B2" office:value-type="string">
            <text:p text:style-name="P8">Gabriel Merin</text:p>
          </table:table-cell>
          <table:table-cell table:style-name="Tableau6.B2" office:value-type="string">
            <text:p text:style-name="P8"/>
          </table:table-cell>
        </table:table-row>
        <table:table-row table:style-name="Tableau6.1">
          <table:table-cell table:style-name="Tableau6.A2" office:value-type="float" office:value="0">
            <text:p text:style-name="P8">0.6</text:p>
          </table:table-cell>
          <table:table-cell table:style-name="Tableau6.B2" office:value-type="string">
            <text:p text:style-name="P8">03/03/2009</text:p>
          </table:table-cell>
          <table:table-cell table:style-name="Tableau6.B2" office:value-type="string">
            <text:p text:style-name="P8">Patrick Tessier</text:p>
          </table:table-cell>
          <table:table-cell table:style-name="Tableau6.B2" office:value-type="string">
            <text:p text:style-name="P8"/>
          </table:table-cell>
        </table:table-row>
        <table:table-row table:style-name="Tableau6.1">
          <table:table-cell table:style-name="Tableau6.A2" office:value-type="float" office:value="0">
            <text:p text:style-name="P8">0.7</text:p>
          </table:table-cell>
          <table:table-cell table:style-name="Tableau6.B8" office:value-type="date" office:date-value="2009-05-29">
            <text:p text:style-name="P8">29/05/09</text:p>
          </table:table-cell>
          <table:table-cell table:style-name="Tableau6.B2" office:value-type="string">
            <text:p text:style-name="P8">Emilien Perico</text:p>
          </table:table-cell>
          <table:table-cell table:style-name="Tableau6.B2" office:value-type="string">
            <text:p text:style-name="P8">Solution for element's name initialization: 3.17.3</text:p>
          </table:table-cell>
        </table:table-row>
        <table:table-row table:style-name="Tableau6.1">
          <table:table-cell table:style-name="Tableau6.A2" office:value-type="float" office:value="0">
            <text:p text:style-name="P8">0.8</text:p>
          </table:table-cell>
          <table:table-cell table:style-name="Tableau6.B2" office:value-type="string">
            <text:p text:style-name="P8">07/07/2009</text:p>
          </table:table-cell>
          <table:table-cell table:style-name="Tableau6.B2" office:value-type="string">
            <text:p text:style-name="P8">Patrick Tessier</text:p>
          </table:table-cell>
          <table:table-cell table:style-name="Tableau6.B2" office:value-type="string">
            <text:p text:style-name="P8">Add solution for drag and drop</text:p>
          </table:table-cell>
        </table:table-row>
        <table:table-row table:style-name="Tableau6.1">
          <table:table-cell table:style-name="Tableau6.A2" office:value-type="float" office:value="0">
            <text:p text:style-name="P8">0.9</text:p>
          </table:table-cell>
          <table:table-cell table:style-name="Tableau6.B8" office:value-type="date" office:date-value="2009-09-11">
            <text:p text:style-name="P8">11/09/09</text:p>
          </table:table-cell>
          <table:table-cell table:style-name="Tableau6.B2" office:value-type="string">
            <text:p text:style-name="P8">Nicolas Velin</text:p>
          </table:table-cell>
          <table:table-cell table:style-name="Tableau6.B2" office:value-type="string">
            <text:p text:style-name="P8">Add solution to handle custom figures and resize constraint</text:p>
          </table:table-cell>
        </table:table-row>
        <table:table-row table:style-name="Tableau6.1">
          <table:table-cell table:style-name="Tableau6.A2" office:value-type="float" office:value="0">
            <text:p text:style-name="P8">1.0</text:p>
          </table:table-cell>
          <table:table-cell table:style-name="Tableau6.B8" office:value-type="date" office:date-value="2009-10-20">
            <text:p text:style-name="P8">20/10/09</text:p>
          </table:table-cell>
          <table:table-cell table:style-name="Tableau6.B2" office:value-type="string">
            <text:p text:style-name="P8">Emilien Perico</text:p>
          </table:table-cell>
          <table:table-cell table:style-name="Tableau6.B2" office:value-type="string">
            <text:p text:style-name="P8">How to add an action in model explorer</text:p>
          </table:table-cell>
        </table:table-row>
        <table:table-row table:style-name="Tableau6.1">
          <table:table-cell table:style-name="Tableau6.A2" office:value-type="float" office:value="0">
            <text:p text:style-name="P8">1.1</text:p>
          </table:table-cell>
          <table:table-cell table:style-name="Tableau6.B8" office:value-type="date" office:date-value="2009-12-07">
            <text:p text:style-name="P8">07/12/09</text:p>
          </table:table-cell>
          <table:table-cell table:style-name="Tableau6.B2" office:value-type="string">
            <text:p text:style-name="P8">Vincent Hémery</text:p>
          </table:table-cell>
          <table:table-cell table:style-name="Tableau6.B2" office:value-type="string">
            <text:p text:style-name="P8">Create a new Papyrus editor for UML</text:p>
          </table:table-cell>
        </table:table-row>
      </table:table>
      <text:p text:style-name="Heading_2b_No_20_Numbering_2b_New_20_Page">List of abbreviations</text:p>
      <text:p text:style-name="Heading_2b_No_20_Numbering_2b_New_20_Page">Table of contents</text:p>
      <text:table-of-content text:style-name="Sect1" text:name="Table des matières1">
        <text:table-of-content-source text:outline-level="2"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Report_20_Title"/>
            <text:index-source-style text:style-name="Bibliography"/>
            <text:index-source-style text:style-name="Heading_2b_No_20_Numbering_2b_New_20_Page"/>
          </text:index-source-styles>
        </text:table-of-content-source>
        <text:index-body>
          <text:p text:style-name="P118"><text:s text:c="2"/>Revision chart and history log<text:tab/>3</text:p>
          <text:p text:style-name="P118"><text:s text:c="2"/>List of abbreviations<text:tab/>4</text:p>
          <text:p text:style-name="P118"><text:s text:c="2"/>Table of contents<text:tab/>5</text:p>
          <text:p text:style-name="P118"><text:s text:c="2"/>List of figures<text:tab/>7</text:p>
          <text:p text:style-name="P118"><text:s text:c="2"/>List of tables<text:tab/>8</text:p>
          <text:p text:style-name="P118"><text:a xlink:type="simple" xlink:href="#1.Introduction|outline">1 <text:s/>Introduction<text:tab/>9</text:a></text:p>
          <text:p text:style-name="P118"><text:a xlink:type="simple" xlink:href="#2.GMF basics|outline">2 <text:s/>GMF basics<text:tab/>10</text:a></text:p>
          <text:p text:style-name="P118"><text:a xlink:type="simple" xlink:href="#3.Papyrus Diagrams|outline">3 <text:s/>Papyrus Diagrams<text:tab/>15</text:a></text:p>
          <text:p text:style-name="P119"><text:a xlink:type="simple" xlink:href="#3.1.Diagram Template|outline">3.1 Diagram Template<text:tab/>15</text:a></text:p>
          <text:p text:style-name="P118"><text:a xlink:type="simple" xlink:href="#4.Recipes&#9;|outline">4 <text:s/>Recipes <text:tab/>20</text:a></text:p>
          <text:p text:style-name="P119"><text:a xlink:type="simple" xlink:href="#4.1.Recipe Template|outline">4.1 Recipe Template<text:tab/>20</text:a></text:p>
          <text:p text:style-name="P119"><text:a xlink:type="simple" xlink:href="#4.2.List of Possible Recipes|outline">4.2 List of Possible Recipes<text:tab/>20</text:a></text:p>
          <text:p text:style-name="P119"><text:a xlink:type="simple" xlink:href="#4.3.Create a new Papyrus editor for UML|outline">4.3 Create a new Papyrus editor for UML<text:tab/>21</text:a></text:p>
          <text:p text:style-name="P119"><text:a xlink:type="simple" xlink:href="#4.4.Node with predefined colors|outline">4.4 Node with predefined colors<text:tab/>30</text:a></text:p>
          <text:p text:style-name="P119"><text:a xlink:type="simple" xlink:href="#4.5.Link AB  owned by A|outline">4.5 Link A</text:a><text:a xlink:type="simple" xlink:href="#4.5.Link AB  owned by A|outline"><text:span text:style-name="T31"></text:span></text:a><text:a xlink:type="simple" xlink:href="#4.5.Link AB  owned by A|outline">B <text:s/>owned by A<text:tab/>31</text:a></text:p>
          <text:p text:style-name="P119"><text:a xlink:type="simple" xlink:href="#4.6.Link AB with Edge Object|outline">4.6 Link A</text:a><text:a xlink:type="simple" xlink:href="#4.6.Link AB with Edge Object|outline"><text:span text:style-name="T31"></text:span></text:a><text:a xlink:type="simple" xlink:href="#4.6.Link AB with Edge Object|outline">B with Edge Object<text:tab/>37</text:a></text:p>
          <text:p text:style-name="P119"><text:a xlink:type="simple" xlink:href="#4.7.Link with anchor anywhere on other link (Comment link)|outline">4.7 Link with anchor anywhere on other link (Comment link)<text:tab/>40</text:a></text:p>
          <text:p text:style-name="P119"><text:a xlink:type="simple" xlink:href="#4.8.Ports sticking to the side of a component|outline">4.8 Ports sticking to the side of a component<text:tab/>42</text:a></text:p>
          <text:p text:style-name="P119"><text:a xlink:type="simple" xlink:href="#4.9.Node with a label|outline">4.9 Node with a label<text:tab/>42</text:a></text:p>
          <text:p text:style-name="P119"><text:a xlink:type="simple" xlink:href="#4.10.Figure swapping  action|outline">4.10 Figure swapping <text:s/>action<text:tab/>44</text:a></text:p>
          <text:p text:style-name="P119"><text:a xlink:type="simple" xlink:href="#4.11.Links whose source/target graphical elements differ from the source/target semantic elements|outline">4.11 Links whose source/target graphical elements differ from the source/target semantic elements<text:tab/>44</text:a></text:p>
          <text:p text:style-name="P119"><text:a xlink:type="simple" xlink:href="#4.12.Graphical elements that are contained within one element but semantically contained within another element|outline">4.12 Graphical elements that are contained within one element but semantically contained within another element<text:tab/>44</text:a></text:p>
          <text:p text:style-name="P119"><text:a xlink:type="simple" xlink:href="#4.13.Links with polygonal anchoring area and/or oval anchors|outline">4.13 Links with polygonal anchoring area and/or oval anchors<text:tab/>53</text:a></text:p>
          <text:p text:style-name="P119"><text:a xlink:type="simple" xlink:href="#4.14.Avoid link snapping to the centre of the figure|outline">4.14 Avoid link snapping to the centre of the figure<text:tab/>57</text:a></text:p>
          <text:p text:style-name="P119"><text:a xlink:type="simple" xlink:href="#4.15.Element initialization|outline">4.15 Element initialization<text:tab/>59</text:a></text:p>
          <text:p text:style-name="P119"><text:a xlink:type="simple" xlink:href="#4.16.Diagram restrictions with OCL via gmfmap|outline">4.16 Diagram restrictions with OCL via gmfmap<text:tab/>62</text:a></text:p>
          <text:p text:style-name="P119"><text:a xlink:type="simple" xlink:href="#4.17.Name initialization of the elements|outline">4.17 Name initialization of the elements<text:tab/>67</text:a></text:p>
          <text:p text:style-name="P119"><text:a xlink:type="simple" xlink:href="#4.18.Add Policy to remove orphaned View|outline">4.18 Add Policy to remove orphaned View<text:tab/>74</text:a></text:p>
          <text:p text:style-name="P119"><text:a xlink:type="simple" xlink:href="#4.19.Refreshing figure by taking in account features of element|outline">4.19 Refreshing figure by taking in account features of element<text:tab/>76</text:a></text:p>
          <text:p text:style-name="P119"><text:a xlink:type="simple" xlink:href="#4.20.Generate Association Link Special case|outline">4.20 Generate Association Link Special case<text:tab/>77</text:a></text:p>
          <text:p text:style-name="P119"><text:a xlink:type="simple" xlink:href="#4.21.Add Drag and drop functionality|outline">4.21 Add Drag and drop functionality<text:tab/>77</text:a></text:p>
          <text:p text:style-name="P119"><text:a xlink:type="simple" xlink:href="#4.22.Add Custom Figure|outline">4.22 Add Custom Figure<text:tab/>79</text:a></text:p>
          <text:p text:style-name="P119"><text:a xlink:type="simple" xlink:href="#4.23.Add a resize constraint :|outline">4.23 Add a resize constraint :<text:tab/>80</text:a></text:p>
          <text:p text:style-name="P119"><text:a xlink:type="simple" xlink:href="#4.24.Add action in model explorer menu|outline">4.24 Add action in model explorer menu<text:tab/>82</text:a></text:p>
          <text:p text:style-name="P118"><text:soft-page-break/><text:a xlink:type="simple" xlink:href="#5.Summary and conclusion|outline">5 <text:s/>Summary and conclusion<text:tab/>84</text:a></text:p>
          <text:p text:style-name="P118"><text:a xlink:type="simple" xlink:href="#6.References|outline">6 <text:s/>References<text:tab/>85</text:a></text:p>
        </text:index-body>
      </text:table-of-content>
      <text:p text:style-name="P6"/>
      <text:p text:style-name="Standard"/>
      <text:p text:style-name="P53">List of figures</text:p>
      <text:illustration-index text:style-name="Sect2" text:name="Index des illustrations1">
        <text:illustration-index-source text:caption-sequence-name="FIGUR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Standard"/>
      <text:p text:style-name="Heading_2b_No_20_Numbering_2b_New_20_Page">List of tables</text:p>
      <text:illustration-index text:style-name="Sect2" text:name="Index des illustrations2">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Standard"/>
      <text:list xml:id="list32250372" text:style-name="Outline">
        <text:list-item text:start-value="1">
          <text:h text:style-name="Heading_20_1" text:outline-level="1" text:restart-numbering="true" text:start-value="1">Introduction</text:h>
        </text:list-item>
      </text:list>
      <text:p text:style-name="P9">This cookbook contains a set of recipes useful to develop diagrams for Papyrus with the GMF framework. Each recipe focuses on a small recurrent problem. It provides a solution and an example for this problem and can be easily reused in another context. A recipe can be seen as a reusable pattern. Each recipe is described following the same guideline.</text:p>
      <text:p text:style-name="P10"/>
      <text:p text:style-name="P10">In the context of Papyrus and UML, several diagrams need to be developed. These diagrams can be decomposed in basic functionalities, each one solved by one of the recipe. A lot of diagrams share common functionalities, and so recipe can be shared.</text:p>
      <text:p text:style-name="P10"/>
      <text:p text:style-name="P101">Recipes can also be used to develop other GMF diagrams. This cookbook can be used as a reference and good practices using GMF. If well written, we can think to publish it later.</text:p>
      <text:list xml:id="list32306990" text:continue-numbering="true" text:style-name="Outline">
        <text:list-item>
          <text:h text:style-name="Heading_20_1" text:outline-level="1">GMF basics</text:h>
        </text:list-item>
      </text:list>
      <text:p text:style-name="Standard">This section contains GMF basics principle.</text:p>
      <text:list xml:id="list32288811" text:continue-numbering="true" text:style-name="Outline">
        <text:list-item>
          <text:list>
            <text:list-item>
              <text:list>
                <text:list-item>
                  <text:h text:style-name="Heading_20_3" text:outline-level="3">Model roles</text:h>
                </text:list-item>
              </text:list>
            </text:list-item>
          </text:list>
        </text:list-item>
      </text:list>
      <text:p text:style-name="Standard">.ecore – define domain model</text:p>
      <text:p text:style-name="Standard">.genmodel – extends domain model by adding generation data</text:p>
      <text:p text:style-name="Standard"/>
      <text:p text:style-name="Standard">.gmfgraph – define figures and controllers</text:p>
      <text:p text:style-name="Standard">.gmftool – define palette, menu, …</text:p>
      <text:p text:style-name="Standard">.gmfmap – map domain element to controllers and figures</text:p>
      <text:p text:style-name="Standard">.gmfgen <text:span text:style-name="T11">– gathers the information from the above models and adds generation properties for code generation</text:span></text:p>
      <text:p text:style-name="P20"/>
      <text:list xml:id="list32298202" text:continue-numbering="true" text:style-name="Outline">
        <text:list-item>
          <text:list>
            <text:list-item>
              <text:list>
                <text:list-item>
                  <text:h text:style-name="Heading_20_3" text:outline-level="3">Compiling UML2Tools</text:h>
                </text:list-item>
              </text:list>
            </text:list-item>
          </text:list>
        </text:list-item>
      </text:list>
      <text:list xml:id="list32276754" text:style-name="WW8Num9">
        <text:list-item>
          <text:p text:style-name="P128">download sources from CVS</text:p>
        </text:list-item>
        <text:list-item>
          <text:p text:style-name="P137">Build the required plugin org.eclipse.uml2.diagram.codegen and put it in the current Eclipse plugin directory :</text:p>
          <text:list>
            <text:list-item>
              <text:p text:style-name="P128">open the project org.eclipse.uml2.diagram.codegen</text:p>
            </text:list-item>
            <text:list-item>
              <text:p text:style-name="P128">open its plugin.xml</text:p>
            </text:list-item>
            <text:list-item>
              <text:p text:style-name="P128">choose Overview-&gt;Exporting-&gt;3. … Export Wizard</text:p>
            </text:list-item>
            <text:list-item>
              <text:p text:style-name="P137">choose your Eclipse directory as destination (see <text:bookmark-ref text:reference-format="text" text:ref-name="_Ref188283901">Figure 1</text:bookmark-ref>)</text:p>
            </text:list-item>
            <text:list-item>
              <text:p text:style-name="P128">Restart Eclipse</text:p>
            </text:list-item>
          </text:list>
        </text:list-item>
      </text:list>
      <text:p text:style-name="Standard"/>
      <text:p text:style-name="P21"><draw:frame draw:style-name="fr5" draw:name="gráficos1" text:anchor-type="as-char" svg:width="9.373cm" svg:height="8.604cm" draw:z-index="87"><draw:image xlink:href="Pictures/100000000000022E0000020188A43710.png" xlink:type="simple" xlink:show="embed" xlink:actuate="onLoad"/></draw:frame></text:p>
      <text:p text:style-name="Caption"><text:bookmark-start text:name="_Ref188283901"/><text:soft-page-break/>Figure <text:sequence text:ref-name="refFigure0" text:name="Figure" text:formula="ooow:Figure+1" style:num-format="1">1</text:sequence><text:bookmark-end text:name="_Ref188283901"/> Building the required plugin</text:p>
      <text:p text:style-name="Index"/>
      <text:list xml:id="list32316683" text:continue-list="list32276754" text:style-name="WW8Num9">
        <text:list-item text:start-value="1">
          <text:p text:style-name="P128">open project org.eclipse.uml2.diagram.def</text:p>
          <text:list>
            <text:list-item>
              <text:p text:style-name="P128">goto /org.eclipse.uml2.diagram.def/structures, check that *.gmfgen files open correctly</text:p>
            </text:list-item>
          </text:list>
        </text:list-item>
        <text:list-item>
          <text:p text:style-name="P128">Open the <text:s/>.gmfgen file corresponding to the diagram you want to generate</text:p>
        </text:list-item>
        <text:list-item>
          <text:p text:style-name="P128">Select the top level element</text:p>
        </text:list-item>
        <text:list-item>
          <text:p text:style-name="P128">right click-&gt;Generate UML2Tools Diagrams</text:p>
        </text:list-item>
      </text:list>
      <text:p text:style-name="P20"/>
      <text:list xml:id="list32305731" text:continue-list="list32298202" text:style-name="Outline">
        <text:list-item text:start-value="1">
          <text:list>
            <text:list-item>
              <text:list>
                <text:list-item text:start-value="1">
                  <text:h text:style-name="Heading_20_3" text:outline-level="3" text:restart-numbering="true" text:start-value="1">Defining Figures</text:h>
                </text:list-item>
              </text:list>
            </text:list-item>
          </text:list>
        </text:list-item>
      </text:list>
      <text:p text:style-name="P61">Figures are defined in the .gmfgraph, under a Figure Gallery. Several Figure Galleries can be defined within the same file.</text:p>
      <text:p text:style-name="P61"><text:span text:style-name="T16"><text:bookmark-ref text:reference-format="text" text:ref-name="_Ref188198369">Figure 2</text:bookmark-ref></text:span><text:span text:style-name="T16"> shows what a Canvas can contain:</text:span></text:p>
      <text:p text:style-name="Standard"/>
      <text:p text:style-name="P30"><draw:frame draw:style-name="fr5" draw:name="gráficos2" text:anchor-type="as-char" svg:width="16.004cm" svg:height="13.561cm" draw:z-index="88"><draw:image xlink:href="Pictures/200001EC0000483100003D1B2AB240C9.wmf" xlink:type="simple" xlink:show="embed" xlink:actuate="onLoad"/></draw:frame></text:p>
      <text:p text:style-name="Caption"><text:bookmark-start text:name="_Ref188198369"/><text:span text:style-name="T3">Figure </text:span><text:span text:style-name="T4"><text:sequence text:ref-name="refFigure1" text:name="Figure" text:formula="ooow:Figure+1" style:num-format="1">2</text:sequence></text:span><text:bookmark-end text:name="_Ref188198369"/><text:span text:style-name="T3"> </text:span><text:span text:style-name="T5">Canvas Containment</text:span></text:p>
      <text:p text:style-name="P34"/>
      <text:p text:style-name="Standard"><text:soft-page-break/><text:span text:style-name="T11">A FigureGallery contains figure Descriptors. </text:span><text:span text:style-name="T11"><text:bookmark-ref text:reference-format="text" text:ref-name="_Ref188202842">Figure 3</text:bookmark-ref></text:span><text:span text:style-name="T11"> shows the hierarchy of concepts used to describe a figure. The toplevel concept is FigureGallery.</text:span></text:p>
      <text:p text:style-name="P21"><draw:frame draw:style-name="fr5" draw:name="gráficos3" text:anchor-type="as-char" svg:width="15.353cm" svg:height="6.036cm" draw:z-index="89"><draw:image xlink:href="Pictures/200000BE000030B800001320A22A3A90.wmf" xlink:type="simple" xlink:show="embed" xlink:actuate="onLoad"/></draw:frame></text:p>
      <text:p text:style-name="Caption"><text:bookmark-start text:name="_Ref188202842"/><text:span text:style-name="T22">Figure </text:span><text:sequence text:ref-name="refFigure2" text:name="Figure" text:formula="ooow:Figure+1" style:num-format="1">3</text:sequence><text:bookmark-end text:name="_Ref188202842"/><text:span text:style-name="T22"> </text:span><text:span text:style-name="T11">FigureGallery Containment</text:span></text:p>
      <text:p text:style-name="P20"/>
      <text:p text:style-name="Standard"><text:span text:style-name="T11">Figure is the toplevel concept of figures. </text:span><text:span text:style-name="T11"><text:bookmark-ref text:reference-format="text" text:ref-name="_Ref188201519">Figure 5</text:bookmark-ref></text:span><text:span text:style-name="T11"> shows the Figure hierarchy.</text:span></text:p>
      <text:p text:style-name="P21"><draw:frame draw:style-name="fr5" draw:name="gráficos4" text:anchor-type="as-char" svg:width="15.995cm" svg:height="10.035cm" draw:z-index="90"><draw:image xlink:href="Pictures/2000021300004F7F000031D0D213BF3B.wmf" xlink:type="simple" xlink:show="embed" xlink:actuate="onLoad"/></draw:frame></text:p>
      <text:p text:style-name="Caption"><text:bookmark-start text:name="_Ref188199722"/><text:span text:style-name="T22">Figure </text:span><text:sequence text:ref-name="refFigure3" text:name="Figure" text:formula="ooow:Figure+1" style:num-format="1">4</text:sequence><text:bookmark-end text:name="_Ref188199722"/><text:span text:style-name="T22"> </text:span><text:span text:style-name="T11">Figures hierarchy</text:span></text:p>
      <text:p text:style-name="P20"/>
      <text:p text:style-name="Standard"><text:span text:style-name="T11">A figure can contain different decoration (colors, font, location, dimension, layout) as shown in </text:span><text:span text:style-name="T11"><text:bookmark-ref text:reference-format="text" text:ref-name="_Ref188201519">Figure 5</text:bookmark-ref></text:span><text:span text:style-name="T11">.</text:span></text:p>
      <text:p text:style-name="P21"><text:soft-page-break/><draw:frame draw:style-name="fr5" draw:name="gráficos5" text:anchor-type="as-char" svg:width="14.921cm" svg:height="12.217cm" draw:z-index="91"><draw:image xlink:href="Pictures/2000019200002F59000026B59A326F6E.wmf" xlink:type="simple" xlink:show="embed" xlink:actuate="onLoad"/></draw:frame></text:p>
      <text:p text:style-name="Caption"><text:bookmark-start text:name="_Ref188201519"/>Figure <text:sequence text:ref-name="refFigure4" text:name="Figure" text:formula="ooow:Figure+1" style:num-format="1">5</text:sequence><text:bookmark-end text:name="_Ref188201519"/> <text:span text:style-name="T11">Figure Containment</text:span></text:p>
      <text:p text:style-name="P21"><text:soft-page-break/><draw:frame draw:style-name="fr5" draw:name="gráficos6" text:anchor-type="as-char" svg:width="12.118cm" svg:height="14.393cm" draw:z-index="92"><draw:image xlink:href="Pictures/10000000000001CA000002207BA47D92.png" xlink:type="simple" xlink:show="embed" xlink:actuate="onLoad"/></draw:frame></text:p>
      <text:p text:style-name="P35">Figure <text:sequence text:ref-name="refFigure5" text:name="Figure" text:formula="ooow:Figure+1" style:num-format="1">6</text:sequence> <text:span text:style-name="T11">Figures and controllers definition</text:span></text:p>
      <text:p text:style-name="P20"/>
      <text:list xml:id="list32290836" text:continue-numbering="true" text:style-name="Outline">
        <text:list-item>
          <text:h text:style-name="Heading_20_1" text:outline-level="1">Papyrus Diagrams</text:h>
        </text:list-item>
      </text:list>
      <text:p text:style-name="Standard">This section describes the template for designing model graphical editors. The designs of the UML diagram editors included within Papyrus are in separate files.</text:p>
      <text:p text:style-name="Standard"/>
      <text:list xml:id="list32303772" text:continue-numbering="true" text:style-name="Outline">
        <text:list-item>
          <text:list>
            <text:list-item>
              <text:h text:style-name="Heading_20_2" text:outline-level="2">Diagram Template</text:h>
            </text:list-item>
          </text:list>
        </text:list-item>
      </text:list>
      <text:p text:style-name="P11">The aim of this template is to describe how to design a model graphical editor. It follows the logical procedure of creating a graphical editor that will create/edit metamodel instances. Therefore, the design must include information about the metamodel, the elements from the metamodel that should be edited graphically (or by other means of the editor), the graphical representation of each element, how to create the graphical elements and how to edit their properties (if any special mechanism is needed for some of them).</text:p>
      <text:p text:style-name="P11"/>
      <text:p text:style-name="P11">The template:</text:p>
      <text:p text:style-name="P11"/>
      <text:p text:style-name="P62">Introduction</text:p>
      <text:p text:style-name="P63">A brief description should be given in order to explain the purpose of the current design.</text:p>
      <text:p text:style-name="P65"/>
      <text:p text:style-name="P62">Graphical Elements Design</text:p>
      <text:p text:style-name="P66">Summary of the parts to describe:</text:p>
      <text:list xml:id="list32276838" text:style-name="L1">
        <text:list-item>
          <text:p text:style-name="P162"><text:span text:style-name="T26">Editable Elements</text:span>: Identification of the metamodel used and the set of elements that can be manipulated by the editor (graphically or by other means). If there is no existing metamodel that fit the needs and a new one must be implemented, then all the elements and their relationships should be described.</text:p>
        </text:list-item>
        <text:list-item>
          <text:p text:style-name="P163"><text:span text:style-name="T26">Graphical representation</text:span>: Identification and description of the graphical figures used by the user to manipulate the model elements.</text:p>
        </text:list-item>
        <text:list-item>
          <text:p text:style-name="P163"><text:span text:style-name="T26">Creation mechanisms</text:span>: Tools used for creating new graphical elements.</text:p>
        </text:list-item>
        <text:list-item>
          <text:p text:style-name="P164"><text:span text:style-name="T27">Element properties edition: </text:span><text:span text:style-name="T28">How to edit element properties (not necessarily for all of them but rather for the ones that need complex user interfaces).</text:span></text:p>
        </text:list-item>
        <text:list-item>
          <text:p text:style-name="P164"><text:span text:style-name="T27">Additional specifications:</text:span><text:span text:style-name="T29"> Additional features that should be specified.</text:span></text:p>
        </text:list-item>
        <text:list-item>
          <text:p text:style-name="P164"><text:span text:style-name="T27">Useful recipes</text:span><text:span text:style-name="T29">: A set of recipes useful for fulfilling the task of creating the editor via GMF generative technology.</text:span></text:p>
        </text:list-item>
      </text:list>
      <text:p text:style-name="P64"/>
      <text:list xml:id="list32270611" text:style-name="L2">
        <text:list-item>
          <text:p text:style-name="P129">Elements</text:p>
        </text:list-item>
      </text:list>
      <text:p text:style-name="P104"/>
      <text:p text:style-name="P104">When designing a Graphical Editor, we may start from two different cases. Each case has its own procedure:</text:p>
      <text:p text:style-name="Standard"/>
      <text:p text:style-name="P36">Case 1. Use of an existing metamodel</text:p>
      <text:p text:style-name="P36"/>
      <text:p text:style-name="P105"><text:soft-page-break/>Step 1.</text:p>
      <text:p text:style-name="Text_20_body"><text:tab/>Identify the metamodel </text:p>
      <text:p text:style-name="P105">Step 2.</text:p>
      <text:p text:style-name="Text_20_body"><text:tab/>Select the set of elements that will be used without any modification.</text:p>
      <text:p text:style-name="P105">Step 3.(If needed)</text:p>
      <text:p text:style-name="Text_20_body"><text:tab/>Select the set of elements that will be used with some modifications.</text:p>
      <text:p text:style-name="Text_20_body"><text:tab/>For each element from the previous set, indicate the modifications. A modification should contain the following information:</text:p>
      <text:list xml:id="list32276989" text:style-name="L3">
        <text:list-item>
          <text:p text:style-name="P165">List with new properties</text:p>
          <text:list>
            <text:list-item>
              <text:p text:style-name="P165">Name and type</text:p>
            </text:list-item>
          </text:list>
        </text:list-item>
        <text:list-item>
          <text:p text:style-name="P165">Constrains list (plain text)</text:p>
        </text:list-item>
        <text:list-item>
          <text:p text:style-name="P165">Relationships with other elements (plain text)</text:p>
        </text:list-item>
      </text:list>
      <text:p text:style-name="P105">Step 4.</text:p>
      <text:p text:style-name="Text_20_body"><text:tab/>Indicate the new elements that will be added to the metamodel. Each new element should contain the following information:</text:p>
      <text:list xml:id="list32312299" text:continue-list="list32276989" text:style-name="L3">
        <text:list-item text:start-value="1">
          <text:p text:style-name="P165">Name</text:p>
        </text:list-item>
        <text:list-item>
          <text:p text:style-name="P165">Properties list</text:p>
          <text:list>
            <text:list-item>
              <text:p text:style-name="P165">Name and type</text:p>
            </text:list-item>
          </text:list>
        </text:list-item>
        <text:list-item>
          <text:p text:style-name="P165">Constraints list (plain text)</text:p>
        </text:list-item>
        <text:list-item>
          <text:p text:style-name="P165">Relationships with other elements (plain text)</text:p>
        </text:list-item>
      </text:list>
      <text:p text:style-name="P97"/>
      <text:p text:style-name="Text_20_body"/>
      <text:p text:style-name="P36">Case 2. Creation of a new metamodel</text:p>
      <text:p text:style-name="Standard"/>
      <text:p text:style-name="Standard"><text:tab/>When there is no existing metamodel that fits our needs, a new one should be created. The description of each element should contain the following information:</text:p>
      <text:list xml:id="list32305338" text:continue-list="list32312299" text:style-name="L3">
        <text:list-item text:start-value="1">
          <text:p text:style-name="P165">Name</text:p>
        </text:list-item>
        <text:list-item>
          <text:p text:style-name="P165">Properties list</text:p>
          <text:list>
            <text:list-item>
              <text:p text:style-name="P165">Name and type</text:p>
            </text:list-item>
          </text:list>
        </text:list-item>
        <text:list-item>
          <text:p text:style-name="P165">Constraints list (plain text)</text:p>
        </text:list-item>
        <text:list-item>
          <text:p text:style-name="P165">Relationships with other elements (plain text)</text:p>
        </text:list-item>
      </text:list>
      <text:p text:style-name="Text_20_body"/>
      <text:list xml:id="list32252316" text:style-name="L4">
        <text:list-item>
          <text:p text:style-name="P130">Graphical representation</text:p>
        </text:list-item>
      </text:list>
      <text:p text:style-name="P104"/>
      <text:p text:style-name="P104">The graphical figures represent the editable elements of a Graphical Editor. However, not all of the editable elements need to have a graphical representation because some of them may be manipulated by other means.</text:p>
      <text:p text:style-name="P104">For each element with graphical representation, the following information should be provided:</text:p>
      <text:list xml:id="list32257304" text:style-name="L5">
        <text:list-item>
          <text:p text:style-name="P145"><text:soft-page-break/>A list with the possible figures that can represent the current element. A figure description should contain the following information:</text:p>
          <text:list>
            <text:list-item>
              <text:p text:style-name="P145"><text:span text:style-name="T26">Element</text:span>: Semantic element represented by the figure.</text:p>
            </text:list-item>
            <text:list-item>
              <text:p text:style-name="P145"><text:span text:style-name="T26">Drawing</text:span>: Graphical appearance of the figure. It should include, if necessary, a division in different part that would be identified by numbers. Each part must include a description with the following information:</text:p>
              <text:list>
                <text:list-item>
                  <text:p text:style-name="P145">Type (the possible types are listed below)</text:p>
                </text:list-item>
                <text:list-item>
                  <text:p text:style-name="P145">Description of its contents</text:p>
                </text:list-item>
              </text:list>
            </text:list-item>
          </text:list>
        </text:list-item>
      </text:list>
      <text:p text:style-name="Text_20_body"/>
      <text:p text:style-name="Text_20_body">The possible part types in which a figure can be divided are the next ones:</text:p>
      <text:list xml:id="list32264015" text:style-name="L6">
        <text:list-item>
          <text:p text:style-name="P146">Label</text:p>
          <text:list>
            <text:list-item>
              <text:p text:style-name="P146">It is necessary to describe how its text is obtained (defined statically, obtained from a property value, evaluating an expression, etc.)</text:p>
            </text:list-item>
          </text:list>
        </text:list-item>
        <text:list-item>
          <text:p text:style-name="P146">List</text:p>
          <text:list>
            <text:list-item>
              <text:p text:style-name="P146">It is necessary to describe from where are the values obtained.</text:p>
            </text:list-item>
          </text:list>
        </text:list-item>
        <text:list-item>
          <text:p text:style-name="P146">Canvas</text:p>
          <text:list>
            <text:list-item>
              <text:p text:style-name="P146">It is necessary to show the collection of elements that can be created over the canvas.</text:p>
            </text:list-item>
          </text:list>
        </text:list-item>
        <text:list-item>
          <text:p text:style-name="P146">Figure</text:p>
          <text:list>
            <text:list-item>
              <text:p text:style-name="P146">It is necessary to describe the aspect of the figure (a rectangle, a rounded rectangle, etc.)</text:p>
            </text:list-item>
          </text:list>
        </text:list-item>
      </text:list>
      <text:p text:style-name="Text_20_body"/>
      <text:list xml:id="list32259994" text:style-name="L7">
        <text:list-item>
          <text:p text:style-name="P139">Creation mechanisms</text:p>
        </text:list-item>
      </text:list>
      <text:p text:style-name="P104"/>
      <text:p text:style-name="P104">The creation mechanisms description includes how new figures are created within the diagrams manipulated by the graphical editor.</text:p>
      <text:p text:style-name="P104">There are two basic mechanisms: (1) The palette and (2) the shortcuts.</text:p>
      <text:p text:style-name="Text_20_body"><text:tab/><text:span text:style-name="T30">(1) Palette</text:span></text:p>
      <text:p text:style-name="Standard"><text:tab/>Basically a palette is divided into groups. A group contains buttons (one or more) and separators (to separate buttons within a same group). A button is used to create <text:s/>one (single) or more (multiple) graphical elements (if more than one, the user will be prompted to select one via a drop down list or some visual mechanism).</text:p>
      <text:p text:style-name="Standard"/>
      <text:p text:style-name="Standard"><text:tab/>The following order is suggested for the groups:</text:p>
      <text:list xml:id="list32258838" text:style-name="L8">
        <text:list-item>
          <text:p text:style-name="P166">Group 1</text:p>
          <text:list>
            <text:list-item>
              <text:p text:style-name="P166">Elements drawn into the canvas</text:p>
            </text:list-item>
          </text:list>
        </text:list-item>
        <text:list-item>
          <text:p text:style-name="P166">Group 2</text:p>
          <text:list>
            <text:list-item>
              <text:p text:style-name="P166">Elements drawn into the object i</text:p>
            </text:list-item>
          </text:list>
        </text:list-item>
        <text:list-item>
          <text:p text:style-name="P166">Group 3</text:p>
          <text:list>
            <text:list-item>
              <text:p text:style-name="P166">Elements drawn into the object j</text:p>
            </text:list-item>
          </text:list>
        </text:list-item>
        <text:list-item>
          <text:p text:style-name="P166">.....</text:p>
        </text:list-item>
        <text:list-item>
          <text:p text:style-name="P140"><text:soft-page-break/>Group N </text:p>
          <text:list>
            <text:list-item>
              <text:p text:style-name="P140">Links</text:p>
            </text:list-item>
          </text:list>
        </text:list-item>
      </text:list>
      <text:p text:style-name="P69"/>
      <text:p text:style-name="P69"><text:tab/>Example (extracted from the Activity Design):</text:p>
      <text:list xml:id="list32296391" text:continue-list="list32258838" text:style-name="L8">
        <text:list-item text:start-value="1">
          <text:p text:style-name="P166">Activity Palette</text:p>
        </text:list-item>
      </text:list>
      <text:list xml:id="list32245753" text:style-name="L9">
        <text:list-item>
          <text:list>
            <text:list-item>
              <text:p text:style-name="P141">Activities</text:p>
            </text:list-item>
          </text:list>
        </text:list-item>
      </text:list>
      <text:list xml:id="list32318252" text:continue-list="list32296391" text:style-name="L8">
        <text:list-item text:start-value="1">
          <text:list>
            <text:list-item>
              <text:list>
                <text:list-item text:start-value="1">
                  <text:p text:style-name="P166">Single button: “Activity”</text:p>
                  <text:list>
                    <text:list-item>
                      <text:p text:style-name="P166">Creates an Activity element with its default values.</text:p>
                    </text:list-item>
                  </text:list>
                </text:list-item>
                <text:list-item>
                  <text:p text:style-name="P166">Single button: “ActivityPartition”</text:p>
                  <text:list>
                    <text:list-item>
                      <text:p text:style-name="P166">Creates an ActivityPartition element with its default values.</text:p>
                    </text:list-item>
                  </text:list>
                </text:list-item>
              </text:list>
            </text:list-item>
            <text:list-item>
              <text:p text:style-name="P166">Actions</text:p>
              <text:list>
                <text:list-item>
                  <text:p text:style-name="P166">Single button: “Send object Action”</text:p>
                  <text:list>
                    <text:list-item>
                      <text:p text:style-name="P166">Creates a SendObjectAction element with its default values, an InputPin element referenced by the “target” property and another InputPin element referenced by the “request” property.</text:p>
                    </text:list-item>
                  </text:list>
                </text:list-item>
              </text:list>
            </text:list-item>
          </text:list>
        </text:list-item>
      </text:list>
      <text:p text:style-name="P68"><text:tab/>...</text:p>
      <text:p text:style-name="Text_20_body"/>
      <text:p text:style-name="Text_20_body"><text:tab/><text:span text:style-name="T30">(2) Shortcuts</text:span></text:p>
      <text:p text:style-name="Standard"><text:tab/>It is common in graphical editors to provide shortcuts for element creation in order to save time to the user. Shortcuts appear every time the user leaves the mouse over an element which can contain other elements. For describing the shortcuts the following information should be provided:</text:p>
      <text:list xml:id="list32257544" text:style-name="L10">
        <text:list-item>
          <text:p text:style-name="P131">Graphical element that provides the following shortcuts</text:p>
          <text:list>
            <text:list-item>
              <text:p text:style-name="P131">Shortcut 1</text:p>
              <text:list>
                <text:list-item>
                  <text:p text:style-name="P131">Element <text:s/>created by the shortcut 1</text:p>
                </text:list-item>
              </text:list>
            </text:list-item>
          </text:list>
        </text:list-item>
      </text:list>
      <text:p text:style-name="Standard"><text:tab/>...</text:p>
      <text:list xml:id="list32305292" text:continue-list="list32257544" text:style-name="L10">
        <text:list-item text:start-value="1">
          <text:list>
            <text:list-item text:start-value="1">
              <text:p text:style-name="P131">Shortcut N</text:p>
              <text:list>
                <text:list-item>
                  <text:p text:style-name="P131">Element created by the shortcut N</text:p>
                </text:list-item>
              </text:list>
            </text:list-item>
          </text:list>
        </text:list-item>
      </text:list>
      <text:p text:style-name="Standard"><text:tab/></text:p>
      <text:p text:style-name="Standard"/>
      <text:list xml:id="list32286256" text:continue-list="list32259994" text:style-name="L7">
        <text:list-item text:start-value="1">
          <text:p text:style-name="P139">Element properties edition</text:p>
        </text:list-item>
      </text:list>
      <text:p text:style-name="P104"/>
      <text:p text:style-name="P104">The target of this section is to describe the mechanisms used by the graphical editor to modify the values of the editable elements properties.</text:p>
      <text:p text:style-name="P104">The properties are grouped in tabs. If needed, synthetic properties can be used as long as a description of the property behaviour is given (a synthetic property is not stored within the semantic element because it does not exist. However, it must be edited in the same way as the others).</text:p>
      <text:list xml:id="list32299178" text:continue-list="list32305292" text:style-name="L10">
        <text:list-item text:start-value="1">
          <text:p text:style-name="P131">Semantic Element</text:p>
          <text:list>
            <text:list-item>
              <text:p text:style-name="P132">Tab 1</text:p>
              <text:list>
                <text:list-item>
                  <text:p text:style-name="P132"><text:soft-page-break/>Property 1 [widget/s needed]</text:p>
                </text:list-item>
                <text:list-item>
                  <text:p text:style-name="P132">Property 2 [widget/s needed]</text:p>
                </text:list-item>
                <text:list-item>
                  <text:p text:style-name="P132">SubTab 1</text:p>
                  <text:list>
                    <text:list-item>
                      <text:p text:style-name="P132">Property 3 [widget/s needed]</text:p>
                    </text:list-item>
                  </text:list>
                </text:list-item>
              </text:list>
            </text:list-item>
            <text:list-item>
              <text:p text:style-name="P132">Tab 2</text:p>
              <text:list>
                <text:list-item>
                  <text:p text:style-name="P132">Property 4</text:p>
                  <text:p text:style-name="P132">...</text:p>
                </text:list-item>
              </text:list>
            </text:list-item>
          </text:list>
        </text:list-item>
      </text:list>
      <text:p text:style-name="P37"/>
      <text:p text:style-name="Text_20_body">If the property should be edited in a specific way, the widgets/set of widgets should be indicated.</text:p>
      <text:p text:style-name="Standard"/>
      <text:list xml:id="list32309498" text:continue-list="list32286256" text:style-name="L7">
        <text:list-item text:start-value="1">
          <text:p text:style-name="P139">Other specifications </text:p>
        </text:list-item>
      </text:list>
      <text:p text:style-name="P104"/>
      <text:p text:style-name="P104">The aim of this section is to describe additional properties of the graphical editor like file extensions, font styles, etc.</text:p>
      <text:p text:style-name="P67"/>
      <text:list xml:id="list32299775" text:continue-numbering="true" text:style-name="L7">
        <text:list-item>
          <text:p text:style-name="P138">Useful recipes</text:p>
        </text:list-item>
      </text:list>
      <text:p text:style-name="P67"/>
      <text:p text:style-name="P67">If there are any recipes within this document that can be useful for implementing the current editor, it would be very interesting to list them here.</text:p>
      <text:list xml:id="list32300421" text:continue-list="list32303772" text:style-name="Outline">
        <text:list-item>
          <text:h text:style-name="Heading_20_1" text:outline-level="1">Recipes<text:tab/></text:h>
        </text:list-item>
      </text:list>
      <text:p text:style-name="Text_20_body">TODO:</text:p>
      <text:list xml:id="list32265813" text:style-name="WW8Num16">
        <text:list-item>
          <text:p text:style-name="P147">Organize recipes by categories</text:p>
        </text:list-item>
        <text:list-item>
          <text:p text:style-name="P148">Provide a template for the recipes</text:p>
        </text:list-item>
        <text:list-item>
          <text:p text:style-name="P147">Change early ‘recipes’ in accordance to the template</text:p>
        </text:list-item>
        <text:list-item>
          <text:p text:style-name="P147">Warning: some of the early recipes are built as a tutorial. This is not a way to go. This was done in another context and copied here.</text:p>
        </text:list-item>
      </text:list>
      <text:p text:style-name="P20"/>
      <text:list xml:id="list32294882" text:continue-list="list32300421" text:style-name="Outline">
        <text:list-item>
          <text:list>
            <text:list-item>
              <text:h text:style-name="Heading_20_2" text:outline-level="2">Recipe Template</text:h>
            </text:list-item>
          </text:list>
        </text:list-item>
      </text:list>
      <text:p text:style-name="Standard"/>
      <text:list xml:id="list32311273" text:continue-numbering="true" text:style-name="Outline">
        <text:list-item>
          <text:list>
            <text:list-item>
              <text:list>
                <text:list-item>
                  <text:h text:style-name="Heading_20_3" text:outline-level="3">Context</text:h>
                </text:list-item>
              </text:list>
            </text:list-item>
          </text:list>
        </text:list-item>
      </text:list>
      <text:list xml:id="list32276327" text:style-name="WW8Num2">
        <text:list-item>
          <text:p text:style-name="P149">Describe the purpose of the recipe.</text:p>
        </text:list-item>
        <text:list-item>
          <text:p text:style-name="P149">If possible, provide both a figure showing what the recipe will supply and a class diagram of the business model used by the figure.</text:p>
        </text:list-item>
        <text:list-item>
          <text:p text:style-name="P149">Add comments describing the difficulties if any.</text:p>
        </text:list-item>
      </text:list>
      <text:list xml:id="list32312233" text:continue-list="list32311273" text:style-name="Outline">
        <text:list-item>
          <text:list>
            <text:list-item>
              <text:list>
                <text:list-item>
                  <text:h text:style-name="Heading_20_3" text:outline-level="3">Proposed Solution</text:h>
                </text:list-item>
              </text:list>
            </text:list-item>
          </text:list>
        </text:list-item>
      </text:list>
      <text:list xml:id="list32263243" text:style-name="WW8Num13">
        <text:list-item>
          <text:p text:style-name="P150">Overview of the solution (recommended if the solution implies a great number of steps).</text:p>
        </text:list-item>
        <text:list-item>
          <text:p text:style-name="P151">Steps of the solution:</text:p>
          <text:list>
            <text:list-item>
              <text:p text:style-name="P151">GMF Models</text:p>
              <text:list>
                <text:list-item>
                  <text:p text:style-name="P151">For each GMF Model involved (gmfgraph, gmftool, gmfmap, gmfgen)</text:p>
                  <text:list>
                    <text:list-item>
                      <text:p text:style-name="P151">Description of what should be done in the model.</text:p>
                    </text:list-item>
                    <text:list-item>
                      <text:p text:style-name="P151">Describe the steps to follow. The use of screenshots is advisable as they can be used as a guide.</text:p>
                    </text:list-item>
                  </text:list>
                </text:list-item>
              </text:list>
            </text:list-item>
            <text:list-item>
              <text:p text:style-name="P151">Java Code</text:p>
              <text:list>
                <text:list-item>
                  <text:p text:style-name="P151">For each generated Java File that should be modified:</text:p>
                  <text:list>
                    <text:list-item>
                      <text:p text:style-name="P151">Indicate the package where it is stored.</text:p>
                    </text:list-item>
                    <text:list-item>
                      <text:p text:style-name="P151">Describe the changes that should be done.</text:p>
                    </text:list-item>
                  </text:list>
                </text:list-item>
                <text:list-item>
                  <text:p text:style-name="P151">For each new Java File that should be implemented:</text:p>
                  <text:list>
                    <text:list-item>
                      <text:p text:style-name="P151">Indicate its name and the package where it should be stored.</text:p>
                    </text:list-item>
                    <text:list-item>
                      <text:p text:style-name="P151">Provide the Java code.</text:p>
                    </text:list-item>
                  </text:list>
                </text:list-item>
              </text:list>
            </text:list-item>
          </text:list>
        </text:list-item>
        <text:list-item>
          <text:p text:style-name="P154">If possible, supply a zip file with a project containing the solution. Ideally one small project per recipe. The project should focus only on the recipe.</text:p>
        </text:list-item>
      </text:list>
      <text:p text:style-name="P20"/>
      <text:list xml:id="list32289116" text:continue-list="list32312233" text:style-name="Outline">
        <text:list-item>
          <text:list>
            <text:list-item>
              <text:h text:style-name="Heading_20_2" text:outline-level="2">List of Possible Recipes</text:h>
            </text:list-item>
          </text:list>
        </text:list-item>
      </text:list>
      <text:p text:style-name="Text_20_body"><text:soft-page-break/>Note: Even the simplest one should be explained.</text:p>
      <text:p text:style-name="Text_20_body"/>
      <text:list xml:id="list32273990" text:style-name="WW8Num4">
        <text:list-item text:start-value="1">
          <text:p text:style-name="P155">Node with rounded corner</text:p>
        </text:list-item>
        <text:list-item>
          <text:p text:style-name="P155">Node with predefined color</text:p>
        </text:list-item>
        <text:list-item>
          <text:p text:style-name="P155">Link with Edge Object</text:p>
        </text:list-item>
        <text:list-item>
          <text:p text:style-name="P155">Link with anchor anywhere</text:p>
        </text:list-item>
        <text:list-item>
          <text:p text:style-name="P155">Node with placed title</text:p>
        </text:list-item>
        <text:list-item>
          <text:p text:style-name="P155">Node with nested drawn area</text:p>
        </text:list-item>
        <text:list-item>
          <text:p text:style-name="P155">Node with ports</text:p>
        </text:list-item>
        <text:list-item>
          <text:p text:style-name="P155">Node with dedicated figure</text:p>
        </text:list-item>
        <text:list-item>
          <text:p text:style-name="P155">Complex <text:s/>Business <text:s/>Model Creation</text:p>
        </text:list-item>
      </text:list>
      <text:list xml:id="list32261413" text:style-name="WW8Num12">
        <text:list-item>
          <text:p text:style-name="P156">Link with floating role</text:p>
        </text:list-item>
        <text:list-item>
          <text:p text:style-name="P156">Node with compartment</text:p>
          <text:list>
            <text:list-item>
              <text:p text:style-name="P156">compartment with list of properties</text:p>
            </text:list-item>
            <text:list-item>
              <text:p text:style-name="P156">compartment with nested graphical area</text:p>
            </text:list-item>
          </text:list>
        </text:list-item>
        <text:list-item>
          <text:p text:style-name="P156">Different figure for the same business element</text:p>
          <text:list>
            <text:list-item>
              <text:p text:style-name="P156">static: 2 different creation tool create the same business element, but shown in different flavor</text:p>
            </text:list-item>
            <text:list-item>
              <text:p text:style-name="P156">dynamic: a business element can have different representation, changed by setting a property.</text:p>
            </text:list-item>
          </text:list>
        </text:list-item>
      </text:list>
      <text:p text:style-name="P20"/>
      <text:list xml:id="list32307228" text:continue-list="list32289116" text:style-name="Outline">
        <text:list-item>
          <text:list>
            <text:list-item>
              <text:h text:style-name="P126" text:outline-level="2">Create a new Papyrus editor for UML</text:h>
            </text:list-item>
          </text:list>
        </text:list-item>
      </text:list>
      <text:p text:style-name="Standard"/>
      <text:list xml:id="list32300109" text:continue-numbering="true" text:style-name="Outline">
        <text:list-item>
          <text:list>
            <text:list-item>
              <text:list>
                <text:list-item>
                  <text:h text:style-name="Heading_20_3" text:outline-level="3">Context</text:h>
                </text:list-item>
              </text:list>
            </text:list-item>
          </text:list>
        </text:list-item>
      </text:list>
      <text:list xml:id="list32286378" text:continue-list="list32276327" text:style-name="WW8Num2">
        <text:list-item>
          <text:p text:style-name="P149">When creating a new diagram type with GMF, a few more steps are required to integrate it in Papyrus.</text:p>
        </text:list-item>
      </text:list>
      <text:list xml:id="list32293425" text:continue-list="list32300109" text:style-name="Outline">
        <text:list-item>
          <text:list>
            <text:list-item>
              <text:list>
                <text:list-item>
                  <text:h text:style-name="Heading_20_3" text:outline-level="3">Proposed Solution</text:h>
                </text:list-item>
              </text:list>
            </text:list-item>
          </text:list>
        </text:list-item>
      </text:list>
      <text:p text:style-name="Text_20_body">Integrating your XXX diagram editor to Papyrus UML editor requires the addition of classes XXXDiagramEditorFactory, CreateXXXDiagramCommand and UmlXXXDiagramForMultiEditor and the creation of 4 extensions in plugin.xml.</text:p>
      <text:p text:style-name="Text_20_body"/>
      <text:p text:style-name="Text_20_body">Steps to follow :</text:p>
      <text:list xml:id="list32317816" text:continue-list="list32263243" text:style-name="WW8Num13">
        <text:list-item>
          <text:list>
            <text:list-item>
              <text:p text:style-name="P151">Add the 3 Java classes (add required dependencies to plugin.xml when needed and adapt classes names with XXX to your plugin)</text:p>
              <text:list>
                <text:list-item>
                  <text:p text:style-name="P151">If you do not have one yet, create the custom-src source package and a org.eclipse.papyrus.diagram.activity package inside</text:p>
                </text:list-item>
                <text:list-item>
                  <text:p text:style-name="P151"><text:soft-page-break/>In this org.eclipse.papyrus.diagram.activity package, add the three classes :</text:p>
                  <text:list>
                    <text:list-item>
                      <text:p text:style-name="P151">ActivityDiagramEditorFactory.java :</text:p>
                    </text:list-item>
                  </text:list>
                </text:list-item>
              </text:list>
            </text:list-item>
          </text:list>
        </text:list-item>
      </text:list>
      <text:p text:style-name="P50"><text:span text:style-name="T56">package</text:span><text:span text:style-name="T38"> org.eclipse.papyrus.diagram.XXX;</text:span></text:p>
      <text:p text:style-name="P89"/>
      <text:p text:style-name="P89"><text:span text:style-name="T56">import</text:span><text:span text:style-name="T38"> org.eclipse.papyrus.core.adaptor.gmf.GmfEditorFactory;</text:span></text:p>
      <text:p text:style-name="P89"><text:span text:style-name="T56">import</text:span><text:span text:style-name="T38"> org.eclipse.papyrus.diagram.XXX.edit.parts.XXXDiagramEditPart;</text:span></text:p>
      <text:p text:style-name="P89"/>
      <text:p text:style-name="P72">/**</text:p>
      <text:p text:style-name="P72"><text:s/>* The editor factory to launch the XXX diagram.</text:p>
      <text:p text:style-name="P72"><text:s/>*/</text:p>
      <text:p text:style-name="P89"><text:span text:style-name="T56">public</text:span><text:span text:style-name="T38"> </text:span><text:span text:style-name="T56">class</text:span><text:span text:style-name="T38"> XXXDiagramEditorFactory </text:span><text:span text:style-name="T56">extends</text:span><text:span text:style-name="T38"> GmfEditorFactory {</text:span></text:p>
      <text:p text:style-name="P89"/>
      <text:p text:style-name="P89"><text:span text:style-name="T38"><text:tab/></text:span><text:span text:style-name="T52">/**</text:span></text:p>
      <text:p text:style-name="P72"><text:tab/> * Instantiates a new activity diagram editor factory.</text:p>
      <text:p text:style-name="P72"><text:tab/> */</text:p>
      <text:p text:style-name="P89"><text:span text:style-name="T38"><text:tab/></text:span><text:span text:style-name="T56">public</text:span><text:span text:style-name="T38"> XXXDiagramEditorFactory() {</text:span></text:p>
      <text:p text:style-name="P89"><text:span text:style-name="T38"><text:tab/><text:tab/></text:span><text:span text:style-name="T56">super</text:span><text:span text:style-name="T38">(UmlXXXDiagramForMultiEditor.</text:span><text:span text:style-name="T56">class</text:span><text:span text:style-name="T38">,</text:span></text:p>
      <text:p text:style-name="P89"><text:span text:style-name="T38"><text:tab/><text:tab/><text:tab/><text:tab/>XXXDiagramEditPart.</text:span><text:span text:style-name="T59">MODEL_ID</text:span><text:span text:style-name="T38">);</text:span></text:p>
      <text:p text:style-name="P79"><text:tab/>}</text:p>
      <text:p text:style-name="P79">}</text:p>
      <text:list xml:id="list32295173" text:continue-numbering="true" text:style-name="WW8Num13">
        <text:list-item>
          <text:list>
            <text:list-item>
              <text:list>
                <text:list-item>
                  <text:list>
                    <text:list-item>
                      <text:p text:style-name="P151">CreateActivityDiagramCommand.java :</text:p>
                    </text:list-item>
                  </text:list>
                </text:list-item>
              </text:list>
            </text:list-item>
          </text:list>
        </text:list-item>
      </text:list>
      <text:p text:style-name="P89"><text:span text:style-name="T56">package</text:span><text:span text:style-name="T38"> org.eclipse.papyrus.diagram.XXX;</text:span></text:p>
      <text:p text:style-name="P89"/>
      <text:p text:style-name="P89"><text:span text:style-name="T56">import</text:span><text:span text:style-name="T38"> org.eclipse.core.commands.ExecutionException;</text:span></text:p>
      <text:p text:style-name="P89"><text:span text:style-name="T56">import</text:span><text:span text:style-name="T38"> org.eclipse.core.commands.operations.OperationHistoryFactory;</text:span></text:p>
      <text:p text:style-name="P89"><text:span text:style-name="T56">import</text:span><text:span text:style-name="T38"> org.eclipse.core.runtime.IAdaptable;</text:span></text:p>
      <text:p text:style-name="P89"><text:span text:style-name="T56">import</text:span><text:span text:style-name="T38"> org.eclipse.core.runtime.NullProgressMonitor;</text:span></text:p>
      <text:p text:style-name="P89"><text:span text:style-name="T56">import</text:span><text:span text:style-name="T38"> org.eclipse.emf.ecore.EObject;</text:span></text:p>
      <text:p text:style-name="P89"><text:span text:style-name="T56">import</text:span><text:span text:style-name="T38"> org.eclipse.emf.ecore.resource.Resource;</text:span></text:p>
      <text:p text:style-name="P89"><text:span text:style-name="T56">import</text:span><text:span text:style-name="T38"> org.eclipse.emf.transaction.TransactionalEditingDomain;</text:span></text:p>
      <text:p text:style-name="P89"><text:span text:style-name="T56">import</text:span><text:span text:style-name="T38"> org.eclipse.gmf.runtime.diagram.core.preferences.PreferencesHint;</text:span></text:p>
      <text:p text:style-name="P89"><text:span text:style-name="T56">import</text:span><text:span text:style-name="T38"> org.eclipse.gmf.runtime.diagram.core.util.ViewUtil;</text:span></text:p>
      <text:p text:style-name="P89"><text:span text:style-name="T56">import</text:span><text:span text:style-name="T38"> org.eclipse.gmf.runtime.diagram.ui.commands.CreateCommand;</text:span></text:p>
      <text:p text:style-name="P89"><text:span text:style-name="T56">import</text:span><text:span text:style-name="T38"> org.eclipse.gmf.runtime.diagram.ui.requests.CreateViewRequest.ViewDescriptor;</text:span></text:p>
      <text:p text:style-name="P89"><text:span text:style-name="T56">import</text:span><text:span text:style-name="T38"> org.eclipse.gmf.runtime.emf.core.util.EObjectAdapter;</text:span></text:p>
      <text:p text:style-name="P89"><text:span text:style-name="T56">import</text:span><text:span text:style-name="T38"> org.eclipse.gmf.runtime.emf.type.core.requests.CreateElementRequest;</text:span></text:p>
      <text:p text:style-name="P89"><text:span text:style-name="T56">import</text:span><text:span text:style-name="T38"> org.eclipse.gmf.runtime.notation.Diagram;</text:span></text:p>
      <text:p text:style-name="P89"><text:span text:style-name="T56">import</text:span><text:span text:style-name="T38"> org.eclipse.gmf.runtime.notation.Node;</text:span></text:p>
      <text:p text:style-name="P89"><text:span text:style-name="T56">import</text:span><text:span text:style-name="T38"> org.eclipse.papyrus.core.adaptor.gmf.AbstractPapyrusGmfCreateDiagramCommandHandler;</text:span></text:p>
      <text:p text:style-name="P89"><text:soft-page-break/><text:span text:style-name="T56">import</text:span><text:span text:style-name="T38"> org.eclipse.papyrus.core.adaptor.gmf.Activator;</text:span></text:p>
      <text:p text:style-name="P89"><text:span text:style-name="T56">import</text:span><text:span text:style-name="T38"> org.eclipse.papyrus.diagram.XXX.edit.commands.XXXCreateCommand;</text:span></text:p>
      <text:p text:style-name="P89"><text:span text:style-name="T56">import</text:span><text:span text:style-name="T38"> org.eclipse.papyrus.diagram.XXX.edit.parts.XXXDiagramEditPart;</text:span></text:p>
      <text:p text:style-name="P89"><text:span text:style-name="T56">import</text:span><text:span text:style-name="T38"> org.eclipse.papyrus.diagram.XXX.part.UMLDiagramEditorPlugin;</text:span></text:p>
      <text:p text:style-name="P89"><text:span text:style-name="T56">import</text:span><text:span text:style-name="T38"> org.eclipse.papyrus.diagram.XXX.providers.UMLElementTypes;</text:span></text:p>
      <text:p text:style-name="P89"><text:span text:style-name="T56">import</text:span><text:span text:style-name="T38"> org.eclipse.uml2.uml.XXX;</text:span></text:p>
      <text:p text:style-name="P89"><text:span text:style-name="T56">import</text:span><text:span text:style-name="T38"> org.eclipse.uml2.uml.Element;</text:span></text:p>
      <text:p text:style-name="P89"><text:span text:style-name="T56">import</text:span><text:span text:style-name="T38"> org.eclipse.uml2.uml.Package;</text:span></text:p>
      <text:p text:style-name="P89"/>
      <text:p text:style-name="P72">/**</text:p>
      <text:p text:style-name="P72"><text:s/>* Define a command to create a new XXX Diagram. This command is used by all UI (<text:span text:style-name="T30">toolbar</text:span>,</text:p>
      <text:p text:style-name="P72"><text:s/>* outline, creation wizards) to create a new XXX Diagram.</text:p>
      <text:p text:style-name="P72"><text:s/>*/</text:p>
      <text:p text:style-name="P89"><text:span text:style-name="T56">public</text:span><text:span text:style-name="T38"> </text:span><text:span text:style-name="T56">class</text:span><text:span text:style-name="T38"> CreateXXXDiagramCommand </text:span><text:span text:style-name="T56">extends</text:span><text:span text:style-name="T38"> AbstractPapyrusGmfCreateDiagramCommandHandler {</text:span></text:p>
      <text:p text:style-name="P89"/>
      <text:p text:style-name="P89"><text:span text:style-name="T38"><text:tab/></text:span><text:span text:style-name="T52">/** the XXX class which must contain the diagram */</text:span></text:p>
      <text:p text:style-name="P89"><text:span text:style-name="T38"><text:tab/></text:span><text:span text:style-name="T56">private</text:span><text:span text:style-name="T38"> XXX </text:span><text:span text:style-name="T58">diagramOwner</text:span><text:span text:style-name="T38"> = </text:span><text:span text:style-name="T56">null</text:span><text:span text:style-name="T38">;</text:span></text:p>
      <text:p text:style-name="P89"/>
      <text:p text:style-name="P89"><text:span text:style-name="T38"><text:tab/></text:span><text:span text:style-name="T63">@Override</text:span></text:p>
      <text:p text:style-name="P89"><text:span text:style-name="T38"><text:tab/></text:span><text:span text:style-name="T56">protected</text:span><text:span text:style-name="T38"> String getDiagramNotationID() {</text:span></text:p>
      <text:p text:style-name="P89"><text:span text:style-name="T38"><text:tab/><text:tab/></text:span><text:span text:style-name="T56">return</text:span><text:span text:style-name="T38"> XXXDiagramEditPart.</text:span><text:span text:style-name="T59">MODEL_ID</text:span><text:span text:style-name="T38">;</text:span></text:p>
      <text:p text:style-name="P79"><text:tab/>}</text:p>
      <text:p text:style-name="P89"/>
      <text:p text:style-name="P89"><text:span text:style-name="T38"><text:tab/></text:span><text:span text:style-name="T63">@Override</text:span></text:p>
      <text:p text:style-name="P89"><text:span text:style-name="T38"><text:tab/></text:span><text:span text:style-name="T56">protected</text:span><text:span text:style-name="T38"> PreferencesHint getPreferenceHint() {</text:span></text:p>
      <text:p text:style-name="P89"><text:span text:style-name="T38"><text:tab/><text:tab/></text:span><text:span text:style-name="T56">return</text:span><text:span text:style-name="T38"> UMLDiagramEditorPlugin.</text:span><text:span text:style-name="T59">DIAGRAM_PREFERENCES_HINT</text:span><text:span text:style-name="T38">;</text:span></text:p>
      <text:p text:style-name="P79"><text:tab/>}</text:p>
      <text:p text:style-name="P89"/>
      <text:p text:style-name="P89"><text:span text:style-name="T38"><text:tab/></text:span><text:span text:style-name="T63">@Override</text:span></text:p>
      <text:p text:style-name="P89"><text:span text:style-name="T38"><text:tab/></text:span><text:span text:style-name="T56">protected</text:span><text:span text:style-name="T38"> String getDefaultDiagramName() {</text:span></text:p>
      <text:p text:style-name="P89"><text:span text:style-name="T38"><text:tab/><text:tab/></text:span><text:span text:style-name="T56">return</text:span><text:span text:style-name="T38"> </text:span><text:span text:style-name="T56">super</text:span><text:span text:style-name="T38">.openDiagramNameDialog(</text:span><text:span text:style-name="T72">"XXXDiagram"</text:span><text:span text:style-name="T38">);</text:span></text:p>
      <text:p text:style-name="P79"><text:tab/>}</text:p>
      <text:p text:style-name="P89"/>
      <text:p text:style-name="P89"><text:span text:style-name="T38"><text:tab/></text:span><text:span text:style-name="T63">@Override</text:span></text:p>
      <text:p text:style-name="P89"><text:span text:style-name="T38"><text:tab/></text:span><text:span text:style-name="T56">protected</text:span><text:span text:style-name="T38"> EObject createRootElement() {</text:span></text:p>
      <text:p text:style-name="P89"><text:span text:style-name="T38"><text:tab/><text:tab/></text:span><text:span text:style-name="T56">return</text:span><text:span text:style-name="T38"> UMLFactory.</text:span><text:span text:style-name="T59">eINSTANCE</text:span><text:span text:style-name="T38">.createModel();</text:span></text:p>
      <text:p text:style-name="P79"><text:tab/>}</text:p>
      <text:p text:style-name="P89"/>
      <text:p text:style-name="P89">The following methods are only used to set the context for a diagram. For example for activity (activity diagram) or interaction (sequence diagram).</text:p>
      <text:p text:style-name="P89"><text:span text:style-name="T38"><text:tab/></text:span><text:span text:style-name="T63">@Override</text:span></text:p>
      <text:p text:style-name="P89"><text:soft-page-break/><text:span text:style-name="T38"><text:tab/></text:span><text:span text:style-name="T56">protected</text:span><text:span text:style-name="T38"> </text:span><text:span text:style-name="T56">void</text:span><text:span text:style-name="T38"> initializeDiagram(EObject diagram) {</text:span></text:p>
      <text:p text:style-name="P89"><text:span text:style-name="T38"><text:tab/><text:tab/></text:span><text:span text:style-name="T56">if</text:span><text:span text:style-name="T38"> (diagram </text:span><text:span text:style-name="T56">instanceof</text:span><text:span text:style-name="T38"> Diagram) {</text:span></text:p>
      <text:p text:style-name="P79"><text:tab/><text:tab/><text:tab/>Diagram diag = (Diagram) diagram;</text:p>
      <text:p text:style-name="P89"><text:span text:style-name="T38"><text:tab/><text:tab/><text:tab/></text:span><text:span text:style-name="T56">if</text:span><text:span text:style-name="T38"> (</text:span><text:span text:style-name="T58">diagramOwner</text:span><text:span text:style-name="T38"> != </text:span><text:span text:style-name="T56">null</text:span><text:span text:style-name="T38">) {</text:span></text:p>
      <text:p text:style-name="P89"><text:span text:style-name="T38"><text:tab/><text:tab/><text:tab/><text:tab/>diag.setElement(</text:span><text:span text:style-name="T58">diagramOwner</text:span><text:span text:style-name="T38">);</text:span></text:p>
      <text:p text:style-name="P89"><text:span text:style-name="T38"><text:tab/><text:tab/><text:tab/><text:tab/>createXXXGraph(</text:span><text:span text:style-name="T58">diagramOwner</text:span><text:span text:style-name="T38">, diag);</text:span></text:p>
      <text:p text:style-name="P79"><text:tab/><text:tab/><text:tab/>}</text:p>
      <text:p text:style-name="P79"><text:tab/><text:tab/>}</text:p>
      <text:p text:style-name="P79"><text:tab/>}</text:p>
      <text:p text:style-name="P89"/>
      <text:p text:style-name="P89"><text:span text:style-name="T38"><text:tab/></text:span><text:span text:style-name="T63">@Override</text:span></text:p>
      <text:p text:style-name="P89"><text:span text:style-name="T38"><text:tab/></text:span><text:span text:style-name="T56">protected</text:span><text:span text:style-name="T38"> </text:span><text:span text:style-name="T56">void</text:span><text:span text:style-name="T38"> initializeModel(EObject owner) {</text:span></text:p>
      <text:p text:style-name="P89"><text:span text:style-name="T38"><text:tab/><text:tab/></text:span><text:span text:style-name="T61">// Get the editing domain</text:span></text:p>
      <text:p text:style-name="P79"><text:tab/><text:tab/>TransactionalEditingDomain editingdomain = <text:span text:style-name="T74">getDefaultContext().</text:span><text:span text:style-name="T73">getResourceSet</text:span><text:span text:style-name="T74">()</text:span>.getTransactionalEditingDomain();</text:p>
      <text:p text:style-name="P89"/>
      <text:p text:style-name="P79"><text:tab/><text:tab/><text:span text:style-name="T61">/*</text:span></text:p>
      <text:p text:style-name="P79"><text:span text:style-name="T61"><text:tab/><text:tab/>* Assign to </text:span><text:span text:style-name="T58">diagramOwner </text:span><text:span text:style-name="T61">the object which will own the diagram.</text:span></text:p>
      <text:p text:style-name="P82"><text:tab/><text:tab/>* You can use getSelectedElement() and owner for this achievement.</text:p>
      <text:p text:style-name="P82"><text:tab/><text:tab/>* This may involve new element creation.</text:p>
      <text:p text:style-name="P82"><text:tab/><text:tab/>*/</text:p>
      <text:p text:style-name="P79"><text:tab/>}</text:p>
      <text:p text:style-name="P89"/>
      <text:p text:style-name="P89"><text:span text:style-name="T38"><text:tab/></text:span><text:span text:style-name="T63">@Override</text:span></text:p>
      <text:p text:style-name="P89"><text:span text:style-name="T38"><text:tab/></text:span><text:span text:style-name="T56">protected</text:span><text:span text:style-name="T38"> Diagram createDiagram(Resource diagramResource, EObject owner, String name) {</text:span></text:p>
      <text:p text:style-name="P89"><text:span text:style-name="T38"><text:tab/><text:tab/>Diagram diagram = </text:span><text:span text:style-name="T56">null</text:span><text:span text:style-name="T38">;</text:span></text:p>
      <text:p text:style-name="P89"><text:span text:style-name="T38"><text:tab/><text:tab/></text:span><text:span text:style-name="T56">if</text:span><text:span text:style-name="T38"> (owner </text:span><text:span text:style-name="T56">instanceof</text:span><text:span text:style-name="T38"> Package) {</text:span></text:p>
      <text:p text:style-name="P89"><text:span text:style-name="T38"><text:tab/><text:tab/><text:tab/>diagram = </text:span><text:span text:style-name="T56">super</text:span><text:span text:style-name="T38">.createDiagram(diagramResource, owner, name);</text:span></text:p>
      <text:p text:style-name="P89"><text:span text:style-name="T38"><text:tab/><text:tab/>} </text:span><text:span text:style-name="T56">else</text:span><text:span text:style-name="T38"> {</text:span></text:p>
      <text:p text:style-name="P89"><text:span text:style-name="T38"><text:tab/><text:tab/><text:tab/></text:span><text:span text:style-name="T56">if</text:span><text:span text:style-name="T38"> (owner </text:span><text:span text:style-name="T56">instanceof</text:span><text:span text:style-name="T38"> Element) {</text:span></text:p>
      <text:p text:style-name="P79"><text:tab/><text:tab/><text:tab/><text:tab/>Element element = (Element) owner;</text:p>
      <text:p text:style-name="P89"><text:span text:style-name="T38"><text:tab/><text:tab/><text:tab/><text:tab/>diagram = </text:span><text:span text:style-name="T56">super</text:span><text:span text:style-name="T38">.createDiagram(diagramResource, element.getModel(), name);</text:span></text:p>
      <text:p text:style-name="P79"><text:tab/><text:tab/><text:tab/>}</text:p>
      <text:p text:style-name="P79"><text:tab/><text:tab/>}</text:p>
      <text:p text:style-name="P89"><text:span text:style-name="T38"><text:tab/><text:tab/></text:span><text:span text:style-name="T56">return</text:span><text:span text:style-name="T38"> diagram;</text:span></text:p>
      <text:p text:style-name="P79"><text:tab/>}</text:p>
      <text:p text:style-name="P89"/>
      <text:p text:style-name="P89"><text:span text:style-name="T38"><text:tab/></text:span><text:span text:style-name="T52">/**</text:span></text:p>
      <text:p text:style-name="P72"><text:tab/> * Complete an XXX diagram with required graphical elements.</text:p>
      <text:p text:style-name="P72"><text:tab/> * </text:p>
      <text:p text:style-name="P89"><text:span text:style-name="T52"><text:tab/> * </text:span><text:span text:style-name="T55">@param</text:span><text:span text:style-name="T52"> element</text:span></text:p>
      <text:p text:style-name="P72"><text:soft-page-break/><text:tab/> * <text:s text:c="11"/>the element to which the diagram is associated</text:p>
      <text:p text:style-name="P89"><text:span text:style-name="T52"><text:tab/> * </text:span><text:span text:style-name="T55">@param</text:span><text:span text:style-name="T52"> diagram</text:span></text:p>
      <text:p text:style-name="P72"><text:tab/> * <text:s text:c="11"/>the diagram to complete</text:p>
      <text:p text:style-name="P72"><text:tab/> */</text:p>
      <text:p text:style-name="P89"><text:span text:style-name="T38"><text:tab/></text:span><text:span text:style-name="T56">private</text:span><text:span text:style-name="T38"> </text:span><text:span text:style-name="T56">void</text:span><text:span text:style-name="T38"> createXXXGraph(Element element, Diagram diagram) {</text:span></text:p>
      <text:p text:style-name="P89"><text:tab/><text:tab/><text:span text:style-name="T61">/*</text:span></text:p>
      <text:p text:style-name="P82"><text:tab/><text:tab/>* This method implementation allow you to create graphical nodes</text:p>
      <text:p text:style-name="P82"><text:tab/><text:tab/>* if required. You may delete it if not necessary.</text:p>
      <text:p text:style-name="P82"><text:tab/><text:tab/>*/</text:p>
      <text:p text:style-name="P79"><text:tab/><text:tab/>TransactionalEditingDomain editingdomain = <text:span text:style-name="T74">getDefaultContext().</text:span><text:span text:style-name="T73">getResourceSet</text:span><text:span text:style-name="T74">()</text:span>.getTransactionalEditingDomain();</text:p>
      <text:p text:style-name="P89"><text:span text:style-name="T38"><text:tab/><text:tab/>IAdaptable elementAdapter = </text:span><text:span text:style-name="T56">new</text:span><text:span text:style-name="T38"> EObjectAdapter(element);</text:span></text:p>
      <text:p text:style-name="P89"><text:span text:style-name="T38"><text:tab/><text:tab/>ViewDescriptor descriptor = </text:span><text:span text:style-name="T56">new</text:span><text:span text:style-name="T38"> ViewDescriptor(elementAdapter, Node.</text:span><text:span text:style-name="T56">class</text:span><text:span text:style-name="T38">, </text:span><text:span text:style-name="T56">null</text:span><text:span text:style-name="T38">, ViewUtil.</text:span><text:span text:style-name="T59">APPEND</text:span><text:span text:style-name="T38">, </text:span><text:span text:style-name="T56">false</text:span><text:span text:style-name="T38">,</text:span></text:p>
      <text:p text:style-name="P89"><text:span text:style-name="T38"><text:tab/><text:tab/><text:tab/><text:tab/>UMLDiagramEditorPlugin.</text:span><text:span text:style-name="T59">DIAGRAM_PREFERENCES_HINT</text:span><text:span text:style-name="T38">);</text:span></text:p>
      <text:p text:style-name="P89"/>
      <text:p text:style-name="P89"><text:span text:style-name="T38"><text:tab/><text:tab/>CreateCommand nodeCreationCommand = </text:span><text:span text:style-name="T56">new</text:span><text:span text:style-name="T38"> CreateCommand(editingdomain, descriptor, diagram);</text:span></text:p>
      <text:p text:style-name="P89"/>
      <text:p text:style-name="P89"><text:span text:style-name="T38"><text:tab/><text:tab/></text:span><text:span text:style-name="T56">try</text:span><text:span text:style-name="T38"> {</text:span></text:p>
      <text:p text:style-name="P89"><text:span text:style-name="T38"><text:tab/><text:tab/><text:tab/>OperationHistoryFactory.</text:span><text:span text:style-name="T40">getOperationHistory</text:span><text:span text:style-name="T38">().execute(nodeCreationCommand, </text:span><text:span text:style-name="T56">new</text:span><text:span text:style-name="T38"> NullProgressMonitor(), </text:span><text:span text:style-name="T56">null</text:span><text:span text:style-name="T38">);</text:span></text:p>
      <text:p text:style-name="P89"><text:span text:style-name="T38"><text:tab/><text:tab/>} </text:span><text:span text:style-name="T56">catch</text:span><text:span text:style-name="T38"> (ExecutionException e) {</text:span></text:p>
      <text:p text:style-name="P79"><text:tab/><text:tab/><text:tab/>e.printStackTrace();</text:p>
      <text:p text:style-name="P89"><text:span text:style-name="T38"><text:tab/><text:tab/><text:tab/>Activator.</text:span><text:span text:style-name="T40">getInstance</text:span><text:span text:style-name="T38">().logError(</text:span><text:span text:style-name="T72">"Unable to create model and diagram"</text:span><text:span text:style-name="T38">, e); </text:span><text:span text:style-name="T61">//$NON-NLS-1$</text:span></text:p>
      <text:p text:style-name="P79"><text:tab/><text:tab/>}</text:p>
      <text:p text:style-name="P79"><text:tab/>}</text:p>
      <text:p text:style-name="P89"/>
      <text:p text:style-name="P79">}</text:p>
      <text:list xml:id="list32289130" text:continue-numbering="true" text:style-name="WW8Num13">
        <text:list-item>
          <text:list>
            <text:list-item>
              <text:list>
                <text:list-item>
                  <text:list>
                    <text:list-item>
                      <text:p text:style-name="P151">UmlActivityDiagramForMultiEditor.java :</text:p>
                    </text:list-item>
                  </text:list>
                </text:list-item>
              </text:list>
            </text:list-item>
          </text:list>
        </text:list-item>
      </text:list>
      <text:p text:style-name="P50"><text:span text:style-name="T56">package</text:span><text:span text:style-name="T38"> org.eclipse.papyrus.diagram.XXX;</text:span></text:p>
      <text:p text:style-name="P89"/>
      <text:p text:style-name="P89"><text:span text:style-name="T56">import</text:span><text:span text:style-name="T38"> org.eclipse.core.runtime.CoreException;</text:span></text:p>
      <text:p text:style-name="P89"><text:span text:style-name="T56">import</text:span><text:span text:style-name="T38"> org.eclipse.emf.common.ui.URIEditorInput;</text:span></text:p>
      <text:p text:style-name="P89"><text:span text:style-name="T56">import</text:span><text:span text:style-name="T38"> org.eclipse.emf.ecore.util.EcoreUtil;</text:span></text:p>
      <text:p text:style-name="P89"><text:span text:style-name="T56">import</text:span><text:span text:style-name="T38"> org.eclipse.gmf.runtime.notation.Diagram;</text:span></text:p>
      <text:p text:style-name="P89"><text:span text:style-name="T56">import</text:span><text:span text:style-name="T38"> org.eclipse.jface.dialogs.ErrorDialog;</text:span></text:p>
      <text:p text:style-name="P89"><text:span text:style-name="T56">import</text:span><text:span text:style-name="T38"> org.eclipse.jface.resource.ImageDescriptor;</text:span></text:p>
      <text:p text:style-name="P89"><text:span text:style-name="T56">import</text:span><text:span text:style-name="T38"> org.eclipse.papyrus.core.editor.BackboneException;</text:span></text:p>
      <text:p text:style-name="P89"><text:span text:style-name="T56">import</text:span><text:span text:style-name="T38"> org.eclipse.papyrus.core.services.ServiceException;</text:span></text:p>
      <text:p text:style-name="P89"><text:span text:style-name="T56">import</text:span><text:span text:style-name="T38"> org.eclipse.papyrus.core.services.ServicesRegistry;</text:span></text:p>
      <text:p text:style-name="P89"><text:span text:style-name="T56">import</text:span><text:span text:style-name="T38"> org.eclipse.papyrus.diagram.XXX.part.UMLDiagramEditor;</text:span></text:p>
      <text:p text:style-name="P89"><text:soft-page-break/><text:span text:style-name="T56">import</text:span><text:span text:style-name="T38"> org.eclipse.papyrus.diagram.XXX.part.UMLDiagramEditorPlugin;</text:span></text:p>
      <text:p text:style-name="P89"><text:span text:style-name="T56">import</text:span><text:span text:style-name="T38"> org.eclipse.swt.widgets.Composite;</text:span></text:p>
      <text:p text:style-name="P89"><text:span text:style-name="T56">import</text:span><text:span text:style-name="T38"> org.eclipse.swt.widgets.Shell;</text:span></text:p>
      <text:p text:style-name="P89"><text:span text:style-name="T56">import</text:span><text:span text:style-name="T38"> org.eclipse.ui.IEditorInput;</text:span></text:p>
      <text:p text:style-name="P89"><text:span text:style-name="T56">import</text:span><text:span text:style-name="T38"> org.eclipse.ui.IEditorSite;</text:span></text:p>
      <text:p text:style-name="P89"><text:span text:style-name="T56">import</text:span><text:span text:style-name="T38"> org.eclipse.ui.PartInitException;</text:span></text:p>
      <text:p text:style-name="P89"/>
      <text:p text:style-name="P72">/**</text:p>
      <text:p text:style-name="P89"><text:span text:style-name="T52"><text:s/>* Editor used in </text:span><text:span text:style-name="T53">multitabs</text:span><text:span text:style-name="T52"> editor.</text:span></text:p>
      <text:p text:style-name="P72"><text:s/>* </text:p>
      <text:p text:style-name="P72"><text:s/>*/</text:p>
      <text:p text:style-name="P89"><text:span text:style-name="T56">public</text:span><text:span text:style-name="T38"> </text:span><text:span text:style-name="T56">class</text:span><text:span text:style-name="T38"> UmlXXXDiagramForMultiEditor </text:span><text:span text:style-name="T56">extends</text:span><text:span text:style-name="T38"> UMLDiagramEditor {</text:span></text:p>
      <text:p text:style-name="P89"/>
      <text:p text:style-name="P89"><text:span text:style-name="T38"><text:tab/></text:span><text:span text:style-name="T52">/**</text:span></text:p>
      <text:p text:style-name="P89"><text:span text:style-name="T52"><text:tab/> * The location of diagram icon in the plug</text:span><text:span text:style-name="T64">-</text:span><text:span text:style-name="T52">in</text:span></text:p>
      <text:p text:style-name="P72"><text:tab/> */</text:p>
      <text:p text:style-name="P89"><text:span text:style-name="T38"><text:tab/></text:span><text:span text:style-name="T56">private</text:span><text:span text:style-name="T38"> </text:span><text:span text:style-name="T56">static</text:span><text:span text:style-name="T38"> </text:span><text:span text:style-name="T56">final</text:span><text:span text:style-name="T38"> String </text:span><text:span text:style-name="T59">DIAG_IMG_PATH</text:span><text:span text:style-name="T38"> = </text:span><text:span text:style-name="T72">"icons/XXXDiagram.gif"</text:span><text:span text:style-name="T38">;</text:span></text:p>
      <text:p text:style-name="P89"/>
      <text:p text:style-name="P89"><text:span text:style-name="T38"><text:tab/></text:span><text:span text:style-name="T52">/**</text:span></text:p>
      <text:p text:style-name="P72"><text:tab/> * The image descriptor of the diagram icon</text:p>
      <text:p text:style-name="P72"><text:tab/> */</text:p>
      <text:p text:style-name="P89"><text:span text:style-name="T38"><text:tab/></text:span><text:span text:style-name="T56">private</text:span><text:span text:style-name="T38"> </text:span><text:span text:style-name="T56">static</text:span><text:span text:style-name="T38"> </text:span><text:span text:style-name="T56">final</text:span><text:span text:style-name="T38"> ImageDescriptor </text:span><text:span text:style-name="T59">DIAG_IMG_DESC</text:span><text:span text:style-name="T38"> = UMLDiagramEditorPlugin</text:span></text:p>
      <text:p text:style-name="P89"><text:span text:style-name="T38"><text:tab/><text:tab/><text:tab/>.</text:span><text:span text:style-name="T40">getBundledImageDescriptor</text:span><text:span text:style-name="T38">(UmlXXXDiagramForMultiEditor.</text:span><text:span text:style-name="T59">DIAG_IMG_PATH</text:span><text:span text:style-name="T38">);</text:span></text:p>
      <text:p text:style-name="P89"/>
      <text:p text:style-name="P89"><text:span text:style-name="T38"><text:tab/></text:span><text:span text:style-name="T52">/** The editor splitter. */</text:span></text:p>
      <text:p text:style-name="P89"><text:span text:style-name="T38"><text:tab/></text:span><text:span text:style-name="T56">private</text:span><text:span text:style-name="T38"> Composite </text:span><text:span text:style-name="T58">splitter</text:span><text:span text:style-name="T38">;</text:span></text:p>
      <text:p text:style-name="P89"/>
      <text:p text:style-name="P89"><text:span text:style-name="T38"><text:tab/></text:span><text:span text:style-name="T52">/**</text:span></text:p>
      <text:p text:style-name="P72"><text:tab/> * Constructor for SashSystem v2. Context and required objects are retrieved</text:p>
      <text:p text:style-name="P72"><text:tab/> * from the ServiceRegistry.</text:p>
      <text:p text:style-name="P72"><text:tab/> * </text:p>
      <text:p text:style-name="P89"><text:span text:style-name="T52"><text:tab/> * </text:span><text:span text:style-name="T55">@throws</text:span><text:span text:style-name="T52"> BackboneException</text:span></text:p>
      <text:p text:style-name="P89"><text:span text:style-name="T52"><text:tab/> * </text:span><text:span text:style-name="T55">@throws</text:span><text:span text:style-name="T52"> ServiceException</text:span></text:p>
      <text:p text:style-name="P72"><text:tab/> * </text:p>
      <text:p text:style-name="P89"><text:span text:style-name="T52"><text:tab/> * </text:span><text:span text:style-name="T55">@generated</text:span><text:span text:style-name="T52"> NOT</text:span></text:p>
      <text:p text:style-name="P72"><text:tab/> */</text:p>
      <text:p text:style-name="P89"><text:span text:style-name="T38"><text:tab/></text:span><text:span text:style-name="T56">public</text:span><text:span text:style-name="T38"> UmlXXXDiagramForMultiEditor(ServicesRegistry servicesRegistry,</text:span></text:p>
      <text:p text:style-name="P89"><text:span text:style-name="T38"><text:tab/><text:tab/><text:tab/>Diagram diagram) </text:span><text:span text:style-name="T56">throws</text:span><text:span text:style-name="T38"> BackboneException, ServiceException {</text:span></text:p>
      <text:p text:style-name="P89"><text:span text:style-name="T38"><text:tab/><text:tab/></text:span><text:span text:style-name="T56">super</text:span><text:span text:style-name="T38">(servicesRegistry, diagram);</text:span></text:p>
      <text:p text:style-name="P79"><text:tab/>}</text:p>
      <text:p text:style-name="P89"><text:soft-page-break/></text:p>
      <text:p text:style-name="P89"><text:span text:style-name="T38"><text:tab/></text:span><text:span text:style-name="T52">/**</text:span></text:p>
      <text:p text:style-name="P89"><text:span text:style-name="T52"><text:tab/> * </text:span><text:span text:style-name="T75">{@inheritDoc}</text:span></text:p>
      <text:p text:style-name="P72"><text:tab/> */</text:p>
      <text:p text:style-name="P89"><text:span text:style-name="T38"><text:tab/></text:span><text:span text:style-name="T63">@Override</text:span></text:p>
      <text:p text:style-name="P89"><text:span text:style-name="T38"><text:tab/></text:span><text:span text:style-name="T56">public</text:span><text:span text:style-name="T38"> </text:span><text:span text:style-name="T56">void</text:span><text:span text:style-name="T38"> init(IEditorSite site, IEditorInput input)</text:span></text:p>
      <text:p text:style-name="P89"><text:span text:style-name="T38"><text:tab/><text:tab/><text:tab/></text:span><text:span text:style-name="T56">throws</text:span><text:span text:style-name="T38"> PartInitException {</text:span></text:p>
      <text:p text:style-name="P89"><text:span text:style-name="T38"><text:tab/><text:tab/></text:span><text:span text:style-name="T56">super</text:span><text:span text:style-name="T38">.init(site, input);</text:span></text:p>
      <text:p text:style-name="P79"><text:tab/><text:tab/>setPartName(getDiagram().getName());</text:p>
      <text:p text:style-name="P89"><text:span text:style-name="T38"><text:tab/><text:tab/>setTitleImage(</text:span><text:span text:style-name="T59">DIAG_IMG_DESC</text:span><text:span text:style-name="T38">.createImage());</text:span></text:p>
      <text:p text:style-name="P79"><text:tab/>}</text:p>
      <text:p text:style-name="P89"/>
      <text:p text:style-name="P89"><text:span text:style-name="T38"><text:tab/></text:span><text:span text:style-name="T52">/**</text:span></text:p>
      <text:p text:style-name="P89"><text:span text:style-name="T52"><text:tab/> * </text:span><text:span text:style-name="T75">{@inheritDoc}</text:span></text:p>
      <text:p text:style-name="P72"><text:tab/> */</text:p>
      <text:p text:style-name="P89"><text:span text:style-name="T38"><text:tab/></text:span><text:span text:style-name="T63">@Override</text:span></text:p>
      <text:p text:style-name="P89"><text:span text:style-name="T38"><text:tab/></text:span><text:span text:style-name="T56">public</text:span><text:span text:style-name="T38"> </text:span><text:span text:style-name="T56">void</text:span><text:span text:style-name="T38"> setInput(IEditorInput input) {</text:span></text:p>
      <text:p text:style-name="P89"><text:span text:style-name="T38"><text:tab/><text:tab/></text:span><text:span text:style-name="T56">try</text:span><text:span text:style-name="T38"> {</text:span></text:p>
      <text:p text:style-name="P89"><text:span text:style-name="T38"><text:tab/><text:tab/><text:tab/></text:span><text:span text:style-name="T61">// Provide an URI with fragment in order to reuse the same Resource</text:span></text:p>
      <text:p text:style-name="P89"><text:span text:style-name="T38"><text:tab/><text:tab/><text:tab/></text:span><text:span text:style-name="T61">// and set the diagram to the fragment.</text:span></text:p>
      <text:p text:style-name="P89"><text:span text:style-name="T38"><text:tab/><text:tab/><text:tab/>URIEditorInput uriInput = </text:span><text:span text:style-name="T56">new</text:span><text:span text:style-name="T38"> URIEditorInput(EcoreUtil</text:span></text:p>
      <text:p text:style-name="P79"><text:tab/><text:tab/><text:tab/><text:tab/><text:tab/>.<text:span text:style-name="T26">getURI</text:span>(getDiagram()));</text:p>
      <text:p text:style-name="P89"><text:span text:style-name="T38"><text:tab/><text:tab/><text:tab/>doSetInput(uriInput, </text:span><text:span text:style-name="T56">true</text:span><text:span text:style-name="T38">);</text:span></text:p>
      <text:p text:style-name="P89"><text:span text:style-name="T38"><text:tab/><text:tab/>} </text:span><text:span text:style-name="T56">catch</text:span><text:span text:style-name="T38"> (CoreException x) {</text:span></text:p>
      <text:p text:style-name="P89"><text:span text:style-name="T38"><text:tab/><text:tab/><text:tab/>String title = </text:span><text:span text:style-name="T72">"Problem opening"</text:span><text:span text:style-name="T38">;</text:span></text:p>
      <text:p text:style-name="P89"><text:span text:style-name="T38"><text:tab/><text:tab/><text:tab/>String msg = </text:span><text:span text:style-name="T72">"Cannot open input element:"</text:span><text:span text:style-name="T38">;</text:span></text:p>
      <text:p text:style-name="P79"><text:tab/><text:tab/><text:tab/>Shell shell = getSite().getShell();</text:p>
      <text:p text:style-name="P79"><text:tab/><text:tab/><text:tab/>ErrorDialog.<text:span text:style-name="T26">openError</text:span>(shell, title, msg, x.getStatus());</text:p>
      <text:p text:style-name="P79"><text:tab/><text:tab/>}</text:p>
      <text:p text:style-name="P79"><text:tab/>}</text:p>
      <text:p text:style-name="P89"/>
      <text:p text:style-name="P89"><text:span text:style-name="T38"><text:tab/></text:span><text:span text:style-name="T52">/**</text:span></text:p>
      <text:p text:style-name="P89"><text:span text:style-name="T52"><text:tab/> * </text:span><text:span text:style-name="T75">{@inheritDoc}</text:span></text:p>
      <text:p text:style-name="P72"><text:tab/> */</text:p>
      <text:p text:style-name="P89"><text:span text:style-name="T38"><text:tab/></text:span><text:span text:style-name="T63">@Override</text:span></text:p>
      <text:p text:style-name="P89"><text:span text:style-name="T38"><text:tab/></text:span><text:span text:style-name="T56">protected</text:span><text:span text:style-name="T38"> </text:span><text:span text:style-name="T56">void</text:span><text:span text:style-name="T38"> createGraphicalViewer(Composite parent) {</text:span></text:p>
      <text:p text:style-name="P89"><text:span text:style-name="T38"><text:tab/><text:tab/></text:span><text:span text:style-name="T58">splitter</text:span><text:span text:style-name="T38"> = parent;</text:span></text:p>
      <text:p text:style-name="P89"><text:span text:style-name="T38"><text:tab/><text:tab/></text:span><text:span text:style-name="T56">super</text:span><text:span text:style-name="T38">.createGraphicalViewer(parent);</text:span></text:p>
      <text:p text:style-name="P79"><text:tab/>}</text:p>
      <text:p text:style-name="P89"/>
      <text:p text:style-name="P89"><text:span text:style-name="T38"><text:tab/></text:span><text:span text:style-name="T52">/**</text:span></text:p>
      <text:p text:style-name="P89"><text:soft-page-break/><text:span text:style-name="T52"><text:tab/> * </text:span><text:span text:style-name="T75">{@inheritDoc}</text:span></text:p>
      <text:p text:style-name="P72"><text:tab/> */</text:p>
      <text:p text:style-name="P89"><text:span text:style-name="T38"><text:tab/></text:span><text:span text:style-name="T63">@Override</text:span></text:p>
      <text:p text:style-name="P89"><text:span text:style-name="T38"><text:tab/></text:span><text:span text:style-name="T56">public</text:span><text:span text:style-name="T38"> </text:span><text:span text:style-name="T56">void</text:span><text:span text:style-name="T38"> setFocus() {</text:span></text:p>
      <text:p text:style-name="P89"><text:span text:style-name="T38"><text:tab/><text:tab/></text:span><text:span text:style-name="T58">splitter</text:span><text:span text:style-name="T38">.setFocus();</text:span></text:p>
      <text:p text:style-name="P89"><text:span text:style-name="T38"><text:tab/><text:tab/></text:span><text:span text:style-name="T56">super</text:span><text:span text:style-name="T38">.setFocus();</text:span></text:p>
      <text:p text:style-name="P79"><text:tab/>}</text:p>
      <text:p text:style-name="P89"/>
      <text:p text:style-name="P89"><text:span text:style-name="T38"><text:tab/></text:span><text:span text:style-name="T52">/**</text:span></text:p>
      <text:p text:style-name="P89"><text:span text:style-name="T52"><text:tab/> * </text:span><text:span text:style-name="T75">{@inheritDoc}</text:span></text:p>
      <text:p text:style-name="P72"><text:tab/> */</text:p>
      <text:p text:style-name="P89"><text:span text:style-name="T38"><text:tab/></text:span><text:span text:style-name="T63">@Override</text:span></text:p>
      <text:p text:style-name="P89"><text:span text:style-name="T38"><text:tab/></text:span><text:span text:style-name="T56">public</text:span><text:span text:style-name="T38"> String getEditingDomainID() {</text:span></text:p>
      <text:p text:style-name="P89"><text:span text:style-name="T38"><text:tab/><text:tab/></text:span><text:span text:style-name="T56">return</text:span><text:span text:style-name="T38"> </text:span><text:span text:style-name="T72">"org.eclipse.papyrus.diagram.XXX.EditingDomain"</text:span><text:span text:style-name="T38">;</text:span></text:p>
      <text:p text:style-name="P79"><text:tab/>}</text:p>
      <text:p text:style-name="P79">}</text:p>
      <text:list xml:id="list32312728" text:continue-numbering="true" text:style-name="WW8Num13">
        <text:list-item>
          <text:list>
            <text:list-item>
              <text:p text:style-name="P151">Add extensions to plugin.xml file :</text:p>
              <text:list>
                <text:list-item>
                  <text:p text:style-name="P151">These four extensions must be added (adapt names containing XXX):</text:p>
                </text:list-item>
              </text:list>
            </text:list-item>
          </text:list>
        </text:list-item>
      </text:list>
      <text:p text:style-name="P89"><text:span text:style-name="T38"><text:s text:c="3"/></text:span><text:span text:style-name="T9">&lt;extension</text:span></text:p>
      <text:p text:style-name="P89"><text:span text:style-name="T38"><text:s text:c="9"/></text:span><text:span text:style-name="T9">point=</text:span><text:span text:style-name="T76">"org.eclipse.ui.commands"</text:span><text:span text:style-name="T9">&gt;</text:span></text:p>
      <text:p text:style-name="P89"><text:span text:style-name="T38"><text:s text:c="6"/></text:span><text:span text:style-name="T9">&lt;command</text:span></text:p>
      <text:p text:style-name="P89"><text:span text:style-name="T38"><text:s text:c="12"/></text:span><text:span text:style-name="T9">description=</text:span><text:span text:style-name="T76">"Create a new XXX Diagram (Papyrus II)"</text:span></text:p>
      <text:p text:style-name="P89"><text:span text:style-name="T38"><text:s text:c="12"/></text:span><text:span text:style-name="T9">id=</text:span><text:span text:style-name="T76">"org.eclipse.papyrus.diagram.XXX.CreateXXXDiagramCommand"</text:span></text:p>
      <text:p text:style-name="P89"><text:span text:style-name="T38"><text:s text:c="12"/></text:span><text:span text:style-name="T9">name=</text:span><text:span text:style-name="T76">"Create XXX Diagram"</text:span><text:span text:style-name="T9">&gt;</text:span></text:p>
      <text:p text:style-name="P89"><text:span text:style-name="T38"><text:s text:c="6"/></text:span><text:span text:style-name="T9">&lt;/command&gt;</text:span></text:p>
      <text:p text:style-name="P89"><text:span text:style-name="T38"><text:s text:c="3"/></text:span><text:span text:style-name="T9">&lt;/extension&gt;</text:span></text:p>
      <text:p text:style-name="P89"><text:span text:style-name="T38"><text:s text:c="3"/></text:span><text:span text:style-name="T9">&lt;extension</text:span></text:p>
      <text:p text:style-name="P89"><text:span text:style-name="T38"><text:s text:c="9"/></text:span><text:span text:style-name="T9">point=</text:span><text:span text:style-name="T76">"org.eclipse.ui.handlers"</text:span><text:span text:style-name="T9">&gt;</text:span></text:p>
      <text:p text:style-name="P89"><text:span text:style-name="T38"><text:s text:c="6"/></text:span><text:span text:style-name="T9">&lt;handler</text:span></text:p>
      <text:p text:style-name="P89"><text:span text:style-name="T38"><text:s text:c="12"/></text:span><text:span text:style-name="T9">class=</text:span><text:span text:style-name="T76">"org.eclipse.papyrus.diagram.XXX.CreateXXXDiagramCommand"</text:span></text:p>
      <text:p text:style-name="P89"><text:span text:style-name="T38"><text:s text:c="12"/></text:span><text:span text:style-name="T9">commandId=</text:span><text:span text:style-name="T76">"org.eclipse.papyrus.diagram.XXX.CreateXXXDiagramCommand"</text:span><text:span text:style-name="T9">&gt;</text:span></text:p>
      <text:p text:style-name="P89"><text:span text:style-name="T38"><text:s text:c="9"/></text:span><text:span text:style-name="T9">&lt;activeWhen&gt;</text:span></text:p>
      <text:p text:style-name="P89"><text:span text:style-name="T38"><text:s text:c="12"/></text:span><text:span text:style-name="T9">&lt;or&gt;</text:span></text:p>
      <text:p text:style-name="P89"><text:span text:style-name="T38"><text:s text:c="15"/></text:span><text:span text:style-name="T9">&lt;with</text:span></text:p>
      <text:p text:style-name="P89"><text:span text:style-name="T38"><text:s text:c="21"/></text:span><text:span text:style-name="T9">variable=</text:span><text:span text:style-name="T76">"activeEditorId"</text:span><text:span text:style-name="T9">&gt;</text:span></text:p>
      <text:p text:style-name="P89"><text:span text:style-name="T38"><text:s text:c="18"/></text:span><text:span text:style-name="T9">&lt;equals</text:span></text:p>
      <text:p text:style-name="P89"><text:span text:style-name="T38"><text:s text:c="24"/></text:span><text:span text:style-name="T9">value=</text:span><text:span text:style-name="T76">"org.eclipse.papyrus.core.papyrusEditor"</text:span><text:span text:style-name="T9">&gt;</text:span></text:p>
      <text:p text:style-name="P89"><text:span text:style-name="T38"><text:s text:c="18"/></text:span><text:span text:style-name="T9">&lt;/equals&gt;</text:span></text:p>
      <text:p text:style-name="P89"><text:span text:style-name="T38"><text:s text:c="15"/></text:span><text:span text:style-name="T9">&lt;/with&gt;</text:span></text:p>
      <text:p text:style-name="P89"><text:span text:style-name="T38"><text:s text:c="12"/></text:span><text:span text:style-name="T9">&lt;/or&gt;</text:span></text:p>
      <text:p text:style-name="P89"><text:span text:style-name="T38"><text:s text:c="9"/></text:span><text:span text:style-name="T9">&lt;/activeWhen&gt;</text:span></text:p>
      <text:p text:style-name="P89"><text:span text:style-name="T38"><text:s text:c="6"/></text:span><text:span text:style-name="T9">&lt;/handler&gt;</text:span></text:p>
      <text:p text:style-name="P89"><text:soft-page-break/><text:span text:style-name="T38"><text:s text:c="3"/></text:span><text:span text:style-name="T9">&lt;/extension&gt;</text:span></text:p>
      <text:p text:style-name="P89"><text:span text:style-name="T38"><text:s text:c="3"/></text:span><text:span text:style-name="T9">&lt;extension</text:span></text:p>
      <text:p text:style-name="P89"><text:span text:style-name="T38"><text:s text:c="9"/></text:span><text:span text:style-name="T9">point=</text:span><text:span text:style-name="T76">"org.eclipse.ui.menus"</text:span><text:span text:style-name="T9">&gt;</text:span></text:p>
      <text:p text:style-name="P89"><text:span text:style-name="T38"><text:s text:c="6"/></text:span><text:span text:style-name="T9">&lt;menuContribution</text:span></text:p>
      <text:p text:style-name="P89"><text:span text:style-name="T38"><text:s text:c="12"/></text:span><text:span text:style-name="T9">locationURI=</text:span><text:span text:style-name="T76">"toolbar:org.eclipse.ui.main.toolbar"</text:span><text:span text:style-name="T9">&gt;</text:span></text:p>
      <text:p text:style-name="P89"><text:span text:style-name="T38"><text:s text:c="9"/></text:span><text:span text:style-name="T9">&lt;toolbar</text:span></text:p>
      <text:p text:style-name="P89"><text:span text:style-name="T38"><text:s text:c="15"/></text:span><text:span text:style-name="T9">id=</text:span><text:span text:style-name="T76">"org.eclipse.papyrus.diagram.ui.toolbar"</text:span><text:span text:style-name="T9">&gt;</text:span></text:p>
      <text:p text:style-name="P89"><text:span text:style-name="T38"><text:s text:c="12"/></text:span><text:span text:style-name="T9">&lt;command</text:span></text:p>
      <text:p text:style-name="P89"><text:span text:style-name="T38"><text:s text:c="18"/></text:span><text:span text:style-name="T9">commandId=</text:span><text:span text:style-name="T76">"org.eclipse.papyrus.diagram.XXX.CreateXXXDiagramCommand"</text:span></text:p>
      <text:p text:style-name="P89"><text:span text:style-name="T38"><text:s text:c="18"/></text:span><text:span text:style-name="T9">icon=</text:span><text:span text:style-name="T76">"icons/XXXDiagram.gif"</text:span></text:p>
      <text:p text:style-name="P89"><text:span text:style-name="T38"><text:s text:c="18"/></text:span><text:span text:style-name="T9">label=</text:span><text:span text:style-name="T76">"Create a new XXX Diagram"</text:span></text:p>
      <text:p text:style-name="P89"><text:span text:style-name="T38"><text:s text:c="18"/></text:span><text:span text:style-name="T9">style=</text:span><text:span text:style-name="T76">"push"</text:span></text:p>
      <text:p text:style-name="P89"><text:span text:style-name="T38"><text:s text:c="18"/></text:span><text:span text:style-name="T9">tooltip=</text:span><text:span text:style-name="T76">"Create a new XXX Diagram"</text:span><text:span text:style-name="T9">&gt;</text:span></text:p>
      <text:p text:style-name="P89"><text:span text:style-name="T38"><text:s text:c="15"/></text:span><text:span text:style-name="T9">&lt;visibleWhen&gt;</text:span></text:p>
      <text:p text:style-name="P89"><text:span text:style-name="T38"><text:s text:c="18"/></text:span><text:span text:style-name="T9">&lt;with</text:span></text:p>
      <text:p text:style-name="P89"><text:span text:style-name="T38"><text:s text:c="24"/></text:span><text:span text:style-name="T9">variable=</text:span><text:span text:style-name="T76">"activeEditorId"</text:span><text:span text:style-name="T9">&gt;</text:span></text:p>
      <text:p text:style-name="P89"><text:span text:style-name="T38"><text:s text:c="21"/></text:span><text:span text:style-name="T9">&lt;equals</text:span></text:p>
      <text:p text:style-name="P89"><text:span text:style-name="T38"><text:s text:c="27"/></text:span><text:span text:style-name="T9">value=</text:span><text:span text:style-name="T76">"org.eclipse.papyrus.core.papyrusEditor"</text:span><text:span text:style-name="T9">&gt;</text:span></text:p>
      <text:p text:style-name="P89"><text:span text:style-name="T38"><text:s text:c="21"/></text:span><text:span text:style-name="T9">&lt;/equals&gt;</text:span></text:p>
      <text:p text:style-name="P89"><text:span text:style-name="T38"><text:s text:c="18"/></text:span><text:span text:style-name="T9">&lt;/with&gt;</text:span></text:p>
      <text:p text:style-name="P89"><text:span text:style-name="T38"><text:s text:c="15"/></text:span><text:span text:style-name="T9">&lt;/visibleWhen&gt;</text:span></text:p>
      <text:p text:style-name="P89"><text:span text:style-name="T38"><text:s text:c="12"/></text:span><text:span text:style-name="T9">&lt;/command&gt;</text:span></text:p>
      <text:p text:style-name="P89"><text:span text:style-name="T38"><text:s text:c="9"/></text:span><text:span text:style-name="T9">&lt;/toolbar&gt;</text:span></text:p>
      <text:p text:style-name="P89"><text:span text:style-name="T38"><text:s text:c="6"/></text:span><text:span text:style-name="T9">&lt;/menuContribution&gt;</text:span></text:p>
      <text:p text:style-name="P89"><text:span text:style-name="T38"><text:s text:c="6"/></text:span><text:span text:style-name="T9">&lt;menuContribution</text:span></text:p>
      <text:p text:style-name="P89"><text:span text:style-name="T38"><text:s text:c="12"/></text:span><text:span text:style-name="T9">locationURI=</text:span><text:span text:style-name="T76">"menu:org.eclipse.papyrus.ui.menu"</text:span><text:span text:style-name="T9">&gt;</text:span></text:p>
      <text:p text:style-name="P89"><text:span text:style-name="T38"><text:s text:c="9"/></text:span><text:span text:style-name="T9">&lt;menu</text:span></text:p>
      <text:p text:style-name="P89"><text:span text:style-name="T38"><text:s text:c="15"/></text:span><text:span text:style-name="T9">id=</text:span><text:span text:style-name="T76">"org.eclipse.papyrus.diagram.ui.menu"</text:span></text:p>
      <text:p text:style-name="P89"><text:span text:style-name="T38"><text:s text:c="15"/></text:span><text:span text:style-name="T9">label=</text:span><text:span text:style-name="T76">"Papyrus II"</text:span><text:span text:style-name="T9">&gt;</text:span></text:p>
      <text:p text:style-name="P89"><text:span text:style-name="T38"><text:s text:c="12"/></text:span><text:span text:style-name="T9">&lt;command</text:span></text:p>
      <text:p text:style-name="P89"><text:span text:style-name="T38"><text:s text:c="18"/></text:span><text:span text:style-name="T9">commandId=</text:span><text:span text:style-name="T76">"org.eclipse.papyrus.diagram.XXX.CreateXXXDiagramCommand"</text:span></text:p>
      <text:p text:style-name="P89"><text:span text:style-name="T38"><text:s text:c="18"/></text:span><text:span text:style-name="T9">icon=</text:span><text:span text:style-name="T76">"icons/XXXDiagram.gif"</text:span></text:p>
      <text:p text:style-name="P89"><text:span text:style-name="T38"><text:s text:c="18"/></text:span><text:span text:style-name="T9">label=</text:span><text:span text:style-name="T76">"Create XXX Diagram"</text:span></text:p>
      <text:p text:style-name="P89"><text:span text:style-name="T38"><text:s text:c="18"/></text:span><text:span text:style-name="T9">style=</text:span><text:span text:style-name="T76">"push"</text:span></text:p>
      <text:p text:style-name="P89"><text:span text:style-name="T38"><text:s text:c="18"/></text:span><text:span text:style-name="T9">tooltip=</text:span><text:span text:style-name="T76">"Create a new UML2 XXX Diagram <text:s/>(Papyrus II)"</text:span><text:span text:style-name="T9">&gt;</text:span></text:p>
      <text:p text:style-name="P89"><text:span text:style-name="T38"><text:s text:c="12"/></text:span><text:span text:style-name="T9">&lt;/command&gt;</text:span></text:p>
      <text:p text:style-name="P89"><text:span text:style-name="T38"><text:s text:c="9"/></text:span><text:span text:style-name="T9">&lt;/menu&gt;</text:span></text:p>
      <text:p text:style-name="P89"><text:span text:style-name="T38"><text:s text:c="6"/></text:span><text:span text:style-name="T9">&lt;/menuContribution&gt;</text:span></text:p>
      <text:p text:style-name="P89"><text:span text:style-name="T38"><text:s text:c="3"/></text:span><text:span text:style-name="T9">&lt;/extension&gt;</text:span></text:p>
      <text:p text:style-name="P89"><text:span text:style-name="T38"><text:s text:c="3"/></text:span><text:span text:style-name="T9">&lt;extension</text:span></text:p>
      <text:p text:style-name="P89"><text:span text:style-name="T38"><text:s text:c="9"/></text:span><text:span text:style-name="T9">point=</text:span><text:span text:style-name="T76">"org.eclipse.papyrus.core.papyrusDiagram"</text:span><text:span text:style-name="T9">&gt;</text:span></text:p>
      <text:p text:style-name="P89"><text:soft-page-break/><text:span text:style-name="T38"><text:s text:c="6"/></text:span><text:span text:style-name="T9">&lt;editorDiagram</text:span></text:p>
      <text:p text:style-name="P89"><text:span text:style-name="T38"><text:s text:c="12"/></text:span><text:span text:style-name="T9">contextId=</text:span><text:span text:style-name="T76">"com.cea.papyrus.gmf.editor.context"</text:span></text:p>
      <text:p text:style-name="P89"><text:span text:style-name="T38"><text:s text:c="12"/></text:span><text:span text:style-name="T9">factoryClass=</text:span><text:span text:style-name="T76">"org.eclipse.papyrus.diagram.XXX.XXXDiagramEditorFactory"</text:span></text:p>
      <text:p text:style-name="P89"><text:span text:style-name="T38"><text:s text:c="12"/></text:span><text:span text:style-name="T9">icon=</text:span><text:span text:style-name="T76">"icons/XXXDiagram.gif"</text:span><text:span text:style-name="T9">&gt;</text:span></text:p>
      <text:p text:style-name="P89"><text:span text:style-name="T38"><text:s text:c="6"/></text:span><text:span text:style-name="T9">&lt;/editorDiagram&gt;</text:span></text:p>
      <text:p text:style-name="P89"><text:span text:style-name="T38"><text:s text:c="6"/></text:span><text:span text:style-name="T9">&lt;creationCommand</text:span></text:p>
      <text:p text:style-name="P89"><text:span text:style-name="T38"><text:s text:c="12"/></text:span><text:span text:style-name="T9">creationCommandClass=</text:span><text:span text:style-name="T76">"org.eclipse.papyrus.diagram.XXX.CreateXXXDiagramCommand"</text:span></text:p>
      <text:p text:style-name="P89"><text:span text:style-name="T38"><text:s text:c="12"/></text:span><text:span text:style-name="T9">icon=</text:span><text:span text:style-name="T76">"icons/XXXDiagram.gif"</text:span></text:p>
      <text:p text:style-name="P89"><text:span text:style-name="T38"><text:s text:c="12"/></text:span><text:span text:style-name="T9">id=</text:span><text:span text:style-name="T76">"org.eclipse.papyrus.diagram.XXX.CreationCommand"</text:span></text:p>
      <text:p text:style-name="P89"><text:span text:style-name="T38"><text:s text:c="12"/></text:span><text:span text:style-name="T9">label=</text:span><text:span text:style-name="T76">"UML XXX Diagram"</text:span><text:span text:style-name="T9">&gt;</text:span></text:p>
      <text:p text:style-name="P89"><text:span text:style-name="T38"><text:s text:c="6"/></text:span><text:span text:style-name="T9">&lt;/creationCommand&gt;</text:span></text:p>
      <text:p text:style-name="P90"><text:span text:style-name="T50"><text:s text:c="3"/></text:span><text:span text:style-name="T10">&lt;/extension&gt;</text:span></text:p>
      <text:p text:style-name="P20"/>
      <text:list xml:id="list32301523" text:continue-list="list32293425" text:style-name="Outline">
        <text:list-item>
          <text:list>
            <text:list-item>
              <text:h text:style-name="Heading_20_2" text:outline-level="2">Node with predefined colors</text:h>
            </text:list-item>
          </text:list>
        </text:list-item>
      </text:list>
      <text:p text:style-name="Text_20_body">Node colors can be predefinied in the gmfgraph model. </text:p>
      <text:p text:style-name="Text_20_body"><text:span text:style-name="T11">For each figure, the background and the foreground can be predefined (</text:span><text:span text:style-name="T11"><text:bookmark-ref text:reference-format="text" text:ref-name="_Ref196670311">Figure 7</text:bookmark-ref></text:span><text:span text:style-name="T11">).</text:span></text:p>
      <text:p text:style-name="Text_20_body"><text:span text:style-name="T11">This doesn’t seem to work for link </text:span><text:span text:style-name="T32"></text:span><text:span text:style-name="T11">.</text:span></text:p>
      <text:p text:style-name="P21"><draw:frame draw:style-name="fr5" draw:name="gráficos21" text:anchor-type="as-char" svg:width="12.938cm" svg:height="11.748cm" draw:z-index="93"><draw:image xlink:href="Pictures/10000000000001E9000001BCA2D7EF7D.png" xlink:type="simple" xlink:show="embed" xlink:actuate="onLoad"/></draw:frame></text:p>
      <text:p text:style-name="Standard"><text:bookmark-start text:name="_Ref196670311"/><text:span text:style-name="T22">Figure </text:span><text:sequence text:ref-name="refFigure6" text:name="Figure" text:formula="ooow:Figure+1" style:num-format="1">7</text:sequence><text:bookmark-end text:name="_Ref196670311"/><text:span text:style-name="T22"> </text:span><text:span text:style-name="T11">Setting color for nodes</text:span></text:p>
      <text:list xml:id="list32305395" text:continue-numbering="true" text:style-name="Outline">
        <text:list-item>
          <text:list>
            <text:list-item>
              <text:h text:style-name="Heading_20_2" text:outline-level="2"><text:soft-page-break/><text:span text:style-name="T11">Link A</text:span><text:span text:style-name="T32"></text:span><text:span text:style-name="T11">B <text:s/>owned by A</text:span></text:h>
            </text:list-item>
          </text:list>
        </text:list-item>
      </text:list>
      <text:p text:style-name="P29"/>
      <text:list xml:id="list32312950" text:continue-numbering="true" text:style-name="Outline">
        <text:list-item>
          <text:list>
            <text:list-item>
              <text:list>
                <text:list-item>
                  <text:h text:style-name="Heading_20_3" text:outline-level="3">Context</text:h>
                </text:list-item>
              </text:list>
            </text:list-item>
          </text:list>
        </text:list-item>
      </text:list>
      <text:p text:style-name="Text_20_body"><text:span text:style-name="T11">This tutorial explains how to generate a link between two shape A and B. The link is owned by A. The corresponding metamodel is shown </text:span><text:span text:style-name="T11"><text:bookmark-ref text:reference-format="text" text:ref-name="_Ref188372942">Figure 8</text:bookmark-ref></text:span><text:span text:style-name="T11">.</text:span></text:p>
      <text:p text:style-name="P21"><draw:frame draw:style-name="fr5" draw:name="gráficos22" text:anchor-type="as-char" svg:width="10.756cm" svg:height="4.775cm" draw:z-index="94"><draw:image xlink:href="Pictures/2000007B0000221C00000F2144B67AAC.wmf" xlink:type="simple" xlink:show="embed" xlink:actuate="onLoad"/></draw:frame></text:p>
      <text:p text:style-name="Caption"><text:bookmark-start text:name="_Ref188372942"/><text:span text:style-name="T22">Figure </text:span><text:sequence text:ref-name="refFigure7" text:name="Figure" text:formula="ooow:Figure+1" style:num-format="1">8</text:sequence><text:bookmark-end text:name="_Ref188372942"/><text:span text:style-name="T22"> Metamodel representing a reference A </text:span><text:span text:style-name="T31"></text:span><text:span text:style-name="T22"> B owned by A</text:span></text:p>
      <text:p text:style-name="Text_20_body"><text:span text:style-name="T22">Warning : in the reference A </text:span><text:span text:style-name="T33"></text:span><text:span text:style-name="T22"> B, B should be contained by reference because <text:s/>it is contained by value by the package (from NamedElement). </text:span></text:p>
      <text:p text:style-name="Text_20_body"/>
      <text:list xml:id="list32295621" text:continue-numbering="true" text:style-name="Outline">
        <text:list-item>
          <text:list>
            <text:list-item>
              <text:list>
                <text:list-item>
                  <text:h text:style-name="Heading_20_3" text:outline-level="3">Proposed solution</text:h>
                </text:list-item>
              </text:list>
            </text:list-item>
          </text:list>
        </text:list-item>
      </text:list>
      <text:p text:style-name="P103">The GMF Dashboard eases the creation of the different files.</text:p>
      <text:p text:style-name="P23"><draw:frame draw:style-name="fr5" draw:name="gráficos23" text:anchor-type="as-char" svg:width="15.986cm" svg:height="7.641cm" draw:z-index="95"><draw:image xlink:href="Pictures/100000000000035E0000019C2850CD98.png" xlink:type="simple" xlink:show="embed" xlink:actuate="onLoad"/></draw:frame></text:p>
      <text:p text:style-name="Caption"><text:span text:style-name="T22">Figure </text:span><text:sequence text:ref-name="refFigure8" text:name="Figure" text:formula="ooow:Figure+1" style:num-format="1">9</text:sequence><text:span text:style-name="T22"> Control panel</text:span></text:p>
      <text:p text:style-name="P22"/>
      <text:list xml:id="list32290585" text:continue-numbering="true" text:style-name="Outline">
        <text:list-item>
          <text:list>
            <text:list-item>
              <text:list>
                <text:list-item>
                  <text:list>
                    <text:list-item>
                      <text:h text:style-name="Heading_20_4" text:outline-level="4">Step 1 : Create .gmfGraph</text:h>
                    </text:list-item>
                  </text:list>
                </text:list-item>
              </text:list>
            </text:list-item>
          </text:list>
        </text:list-item>
      </text:list>
      <text:p text:style-name="Text_20_body"><text:soft-page-break/>Click on derive between Domain Model and Graphical Def Model. A new window open :</text:p>
      <text:p text:style-name="Text_20_body">Set the name of the file to generate or accept the default one. Click next.</text:p>
      <text:p text:style-name="Text_20_body"><text:span text:style-name="T22">Select the top level element of your model. This top level element will be associated to the diagram area. In our case choose Package (</text:span><text:span text:style-name="T22"><text:bookmark-ref text:reference-format="text" text:ref-name="_Ref188375158">Figure 10</text:bookmark-ref></text:span><text:span text:style-name="T22">). Click next.</text:span></text:p>
      <text:p text:style-name="P23"><draw:frame draw:style-name="fr5" draw:name="gráficos24" text:anchor-type="as-char" svg:width="9.01cm" svg:height="5.828cm" draw:z-index="99"><draw:image xlink:href="Pictures/1000000000000272000001955B530D85.png" xlink:type="simple" xlink:show="embed" xlink:actuate="onLoad"/></draw:frame></text:p>
      <text:p text:style-name="Caption"><text:bookmark-start text:name="_Ref188375158"/><text:span text:style-name="T22">Figure </text:span><text:sequence text:ref-name="refFigure9" text:name="Figure" text:formula="ooow:Figure+1" style:num-format="1">10</text:sequence><text:bookmark-end text:name="_Ref188375158"/><text:span text:style-name="T22"> Select the top level element</text:span></text:p>
      <text:p text:style-name="P22"/>
      <text:p text:style-name="Text_20_body">In the next window, you can choose the figure for each element. There is tree basic kinds :</text:p>
      <text:list xml:id="list32265895" text:style-name="WW8Num14">
        <text:list-item>
          <text:p text:style-name="P157"><text:span text:style-name="T17">shape </text:span><text:span text:style-name="T17"><draw:frame draw:style-name="fr5" draw:name="gráficos25" text:anchor-type="as-char" svg:width="0.661cm" svg:height="0.582cm" draw:z-index="100"><draw:image xlink:href="Pictures/1000000000000019000000166BF21CDE.png" xlink:type="simple" xlink:show="embed" xlink:actuate="onLoad"/></draw:frame></text:span></text:p>
        </text:list-item>
        <text:list-item>
          <text:p text:style-name="P157"><text:span text:style-name="T17">link <text:s/></text:span><text:span text:style-name="T17"><draw:frame draw:style-name="fr5" draw:name="gráficos26" text:anchor-type="as-char" svg:width="0.661cm" svg:height="0.556cm" draw:z-index="103"><draw:image xlink:href="Pictures/10000000000000190000001527C77F03.png" xlink:type="simple" xlink:show="embed" xlink:actuate="onLoad"/></draw:frame></text:span></text:p>
        </text:list-item>
        <text:list-item>
          <text:p text:style-name="P157"><text:span text:style-name="T17">text label </text:span><text:span text:style-name="T17"><draw:frame draw:style-name="fr5" draw:name="gráficos27" text:anchor-type="as-char" svg:width="0.661cm" svg:height="0.582cm" draw:z-index="104"><draw:image xlink:href="Pictures/100000000000001900000016CD461C19.png" xlink:type="simple" xlink:show="embed" xlink:actuate="onLoad"/></draw:frame></text:span></text:p>
        </text:list-item>
      </text:list>
      <text:p text:style-name="Text_20_body"><text:s/>For each element, select how you want it to be represented on the diagram.</text:p>
      <text:p text:style-name="Text_20_body">Element A and B will be drawn as a shape.</text:p>
      <text:p text:style-name="Text_20_body">Property A.name <text:s/>will be drawn as text.</text:p>
      <text:p text:style-name="Text_20_body">Reference A.b will be drawn as a link.</text:p>
      <text:p text:style-name="P22"/>
      <text:p text:style-name="P23"><text:soft-page-break/><draw:frame draw:style-name="fr5" draw:name="gráficos28" text:anchor-type="as-char" svg:width="10.587cm" svg:height="10.786cm" draw:z-index="105"><draw:image xlink:href="Pictures/10000000000001F3000001FDC8101F9B.png" xlink:type="simple" xlink:show="embed" xlink:actuate="onLoad"/></draw:frame></text:p>
      <text:p text:style-name="Caption"><text:span text:style-name="T22">Figure </text:span><text:sequence text:ref-name="refFigure10" text:name="Figure" text:formula="ooow:Figure+1" style:num-format="1">11</text:sequence><text:span text:style-name="T22"> Choose figure for each of your domain elements</text:span></text:p>
      <text:p text:style-name="Text_20_body">Click finish to generate the .gmfgraph file.</text:p>
      <text:p text:style-name="Text_20_body"><text:span text:style-name="T22">You should obtain something like in </text:span><text:span text:style-name="T22"><text:bookmark-ref text:reference-format="text" text:ref-name="_Ref188375931">Figure 12</text:bookmark-ref></text:span><text:span text:style-name="T22">.</text:span></text:p>
      <text:p text:style-name="P23"><text:soft-page-break/><draw:frame draw:style-name="fr5" draw:name="gráficos29" text:anchor-type="as-char" svg:width="9.604cm" svg:height="11.721cm" draw:z-index="101"><draw:image xlink:href="Pictures/100000000000016B000001BB886586FE.png" xlink:type="simple" xlink:show="embed" xlink:actuate="onLoad"/></draw:frame></text:p>
      <text:p text:style-name="Caption"><text:bookmark-start text:name="_Ref188375931"/><text:span text:style-name="T22">Figure </text:span><text:sequence text:ref-name="refFigure11" text:name="Figure" text:formula="ooow:Figure+1" style:num-format="1">12</text:sequence><text:bookmark-end text:name="_Ref188375931"/><text:span text:style-name="T22"> The .gmfgraph file</text:span></text:p>
      <text:p text:style-name="Text_20_body"><text:span text:style-name="T22">In </text:span><text:span text:style-name="T22"><text:bookmark-ref text:reference-format="text" text:ref-name="_Ref188375931">Figure 12</text:bookmark-ref></text:span><text:span text:style-name="T22">, Figure Gallery contains the figure definitions</text:span></text:p>
      <text:p text:style-name="Text_20_body">Node , Connection and Diagram Label are the controllers for the figures. They reference their respective figures (look at the properties).</text:p>
      <text:p text:style-name="Text_20_body">Node figures have “accessors”. This is used as an interface to modify the figure from the controller. Each accessor describe how to access a settable value in the figure (like a label).</text:p>
      <text:p text:style-name="P22"/>
      <text:list xml:id="list32288644" text:continue-list="list32290585" text:style-name="Outline">
        <text:list-item text:start-value="1">
          <text:list>
            <text:list-item>
              <text:list>
                <text:list-item>
                  <text:list>
                    <text:list-item text:start-value="1">
                      <text:h text:style-name="Heading_20_4" text:outline-level="4" text:restart-numbering="true" text:start-value="1">Step 2 : Create .gmftool </text:h>
                    </text:list-item>
                  </text:list>
                </text:list-item>
              </text:list>
            </text:list-item>
          </text:list>
        </text:list-item>
      </text:list>
      <text:p text:style-name="Text_20_body">Click on derive between Domain Model and Tooling Def Model. Set the name of the file to generate or accept the default one. Click next. A new window open. </text:p>
      <text:p text:style-name="Text_20_body">Select the top level element of your model. </text:p>
      <text:p text:style-name="Text_20_body"/>
      <text:p text:style-name="Text_20_body"><text:span text:style-name="T22">Select the tools you want to appear in the palette (</text:span><text:span text:style-name="T22"><text:bookmark-ref text:reference-format="text" text:ref-name="_Ref188376766">Figure 13</text:bookmark-ref></text:span><text:span text:style-name="T22">).</text:span></text:p>
      <text:p text:style-name="Text_20_body">There is two kind of tool: </text:p>
      <text:list xml:id="list32262498" text:style-name="WW8Num6">
        <text:list-item>
          <text:p text:style-name="P158">shape creation tool</text:p>
        </text:list-item>
        <text:list-item>
          <text:p text:style-name="P158">link creation tool</text:p>
        </text:list-item>
      </text:list>
      <text:p text:style-name="P23"><text:soft-page-break/><draw:frame draw:style-name="fr5" draw:name="gráficos30" text:anchor-type="as-char" svg:width="9.052cm" svg:height="8.624cm" draw:z-index="127"><draw:image xlink:href="Pictures/10000000000001E6000001CFE2A108A7.png" xlink:type="simple" xlink:show="embed" xlink:actuate="onLoad"/></draw:frame></text:p>
      <text:p text:style-name="Caption"><text:bookmark-start text:name="_Ref188376766"/>Figure <text:sequence text:ref-name="refFigure12" text:name="Figure" text:formula="ooow:Figure+1" style:num-format="1">13</text:sequence><text:bookmark-end text:name="_Ref188376766"/> Creation Tools Selection.</text:p>
      <text:p text:style-name="P20"/>
      <text:list xml:id="list32304017" text:continue-list="list32288644" text:style-name="Outline">
        <text:list-item text:start-value="1">
          <text:list>
            <text:list-item>
              <text:list>
                <text:list-item>
                  <text:list>
                    <text:list-item text:start-value="1">
                      <text:h text:style-name="Heading_20_4" text:outline-level="4" text:restart-numbering="true" text:start-value="1">Step 3 : Create .gmfmap</text:h>
                    </text:list-item>
                  </text:list>
                </text:list-item>
              </text:list>
            </text:list-item>
          </text:list>
        </text:list-item>
      </text:list>
      <text:p text:style-name="Text_20_body">This is the more complicated model. It allows to associate figures and controllers to domain model elements.</text:p>
      <text:p text:style-name="Text_20_body">Click on combine between Domain Model and Mapping Model. Set the name of the file to generate or accept the default one. Click next. </text:p>
      <text:p text:style-name="Text_20_body">Select the top level element of your model. </text:p>
      <text:p text:style-name="Text_20_body"><text:span text:style-name="T22">Accept default palette and default diagram canvas until you got window of </text:span><text:span text:style-name="T22"><text:bookmark-ref text:reference-format="text" text:ref-name="_Ref188377079">Figure 14</text:bookmark-ref></text:span><text:span text:style-name="T22">.</text:span></text:p>
      <text:p text:style-name="Text_20_body">Here GMF proposes some default mapping. <text:s/></text:p>
      <text:p text:style-name="P22"/>
      <text:p text:style-name="P23"><text:soft-page-break/><draw:frame draw:style-name="fr5" draw:name="gráficos31" text:anchor-type="as-char" svg:width="12.504cm" svg:height="9.07cm" draw:z-index="128"><draw:image xlink:href="Pictures/10000000000002A9000001EEC288973C.png" xlink:type="simple" xlink:show="embed" xlink:actuate="onLoad"/></draw:frame></text:p>
      <text:p text:style-name="Caption"><text:bookmark-start text:name="_Ref188377079"/><text:span text:style-name="T22">Figure </text:span><text:sequence text:ref-name="refFigure13" text:name="Figure" text:formula="ooow:Figure+1" style:num-format="1">14</text:sequence><text:bookmark-end text:name="_Ref188377079"/><text:span text:style-name="T22"> Mapping Wizard generated by GMF</text:span></text:p>
      <text:p text:style-name="Text_20_body">Node elements are correct, but there is two links.</text:p>
      <text:p text:style-name="Text_20_body">Remove the second link (owner : Package).</text:p>
      <text:p text:style-name="Text_20_body"><text:span text:style-name="T22"><text:bookmark-ref text:reference-format="text" text:ref-name="_Ref188409059">Figure 15</text:bookmark-ref></text:span><text:span text:style-name="T22"> and </text:span><text:span text:style-name="T22"><text:bookmark-ref text:reference-format="text" text:ref-name="_Ref188409076">Figure 16</text:bookmark-ref></text:span><text:span text:style-name="T22"> try to explain generated names.</text:span></text:p>
      <text:p text:style-name="P22"/>
      <text:p text:style-name="P23"><draw:g text:anchor-type="as-char" draw:z-index="96" draw:style-name="gr1"><draw:custom-shape draw:style-name="gr2" draw:text-style-name="P168" svg:width="13.935cm" svg:height="2.904cm" svg:x="0cm" svg:y="0cm"><text:p/><draw:enhanced-geometry svg:viewBox="0 0 21600 21600" draw:glue-points="10800 0 0 10800 10800 21600 21600 10800" draw:type="flowchart-process" draw:enhanced-path="M 0 0 L 21600 0 21600 21600 0 21600 0 0 Z N"/></draw:custom-shape><draw:frame draw:style-name="gr3" draw:text-style-name="P169" svg:width="5.998cm" svg:height="0.795cm" svg:x="4.057cm" svg:y="0.293cm"><draw:text-box><text:p><text:span text:style-name="T77">b : B (AB; &lt;unspecified&gt;)</text:span></text:p></draw:text-box></draw:frame><draw:custom-shape draw:style-name="gr4" draw:text-style-name="P168" svg:width="0.558cm" svg:height="1.174cm" draw:transform="rotate (1.58231549985776) translate (4.064cm 1.65934722222222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168" svg:width="0.558cm" svg:height="0.789cm" draw:transform="rotate (1.58231549985776) translate (5.38691666666667cm 1.65329166666667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168" svg:width="0.558cm" svg:height="2.497cm" draw:transform="rotate (1.58231549985776) translate (6.74158333333333cm 1.67269444444444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170" svg:width="3.118cm" svg:height="1.479cm" svg:x="1.469cm" svg:y="1.799cm"><draw:text-box><text:p text:style-name="P168"><text:span text:style-name="T78">domain element</text:span></text:p><text:p text:style-name="P168"><text:span text:style-name="T78">feature b of type B</text:span></text:p></draw:text-box></draw:frame><draw:frame draw:style-name="gr5" draw:text-style-name="P170" svg:width="2.35cm" svg:height="1.479cm" svg:x="5.001cm" svg:y="1.815cm"><draw:text-box><text:p text:style-name="P168"><text:span text:style-name="T78">controller</text:span></text:p><text:p text:style-name="P168"><text:span text:style-name="T78">element name</text:span></text:p></draw:text-box></draw:frame><draw:frame draw:style-name="gr5" draw:text-style-name="P171" svg:width="3.352cm" svg:height="0.576cm" svg:x="8.091cm" svg:y="1.785cm"><draw:text-box><text:p><text:span text:style-name="T78">containing element</text:span></text:p></draw:text-box></draw:frame></draw:g></text:p>
      <text:p text:style-name="Caption"><text:bookmark-start text:name="_Ref188409059"/>Figure <text:sequence text:ref-name="refFigure14" text:name="Figure" text:formula="ooow:Figure+1" style:num-format="1">15</text:sequence><text:bookmark-end text:name="_Ref188409059"/> Element name interpretation</text:p>
      <text:p text:style-name="P22"/>
      <text:p text:style-name="P22"/>
      <text:p text:style-name="P24"><draw:g text:anchor-type="as-char" draw:z-index="97" draw:style-name="gr1"><draw:custom-shape draw:style-name="gr2" draw:text-style-name="P168" svg:width="13.935cm" svg:height="2.904cm" svg:x="0cm" svg:y="0cm"><text:p/><draw:enhanced-geometry svg:viewBox="0 0 21600 21600" draw:glue-points="10800 0 0 10800 10800 21600 21600 10800" draw:type="flowchart-process" draw:enhanced-path="M 0 0 L 21600 0 21600 21600 0 21600 0 0 Z N"/></draw:custom-shape><draw:frame draw:style-name="gr3" draw:text-style-name="P169" svg:width="6.668cm" svg:height="1.311cm" svg:x="4.057cm" svg:y="0.293cm"><draw:text-box><text:p><text:span text:style-name="T77">A </text:span><text:span text:style-name="T79">→</text:span><text:span text:style-name="T80"> NamedElement (AB ; b)</text:span></text:p></draw:text-box></draw:frame><draw:custom-shape draw:style-name="gr4" draw:text-style-name="P168" svg:width="0.558cm" svg:height="4.518cm" draw:transform="rotate (1.58231549985776) translate (4.064cm 1.65934722222222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168" svg:width="0.558cm" svg:height="0.789cm" draw:transform="rotate (1.58231549985776) translate (8.73830555555556cm 1.65329166666667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168" svg:width="0.558cm" svg:height="0.692cm" draw:transform="rotate (1.58231549985776) translate (9.858375cm 1.65405555555556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170" svg:width="4.448cm" svg:height="0.994cm" svg:x="1.963cm" svg:y="1.66cm"><draw:text-box><text:p text:style-name="P168"><text:span text:style-name="T78">domain elements</text:span></text:p><text:p text:style-name="P168"><text:span text:style-name="T78">A extens </text:span><text:span text:style-name="T81">NamedElement</text:span></text:p></draw:text-box></draw:frame><draw:frame draw:style-name="gr5" draw:text-style-name="P170" svg:width="2.35cm" svg:height="1.479cm" svg:x="7.35cm" svg:y="1.815cm"><draw:text-box><text:p text:style-name="P168"><text:span text:style-name="T78">controller</text:span></text:p><text:p text:style-name="P168"><text:span text:style-name="T78">element name</text:span></text:p></draw:text-box></draw:frame><draw:frame draw:style-name="gr5" draw:text-style-name="P171" svg:width="3.352cm" svg:height="0.576cm" svg:x="9.851cm" svg:y="1.785cm"><draw:text-box><text:p><text:span text:style-name="T78">containing feature</text:span></text:p></draw:text-box></draw:frame></draw:g></text:p>
      <text:p text:style-name="Caption"><text:bookmark-start text:name="_Ref188409076"/>Figure <text:sequence text:ref-name="refFigure15" text:name="Figure" text:formula="ooow:Figure+1" style:num-format="1">16</text:sequence><text:bookmark-end text:name="_Ref188409076"/> Element name interpretation</text:p>
      <text:p text:style-name="Text_20_body">Click next until the new model is generated.</text:p>
      <text:p text:style-name="Text_20_body">You need to perform changes in the model :</text:p>
      <text:p text:style-name="Text_20_body"><text:soft-page-break/>Open the “Feature Label Mapping”, and check its properties. <text:s/>You need to specify the Label controller for each Feature Label Mapping. Set it to the right label mapping (Node A -&gt; Label AName)</text:p>
      <text:p text:style-name="P23"><draw:frame draw:style-name="fr5" draw:name="gráficos32" text:anchor-type="as-char" svg:width="9.128cm" svg:height="5.847cm" draw:z-index="106"><draw:image xlink:href="Pictures/1000000000000159000000DD00CDB23E.png" xlink:type="simple" xlink:show="embed" xlink:actuate="onLoad"/></draw:frame></text:p>
      <text:p text:style-name="P22"/>
      <text:p text:style-name="Text_20_body">Node Mapping :</text:p>
      <text:list xml:id="list32270626" text:style-name="WW8Num7">
        <text:list-item>
          <text:p text:style-name="P159">Top Node Reference</text:p>
          <text:list>
            <text:list-item>
              <text:p text:style-name="P159">Maps one domain element to the feature that will own it.</text:p>
            </text:list-item>
          </text:list>
        </text:list-item>
        <text:list-item>
          <text:p text:style-name="P159">Node Mapping</text:p>
          <text:list>
            <text:list-item>
              <text:p text:style-name="P159">Map a domain element to its controller. Contains nested description of <text:s/>its feature mappings.</text:p>
            </text:list-item>
          </text:list>
        </text:list-item>
        <text:list-item>
          <text:p text:style-name="P159">Feature Label Mapping</text:p>
          <text:list>
            <text:list-item>
              <text:p text:style-name="P159">Allows to map a feature of a domain element to its Label controller.</text:p>
            </text:list-item>
          </text:list>
        </text:list-item>
      </text:list>
      <text:p text:style-name="Text_20_body"/>
      <text:p text:style-name="Text_20_body">Link Mapping :</text:p>
      <text:p text:style-name="P21"><draw:frame draw:style-name="fr5" draw:name="gráficos33" text:anchor-type="as-char" svg:width="8.52cm" svg:height="5.159cm" draw:z-index="107"><draw:image xlink:href="Pictures/1000000000000142000000C33E1A0AF2.png" xlink:type="simple" xlink:show="embed" xlink:actuate="onLoad"/></draw:frame></text:p>
      <text:p text:style-name="P20"/>
      <text:list xml:id="list32305242" text:continue-list="list32304017" text:style-name="Outline">
        <text:list-item>
          <text:list>
            <text:list-item>
              <text:h text:style-name="Heading_20_2" text:outline-level="2"><text:bookmark-start text:name="_Ref197187536"/><text:span text:style-name="T11">Link A</text:span><text:span text:style-name="T32"></text:span><text:span text:style-name="T11">B with Edge Object</text:span><text:bookmark-end text:name="_Ref197187536"/></text:h>
            </text:list-item>
          </text:list>
        </text:list-item>
      </text:list>
      <text:p text:style-name="P21"><text:soft-page-break/><draw:frame draw:style-name="fr5" draw:name="gráficos34" text:anchor-type="as-char" svg:width="11.299cm" svg:height="7.687cm" draw:z-index="108"><draw:image xlink:href="Pictures/20000089000023DB0000185B80F1DE03.wmf" xlink:type="simple" xlink:show="embed" xlink:actuate="onLoad"/></draw:frame></text:p>
      <text:p text:style-name="Caption"><text:span text:style-name="T22">Figure </text:span><text:sequence text:ref-name="refFigure16" text:name="Figure" text:formula="ooow:Figure+1" style:num-format="1">17</text:sequence><text:span text:style-name="T22"> Node with Edge </text:span><text:span text:style-name="T11">Metamodel</text:span></text:p>
      <text:p text:style-name="P21"><draw:frame draw:style-name="fr5" draw:name="gráficos35" text:anchor-type="as-char" svg:width="12.779cm" svg:height="9.075cm" draw:z-index="109"><draw:image xlink:href="Pictures/10000000000001E30000015778A5814A.png" xlink:type="simple" xlink:show="embed" xlink:actuate="onLoad"/></draw:frame></text:p>
      <text:p text:style-name="Caption">Figure <text:sequence text:ref-name="refFigure17" text:name="Figure" text:formula="ooow:Figure+1" style:num-format="1">18</text:sequence> <text:span text:style-name="T11">Figure definitions</text:span></text:p>
      <text:p text:style-name="P20"/>
      <text:p text:style-name="P21"><text:soft-page-break/><draw:frame draw:style-name="fr5" draw:name="gráficos36" text:anchor-type="as-char" svg:width="11.866cm" svg:height="7.818cm" draw:z-index="110"><draw:image xlink:href="Pictures/1000000000000300000001FAEA84719D.png" xlink:type="simple" xlink:show="embed" xlink:actuate="onLoad"/></draw:frame></text:p>
      <text:p text:style-name="Caption">Figure <text:sequence text:ref-name="refFigure18" text:name="Figure" text:formula="ooow:Figure+1" style:num-format="1">19</text:sequence> <text:span text:style-name="T11">Mapping wizard</text:span></text:p>
      <text:p text:style-name="P20"/>
      <text:p text:style-name="P21"><draw:frame draw:style-name="fr5" draw:name="gráficos37" text:anchor-type="as-char" svg:width="12.674cm" svg:height="6.033cm" draw:z-index="111"><draw:image xlink:href="Pictures/10000000000001DF000000E4F52F3AE4.png" xlink:type="simple" xlink:show="embed" xlink:actuate="onLoad"/></draw:frame></text:p>
      <text:p text:style-name="Caption"><text:bookmark-start text:name="_Ref196665678"/><text:span text:style-name="T22">Figure </text:span><text:sequence text:ref-name="refFigure19" text:name="Figure" text:formula="ooow:Figure+1" style:num-format="1">20</text:sequence><text:bookmark-end text:name="_Ref196665678"/><text:span text:style-name="T22"> </text:span><text:span text:style-name="T11">Mapping model</text:span></text:p>
      <text:p text:style-name="P21"><draw:frame draw:style-name="fr5" draw:name="gráficos38" text:anchor-type="as-char" svg:width="9.155cm" svg:height="4.128cm" draw:z-index="112"><draw:image xlink:href="Pictures/100000000000015A0000009C4E5427AB.png" xlink:type="simple" xlink:show="embed" xlink:actuate="onLoad"/></draw:frame></text:p>
      <text:p text:style-name="Caption"><text:bookmark-start text:name="_Ref196665741"/><text:span text:style-name="T22">Figure </text:span><text:sequence text:ref-name="refFigure20" text:name="Figure" text:formula="ooow:Figure+1" style:num-format="1">21</text:sequence><text:bookmark-end text:name="_Ref196665741"/><text:span text:style-name="T22"> Feature Label Mapping Property View</text:span></text:p>
      <text:p text:style-name="P21"><text:soft-page-break/><draw:frame draw:style-name="fr5" draw:name="gráficos39" text:anchor-type="as-char" svg:width="10.345cm" svg:height="6.085cm" draw:z-index="113"><draw:image xlink:href="Pictures/1000000000000187000000E6C0838846.png" xlink:type="simple" xlink:show="embed" xlink:actuate="onLoad"/></draw:frame></text:p>
      <text:p text:style-name="Caption"><text:span text:style-name="T22">Figure </text:span><text:sequence text:ref-name="refFigure21" text:name="Figure" text:formula="ooow:Figure+1" style:num-format="1">22</text:sequence><text:span text:style-name="T22"> Link Mapping Properties View</text:span></text:p>
      <text:p text:style-name="P20"/>
      <text:list xml:id="list32257474" text:style-name="L11">
        <text:list-item>
          <text:list>
            <text:list-item>
              <text:list>
                <text:list-item>
                  <text:list>
                    <text:list-item text:start-value="1">
                      <text:h text:style-name="P120" text:outline-level="4" text:restart-numbering="true" text:start-value="1">Label Mapping</text:h>
                    </text:list-item>
                  </text:list>
                </text:list-item>
              </text:list>
            </text:list-item>
          </text:list>
        </text:list-item>
      </text:list>
      <text:p text:style-name="Text_20_body"><text:span text:style-name="T11">Select </text:span><text:span text:style-name="T12">Feature Label Mapping</text:span><text:span text:style-name="T11"> in the tree (</text:span><text:span text:style-name="T11"><text:bookmark-ref text:reference-format="text" text:ref-name="_Ref196665678">Figure 20</text:bookmark-ref></text:span><text:span text:style-name="T11">) and set the </text:span><text:span text:style-name="T12">Diagram Label</text:span><text:span text:style-name="T11"> property in the property view (</text:span><text:span text:style-name="T11"><text:bookmark-ref text:reference-format="text" text:ref-name="_Ref196665741">Figure 21</text:bookmark-ref></text:span><text:span text:style-name="T11">).</text:span></text:p>
      <text:list xml:id="list32308782" text:continue-numbering="true" text:style-name="L11">
        <text:list-item>
          <text:list>
            <text:list-item>
              <text:list>
                <text:list-item>
                  <text:list>
                    <text:list-item>
                      <text:h text:style-name="P120" text:outline-level="4">Link<text:span text:style-name="T11"> mapping</text:span></text:h>
                    </text:list-item>
                  </text:list>
                </text:list-item>
              </text:list>
            </text:list-item>
          </text:list>
        </text:list-item>
      </text:list>
      <text:p text:style-name="Text_20_body">Select the Link Mapping in the tree and set the following properties:</text:p>
      <text:list xml:id="list32256628" text:style-name="WW8Num3">
        <text:list-item>
          <text:p text:style-name="P160">Containment Feature – name of the feature (in the element associated with the diagram) that <text:s/>will contain the created element</text:p>
        </text:list-item>
        <text:list-item>
          <text:p text:style-name="P160">Element – Element that will be created</text:p>
        </text:list-item>
        <text:list-item>
          <text:p text:style-name="P160">Source Feature – the element feature that will contain the source of the link</text:p>
        </text:list-item>
        <text:list-item>
          <text:p text:style-name="P160">Target Featute – the element feature that will contain the target of the link</text:p>
        </text:list-item>
        <text:list-item>
          <text:p text:style-name="P160">Diagram Link – the figure that will represent the element</text:p>
        </text:list-item>
        <text:list-item>
          <text:p text:style-name="P160">Tool – The tool that will be used to create the element.</text:p>
        </text:list-item>
      </text:list>
      <text:p text:style-name="P20"/>
      <text:list xml:id="list32304294" text:continue-list="list32305242" text:style-name="Outline">
        <text:list-item>
          <text:list>
            <text:list-item>
              <text:h text:style-name="Heading_20_2" text:outline-level="2">Link with anchor anywhere on other link (Comment link)</text:h>
            </text:list-item>
          </text:list>
        </text:list-item>
      </text:list>
      <text:p text:style-name="Text_20_body">tutorial-annotation.zip</text:p>
      <text:p text:style-name="P106">A Comment with a list of annotatedElements.</text:p>
      <text:p text:style-name="Text_20_body">Comment can be attached to any elements, including link.</text:p>
      <text:p text:style-name="Text_20_body">The link anchor can be anywhere on the attached link.</text:p>
      <text:p text:style-name="Text_20_body"><text:span text:style-name="T11">This tutorial extends the </text:span><text:span text:style-name="T11"><text:bookmark-ref text:reference-format="text" text:ref-name="_Ref197187536">Link AB with Edge Object</text:bookmark-ref></text:span><text:span text:style-name="T11"> tutorial.</text:span></text:p>
      <text:p text:style-name="Text_20_body"/>
      <text:p text:style-name="P20"/>
      <text:p text:style-name="P21"><text:soft-page-break/><draw:frame draw:style-name="fr5" draw:name="gráficos40" text:anchor-type="as-char" svg:width="15.732cm" svg:height="7.357cm" draw:z-index="140"><draw:image xlink:href="Pictures/200000B1000031ED00001750C6F5FFA3.wmf" xlink:type="simple" xlink:show="embed" xlink:actuate="onLoad"/></draw:frame></text:p>
      <text:p text:style-name="Caption">Figure <text:sequence text:ref-name="refFigure22" text:name="Figure" text:formula="ooow:Figure+1" style:num-format="1">23</text:sequence> Comment Metamodel</text:p>
      <text:p text:style-name="Standard"/>
      <text:p text:style-name="P38"><draw:frame draw:style-name="fr5" draw:name="gráficos41" text:anchor-type="as-char" svg:width="15.743cm" svg:height="3.175cm" draw:z-index="146"><draw:image xlink:href="Pictures/100000000000025300000078CB835552.png" xlink:type="simple" xlink:show="embed" xlink:actuate="onLoad"/></draw:frame></text:p>
      <text:p text:style-name="Caption"><text:span text:style-name="T22">Figure </text:span><text:sequence text:ref-name="refFigure23" text:name="Figure" text:formula="ooow:Figure+1" style:num-format="1">24</text:sequence><text:span text:style-name="T22"> </text:span><text:span text:style-name="T11">Comment Mapping</text:span></text:p>
      <text:p text:style-name="P21"><draw:frame draw:style-name="fr5" draw:name="gráficos42" text:anchor-type="as-char" svg:width="13.097cm" svg:height="5.662cm" draw:z-index="147"><draw:image xlink:href="Pictures/10000000000001EF000000D6CC01176D.png" xlink:type="simple" xlink:show="embed" xlink:actuate="onLoad"/></draw:frame></text:p>
      <text:p text:style-name="Caption"><text:span text:style-name="T22">Figure </text:span><text:sequence text:ref-name="refFigure24" text:name="Figure" text:formula="ooow:Figure+1" style:num-format="1">25</text:sequence><text:span text:style-name="T22"> </text:span><text:span text:style-name="T11">Comment Link Mapping Properties</text:span></text:p>
      <text:p text:style-name="P20"/>
      <text:p text:style-name="Text_20_body"><text:span text:style-name="T11">The resulting link can be attached to any NamedElement, including Edge. The anchor is anywhere on the edge (</text:span><text:span text:style-name="T11"><text:bookmark-ref text:reference-format="text" text:ref-name="_Ref197188136">Figure 26</text:bookmark-ref></text:span><text:span text:style-name="T11">).</text:span></text:p>
      <text:p text:style-name="P20"/>
      <text:p text:style-name="P21"><text:soft-page-break/><draw:frame draw:style-name="fr5" draw:name="gráficos43" text:anchor-type="as-char" svg:width="11.434cm" svg:height="8.294cm" draw:z-index="148"><draw:image xlink:href="Pictures/10000000000001F30000016A45CB05F0.png" xlink:type="simple" xlink:show="embed" xlink:actuate="onLoad"/></draw:frame></text:p>
      <text:p text:style-name="Caption"><text:bookmark-start text:name="_Ref197188123"/><text:bookmark-start text:name="_Ref197188136"/>Figure <text:sequence text:ref-name="refFigure25" text:name="Figure" text:formula="ooow:Figure+1" style:num-format="1">26</text:sequence><text:bookmark-end text:name="_Ref197188136"/> Comment link<text:bookmark-end text:name="_Ref197188123"/> Example</text:p>
      <text:p text:style-name="P20"><text:span text:style-name="Internet_20_link"><text:span text:style-name="T11"/></text:span></text:p>
      <text:list xml:id="list32298497" text:continue-numbering="true" text:style-name="Outline">
        <text:list-item>
          <text:list>
            <text:list-item>
              <text:h text:style-name="Heading_20_2" text:outline-level="2">Ports sticking to the side of a component</text:h>
            </text:list-item>
          </text:list>
        </text:list-item>
      </text:list>
      <text:p text:style-name="P106">http://wiki.eclipse.org/GMF_Newsgroup_Q_and_A</text:p>
      <text:list xml:id="list32294724" text:continue-numbering="true" text:style-name="Outline">
        <text:list-item>
          <text:list>
            <text:list-item>
              <text:list>
                <text:list-item>
                  <text:list>
                    <text:list-item>
                      <text:h text:style-name="Heading_20_4" text:outline-level="4"><text:a xlink:type="simple" xlink:href="http://dev.eclipse.org/newslists/news.eclipse.modeling.gmf/msg02022.html"><text:span text:style-name="Internet_20_link"><text:span text:style-name="T22">How do I get ports to stick to the side of a component?</text:span></text:span></text:a></text:h>
                    </text:list-item>
                  </text:list>
                </text:list-item>
              </text:list>
            </text:list-item>
          </text:list>
        </text:list-item>
      </text:list>
      <text:list xml:id="list32250110" text:style-name="WW8Num8">
        <text:list-item>
          <text:p text:style-name="P152"><text:span text:style-name="T18">Q:</text:span><text:span text:style-name="T19"> My first problem was that I couldn't find a good way to get the ports stick to the component since apparently GMF doesn't support nodes </text:span></text:p>
        </text:list-item>
      </text:list>
      <text:list xml:id="list32257858" text:style-name="WW8Num5">
        <text:list-item>
          <text:p text:style-name="P153"><text:span text:style-name="T18">A:</text:span><text:span text:style-name="T19"> Did you try setting affixedParentSide attribute for port Node in .gmfgraph model? This attribute was recently added and is available in 2.0 builds. </text:span></text:p>
        </text:list-item>
      </text:list>
      <text:list xml:id="list32295288" text:continue-list="list32294724" text:style-name="Outline">
        <text:list-item>
          <text:list>
            <text:list-item>
              <text:h text:style-name="Heading_20_2" text:outline-level="2">Node with a label</text:h>
            </text:list-item>
          </text:list>
        </text:list-item>
      </text:list>
      <text:p text:style-name="Standard"/>
      <text:list xml:id="list32303061" text:continue-numbering="true" text:style-name="Outline">
        <text:list-item>
          <text:list>
            <text:list-item>
              <text:list>
                <text:list-item>
                  <text:h text:style-name="Heading_20_3" text:outline-level="3">Context</text:h>
                </text:list-item>
              </text:list>
            </text:list-item>
          </text:list>
        </text:list-item>
      </text:list>
      <text:p text:style-name="P70">The purpose is to create a Node with a label, where the label is the name.</text:p>
      <text:p text:style-name="P70">This example is based on the creation of the package element.</text:p>
      <text:p text:style-name="P70"/>
      <text:list xml:id="list32303362" text:continue-numbering="true" text:style-name="Outline">
        <text:list-item>
          <text:list>
            <text:list-item>
              <text:list>
                <text:list-item>
                  <text:h text:style-name="Heading_20_3" text:outline-level="3">Proposed solution</text:h>
                </text:list-item>
              </text:list>
            </text:list-item>
          </text:list>
        </text:list-item>
      </text:list>
      <text:p text:style-name="Standard"/>
      <text:list xml:id="list32288540" text:continue-numbering="true" text:style-name="Outline">
        <text:list-item>
          <text:list>
            <text:list-item>
              <text:list>
                <text:list-item>
                  <text:list>
                    <text:list-item>
                      <text:h text:style-name="Heading_20_4" text:outline-level="4">Step 1: Gmgraph</text:h>
                    </text:list-item>
                  </text:list>
                </text:list-item>
              </text:list>
            </text:list-item>
          </text:list>
        </text:list-item>
      </text:list>
      <text:p text:style-name="P98"><text:soft-page-break/><draw:frame draw:style-name="fr6" draw:name="gráficos44" text:anchor-type="as-char" svg:width="10.612cm" svg:height="3.598cm" draw:z-index="118"><draw:image xlink:href="Pictures/100000000000019100000088FCDC1E03.png" xlink:type="simple" xlink:show="embed" xlink:actuate="onLoad"/></draw:frame></text:p>
      <text:p text:style-name="Caption"><text:span text:style-name="T22">Figure </text:span><text:sequence text:ref-name="refFigure26" text:name="Figure" text:formula="ooow:Figure+1" style:num-format="1">27</text:sequence><text:span text:style-name="T22">: figure with a label</text:span></text:p>
      <text:p text:style-name="P39">First, the figure descriptor with a rectangle figure has to be created. To add a label, create a label into the figure rectangle. Then an access to this label has to be created: create a child access and refers to the label figure.</text:p>
      <text:p text:style-name="P39">Then create a diagram label that refers to the child access. </text:p>
      <text:list xml:id="list32285852" text:continue-numbering="true" text:style-name="Outline">
        <text:list-item>
          <text:list>
            <text:list-item>
              <text:list>
                <text:list-item>
                  <text:list>
                    <text:list-item>
                      <text:h text:style-name="Heading_20_4" text:outline-level="4">Step 2: Gmfmap</text:h>
                    </text:list-item>
                  </text:list>
                </text:list-item>
              </text:list>
            </text:list-item>
          </text:list>
        </text:list-item>
      </text:list>
      <text:p text:style-name="P31"/>
      <text:p text:style-name="P99"><draw:frame draw:style-name="fr6" draw:name="gráficos45" text:anchor-type="as-char" svg:width="15.506cm" svg:height="7.437cm" draw:z-index="119"><draw:image xlink:href="Pictures/100000000000024A00000119A65AB79C.png" xlink:type="simple" xlink:show="embed" xlink:actuate="onLoad"/></draw:frame></text:p>
      <text:p text:style-name="P39">First the node has to be created. Then <text:s/>create a feature label mapping the map the feature (here the name of the package) and the diagram label figure.</text:p>
      <text:list xml:id="list32292526" text:continue-numbering="true" text:style-name="Outline">
        <text:list-item>
          <text:list>
            <text:list-item>
              <text:list>
                <text:list-item>
                  <text:list>
                    <text:list-item>
                      <text:h text:style-name="Heading_20_4" text:outline-level="4">Step 3: Result </text:h>
                    </text:list-item>
                  </text:list>
                </text:list-item>
              </text:list>
            </text:list-item>
          </text:list>
        </text:list-item>
      </text:list>
      <text:p text:style-name="P40">The name is editable.</text:p>
      <text:p text:style-name="P42"><draw:frame draw:style-name="fr6" draw:name="gráficos46" text:anchor-type="as-char" svg:width="14.369cm" svg:height="4.63cm" draw:z-index="120"><draw:image xlink:href="Pictures/100000000000021F000000AF8BE17A94.png" xlink:type="simple" xlink:show="embed" xlink:actuate="onLoad"/></draw:frame></text:p>
      <text:list xml:id="list32276819" text:style-name="L12">
        <text:list-item>
          <text:list>
            <text:list-item>
              <text:list>
                <text:list-item>
                  <text:list>
                    <text:list-item>
                      <text:h text:style-name="P122" text:outline-level="4"><text:soft-page-break/>Optional step</text:h>
                    </text:list-item>
                  </text:list>
                </text:list-item>
              </text:list>
            </text:list-item>
          </text:list>
        </text:list-item>
      </text:list>
      <text:p text:style-name="P40">To set a default name when you create the entity, the text property of the label can be filled in the gmfgraph.</text:p>
      <text:p text:style-name="P41"><draw:frame draw:style-name="fr6" draw:name="gráficos47" text:anchor-type="as-char" svg:width="15.079cm" svg:height="2.566cm" draw:z-index="121"><draw:image xlink:href="Pictures/100000000000023A00000061416C12DB.png" xlink:type="simple" xlink:show="embed" xlink:actuate="onLoad"/></draw:frame></text:p>
      <text:p text:style-name="P40"/>
      <text:p text:style-name="P40">To modify view with a specific grammar, you can use fields “edit pattern” and “view pattern” in gmfmap.</text:p>
      <text:p text:style-name="P40"/>
      <text:p text:style-name="P11"><text:span text:style-name="T23">For more information you can see </text:span><text:a xlink:type="simple" xlink:href="http://wiki.eclipse.org/GMF_Labels"><text:span text:style-name="Internet_20_link"><text:span text:style-name="T23">http://wiki.eclipse.org/GMF_Labels</text:span></text:span></text:a></text:p>
      <text:p text:style-name="P11"/>
      <text:list xml:id="list32295689" text:continue-list="list32292526" text:style-name="Outline">
        <text:list-item>
          <text:list>
            <text:list-item>
              <text:h text:style-name="Heading_20_2" text:outline-level="2">Figure swapping <text:s/>action</text:h>
            </text:list-item>
          </text:list>
        </text:list-item>
      </text:list>
      <text:p text:style-name="P11">TODO</text:p>
      <text:p text:style-name="P11"/>
      <text:list xml:id="list32307156" text:continue-numbering="true" text:style-name="Outline">
        <text:list-item>
          <text:list>
            <text:list-item>
              <text:h text:style-name="Heading_20_2" text:outline-level="2">Links whose source/target graphical elements differ from the source/target semantic elements</text:h>
            </text:list-item>
          </text:list>
        </text:list-item>
      </text:list>
      <text:p text:style-name="P11">TODO</text:p>
      <text:p text:style-name="P11">main target: understand how to create uml2 associations</text:p>
      <text:p text:style-name="P11"/>
      <text:list xml:id="list32315306" text:continue-numbering="true" text:style-name="Outline">
        <text:list-item>
          <text:list>
            <text:list-item>
              <text:h text:style-name="Heading_20_2" text:outline-level="2">Graphical elements that are contained within one element but semantically contained within another element</text:h>
            </text:list-item>
          </text:list>
        </text:list-item>
      </text:list>
      <text:p text:style-name="Standard"/>
      <text:list xml:id="list32289396" text:continue-list="list32315306" text:style-name="Outline">
        <text:list-item text:start-value="1">
          <text:list>
            <text:list-item>
              <text:list>
                <text:list-item text:start-value="1">
                  <text:h text:style-name="Heading_20_3" text:outline-level="3" text:restart-numbering="true" text:start-value="1">Context</text:h>
                </text:list-item>
              </text:list>
            </text:list-item>
          </text:list>
        </text:list-item>
      </text:list>
      <text:p text:style-name="P11">Occasionally, when working with already existing metamodels, we face the situation in which an element must contain graphically other elements <text:s/>but not semantically. This happens, for example, in the sequence diagram case where Lifelines contain graphically Behaviors but the Behaviors are contained within the Lifeline parent (an Interaction). The following figure shows a simplified view of what happens in the UML2 sequence diagram.</text:p>
      <text:p text:style-name="P11"/>
      <text:p text:style-name="P12"><text:soft-page-break/><draw:frame draw:style-name="fr7" draw:name="gráficos53" text:anchor-type="as-char" svg:width="10.689cm" svg:height="6.421cm" draw:z-index="122"><draw:image xlink:href="Pictures/10000000000001CC00000117AD87BCD6.png" xlink:type="simple" xlink:show="embed" xlink:actuate="onLoad"/></draw:frame></text:p>
      <text:p text:style-name="Caption"><text:span text:style-name="T24">Figure </text:span><text:span text:style-name="T34"><text:sequence text:ref-name="refFigure27" text:name="Figure" text:formula="ooow:Figure+1" style:num-format="1">28</text:sequence></text:span><text:span text:style-name="T24">: Sequence Diagram simplified view</text:span></text:p>
      <text:p text:style-name="P11"/>
      <text:p text:style-name="P11">This behavior is not supported by GMF as it is quite uncommon. Therefore, we will need to modify several things by hand.</text:p>
      <text:list xml:id="list32304228" text:continue-numbering="true" text:style-name="Outline">
        <text:list-item>
          <text:list>
            <text:list-item>
              <text:list>
                <text:list-item>
                  <text:h text:style-name="Heading_20_3" text:outline-level="3">Proposed solution</text:h>
                </text:list-item>
              </text:list>
            </text:list-item>
          </text:list>
        </text:list-item>
      </text:list>
      <text:p text:style-name="Text_20_body">First we will need to create our gmfmap model without doing anything special, just trying to represent in the model the behavior described above. We will do the necessary changes after generating the diagram code.</text:p>
      <text:p text:style-name="Text_20_body"/>
      <text:list xml:id="list32306223" text:continue-numbering="true" text:style-name="Outline">
        <text:list-item>
          <text:list>
            <text:list-item>
              <text:list>
                <text:list-item>
                  <text:list>
                    <text:list-item>
                      <text:h text:style-name="Heading_20_4" text:outline-level="4">Step 1: Create the gmfmap</text:h>
                    </text:list-item>
                  </text:list>
                </text:list-item>
              </text:list>
            </text:list-item>
          </text:list>
        </text:list-item>
      </text:list>
      <text:p text:style-name="Text_20_body">Creating the gmfmap should be straightforward, the only element in which we need to pay special attention is the Behavior Child Reference:</text:p>
      <text:p text:style-name="P107"><text:soft-page-break/><draw:frame draw:style-name="fr7" draw:name="gráficos54" text:anchor-type="as-char" svg:width="12.899cm" svg:height="12.411cm" draw:z-index="149"><draw:image xlink:href="Pictures/100000000000022B0000021B99816191.png" xlink:type="simple" xlink:show="embed" xlink:actuate="onLoad"/></draw:frame></text:p>
      <text:p text:style-name="Standard"><text:span text:style-name="T24">Figure </text:span><text:span text:style-name="T34"><text:sequence text:ref-name="refFigure28" text:name="Figure" text:formula="ooow:Figure+1" style:num-format="1">29</text:sequence></text:span><text:span text:style-name="T24">: gmfmap view fo the sequence diagram</text:span></text:p>
      <text:p text:style-name="Text_20_body">As we can see, the containment feature of the Behavior element is a feature from its grandparent and not from its parent. This is exactly what we want but, however, if we validate the model GMF will show an error message just because of this reason (We do not have to pay attention to this error).</text:p>
      <text:list xml:id="list32308941" text:continue-numbering="true" text:style-name="Outline">
        <text:list-item>
          <text:list>
            <text:list-item>
              <text:list>
                <text:list-item>
                  <text:list>
                    <text:list-item>
                      <text:h text:style-name="Heading_20_4" text:outline-level="4">Step 3: Generate the gmfgen model file</text:h>
                    </text:list-item>
                  </text:list>
                </text:list-item>
              </text:list>
            </text:list-item>
          </text:list>
        </text:list-item>
      </text:list>
      <text:p text:style-name="Text_20_body">When generating the gmfgen model file, GMF will validate the gmfmap model file. As commented above, we do not need to worry about it. Continue with the gmfgen generation.</text:p>
      <text:p text:style-name="Text_20_body"/>
      <text:p text:style-name="Text_20_body">Once the gmfgen file is generated, generate the diagram code. Again, the same error as before will appear. Check “Ignore validation error” and continue with the generation.</text:p>
      <text:p text:style-name="Text_20_body"/>
      <text:p text:style-name="Text_20_body"><text:span text:style-name="T8">Note</text:span>: All the added lines to the generated code shown below will be in grey.</text:p>
      <text:list xml:id="list32305397" text:continue-numbering="true" text:style-name="Outline">
        <text:list-item>
          <text:list>
            <text:list-item>
              <text:list>
                <text:list-item>
                  <text:list>
                    <text:list-item>
                      <text:h text:style-name="Heading_20_4" text:outline-level="4">Step 2: Modify the XXXDiagramUpdater class</text:h>
                    </text:list-item>
                  </text:list>
                </text:list-item>
              </text:list>
            </text:list-item>
          </text:list>
        </text:list-item>
      </text:list>
      <text:p text:style-name="Text_20_body">The DiagramUpdater class is the one in charge of returning the graphical elements contained within another element. Each graphical container element will have a <text:span text:style-name="T26">getSemanticChildren</text:span> operation returning the list of its graphical children. By default, this operation returns the same children that are contained “physically” within the semantic element. However, in this particular case, the Lilfeline's getSemanticChildren opeartion must be modified in order to return, as <text:soft-page-break/>graphical child elements, all the Behaviors contained within its parent element (an Interaction) that are associated with this lifeline through the BelongsTo attribute.</text:p>
      <text:p text:style-name="Text_20_body"><text:span text:style-name="T8">Folder</text:span><text:span text:style-name="T37">: src</text:span></text:p>
      <text:p text:style-name="Text_20_body"><text:span text:style-name="T8">Package</text:span>: xxx.diagram.part</text:p>
      <text:p text:style-name="P71">/**</text:p>
      <text:p text:style-name="P73"><text:span text:style-name="T38"><text:s/></text:span><text:span text:style-name="T52">*</text:span><text:span text:style-name="T38"> </text:span><text:span text:style-name="T55">@generated</text:span></text:p>
      <text:p text:style-name="P73"><text:span text:style-name="T38"><text:s/></text:span><text:span text:style-name="T52">*/</text:span></text:p>
      <text:p text:style-name="P73"><text:span text:style-name="T56">public</text:span><text:span text:style-name="T38"> </text:span><text:span text:style-name="T56">class</text:span><text:span text:style-name="T38"> GraphicalElementsDiagramUpdater {</text:span></text:p>
      <text:p text:style-name="P108"/>
      <text:p text:style-name="P44"><text:span text:style-name="T38"><text:tab/></text:span><text:span text:style-name="T52">/**</text:span></text:p>
      <text:p text:style-name="P91"><text:span text:style-name="T38"><text:tab/> </text:span><text:span text:style-name="T52">*</text:span><text:span text:style-name="T38"> </text:span><text:span text:style-name="T55">@generated</text:span><text:span text:style-name="T38"> </text:span><text:span text:style-name="T52">NOT</text:span></text:p>
      <text:p text:style-name="P73"><text:span text:style-name="T38"><text:tab/> </text:span><text:span text:style-name="T52">*/</text:span></text:p>
      <text:p text:style-name="P73"><text:span text:style-name="T38"><text:tab/></text:span><text:span text:style-name="T56">public</text:span><text:span text:style-name="T38"> </text:span><text:span text:style-name="T56">static</text:span><text:span text:style-name="T38"> </text:span><text:span text:style-name="T39">List</text:span><text:span text:style-name="T38"> getLifelineLifelineCompartment_7003SemanticChildren(</text:span></text:p>
      <text:p text:style-name="P75"><text:tab/><text:tab/><text:tab/>View view) {</text:p>
      <text:p text:style-name="P73"><text:span text:style-name="T38"><text:tab/><text:tab/></text:span><text:span text:style-name="T56">if</text:span><text:span text:style-name="T38"> (</text:span><text:span text:style-name="T56">false</text:span><text:span text:style-name="T38"> == view.eContainer() </text:span><text:span text:style-name="T56">instanceof</text:span><text:span text:style-name="T38"> View) {</text:span></text:p>
      <text:p text:style-name="P73"><text:span text:style-name="T38"><text:tab/><text:tab/><text:tab/></text:span><text:span text:style-name="T56">return</text:span><text:span text:style-name="T38"> Collections.</text:span><text:span text:style-name="T59">EMPTY_LIST</text:span><text:span text:style-name="T38">;</text:span></text:p>
      <text:p text:style-name="P75"><text:tab/><text:tab/>}</text:p>
      <text:p text:style-name="P75"><text:tab/><text:tab/>View containerView = (View) view.eContainer();</text:p>
      <text:p text:style-name="P73"><text:span text:style-name="T38"><text:tab/><text:tab/></text:span><text:span text:style-name="T56">if</text:span><text:span text:style-name="T38"> (!containerView.isSetElement()) {</text:span></text:p>
      <text:p text:style-name="P73"><text:span text:style-name="T38"><text:tab/><text:tab/><text:tab/></text:span><text:span text:style-name="T56">return</text:span><text:span text:style-name="T38"> Collections.</text:span><text:span text:style-name="T59">EMPTY_LIST</text:span><text:span text:style-name="T38">;</text:span></text:p>
      <text:p text:style-name="P75"><text:tab/><text:tab/>}</text:p>
      <text:p text:style-name="P75"><text:tab/><text:tab/>Lifeline modelElement = (Lifeline) containerView.getElement();</text:p>
      <text:p text:style-name="P92"><text:tab/><text:tab/>Interaction parentElement = (Interaction) modelElement.eContainer();</text:p>
      <text:p text:style-name="P73"><text:span text:style-name="T38"><text:tab/><text:tab/></text:span><text:span text:style-name="T39">List</text:span><text:span text:style-name="T38"> result = </text:span><text:span text:style-name="T56">new</text:span><text:span text:style-name="T38"> </text:span><text:span text:style-name="T39">LinkedList</text:span><text:span text:style-name="T38">();</text:span></text:p>
      <text:p text:style-name="P73"><text:span text:style-name="T38"><text:tab/><text:tab/></text:span><text:span text:style-name="T56">for</text:span><text:span text:style-name="T38"> (</text:span><text:span text:style-name="T39">Iterator</text:span><text:span text:style-name="T38"> it = parentElement.getBehaviors().iterator(); it</text:span></text:p>
      <text:p text:style-name="P75"><text:tab/><text:tab/><text:tab/><text:tab/>.hasNext();) {</text:p>
      <text:p text:style-name="P75"><text:tab/><text:tab/><text:tab/>Behavior childElement = (Behavior) it.next();</text:p>
      <text:p text:style-name="P73"><text:span text:style-name="T38"><text:tab/><text:tab/><text:tab/></text:span><text:span text:style-name="T56">int</text:span><text:span text:style-name="T38"> visualID = GraphicalElementsVisualIDRegistry.</text:span><text:span text:style-name="T40">getNodeVisualID</text:span><text:span text:style-name="T38">(</text:span></text:p>
      <text:p text:style-name="P75"><text:tab/><text:tab/><text:tab/><text:tab/><text:tab/>view, childElement);</text:p>
      <text:p text:style-name="P73"><text:span text:style-name="T38"><text:tab/><text:tab/><text:tab/></text:span><text:span text:style-name="T56">if</text:span><text:span text:style-name="T38"> (visualID == BehaviorEditPart.</text:span><text:span text:style-name="T59">VISUAL_ID</text:span><text:span text:style-name="T38">) {</text:span></text:p>
      <text:p text:style-name="P91"><text:span text:style-name="T38"><text:tab/><text:tab/><text:tab/><text:tab/></text:span><text:span text:style-name="T61">// The Behavior must belong to the </text:span><text:span text:style-name="T62">Lifeline</text:span></text:p>
      <text:p text:style-name="P92"><text:tab/><text:tab/><text:tab/><text:tab/>Behavior behavior = (Behavior) childElement;</text:p>
      <text:p text:style-name="P91"><text:span text:style-name="T38"><text:tab/><text:tab/><text:tab/><text:tab/></text:span><text:span text:style-name="T56">if</text:span><text:span text:style-name="T38"> (behavior.getBelongsTo() == modelElement)</text:span></text:p>
      <text:p text:style-name="P74"><text:span text:style-name="T38"><text:tab/><text:tab/><text:tab/><text:tab/><text:tab/>result.add(</text:span><text:span text:style-name="T56">new</text:span><text:span text:style-name="T38"> GraphicalElementsNodeDescriptor(</text:span></text:p>
      <text:p text:style-name="P76"><text:tab/><text:tab/><text:tab/><text:tab/><text:tab/><text:tab/><text:tab/>childElement, visualID));</text:p>
      <text:p text:style-name="P73"><text:span text:style-name="T38"><text:tab/><text:tab/><text:tab/><text:tab/></text:span><text:span text:style-name="T56">continue</text:span><text:span text:style-name="T38">;</text:span></text:p>
      <text:p text:style-name="P75"><text:tab/><text:tab/><text:tab/>}</text:p>
      <text:p text:style-name="P75"><text:tab/><text:tab/>}</text:p>
      <text:p text:style-name="P73"><text:span text:style-name="T38"><text:tab/><text:tab/></text:span><text:span text:style-name="T56">return</text:span><text:span text:style-name="T38"> result;</text:span></text:p>
      <text:p text:style-name="P75"><text:tab/>}</text:p>
      <text:p text:style-name="P75">...</text:p>
      <text:p text:style-name="P75"/>
      <text:p text:style-name="P75">}</text:p>
      <text:list xml:id="list32292035" text:continue-numbering="true" text:style-name="Outline">
        <text:list-item>
          <text:list>
            <text:list-item>
              <text:list>
                <text:list-item>
                  <text:list>
                    <text:list-item>
                      <text:h text:style-name="Heading_20_4" text:outline-level="4">Step 3: Modify the BehaviorCreateCommand class</text:h>
                    </text:list-item>
                  </text:list>
                </text:list-item>
              </text:list>
            </text:list-item>
          </text:list>
        </text:list-item>
      </text:list>
      <text:p text:style-name="Text_20_body"><text:soft-page-break/>When a Behavior element is created, the getElementToEdit and getEClassToEdit operations are called. The former is called to obtain its parent element and the later to know the class of its parent element. Only the first operation needs to be modified:</text:p>
      <text:p text:style-name="Text_20_body"><text:span text:style-name="T8">Folder</text:span><text:span text:style-name="T37">: src</text:span></text:p>
      <text:p text:style-name="Text_20_body"><text:span text:style-name="T8">Package</text:span>:xxx.diagram.edit.commands</text:p>
      <text:p text:style-name="P71">/**</text:p>
      <text:p text:style-name="P73"><text:span text:style-name="T38"><text:s/></text:span><text:span text:style-name="T52">*</text:span><text:span text:style-name="T38"> </text:span><text:span text:style-name="T55">@generated</text:span></text:p>
      <text:p text:style-name="P73"><text:span text:style-name="T38"><text:s/></text:span><text:span text:style-name="T52">*/</text:span></text:p>
      <text:p text:style-name="P73"><text:span text:style-name="T56">public</text:span><text:span text:style-name="T38"> </text:span><text:span text:style-name="T56">class</text:span><text:span text:style-name="T38"> BehaviorCreateCommand </text:span><text:span text:style-name="T56">extends</text:span><text:span text:style-name="T38"> CreateElementCommand {</text:span></text:p>
      <text:p text:style-name="P73"/>
      <text:p text:style-name="P73"><text:span text:style-name="T38"><text:tab/></text:span><text:span text:style-name="T52">/**</text:span></text:p>
      <text:p text:style-name="P73"><text:span text:style-name="T38"><text:tab/> </text:span><text:span text:style-name="T52">*</text:span><text:span text:style-name="T38"> </text:span><text:span text:style-name="T55">@generated</text:span></text:p>
      <text:p text:style-name="P73"><text:span text:style-name="T38"><text:tab/> </text:span><text:span text:style-name="T52">*/</text:span></text:p>
      <text:p text:style-name="P73"><text:span text:style-name="T38"><text:tab/></text:span><text:span text:style-name="T56">public</text:span><text:span text:style-name="T38"> BehaviorCreateCommand(CreateElementRequest req) {</text:span></text:p>
      <text:p text:style-name="P73"><text:span text:style-name="T38"><text:tab/><text:tab/></text:span><text:span text:style-name="T56">super</text:span><text:span text:style-name="T38">(req);</text:span></text:p>
      <text:p text:style-name="P75"><text:tab/>}</text:p>
      <text:p text:style-name="P73"/>
      <text:p text:style-name="P73"><text:span text:style-name="T38"><text:tab/></text:span><text:span text:style-name="T52">/**</text:span></text:p>
      <text:p text:style-name="P73"><text:span text:style-name="T38"><text:tab/> </text:span><text:span text:style-name="T52">*</text:span><text:span text:style-name="T38"> </text:span><text:span text:style-name="T55">@generated</text:span><text:span text:style-name="T38"> </text:span><text:span text:style-name="T52">NOT</text:span></text:p>
      <text:p text:style-name="P73"><text:span text:style-name="T38"><text:tab/> </text:span><text:span text:style-name="T52">*/</text:span></text:p>
      <text:p text:style-name="P73"><text:span text:style-name="T38"><text:tab/></text:span><text:span text:style-name="T56">protected</text:span><text:span text:style-name="T38"> EObject getElementToEdit() {</text:span></text:p>
      <text:p text:style-name="P75"><text:tab/><text:tab/>EObject container = ((CreateElementRequest) getRequest())</text:p>
      <text:p text:style-name="P75"><text:tab/><text:tab/><text:tab/><text:tab/>.getContainer();</text:p>
      <text:p text:style-name="P73"><text:span text:style-name="T38"><text:tab/><text:tab/></text:span><text:span text:style-name="T56">if</text:span><text:span text:style-name="T38"> (container </text:span><text:span text:style-name="T56">instanceof</text:span><text:span text:style-name="T38"> View) {</text:span></text:p>
      <text:p text:style-name="P75"><text:tab/><text:tab/><text:tab/>container = ((View) container).getElement();</text:p>
      <text:p text:style-name="P75"><text:tab/><text:tab/>}</text:p>
      <text:p text:style-name="P73"/>
      <text:p text:style-name="P91"><text:span text:style-name="T38"><text:tab/><text:tab/></text:span><text:span text:style-name="T56">if</text:span><text:span text:style-name="T38"> (container </text:span><text:span text:style-name="T56">instanceof</text:span><text:span text:style-name="T38"> Lifeline)</text:span></text:p>
      <text:p text:style-name="P92"><text:tab/><text:tab/><text:tab/>container = container.eContainer();</text:p>
      <text:p text:style-name="P73"/>
      <text:p text:style-name="P73"><text:span text:style-name="T38"><text:tab/><text:tab/></text:span><text:span text:style-name="T56">return</text:span><text:span text:style-name="T38"> container;</text:span></text:p>
      <text:p text:style-name="P75"><text:tab/>}</text:p>
      <text:p text:style-name="P73"/>
      <text:p text:style-name="P73"><text:span text:style-name="T38"><text:tab/></text:span><text:span text:style-name="T52">/**</text:span></text:p>
      <text:p text:style-name="P73"><text:span text:style-name="T38"><text:tab/> </text:span><text:span text:style-name="T52">*</text:span><text:span text:style-name="T38"> </text:span><text:span text:style-name="T55">@generated</text:span></text:p>
      <text:p text:style-name="P73"><text:span text:style-name="T38"><text:tab/> </text:span><text:span text:style-name="T52">*/</text:span></text:p>
      <text:p text:style-name="P73"><text:span text:style-name="T38"><text:tab/></text:span><text:span text:style-name="T56">protected</text:span><text:span text:style-name="T38"> EClass getEClassToEdit() {</text:span></text:p>
      <text:p text:style-name="P73"><text:span text:style-name="T38"><text:tab/><text:tab/></text:span><text:span text:style-name="T56">return</text:span><text:span text:style-name="T38"> GraphicalelementsPackage.</text:span><text:span text:style-name="T59">eINSTANCE</text:span><text:span text:style-name="T38">.getInteraction();</text:span></text:p>
      <text:p text:style-name="P75"><text:tab/>}</text:p>
      <text:p text:style-name="P73"/>
      <text:p text:style-name="P75">}</text:p>
      <text:p text:style-name="Text_20_body"/>
      <text:list xml:id="list32287222" text:continue-numbering="true" text:style-name="Outline">
        <text:list-item>
          <text:list>
            <text:list-item>
              <text:list>
                <text:list-item>
                  <text:list>
                    <text:list-item>
                      <text:h text:style-name="Heading_20_4" text:outline-level="4">Step 4: Modify the LifelineCompartmentItemSemanticEditPolicy class</text:h>
                    </text:list-item>
                  </text:list>
                </text:list-item>
              </text:list>
            </text:list-item>
          </text:list>
        </text:list-item>
      </text:list>
      <text:p text:style-name="Text_20_body">The only way to make a relationship between a Behavior and a Lifeline is through the BelongsTo attribute of the Behavior. But, by default, if we create a Behavior within a Lifeline, this attribute is <text:soft-page-break/>not set automatically. We need to do this by hand modifying the <text:span text:style-name="T26">getCreateCommand</text:span><text:span text:style-name="T34"> for Behaviors. In this case, we will create and modify its BelongsTo feature at the same time thanks to an auxiliary command called </text:span><text:span text:style-name="T26">CreateElementAndInitializeFeatureCommand:</text:span></text:p>
      <text:p text:style-name="Text_20_body"><text:span text:style-name="T35">Folder</text:span><text:span text:style-name="T36">: src</text:span></text:p>
      <text:p text:style-name="Text_20_body"><text:span text:style-name="T35">Package</text:span><text:span text:style-name="T34">: xxx.diagram.edit.policies</text:span></text:p>
      <text:p text:style-name="P45">/**</text:p>
      <text:p text:style-name="P73"><text:span text:style-name="T38"><text:s/></text:span><text:span text:style-name="T52">*</text:span><text:span text:style-name="T38"> </text:span><text:span text:style-name="T55">@generated</text:span></text:p>
      <text:p text:style-name="P73"><text:span text:style-name="T38"><text:s/></text:span><text:span text:style-name="T52">*/</text:span></text:p>
      <text:p text:style-name="P73"><text:span text:style-name="T56">public</text:span><text:span text:style-name="T38"> </text:span><text:span text:style-name="T56">class</text:span><text:span text:style-name="T38"> LifelineLifelineCompartmentItemSemanticEditPolicy </text:span><text:span text:style-name="T56">extends</text:span></text:p>
      <text:p text:style-name="P75"><text:tab/><text:tab/>GraphicalElementsBaseItemSemanticEditPolicy {</text:p>
      <text:p text:style-name="P73"/>
      <text:p text:style-name="P73"><text:span text:style-name="T38"><text:tab/></text:span><text:span text:style-name="T52">/**</text:span></text:p>
      <text:p text:style-name="P73"><text:span text:style-name="T38"><text:tab/> </text:span><text:span text:style-name="T52">*</text:span><text:span text:style-name="T38"> </text:span><text:span text:style-name="T55">@generated</text:span><text:span text:style-name="T38"> </text:span><text:span text:style-name="T52">NOT</text:span></text:p>
      <text:p text:style-name="P73"><text:span text:style-name="T38"><text:tab/> </text:span><text:span text:style-name="T52">*/</text:span></text:p>
      <text:p text:style-name="P73"><text:span text:style-name="T38"><text:tab/></text:span><text:span text:style-name="T56">protected</text:span><text:span text:style-name="T38"> Command getCreateCommand(CreateElementRequest req) {</text:span></text:p>
      <text:p text:style-name="P73"><text:span text:style-name="T38"><text:tab/><text:tab/></text:span><text:span text:style-name="T56">if</text:span><text:span text:style-name="T38"> (GraphicalElementsElementTypes.</text:span><text:span text:style-name="T59">Behavior_3004</text:span><text:span text:style-name="T38"> == req.getElementType()) {</text:span></text:p>
      <text:p text:style-name="P73"><text:span text:style-name="T38"><text:tab/><text:tab/><text:tab/></text:span><text:span text:style-name="T56">if</text:span><text:span text:style-name="T38"> (req.getContainmentFeature() == </text:span><text:span text:style-name="T56">null</text:span><text:span text:style-name="T38">) {</text:span></text:p>
      <text:p text:style-name="P73"><text:span text:style-name="T38"><text:tab/><text:tab/><text:tab/><text:tab/>req.setContainmentFeature(GraphicalelementsPackage.</text:span><text:span text:style-name="T59">eINSTANCE</text:span></text:p>
      <text:p text:style-name="P75"><text:tab/><text:tab/><text:tab/><text:tab/><text:tab/><text:tab/>.getInteraction_Behaviors());</text:p>
      <text:p text:style-name="P75"><text:tab/><text:tab/><text:tab/>}</text:p>
      <text:p text:style-name="P91"><text:span text:style-name="T38"><text:tab/><text:tab/><text:tab/></text:span><text:span text:style-name="T61">// Added to initialize the property "BelongsTo" of the new </text:span><text:span text:style-name="T62">Behaviour</text:span></text:p>
      <text:p text:style-name="P91"><text:span text:style-name="T38"><text:tab/><text:tab/><text:tab/>CreateElementCommand behaviorCmd = </text:span><text:span text:style-name="T56">new</text:span><text:span text:style-name="T38"> BehaviorCreateCommand(req);</text:span></text:p>
      <text:p text:style-name="P91"><text:span text:style-name="T38"><text:tab/><text:tab/><text:tab/>EReference feature = GraphicalelementsPackage.</text:span><text:span text:style-name="T59">eINSTANCE</text:span></text:p>
      <text:p text:style-name="P92"><text:tab/><text:tab/><text:tab/><text:tab/><text:tab/>.getBehavior_BelongsTo();</text:p>
      <text:p text:style-name="P92"><text:tab/><text:tab/><text:tab/>Object value = req.getContainer();</text:p>
      <text:p text:style-name="P91"><text:span text:style-name="T38"><text:tab/><text:tab/><text:tab/></text:span><text:span text:style-name="T56">return</text:span><text:span text:style-name="T38"> </text:span><text:span text:style-name="T56">new</text:span><text:span text:style-name="T38"> CreateElementAndInitializeFeatureCommand(behaviorCmd,</text:span></text:p>
      <text:p text:style-name="P92"><text:tab/><text:tab/><text:tab/><text:tab/><text:tab/>feature, value);</text:p>
      <text:p text:style-name="P80"><text:span text:style-name="T38"><text:tab/><text:tab/><text:tab/></text:span><text:span text:style-name="T56">return</text:span><text:span text:style-name="T38"> getGEFWrapper(</text:span><text:span text:style-name="T56">new</text:span><text:span text:style-name="T38"> BehaviorCreateCommand(req));</text:span></text:p>
      <text:p text:style-name="P75"><text:tab/><text:tab/>}</text:p>
      <text:p text:style-name="P73"><text:span text:style-name="T38"><text:tab/><text:tab/></text:span><text:span text:style-name="T56">return</text:span><text:span text:style-name="T38"> </text:span><text:span text:style-name="T56">super</text:span><text:span text:style-name="T38">.getCreateCommand(req);</text:span></text:p>
      <text:p text:style-name="P75"><text:tab/>}</text:p>
      <text:p text:style-name="P73"/>
      <text:p text:style-name="P77">}</text:p>
      <text:list xml:id="list32311879" text:continue-numbering="true" text:style-name="Outline">
        <text:list-item>
          <text:list>
            <text:list-item>
              <text:list>
                <text:list-item>
                  <text:list>
                    <text:list-item>
                      <text:h text:style-name="Heading_20_4" text:outline-level="4">Step 5: Create the CreateElementAndIntializeFeatureCommand class</text:h>
                    </text:list-item>
                  </text:list>
                </text:list-item>
              </text:list>
            </text:list-item>
          </text:list>
        </text:list-item>
      </text:list>
      <text:p text:style-name="Text_20_body"><text:span text:style-name="T8">Folder</text:span>: custom-src</text:p>
      <text:p text:style-name="Text_20_body"><text:span text:style-name="T8">Package</text:span>: xxx.diagram.edit.commands</text:p>
      <text:p text:style-name="P73"><text:span text:style-name="T56">public</text:span><text:span text:style-name="T38"> </text:span><text:span text:style-name="T56">class</text:span><text:span text:style-name="T38"> CreateElementAndInitializeFeatureCommand </text:span><text:span text:style-name="T56">extends</text:span><text:span text:style-name="T38"> Command {</text:span></text:p>
      <text:p text:style-name="P73"/>
      <text:p text:style-name="P73"><text:span text:style-name="T38"><text:tab/></text:span><text:span text:style-name="T52">/**</text:span><text:span text:style-name="T38"> </text:span><text:span text:style-name="T52">Compound</text:span><text:span text:style-name="T38"> </text:span><text:span text:style-name="T52">command</text:span><text:span text:style-name="T38"> </text:span><text:span text:style-name="T52">to</text:span><text:span text:style-name="T38"> </text:span><text:span text:style-name="T52">undo/</text:span><text:span text:style-name="T53">redo</text:span><text:span text:style-name="T52">.</text:span><text:span text:style-name="T38"> </text:span><text:span text:style-name="T52">*/</text:span></text:p>
      <text:p text:style-name="P73"><text:span text:style-name="T38"><text:tab/>CompoundCommand </text:span><text:span text:style-name="T58">compoundCommand</text:span><text:span text:style-name="T38"> = </text:span><text:span text:style-name="T56">new</text:span><text:span text:style-name="T38"> CompoundCommand();</text:span></text:p>
      <text:p text:style-name="P75"><text:tab/></text:p>
      <text:p text:style-name="P73"><text:span text:style-name="T38"><text:tab/></text:span><text:span text:style-name="T52">/**</text:span><text:span text:style-name="T38"> </text:span><text:span text:style-name="T52">Command</text:span><text:span text:style-name="T38"> </text:span><text:span text:style-name="T52">to</text:span><text:span text:style-name="T38"> </text:span><text:span text:style-name="T52">create</text:span><text:span text:style-name="T38"> </text:span><text:span text:style-name="T52">the</text:span><text:span text:style-name="T38"> </text:span><text:span text:style-name="T52">element.</text:span><text:span text:style-name="T38"> </text:span><text:span text:style-name="T52">*/</text:span></text:p>
      <text:p text:style-name="P73"><text:span text:style-name="T38"><text:tab/></text:span><text:span text:style-name="T56">private</text:span><text:span text:style-name="T38"> CreateElementCommand </text:span><text:span text:style-name="T58">createElementCommand</text:span><text:span text:style-name="T38">;</text:span></text:p>
      <text:p text:style-name="P75"><text:tab/></text:p>
      <text:p text:style-name="P73"><text:span text:style-name="T38"><text:tab/></text:span><text:span text:style-name="T52">/**</text:span><text:span text:style-name="T38"> </text:span><text:span text:style-name="T52">Feature</text:span><text:span text:style-name="T38"> </text:span><text:span text:style-name="T52">to</text:span><text:span text:style-name="T38"> </text:span><text:span text:style-name="T52">initialize.</text:span><text:span text:style-name="T38"> </text:span><text:span text:style-name="T52">*/</text:span></text:p>
      <text:p text:style-name="P73"><text:soft-page-break/><text:span text:style-name="T38"><text:tab/></text:span><text:span text:style-name="T56">private</text:span><text:span text:style-name="T38"> EReference </text:span><text:span text:style-name="T58">featureToInitialize</text:span><text:span text:style-name="T38">;</text:span></text:p>
      <text:p text:style-name="P75"><text:tab/></text:p>
      <text:p text:style-name="P73"><text:span text:style-name="T38"><text:tab/></text:span><text:span text:style-name="T52">/**</text:span><text:span text:style-name="T38"> </text:span><text:span text:style-name="T52">Value</text:span><text:span text:style-name="T38"> </text:span><text:span text:style-name="T52">to</text:span><text:span text:style-name="T38"> </text:span><text:span text:style-name="T52">initialize</text:span><text:span text:style-name="T38"> </text:span><text:span text:style-name="T52">the</text:span><text:span text:style-name="T38"> </text:span><text:span text:style-name="T52">feature</text:span><text:span text:style-name="T38"> </text:span><text:span text:style-name="T52">to.</text:span><text:span text:style-name="T38"> </text:span><text:span text:style-name="T52">*/</text:span></text:p>
      <text:p text:style-name="P73"><text:span text:style-name="T38"><text:tab/></text:span><text:span text:style-name="T56">private</text:span><text:span text:style-name="T38"> Object </text:span><text:span text:style-name="T58">initializationValue</text:span><text:span text:style-name="T38">;</text:span></text:p>
      <text:p text:style-name="P75"><text:tab/></text:p>
      <text:p text:style-name="P73"><text:span text:style-name="T38"><text:tab/></text:span><text:span text:style-name="T52">/**</text:span></text:p>
      <text:p text:style-name="P73"><text:span text:style-name="T38"><text:tab/> </text:span><text:span text:style-name="T52">*</text:span><text:span text:style-name="T38"> </text:span><text:span text:style-name="T52">Instantiates</text:span><text:span text:style-name="T38"> </text:span><text:span text:style-name="T52">a</text:span><text:span text:style-name="T38"> </text:span><text:span text:style-name="T52">new</text:span><text:span text:style-name="T38"> </text:span><text:span text:style-name="T52">creates</text:span><text:span text:style-name="T38"> </text:span><text:span text:style-name="T52">the</text:span><text:span text:style-name="T38"> </text:span><text:span text:style-name="T52">element</text:span><text:span text:style-name="T38"> </text:span><text:span text:style-name="T52">and</text:span><text:span text:style-name="T38"> </text:span><text:span text:style-name="T52">initialize</text:span><text:span text:style-name="T38"> </text:span><text:span text:style-name="T52">feature</text:span><text:span text:style-name="T38"> </text:span><text:span text:style-name="T52">command.</text:span></text:p>
      <text:p text:style-name="P73"><text:span text:style-name="T38"><text:tab/> </text:span><text:span text:style-name="T52">*</text:span><text:span text:style-name="T38"> </text:span></text:p>
      <text:p text:style-name="P73"><text:span text:style-name="T38"><text:tab/> </text:span><text:span text:style-name="T52">*</text:span><text:span text:style-name="T38"> </text:span><text:span text:style-name="T55">@param</text:span><text:span text:style-name="T38"> </text:span><text:span text:style-name="T52">createCommand</text:span><text:span text:style-name="T38"> </text:span><text:span text:style-name="T52">the</text:span><text:span text:style-name="T38"> </text:span><text:span text:style-name="T52">create</text:span><text:span text:style-name="T38"> </text:span><text:span text:style-name="T52">command</text:span></text:p>
      <text:p text:style-name="P73"><text:span text:style-name="T38"><text:tab/> </text:span><text:span text:style-name="T52">*</text:span><text:span text:style-name="T38"> </text:span><text:span text:style-name="T55">@param</text:span><text:span text:style-name="T38"> </text:span><text:span text:style-name="T52">feature</text:span><text:span text:style-name="T38"> </text:span><text:span text:style-name="T52">the</text:span><text:span text:style-name="T38"> </text:span><text:span text:style-name="T52">feature</text:span></text:p>
      <text:p text:style-name="P73"><text:span text:style-name="T38"><text:tab/> </text:span><text:span text:style-name="T52">*</text:span><text:span text:style-name="T38"> </text:span><text:span text:style-name="T55">@param</text:span><text:span text:style-name="T38"> </text:span><text:span text:style-name="T52">value</text:span><text:span text:style-name="T38"> </text:span><text:span text:style-name="T52">the</text:span><text:span text:style-name="T38"> </text:span><text:span text:style-name="T52">value</text:span></text:p>
      <text:p text:style-name="P73"><text:span text:style-name="T38"><text:tab/> </text:span><text:span text:style-name="T52">*/</text:span></text:p>
      <text:p text:style-name="P73"><text:span text:style-name="T38"><text:tab/></text:span><text:span text:style-name="T56">public</text:span><text:span text:style-name="T38"> CreateElementAndInitializeFeatureCommand(CreateElementCommand createCommand, </text:span></text:p>
      <text:p text:style-name="P75"><text:tab/><text:tab/><text:tab/>EReference feature, Object value)</text:p>
      <text:p text:style-name="P75"><text:tab/>{</text:p>
      <text:p text:style-name="P73"><text:span text:style-name="T38"><text:tab/><text:tab/></text:span><text:span text:style-name="T58">createElementCommand</text:span><text:span text:style-name="T38"> = createCommand;</text:span></text:p>
      <text:p text:style-name="P73"><text:span text:style-name="T38"><text:tab/><text:tab/></text:span><text:span text:style-name="T58">featureToInitialize</text:span><text:span text:style-name="T38"> = feature;</text:span></text:p>
      <text:p text:style-name="P73"><text:span text:style-name="T38"><text:tab/><text:tab/></text:span><text:span text:style-name="T58">initializationValue</text:span><text:span text:style-name="T38"> = value;</text:span></text:p>
      <text:p text:style-name="P75"><text:tab/>}</text:p>
      <text:p text:style-name="P75"><text:tab/></text:p>
      <text:p text:style-name="P73"><text:span text:style-name="T38"><text:tab/></text:span><text:span text:style-name="T61">/* (non-</text:span><text:span text:style-name="T62">Javadoc</text:span><text:span text:style-name="T61">)</text:span></text:p>
      <text:p text:style-name="P81"><text:tab/> * @see org.eclipse.gef.commands.Command#canExecute()</text:p>
      <text:p text:style-name="P81"><text:tab/> */</text:p>
      <text:p text:style-name="P73"><text:span text:style-name="T38"><text:tab/></text:span><text:span text:style-name="T63">@Override</text:span></text:p>
      <text:p text:style-name="P73"><text:span text:style-name="T38"><text:tab/></text:span><text:span text:style-name="T56">public</text:span><text:span text:style-name="T38"> </text:span><text:span text:style-name="T56">boolean</text:span><text:span text:style-name="T38"> canExecute() {</text:span></text:p>
      <text:p text:style-name="P73"><text:span text:style-name="T38"><text:tab/><text:tab/></text:span><text:span text:style-name="T56">return</text:span><text:span text:style-name="T38"> </text:span><text:span text:style-name="T58">createElementCommand</text:span><text:span text:style-name="T38"> != </text:span><text:span text:style-name="T56">null</text:span><text:span text:style-name="T38"> &amp;&amp; </text:span><text:span text:style-name="T58">featureToInitialize</text:span><text:span text:style-name="T38"> != </text:span><text:span text:style-name="T56">null</text:span><text:span text:style-name="T38"> &amp;&amp; </text:span><text:span text:style-name="T58">initializationValue</text:span><text:span text:style-name="T38"> != </text:span><text:span text:style-name="T56">null</text:span><text:span text:style-name="T38">;</text:span></text:p>
      <text:p text:style-name="P75"><text:tab/>}</text:p>
      <text:p text:style-name="P73"/>
      <text:p text:style-name="P73"><text:span text:style-name="T38"><text:tab/></text:span><text:span text:style-name="T61">/* (non-</text:span><text:span text:style-name="T62">Javadoc</text:span><text:span text:style-name="T61">)</text:span></text:p>
      <text:p text:style-name="P81"><text:tab/> * @see org.eclipse.gef.commands.Command#canUndo()</text:p>
      <text:p text:style-name="P81"><text:tab/> */</text:p>
      <text:p text:style-name="P73"><text:span text:style-name="T38"><text:tab/></text:span><text:span text:style-name="T63">@Override</text:span></text:p>
      <text:p text:style-name="P73"><text:span text:style-name="T38"><text:tab/></text:span><text:span text:style-name="T56">public</text:span><text:span text:style-name="T38"> </text:span><text:span text:style-name="T56">boolean</text:span><text:span text:style-name="T38"> canUndo() {</text:span></text:p>
      <text:p text:style-name="P73"><text:span text:style-name="T38"><text:tab/><text:tab/></text:span><text:span text:style-name="T56">return</text:span><text:span text:style-name="T38"> </text:span><text:span text:style-name="T58">compoundCommand</text:span><text:span text:style-name="T38">.canUndo();</text:span></text:p>
      <text:p text:style-name="P75"><text:tab/>}</text:p>
      <text:p text:style-name="P73"/>
      <text:p text:style-name="P73"><text:span text:style-name="T38"><text:tab/></text:span><text:span text:style-name="T61">/* (non-</text:span><text:span text:style-name="T62">Javadoc</text:span><text:span text:style-name="T61">)</text:span></text:p>
      <text:p text:style-name="P81"><text:tab/> * @see org.eclipse.gef.commands.Command#chain(org.eclipse.gef.commands.Command)</text:p>
      <text:p text:style-name="P81"><text:tab/> */</text:p>
      <text:p text:style-name="P73"><text:span text:style-name="T38"><text:tab/></text:span><text:span text:style-name="T63">@Override</text:span></text:p>
      <text:p text:style-name="P73"><text:span text:style-name="T38"><text:tab/></text:span><text:span text:style-name="T56">public</text:span><text:span text:style-name="T38"> Command chain(Command command) {</text:span></text:p>
      <text:p text:style-name="P73"><text:span text:style-name="T38"><text:tab/><text:tab/></text:span><text:span text:style-name="T58">compoundCommand</text:span><text:span text:style-name="T38">.chain(command);</text:span></text:p>
      <text:p text:style-name="P73"><text:span text:style-name="T38"><text:tab/><text:tab/></text:span><text:span text:style-name="T56">return</text:span><text:span text:style-name="T38"> </text:span><text:span text:style-name="T56">this</text:span><text:span text:style-name="T38">;</text:span></text:p>
      <text:p text:style-name="P75"><text:tab/>}</text:p>
      <text:p text:style-name="P73"/>
      <text:p text:style-name="P73"><text:span text:style-name="T38"><text:tab/></text:span><text:span text:style-name="T61">/* (non-</text:span><text:span text:style-name="T62">Javadoc</text:span><text:span text:style-name="T61">)</text:span></text:p>
      <text:p text:style-name="P81"><text:tab/> * @see org.eclipse.gef.commands.Command#dispose()</text:p>
      <text:p text:style-name="P81"><text:soft-page-break/><text:tab/> */</text:p>
      <text:p text:style-name="P73"><text:span text:style-name="T38"><text:tab/></text:span><text:span text:style-name="T63">@Override</text:span></text:p>
      <text:p text:style-name="P73"><text:span text:style-name="T38"><text:tab/></text:span><text:span text:style-name="T56">public</text:span><text:span text:style-name="T38"> </text:span><text:span text:style-name="T56">void</text:span><text:span text:style-name="T38"> dispose() {</text:span></text:p>
      <text:p text:style-name="P73"><text:span text:style-name="T38"><text:tab/><text:tab/></text:span><text:span text:style-name="T58">compoundCommand</text:span><text:span text:style-name="T38">.dispose();</text:span></text:p>
      <text:p text:style-name="P73"><text:span text:style-name="T38"><text:tab/><text:tab/></text:span><text:span text:style-name="T56">super</text:span><text:span text:style-name="T38">.dispose();</text:span></text:p>
      <text:p text:style-name="P75"><text:tab/>}</text:p>
      <text:p text:style-name="P73"/>
      <text:p text:style-name="P73"><text:span text:style-name="T38"><text:tab/></text:span><text:span text:style-name="T61">/* (non-</text:span><text:span text:style-name="T62">Javadoc</text:span><text:span text:style-name="T61">)</text:span></text:p>
      <text:p text:style-name="P81"><text:tab/> * @see org.eclipse.gef.commands.Command#execute()</text:p>
      <text:p text:style-name="P81"><text:tab/> */</text:p>
      <text:p text:style-name="P73"><text:span text:style-name="T38"><text:tab/></text:span><text:span text:style-name="T63">@Override</text:span></text:p>
      <text:p text:style-name="P73"><text:span text:style-name="T38"><text:tab/></text:span><text:span text:style-name="T56">public</text:span><text:span text:style-name="T38"> </text:span><text:span text:style-name="T56">void</text:span><text:span text:style-name="T38"> execute() {</text:span></text:p>
      <text:p text:style-name="P75"><text:tab/><text:tab/></text:p>
      <text:p text:style-name="P73"><text:span text:style-name="T38"><text:tab/><text:tab/></text:span><text:span text:style-name="T52">/**</text:span></text:p>
      <text:p text:style-name="P73"><text:span text:style-name="T38"><text:tab/><text:tab/> </text:span><text:span text:style-name="T52">*</text:span><text:span text:style-name="T38"> </text:span><text:span text:style-name="T52">1)</text:span><text:span text:style-name="T38"> </text:span><text:span text:style-name="T52">Create</text:span><text:span text:style-name="T38"> </text:span><text:span text:style-name="T52">element</text:span><text:span text:style-name="T38"> </text:span><text:span text:style-name="T52">via</text:span><text:span text:style-name="T38"> </text:span><text:span text:style-name="T52">createElementCommand</text:span></text:p>
      <text:p text:style-name="P73"><text:span text:style-name="T38"><text:tab/><text:tab/> </text:span><text:span text:style-name="T52">*</text:span><text:span text:style-name="T38"> </text:span><text:span text:style-name="T52">2)</text:span><text:span text:style-name="T38"> </text:span><text:span text:style-name="T52">Retrieve</text:span><text:span text:style-name="T38"> </text:span><text:span text:style-name="T52">created</text:span><text:span text:style-name="T38"> </text:span><text:span text:style-name="T52">element</text:span><text:span text:style-name="T38"> </text:span><text:span text:style-name="T52">via</text:span><text:span text:style-name="T38"> </text:span><text:span text:style-name="T52">createElementCommand.getNewElement()</text:span></text:p>
      <text:p text:style-name="P73"><text:span text:style-name="T38"><text:tab/><text:tab/> </text:span><text:span text:style-name="T52">*</text:span><text:span text:style-name="T38"> </text:span><text:span text:style-name="T52">3)</text:span><text:span text:style-name="T38"> </text:span><text:span text:style-name="T52">Create</text:span><text:span text:style-name="T38"> </text:span><text:span text:style-name="T52">SetValueCommand</text:span><text:span text:style-name="T38"> </text:span><text:span text:style-name="T52">on</text:span><text:span text:style-name="T38"> </text:span><text:span text:style-name="T52">newElement</text:span><text:span text:style-name="T38"> </text:span><text:span text:style-name="T52">with</text:span><text:span text:style-name="T38"> </text:span><text:span text:style-name="T52">indicated</text:span><text:span text:style-name="T38"> </text:span><text:span text:style-name="T52">feature</text:span><text:span text:style-name="T38"> </text:span><text:span text:style-name="T52">and</text:span><text:span text:style-name="T38"> </text:span><text:span text:style-name="T52">value</text:span><text:span text:style-name="T38"> </text:span><text:span text:style-name="T52">on</text:span><text:span text:style-name="T38"> </text:span><text:span text:style-name="T52">construction</text:span></text:p>
      <text:p text:style-name="P73"><text:span text:style-name="T38"><text:tab/><text:tab/> </text:span><text:span text:style-name="T52">*</text:span><text:span text:style-name="T38"> </text:span><text:span text:style-name="T52">4)</text:span><text:span text:style-name="T38"> </text:span><text:span text:style-name="T52">Set</text:span><text:span text:style-name="T38"> </text:span><text:span text:style-name="T52">feature</text:span><text:span text:style-name="T38"> </text:span><text:span text:style-name="T52">value</text:span><text:span text:style-name="T38"> </text:span><text:span text:style-name="T52">via</text:span><text:span text:style-name="T38"> </text:span><text:span text:style-name="T52">setValueCommand</text:span></text:p>
      <text:p text:style-name="P73"><text:span text:style-name="T38"><text:tab/><text:tab/> </text:span><text:span text:style-name="T52">*</text:span><text:span text:style-name="T38"> </text:span><text:span text:style-name="T52">5)</text:span><text:span text:style-name="T38"> </text:span><text:span text:style-name="T52">both</text:span><text:span text:style-name="T38"> </text:span><text:span text:style-name="T52">the</text:span><text:span text:style-name="T38"> </text:span><text:span text:style-name="T52">createElementCommand</text:span><text:span text:style-name="T38"> </text:span><text:span text:style-name="T52">and</text:span><text:span text:style-name="T38"> </text:span><text:span text:style-name="T52">the</text:span><text:span text:style-name="T38"> </text:span><text:span text:style-name="T52">setValueCommand</text:span><text:span text:style-name="T38"> </text:span><text:span text:style-name="T52">are</text:span><text:span text:style-name="T38"> </text:span><text:span text:style-name="T52">stored</text:span><text:span text:style-name="T38"> </text:span><text:span text:style-name="T52">in</text:span><text:span text:style-name="T38"> </text:span><text:span text:style-name="T52">a</text:span><text:span text:style-name="T38"> </text:span><text:span text:style-name="T52">CompoundCommand</text:span><text:span text:style-name="T38"> </text:span><text:span text:style-name="T52">to</text:span><text:span text:style-name="T38"> </text:span><text:span text:style-name="T52">undo()</text:span><text:span text:style-name="T38"> </text:span><text:span text:style-name="T52">and</text:span><text:span text:style-name="T38"> </text:span><text:span text:style-name="T53">redo</text:span><text:span text:style-name="T52">()</text:span><text:span text:style-name="T38"> </text:span><text:span text:style-name="T52">easily</text:span><text:span text:style-name="T38"> </text:span></text:p>
      <text:p text:style-name="P73"><text:span text:style-name="T38"><text:tab/><text:tab/> </text:span><text:span text:style-name="T52">*/</text:span></text:p>
      <text:p text:style-name="P75"><text:tab/><text:tab/></text:p>
      <text:p text:style-name="P73"><text:span text:style-name="T38"><text:tab/><text:tab/></text:span><text:span text:style-name="T56">try</text:span><text:span text:style-name="T38"> {</text:span></text:p>
      <text:p text:style-name="P73"><text:span text:style-name="T38"><text:tab/><text:tab/><text:tab/></text:span><text:span text:style-name="T58">createElementCommand</text:span><text:span text:style-name="T38">.execute(</text:span><text:span text:style-name="T56">null</text:span><text:span text:style-name="T38">, </text:span><text:span text:style-name="T56">null</text:span><text:span text:style-name="T38">);</text:span></text:p>
      <text:p text:style-name="P73"><text:span text:style-name="T38"><text:tab/><text:tab/><text:tab/></text:span><text:span text:style-name="T58">compoundCommand</text:span><text:span text:style-name="T38">.add(</text:span><text:span text:style-name="T56">new</text:span><text:span text:style-name="T38"> ICommandProxy(</text:span><text:span text:style-name="T58">createElementCommand</text:span><text:span text:style-name="T38">));</text:span></text:p>
      <text:p text:style-name="P73"><text:span text:style-name="T38"><text:tab/><text:tab/>} </text:span><text:span text:style-name="T56">catch</text:span><text:span text:style-name="T38"> (ExecutionException e) {</text:span></text:p>
      <text:p text:style-name="P75"><text:tab/><text:tab/><text:tab/>e.printStackTrace();</text:p>
      <text:p text:style-name="P73"><text:span text:style-name="T38"><text:tab/><text:tab/><text:tab/></text:span><text:span text:style-name="T56">return</text:span><text:span text:style-name="T38">;</text:span></text:p>
      <text:p text:style-name="P75"><text:tab/><text:tab/>}</text:p>
      <text:p text:style-name="P75"><text:tab/><text:tab/></text:p>
      <text:p text:style-name="P73"><text:span text:style-name="T38"><text:tab/><text:tab/>EObject newElement = </text:span><text:span text:style-name="T58">createElementCommand</text:span><text:span text:style-name="T38">.getNewElement();</text:span></text:p>
      <text:p text:style-name="P75"><text:tab/><text:tab/></text:p>
      <text:p text:style-name="P73"><text:span text:style-name="T38"><text:tab/><text:tab/>SetRequest setRequest = </text:span><text:span text:style-name="T56">new</text:span><text:span text:style-name="T38"> SetRequest(newElement, </text:span><text:span text:style-name="T58">featureToInitialize</text:span><text:span text:style-name="T38">, </text:span><text:span text:style-name="T58">initializationValue</text:span><text:span text:style-name="T38">);</text:span></text:p>
      <text:p text:style-name="P73"><text:span text:style-name="T38"><text:tab/><text:tab/>SetValueCommand setValueCommand = </text:span><text:span text:style-name="T56">new</text:span><text:span text:style-name="T38"> SetValueCommand(setRequest);</text:span></text:p>
      <text:p text:style-name="P75"><text:tab/><text:tab/></text:p>
      <text:p text:style-name="P73"><text:span text:style-name="T38"><text:tab/><text:tab/></text:span><text:span text:style-name="T56">try</text:span></text:p>
      <text:p text:style-name="P75"><text:tab/><text:tab/>{</text:p>
      <text:p text:style-name="P73"><text:span text:style-name="T38"><text:tab/><text:tab/><text:tab/>setValueCommand.execute(</text:span><text:span text:style-name="T56">null</text:span><text:span text:style-name="T38">, </text:span><text:span text:style-name="T56">null</text:span><text:span text:style-name="T38">);</text:span></text:p>
      <text:p text:style-name="P73"><text:span text:style-name="T38"><text:tab/><text:tab/><text:tab/></text:span><text:span text:style-name="T58">compoundCommand</text:span><text:span text:style-name="T38">.add(</text:span><text:span text:style-name="T56">new</text:span><text:span text:style-name="T38"> ICommandProxy(setValueCommand));</text:span></text:p>
      <text:p text:style-name="P73"><text:span text:style-name="T38"><text:tab/><text:tab/>} </text:span><text:span text:style-name="T56">catch</text:span><text:span text:style-name="T38"> (ExecutionException e)<text:tab/>{</text:span></text:p>
      <text:p text:style-name="P75"><text:tab/><text:tab/><text:tab/>e.printStackTrace();</text:p>
      <text:p text:style-name="P73"><text:span text:style-name="T38"><text:tab/><text:tab/><text:tab/></text:span><text:span text:style-name="T56">return</text:span><text:span text:style-name="T38">;</text:span></text:p>
      <text:p text:style-name="P75"><text:tab/><text:tab/>}</text:p>
      <text:p text:style-name="P75"><text:tab/>}</text:p>
      <text:p text:style-name="P73"/>
      <text:p text:style-name="P73"><text:span text:style-name="T38"><text:tab/></text:span><text:span text:style-name="T61">/* (non-</text:span><text:span text:style-name="T62">Javadoc</text:span><text:span text:style-name="T61">)</text:span></text:p>
      <text:p text:style-name="P81"><text:tab/> * @see org.eclipse.gef.commands.Command#getDebugLabel()</text:p>
      <text:p text:style-name="P81"><text:soft-page-break/><text:tab/> */</text:p>
      <text:p text:style-name="P73"><text:span text:style-name="T38"><text:tab/></text:span><text:span text:style-name="T63">@Override</text:span></text:p>
      <text:p text:style-name="P73"><text:span text:style-name="T38"><text:tab/></text:span><text:span text:style-name="T56">public</text:span><text:span text:style-name="T38"> String getDebugLabel() {</text:span></text:p>
      <text:p text:style-name="P73"><text:span text:style-name="T38"><text:tab/><text:tab/></text:span><text:span text:style-name="T56">return</text:span><text:span text:style-name="T38"> </text:span><text:span text:style-name="T56">super</text:span><text:span text:style-name="T38">.getDebugLabel();</text:span></text:p>
      <text:p text:style-name="P75"><text:tab/>}</text:p>
      <text:p text:style-name="P73"/>
      <text:p text:style-name="P73"><text:span text:style-name="T38"><text:tab/></text:span><text:span text:style-name="T61">/* (non-</text:span><text:span text:style-name="T62">Javadoc</text:span><text:span text:style-name="T61">)</text:span></text:p>
      <text:p text:style-name="P81"><text:tab/> * @see org.eclipse.gef.commands.Command#getLabel()</text:p>
      <text:p text:style-name="P81"><text:tab/> */</text:p>
      <text:p text:style-name="P73"><text:span text:style-name="T38"><text:tab/></text:span><text:span text:style-name="T63">@Override</text:span></text:p>
      <text:p text:style-name="P73"><text:span text:style-name="T38"><text:tab/></text:span><text:span text:style-name="T56">public</text:span><text:span text:style-name="T38"> String getLabel() {</text:span></text:p>
      <text:p text:style-name="P73"><text:span text:style-name="T38"><text:tab/><text:tab/></text:span><text:span text:style-name="T56">return</text:span><text:span text:style-name="T38"> </text:span><text:span text:style-name="T56">super</text:span><text:span text:style-name="T38">.getLabel();</text:span></text:p>
      <text:p text:style-name="P75"><text:tab/>}</text:p>
      <text:p text:style-name="P73"/>
      <text:p text:style-name="P73"><text:span text:style-name="T38"><text:tab/></text:span><text:span text:style-name="T61">/* (non-</text:span><text:span text:style-name="T62">Javadoc</text:span><text:span text:style-name="T61">)</text:span></text:p>
      <text:p text:style-name="P81"><text:tab/> * @see org.eclipse.gef.commands.Command#redo()</text:p>
      <text:p text:style-name="P81"><text:tab/> */</text:p>
      <text:p text:style-name="P73"><text:span text:style-name="T38"><text:tab/></text:span><text:span text:style-name="T63">@Override</text:span></text:p>
      <text:p text:style-name="P73"><text:span text:style-name="T38"><text:tab/></text:span><text:span text:style-name="T56">public</text:span><text:span text:style-name="T38"> </text:span><text:span text:style-name="T56">void</text:span><text:span text:style-name="T38"> redo() {</text:span></text:p>
      <text:p text:style-name="P73"><text:span text:style-name="T38"><text:tab/><text:tab/></text:span><text:span text:style-name="T58">compoundCommand</text:span><text:span text:style-name="T38">.redo();</text:span></text:p>
      <text:p text:style-name="P75"><text:tab/>}</text:p>
      <text:p text:style-name="P73"/>
      <text:p text:style-name="P73"><text:span text:style-name="T38"><text:tab/></text:span><text:span text:style-name="T61">/* (non-</text:span><text:span text:style-name="T62">Javadoc</text:span><text:span text:style-name="T61">)</text:span></text:p>
      <text:p text:style-name="P81"><text:tab/> * @see org.eclipse.gef.commands.Command#setDebugLabel(java.lang.String)</text:p>
      <text:p text:style-name="P81"><text:tab/> */</text:p>
      <text:p text:style-name="P73"><text:span text:style-name="T38"><text:tab/></text:span><text:span text:style-name="T63">@Override</text:span></text:p>
      <text:p text:style-name="P73"><text:span text:style-name="T38"><text:tab/></text:span><text:span text:style-name="T56">public</text:span><text:span text:style-name="T38"> </text:span><text:span text:style-name="T56">void</text:span><text:span text:style-name="T38"> setDebugLabel(String label) {</text:span></text:p>
      <text:p text:style-name="P73"><text:span text:style-name="T38"><text:tab/><text:tab/></text:span><text:span text:style-name="T56">super</text:span><text:span text:style-name="T38">.setDebugLabel(label);</text:span></text:p>
      <text:p text:style-name="P75"><text:tab/>}</text:p>
      <text:p text:style-name="P73"/>
      <text:p text:style-name="P73"><text:span text:style-name="T38"><text:tab/></text:span><text:span text:style-name="T61">/* (non-</text:span><text:span text:style-name="T62">Javadoc</text:span><text:span text:style-name="T61">)</text:span></text:p>
      <text:p text:style-name="P81"><text:tab/> * @see org.eclipse.gef.commands.Command#setLabel(java.lang.String)</text:p>
      <text:p text:style-name="P81"><text:tab/> */</text:p>
      <text:p text:style-name="P73"><text:span text:style-name="T38"><text:tab/></text:span><text:span text:style-name="T63">@Override</text:span></text:p>
      <text:p text:style-name="P73"><text:span text:style-name="T38"><text:tab/></text:span><text:span text:style-name="T56">public</text:span><text:span text:style-name="T38"> </text:span><text:span text:style-name="T56">void</text:span><text:span text:style-name="T38"> setLabel(String label) {</text:span></text:p>
      <text:p text:style-name="P73"><text:span text:style-name="T38"><text:tab/><text:tab/></text:span><text:span text:style-name="T56">super</text:span><text:span text:style-name="T38">.setLabel(label);</text:span></text:p>
      <text:p text:style-name="P75"><text:tab/>}</text:p>
      <text:p text:style-name="P73"/>
      <text:p text:style-name="P73"><text:span text:style-name="T38"><text:tab/></text:span><text:span text:style-name="T61">/* (non-</text:span><text:span text:style-name="T62">Javadoc</text:span><text:span text:style-name="T61">)</text:span></text:p>
      <text:p text:style-name="P81"><text:tab/> * @see org.eclipse.gef.commands.Command#undo()</text:p>
      <text:p text:style-name="P81"><text:tab/> */</text:p>
      <text:p text:style-name="P73"><text:span text:style-name="T38"><text:tab/></text:span><text:span text:style-name="T63">@Override</text:span></text:p>
      <text:p text:style-name="P73"><text:span text:style-name="T38"><text:tab/></text:span><text:span text:style-name="T56">public</text:span><text:span text:style-name="T38"> </text:span><text:span text:style-name="T56">void</text:span><text:span text:style-name="T38"> undo() {</text:span></text:p>
      <text:p text:style-name="P73"><text:span text:style-name="T38"><text:tab/><text:tab/></text:span><text:span text:style-name="T58">compoundCommand</text:span><text:span text:style-name="T38">.redo();</text:span></text:p>
      <text:p text:style-name="P75"><text:tab/>}</text:p>
      <text:p text:style-name="P75"><text:tab/></text:p>
      <text:p text:style-name="P75">}</text:p>
      <text:p text:style-name="P110"><text:soft-page-break/></text:p>
      <text:p text:style-name="Text_20_body"><text:span text:style-name="T8">Example zip file</text:span>: tutorial-graphical_elements.zip</text:p>
      <text:list xml:id="list32302252" text:continue-numbering="true" text:style-name="Outline">
        <text:list-item>
          <text:list>
            <text:list-item>
              <text:h text:style-name="Heading_20_2" text:outline-level="2">Links with polygonal anchoring area and/or oval anchors</text:h>
            </text:list-item>
          </text:list>
        </text:list-item>
      </text:list>
      <text:p text:style-name="Standard"/>
      <text:list xml:id="list32295625" text:continue-numbering="true" text:style-name="Outline">
        <text:list-item>
          <text:list>
            <text:list-item>
              <text:list>
                <text:list-item>
                  <text:h text:style-name="Heading_20_3" text:outline-level="3">Context</text:h>
                </text:list-item>
              </text:list>
            </text:list-item>
          </text:list>
        </text:list-item>
      </text:list>
      <text:p text:style-name="P11">There are a couple of concepts that should be explained before to continue: anchoring points and anchors.</text:p>
      <text:p text:style-name="P11"/>
      <text:p text:style-name="P11">The figure anchor area defines the allowed regions where links can start/end in order to connect two figures. The default region generated by GMF is the rectangle that wraps the figure. In general this may seem correct but there are some specific cases where the anchoring area must be limited to a certain polygon (for example this happens with Lifelines in the Sequence Diagram).</text:p>
      <text:p text:style-name="P11"/>
      <text:p text:style-name="P11">However, Figure anchors are the elements used to store the points where the user pressed/released the mouse button when creating a link. Therefore, a link will have two anchors: one representing the source point and one representing the target point. This anchors are returned by the source/target figures. The link will ask the anchors which is the intersection point between the link and the source/target figure. The default anchor (called IdentityAnchor) returns always the intersection between the anchoring area of a figure and the reference point stored by the anchor.</text:p>
      <text:p text:style-name="P11"/>
      <text:p text:style-name="P11">GMF, by default, creates the user's figure and then stores it within a NodeFigure class (to be more specific, the DeafultSizeNodeFigure). Is this class the one in charge of managing the anchoring area and the anchor points.</text:p>
      <text:p text:style-name="P11"/>
      <text:p text:style-name="P11">This set of operations for anchoring purposes are really easy to overwrite. If combined with the IpolygonAnchorableFigure interface, the task of changing the anchoring area is really easy. Therefore it is only necessary to create a new class extending from DefaultSizeNodeFigure overwriting the proper operations.</text:p>
      <text:p text:style-name="P11"/>
      <text:list xml:id="list32293668" text:continue-numbering="true" text:style-name="Outline">
        <text:list-item>
          <text:list>
            <text:list-item>
              <text:list>
                <text:list-item>
                  <text:h text:style-name="Heading_20_3" text:outline-level="3">Proposed solution</text:h>
                </text:list-item>
              </text:list>
            </text:list-item>
          </text:list>
        </text:list-item>
      </text:list>
      <text:p text:style-name="P11">Both for changing the anchoring area and for changing the anchors returned by the figure, we will modify the generated EditPart class as it is the class that creates the graphical figure. <text:s/>Instead of returning the DefaultSizeNodeFigure figure created by default within <text:span text:style-name="T34">the </text:span><text:span text:style-name="T26">createNodePlate() </text:span><text:span text:style-name="T34">operation, </text:span>we will return our own Figure previously manipulated according to our needs.</text:p>
      <text:p text:style-name="P11"/>
      <text:list xml:id="list32307888" text:continue-list="list32276819" text:style-name="L12">
        <text:list-item text:start-value="1">
          <text:list>
            <text:list-item>
              <text:list>
                <text:list-item>
                  <text:list>
                    <text:list-item text:start-value="1">
                      <text:h text:style-name="P121" text:outline-level="4" text:restart-numbering="true" text:start-value="1">Step 1 : Create our own Figure</text:h>
                    </text:list-item>
                  </text:list>
                </text:list-item>
              </text:list>
            </text:list-item>
          </text:list>
        </text:list-item>
      </text:list>
      <text:p text:style-name="P13">CASE 1 – Polygonal anchoring area</text:p>
      <text:p text:style-name="P11"><text:soft-page-break/></text:p>
      <text:p text:style-name="P46">/**</text:p>
      <text:p text:style-name="P73"><text:span text:style-name="T38"><text:s/></text:span><text:span text:style-name="T52">*</text:span><text:span text:style-name="T38"> </text:span><text:span text:style-name="T55">@generated</text:span></text:p>
      <text:p text:style-name="P73"><text:span text:style-name="T38"><text:s/></text:span><text:span text:style-name="T52">*/</text:span></text:p>
      <text:p text:style-name="P73"><text:span text:style-name="T56">public</text:span><text:span text:style-name="T38"> </text:span><text:span text:style-name="T56">class</text:span><text:span text:style-name="T38"> LifelineEditPart </text:span><text:span text:style-name="T56">extends</text:span><text:span text:style-name="T38"> ShapeNodeEditPart </text:span><text:span text:style-name="T56">implements</text:span></text:p>
      <text:p text:style-name="P75"><text:tab/><text:tab/>PrimaryShapeEditPart {</text:p>
      <text:p text:style-name="P73"/>
      <text:p text:style-name="P73"><text:span text:style-name="T38"><text:tab/></text:span><text:span text:style-name="T52">/**</text:span></text:p>
      <text:p text:style-name="P73"><text:span text:style-name="T38"><text:tab/> </text:span><text:span text:style-name="T52">*</text:span><text:span text:style-name="T38"> </text:span><text:span text:style-name="T55">@generated</text:span></text:p>
      <text:p text:style-name="P73"><text:span text:style-name="T38"><text:tab/> </text:span><text:span text:style-name="T52">*/</text:span></text:p>
      <text:p text:style-name="P73"><text:span text:style-name="T38"><text:tab/></text:span><text:span text:style-name="T56">public</text:span><text:span text:style-name="T38"> </text:span><text:span text:style-name="T56">static</text:span><text:span text:style-name="T38"> </text:span><text:span text:style-name="T56">final</text:span><text:span text:style-name="T38"> </text:span><text:span text:style-name="T56">int</text:span><text:span text:style-name="T38"> </text:span><text:span text:style-name="T59">VISUAL_ID</text:span><text:span text:style-name="T38"> = 2002;</text:span></text:p>
      <text:p text:style-name="P18">...</text:p>
      <text:p text:style-name="P25"><text:span text:style-name="T38"><text:tab/></text:span><text:span text:style-name="T52">/**</text:span></text:p>
      <text:p text:style-name="P73"><text:span text:style-name="T38"><text:tab/> </text:span><text:span text:style-name="T52">*</text:span><text:span text:style-name="T38"> </text:span><text:span text:style-name="T55">@NOT</text:span><text:span text:style-name="T64">-</text:span><text:span text:style-name="T52">generated</text:span></text:p>
      <text:p text:style-name="P73"><text:span text:style-name="T38"><text:tab/> </text:span><text:span text:style-name="T52">*/</text:span></text:p>
      <text:p text:style-name="P73"><text:span text:style-name="T38"><text:tab/></text:span><text:span text:style-name="T56">public</text:span><text:span text:style-name="T38"> </text:span><text:span text:style-name="T56">class</text:span><text:span text:style-name="T38"> LifelineNodeFigure </text:span><text:span text:style-name="T56">extends</text:span><text:span text:style-name="T38"> </text:span><text:span text:style-name="T41">DefaultSizeNodeFigure</text:span><text:span text:style-name="T38"> </text:span><text:span text:style-name="T56">implements</text:span></text:p>
      <text:p text:style-name="P75"><text:tab/><text:tab/><text:tab/><text:span text:style-name="T8">IPolygonAnchorableFigure</text:span> {</text:p>
      <text:p text:style-name="P73"/>
      <text:p text:style-name="P73"><text:span text:style-name="T38"><text:tab/><text:tab/></text:span><text:span text:style-name="T56">public</text:span><text:span text:style-name="T38"> LifelineNodeFigure(Dimension defSize) {</text:span></text:p>
      <text:p text:style-name="P73"><text:span text:style-name="T38"><text:tab/><text:tab/><text:tab/></text:span><text:span text:style-name="T56">super</text:span><text:span text:style-name="T38">(defSize.</text:span><text:span text:style-name="T58">width</text:span><text:span text:style-name="T38">, defSize.</text:span><text:span text:style-name="T58">height</text:span><text:span text:style-name="T38">);</text:span></text:p>
      <text:p text:style-name="P75"><text:tab/><text:tab/>}</text:p>
      <text:p text:style-name="P73"/>
      <text:p text:style-name="P73"><text:span text:style-name="T38"><text:tab/><text:tab/></text:span><text:span text:style-name="T56">public</text:span><text:span text:style-name="T38"> LifelineNodeFigure(</text:span><text:span text:style-name="T56">int</text:span><text:span text:style-name="T38"> width, </text:span><text:span text:style-name="T56">int</text:span><text:span text:style-name="T38"> height) {</text:span></text:p>
      <text:p text:style-name="P73"><text:span text:style-name="T38"><text:tab/><text:tab/><text:tab/></text:span><text:span text:style-name="T56">super</text:span><text:span text:style-name="T38">(width, height);</text:span></text:p>
      <text:p text:style-name="P75"><text:tab/><text:tab/>}</text:p>
      <text:p text:style-name="P73"/>
      <text:p text:style-name="P73"><text:span text:style-name="T38"><text:tab/><text:tab/></text:span><text:span text:style-name="T61">// This returns as the anchoring area only the central line</text:span></text:p>
      <text:p text:style-name="P73"><text:span text:style-name="T38"><text:tab/><text:tab/></text:span><text:span text:style-name="T63">@Override</text:span></text:p>
      <text:p text:style-name="P73"><text:span text:style-name="T38"><text:tab/><text:tab/></text:span><text:span text:style-name="T56">public</text:span><text:span text:style-name="T38"> PointList </text:span><text:span text:style-name="T41">getPolygonPoints</text:span><text:span text:style-name="T38">() {</text:span></text:p>
      <text:p text:style-name="P73"><text:span text:style-name="T38"><text:tab/><text:tab/><text:tab/>PointList polygonList = </text:span><text:span text:style-name="T56">new</text:span><text:span text:style-name="T38"> PointList();</text:span></text:p>
      <text:p text:style-name="P73"/>
      <text:p text:style-name="P75"><text:tab/><text:tab/><text:tab/>Rectangle r = getBounds();</text:p>
      <text:p text:style-name="P73"/>
      <text:p text:style-name="P73"><text:span text:style-name="T38"><text:tab/><text:tab/><text:tab/>Point pStart = </text:span><text:span text:style-name="T56">new</text:span><text:span text:style-name="T38"> Point();</text:span></text:p>
      <text:p text:style-name="P73"><text:span text:style-name="T38"><text:tab/><text:tab/><text:tab/>Point pEnd = </text:span><text:span text:style-name="T56">new</text:span><text:span text:style-name="T38"> Point();</text:span></text:p>
      <text:p text:style-name="P73"/>
      <text:p text:style-name="P73"><text:span text:style-name="T38"><text:tab/><text:tab/><text:tab/>pStart.</text:span><text:span text:style-name="T58">x</text:span><text:span text:style-name="T38"> = r.</text:span><text:span text:style-name="T58">x</text:span><text:span text:style-name="T38"> + r.</text:span><text:span text:style-name="T58">width</text:span><text:span text:style-name="T38"> / 2;</text:span></text:p>
      <text:p text:style-name="P73"><text:span text:style-name="T38"><text:tab/><text:tab/><text:tab/>pStart.</text:span><text:span text:style-name="T58">y</text:span><text:span text:style-name="T38"> = r.</text:span><text:span text:style-name="T58">y</text:span><text:span text:style-name="T38"> + 1;</text:span></text:p>
      <text:p text:style-name="P73"/>
      <text:p text:style-name="P73"><text:span text:style-name="T38"><text:tab/><text:tab/><text:tab/>pEnd.</text:span><text:span text:style-name="T58">x</text:span><text:span text:style-name="T38"> = pStart.</text:span><text:span text:style-name="T58">x</text:span><text:span text:style-name="T38">;</text:span></text:p>
      <text:p text:style-name="P73"><text:span text:style-name="T38"><text:tab/><text:tab/><text:tab/>pEnd.</text:span><text:span text:style-name="T58">y</text:span><text:span text:style-name="T38"> = pStart.</text:span><text:span text:style-name="T58">y</text:span><text:span text:style-name="T38"> + r.</text:span><text:span text:style-name="T58">height</text:span><text:span text:style-name="T38"> - 1;</text:span></text:p>
      <text:p text:style-name="P73"/>
      <text:p text:style-name="P75"><text:tab/><text:tab/><text:tab/>polygonList.addPoint(pStart);</text:p>
      <text:p text:style-name="P75"><text:tab/><text:tab/><text:tab/>polygonList.addPoint(pEnd);</text:p>
      <text:p text:style-name="P73"/>
      <text:p text:style-name="P73"><text:span text:style-name="T38"><text:tab/><text:tab/><text:tab/></text:span><text:span text:style-name="T56">return</text:span><text:span text:style-name="T38"> polygonList;</text:span></text:p>
      <text:p text:style-name="P75"><text:tab/><text:tab/>}</text:p>
      <text:p text:style-name="P73"><text:soft-page-break/></text:p>
      <text:p text:style-name="P75"><text:tab/>}</text:p>
      <text:p text:style-name="P83">}</text:p>
      <text:p text:style-name="P11"/>
      <text:p text:style-name="P14">CASE 2 – Oval anchoring area with oval anchors</text:p>
      <text:p text:style-name="P46"/>
      <text:p text:style-name="P46">/**</text:p>
      <text:p text:style-name="P73"><text:span text:style-name="T38"><text:s/></text:span><text:span text:style-name="T52">*</text:span><text:span text:style-name="T38"> </text:span><text:span text:style-name="T55">@generated</text:span></text:p>
      <text:p text:style-name="P73"><text:span text:style-name="T38"><text:s/></text:span><text:span text:style-name="T52">*/</text:span></text:p>
      <text:p text:style-name="P73"><text:span text:style-name="T56">public</text:span><text:span text:style-name="T38"> </text:span><text:span text:style-name="T56">class</text:span><text:span text:style-name="T38"> UseCaseEditPart </text:span><text:span text:style-name="T56">extends</text:span><text:span text:style-name="T38"> ShapeNodeEditPart </text:span><text:span text:style-name="T56">implements</text:span></text:p>
      <text:p text:style-name="P75"><text:tab/><text:tab/>PrimaryShapeEditPart {</text:p>
      <text:p text:style-name="P73"/>
      <text:p text:style-name="P73"><text:span text:style-name="T38"><text:tab/></text:span><text:span text:style-name="T52">/**</text:span></text:p>
      <text:p text:style-name="P73"><text:span text:style-name="T38"><text:tab/> </text:span><text:span text:style-name="T52">*</text:span><text:span text:style-name="T38"> </text:span><text:span text:style-name="T55">@generated</text:span></text:p>
      <text:p text:style-name="P73"><text:span text:style-name="T38"><text:tab/> </text:span><text:span text:style-name="T52">*/</text:span></text:p>
      <text:p text:style-name="P73"><text:span text:style-name="T38"><text:tab/></text:span><text:span text:style-name="T56">public</text:span><text:span text:style-name="T38"> </text:span><text:span text:style-name="T56">static</text:span><text:span text:style-name="T38"> </text:span><text:span text:style-name="T56">final</text:span><text:span text:style-name="T38"> </text:span><text:span text:style-name="T56">int</text:span><text:span text:style-name="T38"> </text:span><text:span text:style-name="T59">VISUAL_ID</text:span><text:span text:style-name="T38"> = 1001;</text:span></text:p>
      <text:p text:style-name="P83"/>
      <text:p text:style-name="P83">...</text:p>
      <text:p text:style-name="P83"/>
      <text:p text:style-name="P73"><text:span text:style-name="T42"><text:tab/></text:span><text:span text:style-name="T54">/**</text:span></text:p>
      <text:p text:style-name="P73"><text:span text:style-name="T38"><text:tab/> </text:span><text:span text:style-name="T52">*</text:span><text:span text:style-name="T38"> </text:span><text:span text:style-name="T55">@NOT</text:span><text:span text:style-name="T64">-</text:span><text:span text:style-name="T52">generated</text:span></text:p>
      <text:p text:style-name="P73"><text:span text:style-name="T38"><text:tab/> </text:span><text:span text:style-name="T52">*/</text:span></text:p>
      <text:p text:style-name="P75"><text:span text:style-name="T13"><text:tab/></text:span><text:span text:style-name="T57">public</text:span><text:span text:style-name="T13"> </text:span><text:span text:style-name="T57">class</text:span><text:span text:style-name="T13"> </text:span><text:span text:style-name="T14">UseCaseNodeFigure</text:span><text:span text:style-name="T13"> </text:span><text:span text:style-name="T57">extends</text:span><text:span text:style-name="T13"> DefaultSizeNodeFigure </text:span><text:span text:style-name="T57">implements</text:span></text:p>
      <text:p text:style-name="P75"><text:tab/><text:tab/><text:tab/><text:span text:style-name="T8">IOvalAnchorableFigure</text:span> {</text:p>
      <text:p text:style-name="P73"/>
      <text:p text:style-name="P73"><text:span text:style-name="T38"><text:tab/><text:tab/></text:span><text:span text:style-name="T56">public</text:span><text:span text:style-name="T38"> UseCaseNodeFigure(Dimension defSize) {</text:span></text:p>
      <text:p text:style-name="P73"><text:span text:style-name="T38"><text:tab/><text:tab/><text:tab/></text:span><text:span text:style-name="T56">super</text:span><text:span text:style-name="T38">(defSize);</text:span></text:p>
      <text:p text:style-name="P75"><text:tab/><text:tab/>}</text:p>
      <text:p text:style-name="P73"/>
      <text:p text:style-name="P73"><text:span text:style-name="T38"><text:tab/><text:tab/></text:span><text:span text:style-name="T56">public</text:span><text:span text:style-name="T38"> UseCaseNodeFigure(</text:span><text:span text:style-name="T56">int</text:span><text:span text:style-name="T38"> width, </text:span><text:span text:style-name="T56">int</text:span><text:span text:style-name="T38"> height) {</text:span></text:p>
      <text:p text:style-name="P73"><text:span text:style-name="T38"><text:tab/><text:tab/><text:tab/></text:span><text:span text:style-name="T56">super</text:span><text:span text:style-name="T38">(width, height);</text:span></text:p>
      <text:p text:style-name="P75"><text:tab/><text:tab/>}</text:p>
      <text:p text:style-name="P73"/>
      <text:p text:style-name="P73"><text:span text:style-name="T38"><text:tab/><text:tab/></text:span><text:span text:style-name="T63">@</text:span><text:span text:style-name="T38">Override</text:span></text:p>
      <text:p text:style-name="P73"><text:span text:style-name="T38"><text:tab/><text:tab/></text:span><text:span text:style-name="T56">protected</text:span><text:span text:style-name="T38"> ConnectionAnchor </text:span><text:span text:style-name="T41">createDefaultAnchor</text:span><text:span text:style-name="T38">() {</text:span></text:p>
      <text:p text:style-name="P73"><text:span text:style-name="T38"><text:tab/><text:tab/><text:tab/></text:span><text:span text:style-name="T56">return</text:span><text:span text:style-name="T38"> </text:span><text:span text:style-name="T56">new</text:span><text:span text:style-name="T38"> SlidableOvalAnchor(</text:span><text:span text:style-name="T56">this</text:span><text:span text:style-name="T38">);</text:span></text:p>
      <text:p text:style-name="P75"><text:tab/><text:tab/>}</text:p>
      <text:p text:style-name="P73"/>
      <text:p text:style-name="P73"><text:span text:style-name="T38"><text:tab/><text:tab/></text:span><text:span text:style-name="T63">@</text:span><text:span text:style-name="T38">Override</text:span></text:p>
      <text:p text:style-name="P73"><text:span text:style-name="T38"><text:tab/><text:tab/></text:span><text:span text:style-name="T56">protected</text:span><text:span text:style-name="T38"> ConnectionAnchor </text:span><text:span text:style-name="T41">createAnchor</text:span><text:span text:style-name="T38">(PrecisionPoint p) {</text:span></text:p>
      <text:p text:style-name="P73"><text:span text:style-name="T38"><text:tab/><text:tab/><text:tab/></text:span><text:span text:style-name="T56">if</text:span><text:span text:style-name="T38"> (p == </text:span><text:span text:style-name="T56">null</text:span><text:span text:style-name="T38">)</text:span></text:p>
      <text:p text:style-name="P73"><text:span text:style-name="T38"><text:tab/><text:tab/><text:tab/><text:tab/></text:span><text:span text:style-name="T56">return</text:span><text:span text:style-name="T38"> createDefaultAnchor();</text:span></text:p>
      <text:p text:style-name="P73"><text:span text:style-name="T38"><text:tab/><text:tab/><text:tab/></text:span><text:span text:style-name="T56">return</text:span><text:span text:style-name="T38"> </text:span><text:span text:style-name="T56">new</text:span><text:span text:style-name="T38"> SlidableOvalAnchor(</text:span><text:span text:style-name="T56">this</text:span><text:span text:style-name="T38">, p);</text:span></text:p>
      <text:p text:style-name="P75"><text:tab/><text:tab/>}</text:p>
      <text:p text:style-name="P73"/>
      <text:p text:style-name="P73"><text:span text:style-name="T38"><text:tab/><text:tab/></text:span><text:span text:style-name="T56">public</text:span><text:span text:style-name="T38"> Rectangle getOvalBounds() {</text:span></text:p>
      <text:p text:style-name="P73"><text:span text:style-name="T38"><text:tab/><text:tab/><text:tab/></text:span><text:span text:style-name="T56">return</text:span><text:span text:style-name="T38"> getBounds();</text:span></text:p>
      <text:p text:style-name="P75"><text:soft-page-break/><text:tab/><text:tab/>}</text:p>
      <text:p text:style-name="P73"/>
      <text:p text:style-name="P75"><text:tab/>}</text:p>
      <text:p text:style-name="P73"/>
      <text:p text:style-name="P75">}</text:p>
      <text:p text:style-name="P11"/>
      <text:list xml:id="list32296996" text:continue-numbering="true" text:style-name="L12">
        <text:list-item>
          <text:list>
            <text:list-item>
              <text:list>
                <text:list-item>
                  <text:list>
                    <text:list-item>
                      <text:h text:style-name="P121" text:outline-level="4">Step 2 : Return our own Figure within the createNodePlate() operation </text:h>
                    </text:list-item>
                  </text:list>
                </text:list-item>
              </text:list>
            </text:list-item>
          </text:list>
        </text:list-item>
      </text:list>
      <text:p text:style-name="P14">CASE 1 – Polygonal anchoring area</text:p>
      <text:p text:style-name="P18"/>
      <text:p text:style-name="P46">/**</text:p>
      <text:p text:style-name="P73"><text:span text:style-name="T38"><text:s/></text:span><text:span text:style-name="T52">*</text:span><text:span text:style-name="T38"> </text:span><text:span text:style-name="T55">@generated</text:span></text:p>
      <text:p text:style-name="P73"><text:span text:style-name="T38"><text:s/></text:span><text:span text:style-name="T52">*/</text:span></text:p>
      <text:p text:style-name="P73"><text:span text:style-name="T56">public</text:span><text:span text:style-name="T38"> </text:span><text:span text:style-name="T56">class</text:span><text:span text:style-name="T38"> LifelineEditPart </text:span><text:span text:style-name="T56">extends</text:span><text:span text:style-name="T38"> ShapeNodeEditPart </text:span><text:span text:style-name="T56">implements</text:span></text:p>
      <text:p text:style-name="P75"><text:tab/><text:tab/>PrimaryShapeEditPart {</text:p>
      <text:p text:style-name="P73"/>
      <text:p text:style-name="P73"><text:span text:style-name="T38"><text:tab/></text:span><text:span text:style-name="T52">/**</text:span></text:p>
      <text:p text:style-name="P73"><text:span text:style-name="T38"><text:tab/> </text:span><text:span text:style-name="T52">*</text:span><text:span text:style-name="T38"> </text:span><text:span text:style-name="T55">@generated</text:span></text:p>
      <text:p text:style-name="P73"><text:span text:style-name="T38"><text:tab/> </text:span><text:span text:style-name="T52">*/</text:span></text:p>
      <text:p text:style-name="P73"><text:span text:style-name="T38"><text:tab/></text:span><text:span text:style-name="T56">public</text:span><text:span text:style-name="T38"> </text:span><text:span text:style-name="T56">static</text:span><text:span text:style-name="T38"> </text:span><text:span text:style-name="T56">final</text:span><text:span text:style-name="T38"> </text:span><text:span text:style-name="T56">int</text:span><text:span text:style-name="T38"> </text:span><text:span text:style-name="T59">VISUAL_ID</text:span><text:span text:style-name="T38"> = 2002;</text:span></text:p>
      <text:p text:style-name="P19">...</text:p>
      <text:p text:style-name="P25"><text:span text:style-name="T38"><text:tab/></text:span><text:span text:style-name="T52">/**</text:span></text:p>
      <text:p text:style-name="P73"><text:span text:style-name="T38"><text:tab/> </text:span><text:span text:style-name="T52">*</text:span><text:span text:style-name="T38"> </text:span><text:span text:style-name="T55">@generated</text:span><text:span text:style-name="T38"> </text:span><text:span text:style-name="T52">NOT</text:span></text:p>
      <text:p text:style-name="P73"><text:span text:style-name="T38"><text:tab/> </text:span><text:span text:style-name="T52">*/</text:span></text:p>
      <text:p text:style-name="P73"><text:span text:style-name="T38"><text:tab/></text:span><text:span text:style-name="T56">protected</text:span><text:span text:style-name="T38"> NodeFigure createNodePlate() {</text:span></text:p>
      <text:p text:style-name="P73"><text:span text:style-name="T38"><text:tab/><text:tab/></text:span><text:span text:style-name="T61">// To return EllipseAnchors</text:span></text:p>
      <text:p text:style-name="P73"><text:span text:style-name="T38"><text:tab/><text:tab/>UseCaseNodeFigure ucFigure = </text:span><text:span text:style-name="T56">new</text:span><text:span text:style-name="T38"> UseCaseNodeFigure(getMapMode().DPtoLP(</text:span></text:p>
      <text:p text:style-name="P75"><text:tab/><text:tab/><text:tab/><text:tab/>80), getMapMode().DPtoLP(40));</text:p>
      <text:p text:style-name="P73"><text:span text:style-name="T38"><text:tab/><text:tab/></text:span><text:span text:style-name="T56">return</text:span><text:span text:style-name="T38"> ucFigure;</text:span></text:p>
      <text:p text:style-name="P75"><text:tab/>}</text:p>
      <text:p text:style-name="P83">...</text:p>
      <text:p text:style-name="P83">}</text:p>
      <text:p text:style-name="P11"/>
      <text:p text:style-name="P11"/>
      <text:p text:style-name="P14">CASE 2 – Oval anchoring are with oval anchors</text:p>
      <text:p text:style-name="P46"/>
      <text:p text:style-name="P46">/**</text:p>
      <text:p text:style-name="P73"><text:span text:style-name="T38"><text:s/></text:span><text:span text:style-name="T52">*</text:span><text:span text:style-name="T38"> </text:span><text:span text:style-name="T55">@generated</text:span></text:p>
      <text:p text:style-name="P73"><text:span text:style-name="T38"><text:s/></text:span><text:span text:style-name="T52">*/</text:span></text:p>
      <text:p text:style-name="P73"><text:span text:style-name="T56">public</text:span><text:span text:style-name="T38"> </text:span><text:span text:style-name="T56">class</text:span><text:span text:style-name="T38"> UseCaseEditPart </text:span><text:span text:style-name="T56">extends</text:span><text:span text:style-name="T38"> ShapeNodeEditPart </text:span><text:span text:style-name="T56">implements</text:span></text:p>
      <text:p text:style-name="P75"><text:tab/><text:tab/>PrimaryShapeEditPart {</text:p>
      <text:p text:style-name="P73"/>
      <text:p text:style-name="P73"><text:span text:style-name="T38"><text:tab/></text:span><text:span text:style-name="T52">/**</text:span></text:p>
      <text:p text:style-name="P73"><text:span text:style-name="T38"><text:tab/> </text:span><text:span text:style-name="T52">*</text:span><text:span text:style-name="T38"> </text:span><text:span text:style-name="T55">@generated</text:span></text:p>
      <text:p text:style-name="P73"><text:span text:style-name="T38"><text:tab/> </text:span><text:span text:style-name="T52">*/</text:span></text:p>
      <text:p text:style-name="P73"><text:span text:style-name="T38"><text:tab/></text:span><text:span text:style-name="T56">public</text:span><text:span text:style-name="T38"> </text:span><text:span text:style-name="T56">static</text:span><text:span text:style-name="T38"> </text:span><text:span text:style-name="T56">final</text:span><text:span text:style-name="T38"> </text:span><text:span text:style-name="T56">int</text:span><text:span text:style-name="T38"> </text:span><text:span text:style-name="T59">VISUAL_ID</text:span><text:span text:style-name="T38"> = 1001;</text:span></text:p>
      <text:p text:style-name="P84"><text:soft-page-break/>...</text:p>
      <text:p text:style-name="P85"><text:span text:style-name="T38"><text:tab/></text:span><text:span text:style-name="T52">/**</text:span></text:p>
      <text:p text:style-name="P73"><text:span text:style-name="T38"><text:tab/> </text:span><text:span text:style-name="T52">*</text:span><text:span text:style-name="T38"> </text:span><text:span text:style-name="T55">@generated</text:span><text:span text:style-name="T38"> </text:span><text:span text:style-name="T52">NOT</text:span></text:p>
      <text:p text:style-name="P73"><text:span text:style-name="T38"><text:tab/> </text:span><text:span text:style-name="T52">*/</text:span></text:p>
      <text:p text:style-name="P73"><text:span text:style-name="T38"><text:tab/></text:span><text:span text:style-name="T56">protected</text:span><text:span text:style-name="T38"> NodeFigure createNodePlate() {</text:span></text:p>
      <text:p text:style-name="P73"><text:span text:style-name="T38"><text:tab/><text:tab/>LifelineNodeFigure result = </text:span><text:span text:style-name="T56">new</text:span><text:span text:style-name="T38"> LifelineNodeFigure(getMapMode().DPtoLP(</text:span></text:p>
      <text:p text:style-name="P75"><text:tab/><text:tab/><text:tab/><text:tab/>100), getMapMode().DPtoLP(250));</text:p>
      <text:p text:style-name="P73"><text:span text:style-name="T38"><text:tab/><text:tab/></text:span><text:span text:style-name="T56">return</text:span><text:span text:style-name="T38"> result;</text:span></text:p>
      <text:p text:style-name="P75"><text:tab/>}</text:p>
      <text:p text:style-name="P83">...</text:p>
      <text:p text:style-name="P83">}</text:p>
      <text:list xml:id="list32309703" text:continue-list="list32293668" text:style-name="Outline">
        <text:list-item>
          <text:list>
            <text:list-item>
              <text:h text:style-name="Heading_20_2" text:outline-level="2">Avoid link snapping to the centre of the figure</text:h>
            </text:list-item>
          </text:list>
        </text:list-item>
      </text:list>
      <text:p text:style-name="Standard"/>
      <text:list xml:id="list32285815" text:continue-numbering="true" text:style-name="Outline">
        <text:list-item>
          <text:list>
            <text:list-item>
              <text:list>
                <text:list-item>
                  <text:h text:style-name="Heading_20_3" text:outline-level="3">Context</text:h>
                </text:list-item>
              </text:list>
            </text:list-item>
          </text:list>
        </text:list-item>
      </text:list>
      <text:p text:style-name="P11">This recipe is related with the above one so it would be interesting to previously read, at least, its context to understand what comes next.</text:p>
      <text:p text:style-name="P11"/>
      <text:p text:style-name="P11">Another of the default behaviors of the DefaultSizeNodeFigure is the snapping mechanism to the centre of the figure. When the user moves the mouse around the anchoring area of the target figure, if the pointer is quite near from the middle part of the figure then the pointer snaps automatically to centre of it. Although this may seem something not very important, sometimes it results in really annoying behavior specially when you want to set the target anchor in a specific point. </text:p>
      <text:p text:style-name="P11"/>
      <text:list xml:id="list32304479" text:continue-numbering="true" text:style-name="Outline">
        <text:list-item>
          <text:list>
            <text:list-item>
              <text:list>
                <text:list-item>
                  <text:h text:style-name="Heading_20_3" text:outline-level="3">Proposed solution</text:h>
                </text:list-item>
              </text:list>
            </text:list-item>
          </text:list>
        </text:list-item>
      </text:list>
      <text:p text:style-name="P11">As it happens in the previous recipe, the solution is quite simple: create our own Figure extending the DefaultSizeNodeFigure class and overwriting the proper method. Then we must change the <text:span text:style-name="T26">createNodePlate()</text:span><text:span text:style-name="T34"> operation in order to return our figure instead of the DefaultSizeNodeFigure.</text:span></text:p>
      <text:p text:style-name="P11"/>
      <text:p text:style-name="P11">Note: This recipe can be perfectly combined with the previous one.</text:p>
      <text:p text:style-name="P11"/>
      <text:list xml:id="list32290987" text:continue-list="list32296996" text:style-name="L12">
        <text:list-item text:start-value="1">
          <text:list>
            <text:list-item>
              <text:list>
                <text:list-item>
                  <text:list>
                    <text:list-item text:start-value="1">
                      <text:h text:style-name="P121" text:outline-level="4" text:restart-numbering="true" text:start-value="1">Step 1 : Create our own figure</text:h>
                    </text:list-item>
                  </text:list>
                </text:list-item>
              </text:list>
            </text:list-item>
          </text:list>
        </text:list-item>
      </text:list>
      <text:p text:style-name="P18"/>
      <text:p text:style-name="P46">/**</text:p>
      <text:p text:style-name="P73"><text:span text:style-name="T38"><text:s/></text:span><text:span text:style-name="T52">*</text:span><text:span text:style-name="T38"> </text:span><text:span text:style-name="T55">@generated</text:span></text:p>
      <text:p text:style-name="P73"><text:span text:style-name="T38"><text:s/></text:span><text:span text:style-name="T52">*/</text:span></text:p>
      <text:p text:style-name="P73"><text:span text:style-name="T56">public</text:span><text:span text:style-name="T38"> </text:span><text:span text:style-name="T56">class</text:span><text:span text:style-name="T38"> LifelineEditPart </text:span><text:span text:style-name="T56">extends</text:span><text:span text:style-name="T38"> ShapeNodeEditPart </text:span><text:span text:style-name="T56">implements</text:span></text:p>
      <text:p text:style-name="P75"><text:tab/><text:tab/>PrimaryShapeEditPart {</text:p>
      <text:p text:style-name="P73"/>
      <text:p text:style-name="P73"><text:soft-page-break/><text:span text:style-name="T38"><text:tab/></text:span><text:span text:style-name="T52">/**</text:span></text:p>
      <text:p text:style-name="P73"><text:span text:style-name="T38"><text:tab/> </text:span><text:span text:style-name="T52">*</text:span><text:span text:style-name="T38"> </text:span><text:span text:style-name="T55">@generated</text:span></text:p>
      <text:p text:style-name="P73"><text:span text:style-name="T38"><text:tab/> </text:span><text:span text:style-name="T52">*/</text:span></text:p>
      <text:p text:style-name="P73"><text:span text:style-name="T38"><text:tab/></text:span><text:span text:style-name="T56">public</text:span><text:span text:style-name="T38"> </text:span><text:span text:style-name="T56">static</text:span><text:span text:style-name="T38"> </text:span><text:span text:style-name="T56">final</text:span><text:span text:style-name="T38"> </text:span><text:span text:style-name="T56">int</text:span><text:span text:style-name="T38"> </text:span><text:span text:style-name="T59">VISUAL_ID</text:span><text:span text:style-name="T38"> = 2002;</text:span></text:p>
      <text:p text:style-name="P18">...</text:p>
      <text:p text:style-name="P25"><text:span text:style-name="T38"><text:tab/></text:span><text:span text:style-name="T52">/**</text:span></text:p>
      <text:p text:style-name="P73"><text:span text:style-name="T38"><text:tab/> </text:span><text:span text:style-name="T52">*</text:span><text:span text:style-name="T38"> </text:span><text:span text:style-name="T55">@NOT</text:span><text:span text:style-name="T64">-</text:span><text:span text:style-name="T52">generated</text:span></text:p>
      <text:p text:style-name="P73"><text:span text:style-name="T38"><text:tab/> </text:span><text:span text:style-name="T52">*/</text:span></text:p>
      <text:p text:style-name="P73"><text:span text:style-name="T38"><text:tab/></text:span><text:span text:style-name="T56">public</text:span><text:span text:style-name="T38"> </text:span><text:span text:style-name="T56">class</text:span><text:span text:style-name="T38"> LifelineNodeFigure </text:span><text:span text:style-name="T56">extends</text:span><text:span text:style-name="T38"> </text:span><text:span text:style-name="T41">DefaultSizeNodeFigure</text:span><text:span text:style-name="T38"> {</text:span></text:p>
      <text:p text:style-name="P73"/>
      <text:p text:style-name="P73"><text:span text:style-name="T38"><text:tab/><text:tab/></text:span><text:span text:style-name="T56">public</text:span><text:span text:style-name="T38"> LifelineNodeFigure(Dimension defSize) {</text:span></text:p>
      <text:p text:style-name="P73"><text:span text:style-name="T38"><text:tab/><text:tab/><text:tab/></text:span><text:span text:style-name="T56">super</text:span><text:span text:style-name="T38">(defSize.</text:span><text:span text:style-name="T58">width</text:span><text:span text:style-name="T38">, defSize.</text:span><text:span text:style-name="T58">height</text:span><text:span text:style-name="T38">);</text:span></text:p>
      <text:p text:style-name="P75"><text:tab/><text:tab/>}</text:p>
      <text:p text:style-name="P73"/>
      <text:p text:style-name="P73"><text:span text:style-name="T38"><text:tab/><text:tab/></text:span><text:span text:style-name="T56">public</text:span><text:span text:style-name="T38"> LifelineNodeFigure(</text:span><text:span text:style-name="T56">int</text:span><text:span text:style-name="T38"> width, </text:span><text:span text:style-name="T56">int</text:span><text:span text:style-name="T38"> height) {</text:span></text:p>
      <text:p text:style-name="P73"><text:span text:style-name="T38"><text:tab/><text:tab/><text:tab/></text:span><text:span text:style-name="T56">super</text:span><text:span text:style-name="T38">(width, height);</text:span></text:p>
      <text:p text:style-name="P75"><text:tab/><text:tab/>}</text:p>
      <text:p text:style-name="P73"/>
      <text:p text:style-name="P73"><text:span text:style-name="T38"><text:tab/><text:tab/></text:span><text:span text:style-name="T63">@Override</text:span></text:p>
      <text:p text:style-name="P73"><text:span text:style-name="T38"><text:tab/><text:tab/></text:span><text:span text:style-name="T56">protected</text:span><text:span text:style-name="T38"> </text:span><text:span text:style-name="T56">boolean</text:span><text:span text:style-name="T38"> isDefaultAnchorArea(PrecisionPoint p) {</text:span></text:p>
      <text:p text:style-name="P73"><text:span text:style-name="T38"><text:tab/><text:tab/><text:tab/></text:span><text:span text:style-name="T61">// We don't want a default snapping area for the </text:span><text:span text:style-name="T62">Lifeline</text:span><text:span text:style-name="T61"> Node Figure.</text:span></text:p>
      <text:p text:style-name="P73"><text:span text:style-name="T38"><text:tab/><text:tab/><text:tab/></text:span><text:span text:style-name="T56">return</text:span><text:span text:style-name="T38"> </text:span><text:span text:style-name="T56">false</text:span><text:span text:style-name="T38">;</text:span></text:p>
      <text:p text:style-name="P75"><text:tab/><text:tab/>}</text:p>
      <text:p text:style-name="P73"/>
      <text:p text:style-name="P75"><text:tab/>}</text:p>
      <text:p text:style-name="P84">}</text:p>
      <text:p text:style-name="P11"/>
      <text:list xml:id="list32307692" text:continue-numbering="true" text:style-name="L12">
        <text:list-item>
          <text:list>
            <text:list-item>
              <text:list>
                <text:list-item>
                  <text:list>
                    <text:list-item>
                      <text:h text:style-name="P121" text:outline-level="4">Step 2 : Return our own figure within the createNodePlate() operation </text:h>
                    </text:list-item>
                  </text:list>
                </text:list-item>
              </text:list>
            </text:list-item>
          </text:list>
        </text:list-item>
      </text:list>
      <text:p text:style-name="P18"/>
      <text:p text:style-name="P46">/**</text:p>
      <text:p text:style-name="P73"><text:span text:style-name="T38"><text:s/></text:span><text:span text:style-name="T52">*</text:span><text:span text:style-name="T38"> </text:span><text:span text:style-name="T55">@generated</text:span></text:p>
      <text:p text:style-name="P73"><text:span text:style-name="T38"><text:s/></text:span><text:span text:style-name="T52">*/</text:span></text:p>
      <text:p text:style-name="P73"><text:span text:style-name="T56">public</text:span><text:span text:style-name="T38"> </text:span><text:span text:style-name="T56">class</text:span><text:span text:style-name="T38"> LifelineEditPart </text:span><text:span text:style-name="T56">extends</text:span><text:span text:style-name="T38"> ShapeNodeEditPart </text:span><text:span text:style-name="T56">implements</text:span></text:p>
      <text:p text:style-name="P75"><text:tab/><text:tab/>PrimaryShapeEditPart {</text:p>
      <text:p text:style-name="P73"/>
      <text:p text:style-name="P73"><text:span text:style-name="T38"><text:tab/></text:span><text:span text:style-name="T52">/**</text:span></text:p>
      <text:p text:style-name="P73"><text:span text:style-name="T38"><text:tab/> </text:span><text:span text:style-name="T52">*</text:span><text:span text:style-name="T38"> </text:span><text:span text:style-name="T55">@generated</text:span></text:p>
      <text:p text:style-name="P73"><text:span text:style-name="T38"><text:tab/> </text:span><text:span text:style-name="T52">*/</text:span></text:p>
      <text:p text:style-name="P73"><text:span text:style-name="T38"><text:tab/></text:span><text:span text:style-name="T56">public</text:span><text:span text:style-name="T38"> </text:span><text:span text:style-name="T56">static</text:span><text:span text:style-name="T38"> </text:span><text:span text:style-name="T56">final</text:span><text:span text:style-name="T38"> </text:span><text:span text:style-name="T56">int</text:span><text:span text:style-name="T38"> </text:span><text:span text:style-name="T59">VISUAL_ID</text:span><text:span text:style-name="T38"> = 2002;</text:span></text:p>
      <text:p text:style-name="P19">...</text:p>
      <text:p text:style-name="P25"><text:span text:style-name="T38"><text:tab/></text:span><text:span text:style-name="T52">/**</text:span></text:p>
      <text:p text:style-name="P73"><text:span text:style-name="T38"><text:tab/> </text:span><text:span text:style-name="T52">*</text:span><text:span text:style-name="T38"> </text:span><text:span text:style-name="T55">@generated</text:span><text:span text:style-name="T38"> </text:span><text:span text:style-name="T52">NOT</text:span></text:p>
      <text:p text:style-name="P73"><text:span text:style-name="T38"><text:tab/> </text:span><text:span text:style-name="T52">*/</text:span></text:p>
      <text:p text:style-name="P73"><text:span text:style-name="T38"><text:tab/></text:span><text:span text:style-name="T56">protected</text:span><text:span text:style-name="T38"> NodeFigure createNodePlate() {</text:span></text:p>
      <text:p text:style-name="P73"><text:span text:style-name="T38"><text:tab/><text:tab/></text:span><text:span text:style-name="T61">// To return EllipseAnchors</text:span></text:p>
      <text:p text:style-name="P73"><text:soft-page-break/><text:span text:style-name="T38"><text:tab/><text:tab/>UseCaseNodeFigure ucFigure = </text:span><text:span text:style-name="T56">new</text:span><text:span text:style-name="T38"> UseCaseNodeFigure(getMapMode().DPtoLP(</text:span></text:p>
      <text:p text:style-name="P75"><text:tab/><text:tab/><text:tab/><text:tab/>80), getMapMode().DPtoLP(40));</text:p>
      <text:p text:style-name="P73"><text:span text:style-name="T38"><text:tab/><text:tab/></text:span><text:span text:style-name="T56">return</text:span><text:span text:style-name="T38"> ucFigure;</text:span></text:p>
      <text:p text:style-name="P75"><text:tab/>}</text:p>
      <text:p text:style-name="P83">...</text:p>
      <text:p text:style-name="P84">}</text:p>
      <text:p text:style-name="P11"/>
      <text:list xml:id="list32296236" text:continue-list="list32304479" text:style-name="Outline">
        <text:list-item>
          <text:list>
            <text:list-item>
              <text:h text:style-name="Heading_20_2" text:outline-level="2">Element initialization</text:h>
            </text:list-item>
          </text:list>
        </text:list-item>
      </text:list>
      <text:p text:style-name="Standard"/>
      <text:list xml:id="list32296221" text:continue-numbering="true" text:style-name="Outline">
        <text:list-item>
          <text:list>
            <text:list-item>
              <text:list>
                <text:list-item>
                  <text:h text:style-name="Heading_20_3" text:outline-level="3">Context</text:h>
                </text:list-item>
              </text:list>
            </text:list-item>
          </text:list>
        </text:list-item>
      </text:list>
      <text:p text:style-name="P11">Model elements usually have a set properties for describing the state the element. This properties are attributes and references to other model elements. Normally is the user the one in charge of giving the correct values to this properties but, as there are usually restrictions associated with the possible values, it results to be convenient to assign an initial value that does not violate the restriction in order to help the user.</text:p>
      <text:p text:style-name="P11"/>
      <text:p text:style-name="P11">Furthermore, some created elements do not have much sense by themselves. For example, in UML2 when creating an Association element, two more elements have to be created for describing the ends of the Association. Therefore, when the user creates an Association through our diagram editor he does not only expect an Association to be created but all the necessary elements (and their properties) for describing correctly an UML2 Association.</text:p>
      <text:p text:style-name="P11"/>
      <text:p text:style-name="P11">Although this can be achieved manipulating the GMF generated classes, GMF already provides us a mechanism for describing element initialization via its gmfmap model.</text:p>
      <text:p text:style-name="P11">You can also do the job directly in the gmfgen, if you work on the this in this case fo directly ..</text:p>
      <text:p text:style-name="P11"/>
      <text:list xml:id="list32302122" text:continue-numbering="true" text:style-name="Outline">
        <text:list-item>
          <text:list>
            <text:list-item>
              <text:list>
                <text:list-item>
                  <text:h text:style-name="Heading_20_3" text:outline-level="3">Proposed solution</text:h>
                </text:list-item>
              </text:list>
            </text:list-item>
          </text:list>
        </text:list-item>
      </text:list>
      <text:p text:style-name="P11">The gmfmap model allows us to initialize the new element properties and also to create some children elements and initialize its properties as well.</text:p>
      <text:p text:style-name="P11"/>
      <text:p text:style-name="P11">Both for initializing the properties and for creating new child elements, select the Node Mapping to initialize, right click over it <text:span text:style-name="T65">→</text:span> new Child <text:span text:style-name="T65">→</text:span> Feature Seq Initializer.</text:p>
      <text:p text:style-name="P11"/>
      <text:p text:style-name="P12"><text:soft-page-break/><draw:frame draw:style-name="fr7" draw:name="gráficos48" text:anchor-type="as-char" svg:width="12.141cm" svg:height="6.56cm" draw:z-index="150"><draw:image xlink:href="Pictures/100000000000020A0000011DE2E73C01.png" xlink:type="simple" xlink:show="embed" xlink:actuate="onLoad"/></draw:frame></text:p>
      <text:p text:style-name="Caption"><text:span text:style-name="T24">Figure </text:span><text:span text:style-name="T34"><text:sequence text:ref-name="refFigure29" text:name="Figure" text:formula="ooow:Figure+1" style:num-format="1">30</text:sequence></text:span><text:span text:style-name="T24">: Feature Seq Initializer</text:span></text:p>
      <text:list xml:id="list32312985" text:continue-list="list32302122" text:style-name="Outline">
        <text:list-item text:start-value="1">
          <text:list>
            <text:list-item>
              <text:list>
                <text:list-item>
                  <text:list>
                    <text:list-item text:start-value="1">
                      <text:h text:style-name="Heading_20_4" text:outline-level="4" text:restart-numbering="true" text:start-value="1">Initializing element properties</text:h>
                    </text:list-item>
                  </text:list>
                </text:list-item>
              </text:list>
            </text:list-item>
          </text:list>
        </text:list-item>
      </text:list>
      <text:p text:style-name="P11">To initialize the value of a property, select the new “Feature Seq Initializer” element, right click over it <text:span text:style-name="T65">→</text:span> new Child <text:span text:style-name="T65">→</text:span> “Feature Value Spec”:</text:p>
      <text:p text:style-name="P11"/>
      <text:p text:style-name="P12"><draw:frame draw:style-name="fr7" draw:name="gráficos49" text:anchor-type="as-char" svg:width="9.299cm" svg:height="5.459cm" draw:z-index="131"><draw:image xlink:href="Pictures/1000000000000190000000ED9414F1C2.png" xlink:type="simple" xlink:show="embed" xlink:actuate="onLoad"/></draw:frame></text:p>
      <text:p text:style-name="Caption"><text:span text:style-name="T24">Figure </text:span><text:span text:style-name="T34"><text:sequence text:ref-name="refFigure30" text:name="Figure" text:formula="ooow:Figure+1" style:num-format="1">31</text:sequence></text:span><text:span text:style-name="T24">: Feature Value Spec properties</text:span></text:p>
      <text:p text:style-name="P11"/>
      <text:p text:style-name="P11">Select the feature of the element to initialize and give the value to the feature by means of creating a Value Expression doing right click over the “Feature Value Spec” <text:span text:style-name="T65">→ new Child → “Value Expression”:</text:span></text:p>
      <text:p text:style-name="P11"/>
      <text:p text:style-name="P12"><text:soft-page-break/><draw:frame draw:style-name="fr7" draw:name="gráficos50" text:anchor-type="as-char" svg:width="8.86cm" svg:height="6.17cm" draw:z-index="132"><draw:image xlink:href="Pictures/100000000000017D0000010C9C3DF3D1.png" xlink:type="simple" xlink:show="embed" xlink:actuate="onLoad"/></draw:frame></text:p>
      <text:p text:style-name="Caption"><text:span text:style-name="T24">Figure </text:span><text:span text:style-name="T34"><text:sequence text:ref-name="refFigure31" text:name="Figure" text:formula="ooow:Figure+1" style:num-format="1">32</text:sequence></text:span><text:span text:style-name="T24">: Value Expression properties</text:span></text:p>
      <text:p text:style-name="P11"/>
      <text:list xml:id="list32302102" text:continue-numbering="true" text:style-name="Outline">
        <text:list-item>
          <text:list>
            <text:list-item>
              <text:list>
                <text:list-item>
                  <text:list>
                    <text:list-item>
                      <text:h text:style-name="Heading_20_4" text:outline-level="4">Creating new child elements within an element</text:h>
                    </text:list-item>
                  </text:list>
                </text:list-item>
              </text:list>
            </text:list-item>
          </text:list>
        </text:list-item>
      </text:list>
      <text:p text:style-name="P11">It is important to mention that using this mechanism, only child elements can be created. We are not allowed to create siblings or parent elements. If this is our case, will need to modify the <text:span text:style-name="T26">doDefaultElementCreation() </text:span><text:span text:style-name="T34">operation within the C</text:span><text:span text:style-name="T26">reateCommand </text:span><text:span text:style-name="T34">class of the generated element code.</text:span></text:p>
      <text:p text:style-name="P15"/>
      <text:p text:style-name="P11"><text:span text:style-name="T34">To create a new child element, right click over the “Feature Seq Initializer” </text:span><text:span text:style-name="T66">→ new Child →</text:span><text:span text:style-name="T34"> “Reference New Element Spec”.</text:span></text:p>
      <text:p text:style-name="P15"/>
      <text:p text:style-name="P16"><draw:frame draw:style-name="fr7" draw:name="gráficos51" text:anchor-type="as-char" svg:width="9.46cm" svg:height="5.36cm" draw:z-index="133"><draw:image xlink:href="Pictures/1000000000000197000000E9E350155C.png" xlink:type="simple" xlink:show="embed" xlink:actuate="onLoad"/></draw:frame></text:p>
      <text:p text:style-name="Caption"><text:span text:style-name="T24">Figure </text:span><text:span text:style-name="T34"><text:sequence text:ref-name="refFigure32" text:name="Figure" text:formula="ooow:Figure+1" style:num-format="1">33</text:sequence></text:span><text:span text:style-name="T24">: Reference New Element feature property</text:span></text:p>
      <text:p text:style-name="P15"/>
      <text:p text:style-name="P15">The next step is to select the feature where the element will be stored and the element to be created. The format is the following &lt;feature&gt; : &lt;elementType&gt;.</text:p>
      <text:p text:style-name="P15"/>
      <text:p text:style-name="P16"><text:soft-page-break/><draw:frame draw:style-name="fr7" draw:name="gráficos52" text:anchor-type="as-char" svg:width="12.82cm" svg:height="8.119cm" draw:z-index="151"><draw:image xlink:href="Pictures/100000000000022D000001619C7D8BF5.png" xlink:type="simple" xlink:show="embed" xlink:actuate="onLoad"/></draw:frame></text:p>
      <text:p text:style-name="Caption"><text:span text:style-name="T24">Figure </text:span><text:span text:style-name="T34"><text:sequence text:ref-name="refFigure33" text:name="Figure" text:formula="ooow:Figure+1" style:num-format="1">34</text:sequence></text:span><text:span text:style-name="T24">: Reference New Element Spec &lt;feature&gt; : &lt;childElement&gt; selection</text:span></text:p>
      <text:p text:style-name="P15"/>
      <text:p text:style-name="P15">The new created element can be initialized as well using the same procedure explained here.</text:p>
      <text:list xml:id="list32291631" text:continue-numbering="true" text:style-name="Outline">
        <text:list-item>
          <text:list>
            <text:list-item>
              <text:h text:style-name="Heading_20_2" text:outline-level="2">Diagram restrictions with OCL via gmfmap</text:h>
            </text:list-item>
          </text:list>
        </text:list-item>
      </text:list>
      <text:p text:style-name="Standard"/>
      <text:list xml:id="list32304725" text:continue-numbering="true" text:style-name="Outline">
        <text:list-item>
          <text:list>
            <text:list-item>
              <text:list>
                <text:list-item>
                  <text:h text:style-name="Heading_20_3" text:outline-level="3">Context</text:h>
                </text:list-item>
              </text:list>
            </text:list-item>
          </text:list>
        </text:list-item>
      </text:list>
      <text:p text:style-name="P11">When dealing with models it is quite normal to specify some constraints so that the created models fulfill a set of requirements. Not to mention that all this constraints should be specified within the metamodel although sometimes this is not possible or it requires to much handwork as EMF does not give support for OCL constraints by default (Check this address if this is your case: <text:a xlink:type="simple" xlink:href="http://www.eclipse.org/articles/article.php?file=Article-EMF-Codegen-with-OCL/index.html">http://www.eclipse.org/articles/article.php?file=Article-EMF-Codegen-with-OCL/index.html</text:a>).</text:p>
      <text:p text:style-name="P11"/>
      <text:p text:style-name="P11">In other cases it is just that you want to force the editor to have a more restricted behavior than the originally specified within the metamodel. Independently of the case, GMF allows the specification of OCL constraints both for the diagram and for each element different Node/Link element in a very easy way.</text:p>
      <text:list xml:id="list32288480" text:continue-numbering="true" text:style-name="Outline">
        <text:list-item>
          <text:list>
            <text:list-item>
              <text:list>
                <text:list-item>
                  <text:h text:style-name="Heading_20_3" text:outline-level="3">Proposed solution</text:h>
                </text:list-item>
              </text:list>
            </text:list-item>
          </text:list>
        </text:list-item>
      </text:list>
      <text:p text:style-name="P11">All the constraints of a diagram editor can be added within the <text:span text:style-name="T26">gmfmap</text:span><text:span text:style-name="T34"> model. In order to add a new constraint we need to open our gmfmap model and, depending on the case, add the constraint to the model, Node or Link.</text:span></text:p>
      <text:p text:style-name="P15"/>
      <text:list xml:id="list32314813" text:continue-list="list32307692" text:style-name="L12">
        <text:list-item text:start-value="1">
          <text:list>
            <text:list-item>
              <text:list>
                <text:list-item>
                  <text:list>
                    <text:list-item text:start-value="1">
                      <text:h text:style-name="P123" text:outline-level="4" text:restart-numbering="true" text:start-value="1">Add a Model constraint</text:h>
                    </text:list-item>
                  </text:list>
                </text:list-item>
              </text:list>
            </text:list-item>
          </text:list>
        </text:list-item>
      </text:list>
      <text:p text:style-name="P11"><text:soft-page-break/><text:span text:style-name="T34">To add a model constraint, right click over the general “Mapping” element and select new Child </text:span><text:span text:style-name="T66">→ “Audit Container”.</text:span></text:p>
      <text:p text:style-name="P27"/>
      <text:p text:style-name="P28"><draw:frame draw:style-name="fr7" draw:name="gráficos17" text:anchor-type="as-char" svg:width="6.421cm" svg:height="5.851cm" draw:z-index="152"><draw:image xlink:href="Pictures/1000000000000114000000FED776B9B1.png" xlink:type="simple" xlink:show="embed" xlink:actuate="onLoad"/></draw:frame></text:p>
      <text:p text:style-name="Caption"><text:span text:style-name="T24">Figure </text:span><text:span text:style-name="T34"><text:sequence text:ref-name="refFigure34" text:name="Figure" text:formula="ooow:Figure+1" style:num-format="1">35</text:sequence></text:span><text:span text:style-name="T24">: Audit Container properties</text:span></text:p>
      <text:p text:style-name="P27">The meaning of the properties is quite straightforward:</text:p>
      <text:list xml:id="list32261707" text:style-name="L13">
        <text:list-item>
          <text:p text:style-name="P133"><text:span text:style-name="T8">Description</text:span>: Description of the container.</text:p>
        </text:list-item>
        <text:list-item>
          <text:p text:style-name="P133"><text:span text:style-name="T8">Id</text:span>: Identifier of the container. It should be unique within this diagram.</text:p>
        </text:list-item>
        <text:list-item>
          <text:p text:style-name="P133"><text:span text:style-name="T8">Name</text:span>: Name of the container. </text:p>
        </text:list-item>
      </text:list>
      <text:p text:style-name="P27"/>
      <text:p text:style-name="P27">Both the Description and the Name are visible by the user. Therefore it is convenient give appropriate values to these properties. Remember that all the editor constraints can be accessed by the user by clicking Window menu → Preferences → Model Validation → Constraints.</text:p>
      <text:p text:style-name="P27"/>
      <text:p text:style-name="P27">Within the “Audit Container” we can add as many rules (constraints) as we may need. To add a rule, right click over the “Audit Container” element → new Child → “Audit Rule”.</text:p>
      <text:p text:style-name="P27"/>
      <text:p text:style-name="P28"><draw:frame draw:style-name="fr7" draw:name="gráficos18" text:anchor-type="as-char" svg:width="8.721cm" svg:height="8.5cm" draw:z-index="153"><draw:image xlink:href="Pictures/100000000000017700000171B68C4878.png" xlink:type="simple" xlink:show="embed" xlink:actuate="onLoad"/></draw:frame></text:p>
      <text:p text:style-name="Caption"><text:soft-page-break/><text:span text:style-name="T24">Figure </text:span><text:span text:style-name="T34"><text:sequence text:ref-name="refFigure35" text:name="Figure" text:formula="ooow:Figure+1" style:num-format="1">36</text:sequence></text:span><text:span text:style-name="T24">: Audit Rule properties</text:span></text:p>
      <text:p text:style-name="P27">The meaning of the properties is the following:</text:p>
      <text:list xml:id="list32254548" text:style-name="L14">
        <text:list-item>
          <text:p text:style-name="P134"><text:span text:style-name="T8">Description</text:span>: Description of the Rule.</text:p>
        </text:list-item>
        <text:list-item>
          <text:p text:style-name="P134"><text:span text:style-name="T8">Id</text:span>: Identifier of the Rule.</text:p>
        </text:list-item>
        <text:list-item>
          <text:p text:style-name="P134"><text:span text:style-name="T8">Message</text:span>: Message for the user when there is a violation of the rule.</text:p>
        </text:list-item>
        <text:list-item>
          <text:p text:style-name="P134"><text:span text:style-name="T8">Severity</text:span>: Severity grade of the rule. Possible values are</text:p>
          <text:list>
            <text:list-item>
              <text:p text:style-name="P134">ERROR</text:p>
            </text:list-item>
            <text:list-item>
              <text:p text:style-name="P134">WARNING</text:p>
            </text:list-item>
            <text:list-item>
              <text:p text:style-name="P134">INFO</text:p>
            </text:list-item>
          </text:list>
        </text:list-item>
        <text:list-item>
          <text:p text:style-name="P134"><text:span text:style-name="T8">Use In Live Mode</text:span>: When will the constraint be checked. If true, then the constraint will be checked in every action of the user, canceling the action in case the rule is violated. If false, then the rule will only be checked when the user validates the Diagram (right click over the diagram file → Validate).</text:p>
        </text:list-item>
      </text:list>
      <text:p text:style-name="P27"/>
      <text:p text:style-name="P27">Each rule is composed by two more elements: a Constraint (with the body of the constraint) and a Target Element/Attribute (the context of the constraint). To create both elements, right click over a Rule → <text:s/>new Child.</text:p>
      <text:p text:style-name="P27"/>
      <text:p text:style-name="P28"><draw:frame draw:style-name="fr7" draw:name="gráficos19" text:anchor-type="as-char" svg:width="8.691cm" svg:height="6.98cm" draw:z-index="157"><draw:image xlink:href="Pictures/10000000000001760000012F3F52E71C.png" xlink:type="simple" xlink:show="embed" xlink:actuate="onLoad"/></draw:frame></text:p>
      <text:p text:style-name="Caption"><text:span text:style-name="T24">Figure </text:span><text:span text:style-name="T34"><text:sequence text:ref-name="refFigure36" text:name="Figure" text:formula="ooow:Figure+1" style:num-format="1">37</text:sequence></text:span><text:span text:style-name="T24">: Audit Rule Constraint properties</text:span></text:p>
      <text:p text:style-name="P27"/>
      <text:p text:style-name="P27">The different target elements/attributes are the following:</text:p>
      <text:p text:style-name="P27"/>
      <text:p text:style-name="P28"><draw:frame draw:style-name="fr7" draw:name="gráficos20" text:anchor-type="as-char" svg:width="4.35cm" svg:height="2.99cm" draw:z-index="158"><draw:image xlink:href="Pictures/10000000000000BB00000082F30F12BA.png" xlink:type="simple" xlink:show="embed" xlink:actuate="onLoad"/></draw:frame></text:p>
      <text:p text:style-name="Caption"><text:span text:style-name="T24">Figure </text:span><text:span text:style-name="T34"><text:sequence text:ref-name="refFigure37" text:name="Figure" text:formula="ooow:Figure+1" style:num-format="1">38</text:sequence></text:span><text:span text:style-name="T24">: Different target elements/attributes</text:span></text:p>
      <text:p text:style-name="P43">A description of the most important ones:</text:p>
      <text:list xml:id="list32254126" text:style-name="L15">
        <text:list-item>
          <text:p text:style-name="P135"><text:soft-page-break/><text:span text:style-name="T20">Domain Element Target</text:span><text:span text:style-name="T21">: The rule is applied to all the instances of a metamodel Class.</text:span></text:p>
        </text:list-item>
        <text:list-item>
          <text:p text:style-name="P135"><text:span text:style-name="T20">Domain Attribute Target</text:span><text:span text:style-name="T21">: The rule is applied to one attribute of all the instances of a metamodel Class.</text:span></text:p>
        </text:list-item>
        <text:list-item>
          <text:p text:style-name="P135"><text:span text:style-name="T20">Diagram Element Target</text:span><text:span text:style-name="T21">: The rule is applied to one of the gmfmap elements of the current Diagram (Only Node Mapping and Link Mapping elements).</text:span></text:p>
        </text:list-item>
      </text:list>
      <text:p text:style-name="P26"/>
      <text:p text:style-name="P15">For further information about GMF constraints check this addres:</text:p>
      <text:p text:style-name="P15"><text:a xlink:type="simple" xlink:href="http://wiki.eclipse.org/index.php/GMF_Constraints">http://wiki.eclipse.org/index.php/GMF_Constraints</text:a></text:p>
      <text:list xml:id="list32310367" text:continue-list="list32314813" text:style-name="L12">
        <text:list-item text:start-value="1">
          <text:list>
            <text:list-item>
              <text:list>
                <text:list-item>
                  <text:list>
                    <text:list-item text:start-value="1">
                      <text:h text:style-name="P123" text:outline-level="4" text:restart-numbering="true" text:start-value="1">Add a Node constraint</text:h>
                    </text:list-item>
                  </text:list>
                </text:list-item>
              </text:list>
            </text:list-item>
          </text:list>
        </text:list-item>
      </text:list>
      <text:p text:style-name="P11"><text:span text:style-name="T34">To add a Node constraint, right click over the “Node Mapping” element </text:span><text:span text:style-name="T66">and select new Child →</text:span><text:span text:style-name="T34"> “Constraint”:</text:span></text:p>
      <text:p text:style-name="P15"/>
      <text:p text:style-name="P16"><draw:frame draw:style-name="fr7" draw:name="gráficos11" text:anchor-type="as-char" svg:width="14.39cm" svg:height="4.671cm" draw:z-index="159"><draw:image xlink:href="Pictures/100000000000026B000000CB2F4815C1.png" xlink:type="simple" xlink:show="embed" xlink:actuate="onLoad"/></draw:frame></text:p>
      <text:p text:style-name="Caption"><text:span text:style-name="T24">Figure </text:span><text:span text:style-name="T34"><text:sequence text:ref-name="refFigure38" text:name="Figure" text:formula="ooow:Figure+1" style:num-format="1">39</text:sequence></text:span><text:span text:style-name="T24">: New Node constraint</text:span></text:p>
      <text:p text:style-name="P15">The properties of the constraint are the following:</text:p>
      <text:p text:style-name="P15"/>
      <text:p text:style-name="P16"><draw:frame draw:style-name="fr7" draw:name="gráficos12" text:anchor-type="as-char" svg:width="8.25cm" svg:height="4.83cm" draw:z-index="163"><draw:image xlink:href="Pictures/1000000000000163000000D262DAE0A7.png" xlink:type="simple" xlink:show="embed" xlink:actuate="onLoad"/></draw:frame></text:p>
      <text:p text:style-name="Caption"><text:span text:style-name="T24">Figure </text:span><text:span text:style-name="T34"><text:sequence text:ref-name="refFigure39" text:name="Figure" text:formula="ooow:Figure+1" style:num-format="1">40</text:sequence></text:span><text:span text:style-name="T24">: Node constraint properties</text:span></text:p>
      <text:p text:style-name="P11"><text:span text:style-name="T35">Language</text:span><text:span text:style-name="T34"> property specifies in which language is the constraint going to be declared. The most common languages are OCL(Object Constraint Language) and Java. The constraint itself is described within the </text:span><text:span text:style-name="T35">Body </text:span><text:span text:style-name="T34">property. Obviously if the language is OCL the body must be written in OCL language. The same happens with the rest of languages. You may check it the constraint is syntactically correct by doing: right click over the Node Mapping </text:span><text:span text:style-name="T66">→</text:span><text:span text:style-name="T34"> validate.</text:span></text:p>
      <text:list xml:id="list32291055" text:continue-numbering="true" text:style-name="L12">
        <text:list-item>
          <text:list>
            <text:list-item>
              <text:list>
                <text:list-item>
                  <text:list>
                    <text:list-item>
                      <text:h text:style-name="P123" text:outline-level="4">Add a Link constraint</text:h>
                    </text:list-item>
                  </text:list>
                </text:list-item>
              </text:list>
            </text:list-item>
          </text:list>
        </text:list-item>
      </text:list>
      <text:p text:style-name="P15"><text:soft-page-break/>To add a Link constraint, right click over the “Link Mapping” element and select “Link Constraints”:</text:p>
      <text:p text:style-name="P15"/>
      <text:p text:style-name="P16"><draw:frame draw:style-name="fr7" draw:name="gráficos13" text:anchor-type="as-char" svg:width="12.861cm" svg:height="2.26cm" draw:z-index="141"><draw:image xlink:href="Pictures/1000000000000229000000624D60C144.png" xlink:type="simple" xlink:show="embed" xlink:actuate="onLoad"/></draw:frame></text:p>
      <text:p text:style-name="Caption"><text:span text:style-name="T24">Figure </text:span><text:span text:style-name="T34"><text:sequence text:ref-name="refFigure40" text:name="Figure" text:formula="ooow:Figure+1" style:num-format="1">41</text:sequence></text:span><text:span text:style-name="T24">: New Link constraint</text:span></text:p>
      <text:p text:style-name="P15">GMF allows us to attach a constraint to the source element and/or to the target element. The source constraint will be checked when selecting the source of the link whereas the target constraint will be checked when selecting the target of the link. To attach a constraint to one of the ends right click over Link constraint -&gt; New child -&gt; Source End Constraint or Target End Constraint:</text:p>
      <text:p text:style-name="P15"/>
      <text:p text:style-name="P16"><draw:frame draw:style-name="fr7" draw:name="gráficos14" text:anchor-type="as-char" svg:width="14.85cm" svg:height="3.129cm" draw:z-index="142"><draw:image xlink:href="Pictures/100000000000028500000088500502DC.png" xlink:type="simple" xlink:show="embed" xlink:actuate="onLoad"/></draw:frame></text:p>
      <text:p text:style-name="Caption"><text:span text:style-name="T24">Figure </text:span><text:span text:style-name="T34"><text:sequence text:ref-name="refFigure41" text:name="Figure" text:formula="ooow:Figure+1" style:num-format="1">42</text:sequence></text:span><text:span text:style-name="T24">: Election between source/target end constraint</text:span></text:p>
      <text:p text:style-name="P15"/>
      <text:p text:style-name="P15">Independently of the chosen constraint, the properties of the constraint are the following:</text:p>
      <text:p text:style-name="P15"/>
      <text:p text:style-name="P16"><draw:frame draw:style-name="fr7" draw:name="gráficos15" text:anchor-type="as-char" svg:width="8.34cm" svg:height="5.181cm" draw:z-index="143"><draw:image xlink:href="Pictures/1000000000000167000000E1211B62B2.png" xlink:type="simple" xlink:show="embed" xlink:actuate="onLoad"/></draw:frame></text:p>
      <text:p text:style-name="Standard"><text:span text:style-name="T24">Figure </text:span><text:span text:style-name="T34"><text:sequence text:ref-name="refFigure42" text:name="Figure" text:formula="ooow:Figure+1" style:num-format="1">43</text:sequence></text:span><text:span text:style-name="T24">: Source/Target end constraint properties</text:span></text:p>
      <text:p text:style-name="P15"/>
      <text:p text:style-name="P11"><text:span text:style-name="T34">The properties have the same meaning as in the Node Constraint explanation. However, GMF supports a special OCL variable called </text:span><text:span text:style-name="T26">oppositeEnd</text:span><text:span text:style-name="T34"> that can be used within the Body of the OCL expressions when dealing with Source/Target end constraints. This variable represents the opposite element of the current end. That means that if we are writing the body of the target end constraint, then the oppositeEnd represents the source element of the link and vice-verse.</text:span></text:p>
      <text:p text:style-name="P15"/>
      <text:p text:style-name="P15">An example is provided below:</text:p>
      <text:p text:style-name="P16"><text:soft-page-break/><draw:frame draw:style-name="fr7" draw:name="gráficos16" text:anchor-type="as-char" svg:width="12.97cm" svg:height="6.879cm" draw:z-index="144"><draw:image xlink:href="Pictures/100000000000022E0000012BF0433A2D.png" xlink:type="simple" xlink:show="embed" xlink:actuate="onLoad"/></draw:frame></text:p>
      <text:p text:style-name="P15"/>
      <text:p text:style-name="P15"/>
      <text:p text:style-name="P15">This example illustrates how to avoid a connection between one element and itself. The constraint created is a Target End Constraint, therefore oppositeEnd represent the source element of the connection.</text:p>
      <text:list xml:id="list32316526" text:continue-list="list32288480" text:style-name="Outline">
        <text:list-item>
          <text:list>
            <text:list-item>
              <text:h text:style-name="Heading_20_2" text:outline-level="2">Name initialization of the elements</text:h>
            </text:list-item>
          </text:list>
        </text:list-item>
      </text:list>
      <text:p text:style-name="Standard"/>
      <text:list xml:id="list32286743" text:continue-list="list32316526" text:style-name="Outline">
        <text:list-item text:start-value="1">
          <text:list>
            <text:list-item>
              <text:list>
                <text:list-item text:start-value="1">
                  <text:h text:style-name="Heading_20_3" text:outline-level="3" text:restart-numbering="true" text:start-value="1">Context</text:h>
                </text:list-item>
              </text:list>
            </text:list-item>
          </text:list>
        </text:list-item>
      </text:list>
      <text:p text:style-name="P17"/>
      <text:p text:style-name="P11">Element creation within a diagram editor usually has to deal with the naming problem, above all when a creation of a graphical element has as a result the creation of more than one semantic element.</text:p>
      <text:p text:style-name="P86"/>
      <text:p text:style-name="P86">As it happens quite often, the great majority of elements usually have a name attribute in order to identify (at least at user level) the different instances of a same element (for example, different classes from a UML2 Class diagram).</text:p>
      <text:p text:style-name="P100"/>
      <text:p text:style-name="P86">If it is the case, it is desirable to give unique names to the new elements. Even though this task should be done by the user, it is quite interesting to grant that all elements created by the editor will start with a unique name (user is free to change it afterwards).</text:p>
      <text:p text:style-name="P86"/>
      <text:p text:style-name="P87"><text:soft-page-break/><draw:frame draw:style-name="fr7" draw:name="gráficos7" text:anchor-type="as-char" svg:width="10.449cm" svg:height="5.69cm" draw:z-index="145"><draw:image xlink:href="Pictures/1000000000000187000000D704008846.png" xlink:type="simple" xlink:show="embed" xlink:actuate="onLoad"/></draw:frame></text:p>
      <text:p text:style-name="Standard"><text:span text:style-name="T22">Figure </text:span><text:sequence text:ref-name="refFigure43" text:name="Figure" text:formula="ooow:Figure+1" style:num-format="1">44</text:sequence><text:span text:style-name="T22"> </text:span><text:span text:style-name="T11">Element with name</text:span></text:p>
      <text:p text:style-name="P11"/>
      <text:p text:style-name="P101"/>
      <text:list xml:id="list32306842" text:continue-numbering="true" text:style-name="Outline">
        <text:list-item>
          <text:list>
            <text:list-item>
              <text:list>
                <text:list-item>
                  <text:h text:style-name="Heading_20_3" text:outline-level="3">First Proposed Solution</text:h>
                </text:list-item>
              </text:list>
            </text:list-item>
          </text:list>
        </text:list-item>
      </text:list>
      <text:p text:style-name="P111">First, we are going to create a Java Class called <text:span text:style-name="T8">LabelHelper.java</text:span> whose purpose is to provide a suitable name for an Element that inherits from the NamedElement class.</text:p>
      <text:p text:style-name="P111">The next step is to use the <text:span text:style-name="T30">gmfmap element initialization</text:span> via Java specifying that the initialization of the name feature would be done through Java code instead of OCL rules (which is quite more common). </text:p>
      <text:p text:style-name="P111">After generating the diagram editor code (via the gmfgen model), the last step is to use the above class within the initialization operation generated automatically.</text:p>
      <text:p text:style-name="P111"/>
      <text:list xml:id="list32291727" text:continue-numbering="true" text:style-name="Outline">
        <text:list-item>
          <text:list>
            <text:list-item>
              <text:list>
                <text:list-item>
                  <text:list>
                    <text:list-item>
                      <text:h text:style-name="Heading_20_4" text:outline-level="4">Step 1 : Create LabelHelper.java</text:h>
                    </text:list-item>
                  </text:list>
                </text:list-item>
              </text:list>
            </text:list-item>
          </text:list>
        </text:list-item>
      </text:list>
      <text:p text:style-name="P102"><text:span text:style-name="T43">Name:</text:span><text:span text:style-name="T44"> LabelHelper.java</text:span></text:p>
      <text:p text:style-name="P102"><text:span text:style-name="T43">Package:</text:span><text:span text:style-name="T44"> Anywhere provided that it is visible by all our editors.</text:span></text:p>
      <text:p text:style-name="P111">Note: This class is based on the <text:span text:style-name="T47">org.topcased.modeler.utils.LabelHelper.java and considering the</text:span><text:span text:style-name="T48"> UML2 NamedElement.</text:span></text:p>
      <text:p text:style-name="P109"/>
      <text:p text:style-name="P93"><text:span text:style-name="T56">public</text:span> <text:span text:style-name="T56">class</text:span> LabelHelper {</text:p>
      <text:p text:style-name="P96"><text:span text:style-name="T38"><text:tab/></text:span><text:span text:style-name="T52">/**</text:span><text:span text:style-name="T38"> </text:span><text:span text:style-name="T52">The</text:span><text:span text:style-name="T38"> </text:span><text:span text:style-name="T52">singleton</text:span><text:span text:style-name="T38"> </text:span><text:span text:style-name="T52">*/</text:span></text:p>
      <text:p text:style-name="P96"><text:span text:style-name="T38"><text:tab/></text:span><text:span text:style-name="T56">public</text:span><text:span text:style-name="T38"> </text:span><text:span text:style-name="T56">static</text:span><text:span text:style-name="T38"> </text:span><text:span text:style-name="T56">final</text:span><text:span text:style-name="T38"> LabelHelper </text:span><text:span text:style-name="T59">INSTANCE</text:span><text:span text:style-name="T38"> = </text:span><text:span text:style-name="T56">new</text:span><text:span text:style-name="T38"> LabelHelper();</text:span></text:p>
      <text:p text:style-name="P96"/>
      <text:p text:style-name="P96"><text:span text:style-name="T38"><text:tab/></text:span><text:span text:style-name="T52">/**</text:span></text:p>
      <text:p text:style-name="P96"><text:span text:style-name="T38"><text:tab/> </text:span><text:span text:style-name="T52">*</text:span><text:span text:style-name="T38"> </text:span><text:span text:style-name="T52">Initialize</text:span><text:span text:style-name="T38"> </text:span><text:span text:style-name="T52">the</text:span><text:span text:style-name="T38"> </text:span><text:span text:style-name="T52">name</text:span><text:span text:style-name="T38"> </text:span><text:span text:style-name="T52">of</text:span><text:span text:style-name="T38"> </text:span><text:span text:style-name="T52">a</text:span><text:span text:style-name="T38"> </text:span><text:span text:style-name="T52">child</text:span><text:span text:style-name="T38"> </text:span><text:span text:style-name="T52">EObject</text:span><text:span text:style-name="T38"> </text:span><text:span text:style-name="T52">contained</text:span><text:span text:style-name="T38"> </text:span><text:span text:style-name="T52">in</text:span><text:span text:style-name="T38"> </text:span><text:span text:style-name="T52">a</text:span><text:span text:style-name="T38"> </text:span><text:span text:style-name="T52">parent</text:span><text:span text:style-name="T38"> </text:span><text:span text:style-name="T52">EObject</text:span></text:p>
      <text:p text:style-name="P96"><text:span text:style-name="T38"><text:tab/> </text:span><text:span text:style-name="T52">*</text:span><text:span text:style-name="T38"> </text:span></text:p>
      <text:p text:style-name="P96"><text:span text:style-name="T38"><text:tab/> </text:span><text:span text:style-name="T52">*</text:span><text:span text:style-name="T38"> </text:span><text:span text:style-name="T55">@param</text:span><text:span text:style-name="T38"> </text:span><text:span text:style-name="T52">parentEObject</text:span></text:p>
      <text:p text:style-name="P96"><text:span text:style-name="T38"><text:tab/> </text:span><text:span text:style-name="T52">*</text:span><text:span text:style-name="T38"> <text:s text:c="11"/></text:span><text:span text:style-name="T52">the</text:span><text:span text:style-name="T38"> </text:span><text:span text:style-name="T52">parent</text:span><text:span text:style-name="T38"> </text:span><text:span text:style-name="T52">EObject</text:span><text:span text:style-name="T38"> </text:span><text:span text:style-name="T52">to</text:span><text:span text:style-name="T38"> </text:span><text:span text:style-name="T52">start</text:span><text:span text:style-name="T38"> </text:span><text:span text:style-name="T52">searching</text:span></text:p>
      <text:p text:style-name="P96"><text:span text:style-name="T38"><text:tab/> </text:span><text:span text:style-name="T52">*</text:span><text:span text:style-name="T38"> </text:span><text:span text:style-name="T55">@param</text:span><text:span text:style-name="T38"> </text:span><text:span text:style-name="T52">childEObject</text:span></text:p>
      <text:p text:style-name="P96"><text:span text:style-name="T38"><text:tab/> </text:span><text:span text:style-name="T52">*</text:span><text:span text:style-name="T38"> <text:s text:c="11"/></text:span><text:span text:style-name="T52">the</text:span><text:span text:style-name="T38"> </text:span><text:span text:style-name="T52">child</text:span><text:span text:style-name="T38"> </text:span><text:span text:style-name="T52">EObject</text:span><text:span text:style-name="T38"> </text:span><text:span text:style-name="T52">whose</text:span><text:span text:style-name="T38"> </text:span><text:span text:style-name="T52">name</text:span><text:span text:style-name="T38"> </text:span><text:span text:style-name="T52">should</text:span><text:span text:style-name="T38"> </text:span><text:span text:style-name="T52">be</text:span><text:span text:style-name="T38"> </text:span><text:span text:style-name="T52">initialized</text:span></text:p>
      <text:p text:style-name="P96"><text:span text:style-name="T38"><text:tab/> </text:span><text:span text:style-name="T52">*/</text:span></text:p>
      <text:p text:style-name="P96"><text:span text:style-name="T38"><text:tab/></text:span><text:span text:style-name="T56">public</text:span><text:span text:style-name="T38"> </text:span><text:span text:style-name="T56">void</text:span><text:span text:style-name="T38"> initName(EObject parentEObject, EObject childEObject) {</text:span></text:p>
      <text:p text:style-name="P96"><text:span text:style-name="T38"><text:tab/><text:tab/></text:span><text:span text:style-name="T56">if</text:span><text:span text:style-name="T38"> ((childEObject != </text:span><text:span text:style-name="T56">null</text:span><text:span text:style-name="T38">) &amp;&amp; (childEObject </text:span><text:span text:style-name="T56">instanceof</text:span><text:span text:style-name="T38"> NamedElement)) {</text:span></text:p>
      <text:p text:style-name="P94"><text:tab/><text:tab/><text:tab/>String name = findName(parentEObject, (NamedElement) <text:tab/><text:tab/><text:tab/><text:tab/><text:tab/><text:tab/><text:tab/><text:tab/><text:tab/><text:tab/><text:tab/>childEObject);</text:p>
      <text:p text:style-name="P96"/>
      <text:p text:style-name="P96"><text:span text:style-name="T38"><text:tab/><text:tab/><text:tab/></text:span><text:span text:style-name="T61">// Either delegate the call or return nothing.</text:span></text:p>
      <text:p text:style-name="P96"><text:span text:style-name="T38"><text:tab/><text:tab/><text:tab/>EAttribute att = </text:span><text:span text:style-name="T56">null</text:span><text:span text:style-name="T38">;</text:span></text:p>
      <text:p text:style-name="P96"><text:span text:style-name="T38"><text:tab/><text:tab/><text:tab/>att = UMLPackage.</text:span><text:span text:style-name="T59">eINSTANCE</text:span><text:span text:style-name="T38">.getNamedElement_Name();</text:span></text:p>
      <text:p text:style-name="P96"/>
      <text:p text:style-name="P96"><text:soft-page-break/><text:span text:style-name="T38"><text:tab/><text:tab/><text:tab/></text:span><text:span text:style-name="T56">if</text:span><text:span text:style-name="T38"> (att != </text:span><text:span text:style-name="T56">null</text:span></text:p>
      <text:p text:style-name="P94"><text:tab/><text:tab/><text:tab/><text:tab/><text:tab/>&amp;&amp; ((EDataType) att.getEType()).getInstanceClass().equals(</text:p>
      <text:p text:style-name="P96"><text:span text:style-name="T38"><text:tab/><text:tab/><text:tab/><text:tab/><text:tab/><text:tab/><text:tab/>String.</text:span><text:span text:style-name="T56">class</text:span><text:span text:style-name="T38">)) {</text:span></text:p>
      <text:p text:style-name="P94"><text:tab/><text:tab/><text:tab/><text:tab/>childEObject.eSet(att, name);</text:p>
      <text:p text:style-name="P94"><text:tab/><text:tab/><text:tab/>}</text:p>
      <text:p text:style-name="P94"><text:tab/><text:tab/>}</text:p>
      <text:p text:style-name="P94"><text:tab/>}</text:p>
      <text:p text:style-name="P96"/>
      <text:p text:style-name="P96"><text:span text:style-name="T38"><text:tab/></text:span><text:span text:style-name="T52">/**</text:span></text:p>
      <text:p text:style-name="P96"><text:span text:style-name="T38"><text:tab/> </text:span><text:span text:style-name="T52">*</text:span><text:span text:style-name="T38"> </text:span><text:span text:style-name="T52">This</text:span><text:span text:style-name="T38"> </text:span><text:span text:style-name="T52">returns</text:span><text:span text:style-name="T38"> </text:span><text:span text:style-name="T52">a</text:span><text:span text:style-name="T38"> </text:span><text:span text:style-name="T52">name</text:span><text:span text:style-name="T38"> </text:span><text:span text:style-name="T52">to</text:span><text:span text:style-name="T38"> </text:span><text:span text:style-name="T52">give</text:span><text:span text:style-name="T38"> </text:span><text:span text:style-name="T52">to</text:span><text:span text:style-name="T38"> </text:span><text:span text:style-name="T52">given</text:span><text:span text:style-name="T38"> </text:span><text:span text:style-name="T52">EObject</text:span></text:p>
      <text:p text:style-name="P96"><text:span text:style-name="T38"><text:tab/> </text:span><text:span text:style-name="T52">*</text:span><text:span text:style-name="T38"> </text:span></text:p>
      <text:p text:style-name="P96"><text:span text:style-name="T38"><text:tab/> </text:span><text:span text:style-name="T52">*</text:span><text:span text:style-name="T38"> </text:span><text:span text:style-name="T55">@param</text:span><text:span text:style-name="T38"> </text:span><text:span text:style-name="T52">parentEObject</text:span></text:p>
      <text:p text:style-name="P96"><text:span text:style-name="T38"><text:tab/> </text:span><text:span text:style-name="T52">*</text:span><text:span text:style-name="T38"> <text:s text:c="11"/></text:span><text:span text:style-name="T52">the</text:span><text:span text:style-name="T38"> </text:span><text:span text:style-name="T52">parent</text:span><text:span text:style-name="T38"> </text:span><text:span text:style-name="T52">EObject</text:span></text:p>
      <text:p text:style-name="P96"><text:span text:style-name="T38"><text:tab/> </text:span><text:span text:style-name="T52">*</text:span><text:span text:style-name="T38"> </text:span><text:span text:style-name="T55">@param</text:span><text:span text:style-name="T38"> </text:span><text:span text:style-name="T52">childEObject</text:span></text:p>
      <text:p text:style-name="P96"><text:span text:style-name="T38"><text:tab/> </text:span><text:span text:style-name="T52">*</text:span><text:span text:style-name="T38"> <text:s text:c="11"/></text:span><text:span text:style-name="T52">the</text:span><text:span text:style-name="T38"> </text:span><text:span text:style-name="T52">new</text:span><text:span text:style-name="T38"> </text:span><text:span text:style-name="T52">EObject</text:span><text:span text:style-name="T38"> </text:span><text:span text:style-name="T52">to</text:span><text:span text:style-name="T38"> </text:span><text:span text:style-name="T52">add</text:span></text:p>
      <text:p text:style-name="P96"><text:span text:style-name="T38"><text:tab/> </text:span><text:span text:style-name="T52">*</text:span><text:span text:style-name="T38"> </text:span><text:span text:style-name="T55">@return</text:span><text:span text:style-name="T38"> </text:span><text:span text:style-name="T52">the</text:span><text:span text:style-name="T38"> </text:span><text:span text:style-name="T52">name</text:span></text:p>
      <text:p text:style-name="P96"><text:span text:style-name="T38"><text:tab/> </text:span><text:span text:style-name="T52">*/</text:span></text:p>
      <text:p text:style-name="P96"><text:span text:style-name="T38"><text:tab/></text:span><text:span text:style-name="T56">public</text:span><text:span text:style-name="T38"> String findName(EObject parentEObject, NamedElement childEObject) {</text:span></text:p>
      <text:p text:style-name="P96"><text:span text:style-name="T38"><text:tab/><text:tab/></text:span><text:span text:style-name="T56">return</text:span><text:span text:style-name="T38"> findName(parentEObject, childEObject.eClass());</text:span></text:p>
      <text:p text:style-name="P94"><text:tab/>}</text:p>
      <text:p text:style-name="P96"/>
      <text:p text:style-name="P96"><text:span text:style-name="T38"><text:tab/></text:span><text:span text:style-name="T52">/**</text:span></text:p>
      <text:p text:style-name="P96"><text:span text:style-name="T38"><text:tab/> </text:span><text:span text:style-name="T52">*</text:span><text:span text:style-name="T38"> </text:span><text:span text:style-name="T52">This</text:span><text:span text:style-name="T38"> </text:span><text:span text:style-name="T52">returns</text:span><text:span text:style-name="T38"> </text:span><text:span text:style-name="T52">a</text:span><text:span text:style-name="T38"> </text:span><text:span text:style-name="T52">name</text:span><text:span text:style-name="T38"> </text:span><text:span text:style-name="T52">to</text:span><text:span text:style-name="T38"> </text:span><text:span text:style-name="T52">give</text:span><text:span text:style-name="T38"> </text:span><text:span text:style-name="T52">to</text:span><text:span text:style-name="T38"> </text:span><text:span text:style-name="T52">a</text:span><text:span text:style-name="T38"> </text:span><text:span text:style-name="T52">new</text:span><text:span text:style-name="T38"> </text:span><text:span text:style-name="T52">EObject</text:span></text:p>
      <text:p text:style-name="P96"><text:span text:style-name="T38"><text:tab/> </text:span><text:span text:style-name="T52">*</text:span><text:span text:style-name="T38"> </text:span></text:p>
      <text:p text:style-name="P96"><text:span text:style-name="T38"><text:tab/> </text:span><text:span text:style-name="T52">*</text:span><text:span text:style-name="T38"> </text:span><text:span text:style-name="T55">@param</text:span><text:span text:style-name="T38"> </text:span><text:span text:style-name="T52">parentEObject</text:span></text:p>
      <text:p text:style-name="P96"><text:span text:style-name="T38"><text:tab/> </text:span><text:span text:style-name="T52">*</text:span><text:span text:style-name="T38"> <text:s text:c="11"/></text:span><text:span text:style-name="T52">the</text:span><text:span text:style-name="T38"> </text:span><text:span text:style-name="T52">parent</text:span><text:span text:style-name="T38"> </text:span><text:span text:style-name="T52">EObject</text:span></text:p>
      <text:p text:style-name="P96"><text:span text:style-name="T38"><text:tab/> </text:span><text:span text:style-name="T52">*</text:span><text:span text:style-name="T38"> </text:span><text:span text:style-name="T55">@param</text:span><text:span text:style-name="T38"> </text:span><text:span text:style-name="T52">childEClass</text:span></text:p>
      <text:p text:style-name="P96"><text:span text:style-name="T38"><text:tab/> </text:span><text:span text:style-name="T52">*</text:span><text:span text:style-name="T38"> <text:s text:c="11"/></text:span><text:span text:style-name="T52">the</text:span><text:span text:style-name="T38"> </text:span><text:span text:style-name="T52">new</text:span><text:span text:style-name="T38"> </text:span><text:span text:style-name="T52">EObject</text:span><text:span text:style-name="T38"> </text:span><text:span text:style-name="T52">to</text:span><text:span text:style-name="T38"> </text:span><text:span text:style-name="T52">add</text:span></text:p>
      <text:p text:style-name="P96"><text:span text:style-name="T38"><text:tab/> </text:span><text:span text:style-name="T52">*</text:span><text:span text:style-name="T38"> </text:span><text:span text:style-name="T55">@return</text:span><text:span text:style-name="T38"> </text:span><text:span text:style-name="T52">the</text:span><text:span text:style-name="T38"> </text:span><text:span text:style-name="T52">name</text:span></text:p>
      <text:p text:style-name="P96"><text:span text:style-name="T38"><text:tab/> </text:span><text:span text:style-name="T52">*/</text:span></text:p>
      <text:p text:style-name="P96"><text:span text:style-name="T38"><text:tab/></text:span><text:span text:style-name="T56">public</text:span><text:span text:style-name="T38"> String findName(EObject parentEObject, EClass childEClass) {</text:span></text:p>
      <text:p text:style-name="P96"><text:span text:style-name="T38"><text:tab/><text:tab/></text:span><text:span text:style-name="T56">int</text:span><text:span text:style-name="T38"> cpt = 1;</text:span></text:p>
      <text:p text:style-name="P96"><text:span text:style-name="T38"><text:tab/><text:tab/></text:span><text:span text:style-name="T56">while</text:span><text:span text:style-name="T38"> (!isNameAvailable(parentEObject, childEClass, cpt)) {</text:span></text:p>
      <text:p text:style-name="P94"><text:tab/><text:tab/><text:tab/>cpt++;</text:p>
      <text:p text:style-name="P94"><text:tab/><text:tab/>}</text:p>
      <text:p text:style-name="P96"><text:span text:style-name="T38"><text:tab/><text:tab/></text:span><text:span text:style-name="T56">return</text:span><text:span text:style-name="T38"> childEClass.getName() + cpt;</text:span></text:p>
      <text:p text:style-name="P94"><text:tab/>}</text:p>
      <text:p text:style-name="P96"/>
      <text:p text:style-name="P96"><text:span text:style-name="T38"><text:tab/></text:span><text:span text:style-name="T52">/**</text:span></text:p>
      <text:p text:style-name="P96"><text:span text:style-name="T38"><text:tab/> </text:span><text:span text:style-name="T52">*</text:span><text:span text:style-name="T38"> </text:span><text:span text:style-name="T52">Check</text:span><text:span text:style-name="T38"> </text:span><text:span text:style-name="T52">if</text:span><text:span text:style-name="T38"> </text:span><text:span text:style-name="T52">a</text:span><text:span text:style-name="T38"> </text:span><text:span text:style-name="T52">name</text:span><text:span text:style-name="T38"> </text:span><text:span text:style-name="T52">is</text:span><text:span text:style-name="T38"> </text:span><text:span text:style-name="T52">available</text:span></text:p>
      <text:p text:style-name="P96"><text:span text:style-name="T38"><text:tab/> </text:span><text:span text:style-name="T52">*</text:span><text:span text:style-name="T38"> </text:span></text:p>
      <text:p text:style-name="P96"><text:span text:style-name="T38"><text:tab/> </text:span><text:span text:style-name="T52">*</text:span><text:span text:style-name="T38"> </text:span><text:span text:style-name="T55">@param</text:span><text:span text:style-name="T38"> </text:span><text:span text:style-name="T52">parentEObject</text:span></text:p>
      <text:p text:style-name="P96"><text:span text:style-name="T38"><text:tab/> </text:span><text:span text:style-name="T52">*</text:span><text:span text:style-name="T38"> <text:s text:c="11"/></text:span><text:span text:style-name="T52">the</text:span><text:span text:style-name="T38"> </text:span><text:span text:style-name="T52">parent</text:span><text:span text:style-name="T38"> </text:span><text:span text:style-name="T52">EObject</text:span></text:p>
      <text:p text:style-name="P96"><text:span text:style-name="T38"><text:tab/> </text:span><text:span text:style-name="T52">*</text:span><text:span text:style-name="T38"> </text:span><text:span text:style-name="T55">@param</text:span><text:span text:style-name="T38"> </text:span><text:span text:style-name="T52">childEClass</text:span></text:p>
      <text:p text:style-name="P96"><text:span text:style-name="T38"><text:tab/> </text:span><text:span text:style-name="T52">*</text:span><text:span text:style-name="T38"> <text:s text:c="11"/></text:span><text:span text:style-name="T52">EClass</text:span><text:span text:style-name="T38"> </text:span><text:span text:style-name="T52">of</text:span><text:span text:style-name="T38"> </text:span><text:span text:style-name="T52">the</text:span><text:span text:style-name="T38"> </text:span><text:span text:style-name="T52">new</text:span><text:span text:style-name="T38"> </text:span><text:span text:style-name="T52">EObject</text:span><text:span text:style-name="T38"> </text:span><text:span text:style-name="T52">to</text:span><text:span text:style-name="T38"> </text:span><text:span text:style-name="T52">add</text:span></text:p>
      <text:p text:style-name="P96"><text:span text:style-name="T38"><text:tab/> </text:span><text:span text:style-name="T52">*</text:span><text:span text:style-name="T38"> </text:span><text:span text:style-name="T55">@param</text:span><text:span text:style-name="T38"> </text:span><text:span text:style-name="T52">currentCpt</text:span></text:p>
      <text:p text:style-name="P96"><text:span text:style-name="T38"><text:tab/> </text:span><text:span text:style-name="T52">*</text:span><text:span text:style-name="T38"> <text:s text:c="11"/></text:span><text:span text:style-name="T52">the</text:span><text:span text:style-name="T38"> </text:span><text:span text:style-name="T52">current</text:span><text:span text:style-name="T38"> </text:span><text:span text:style-name="T52">cpt</text:span></text:p>
      <text:p text:style-name="P96"><text:span text:style-name="T38"><text:tab/> </text:span><text:span text:style-name="T52">*</text:span><text:span text:style-name="T38"> </text:span><text:span text:style-name="T55">@return</text:span><text:span text:style-name="T38"> </text:span><text:span text:style-name="T52">true</text:span><text:span text:style-name="T38"> </text:span><text:span text:style-name="T52">if</text:span><text:span text:style-name="T38"> </text:span><text:span text:style-name="T52">the</text:span><text:span text:style-name="T38"> </text:span><text:span text:style-name="T52">name</text:span><text:span text:style-name="T38"> </text:span><text:span text:style-name="T52">is</text:span><text:span text:style-name="T38"> </text:span><text:span text:style-name="T52">available</text:span></text:p>
      <text:p text:style-name="P96"><text:span text:style-name="T38"><text:tab/> </text:span><text:span text:style-name="T52">*/</text:span></text:p>
      <text:p text:style-name="P96"><text:span text:style-name="T38"><text:tab/></text:span><text:span text:style-name="T56">private</text:span><text:span text:style-name="T38"> </text:span><text:span text:style-name="T56">boolean</text:span><text:span text:style-name="T38"> isNameAvailable(EObject parentEObject, EClass childEClass,</text:span></text:p>
      <text:p text:style-name="P96"><text:span text:style-name="T38"><text:tab/><text:tab/><text:tab/></text:span><text:span text:style-name="T56">int</text:span><text:span text:style-name="T38"> currentCpt) {</text:span></text:p>
      <text:p text:style-name="P94"><text:tab/><text:tab/>EList list = parentEObject.eContents();</text:p>
      <text:p text:style-name="P96"><text:span text:style-name="T38"><text:tab/><text:tab/></text:span><text:span text:style-name="T56">for</text:span><text:span text:style-name="T38"> (Iterator i = list.iterator(); i.hasNext();) {</text:span></text:p>
      <text:p text:style-name="P94"><text:tab/><text:tab/><text:tab/>EObject child = (EObject) i.next();</text:p>
      <text:p text:style-name="P96"/>
      <text:p text:style-name="P96"><text:span text:style-name="T38"><text:tab/><text:tab/><text:tab/></text:span><text:span text:style-name="T61">// check if the current child is the same type of the childEObject</text:span></text:p>
      <text:p text:style-name="P96"><text:span text:style-name="T38"><text:tab/><text:tab/><text:tab/></text:span><text:span text:style-name="T56">if</text:span><text:span text:style-name="T38"> (childEClass.getName().equals(child.eClass().getName())) {</text:span></text:p>
      <text:p text:style-name="P94"><text:tab/><text:tab/><text:tab/><text:tab/>String nameToMatch = child.eClass().getName() + <text:tab/><text:tab/><text:tab/><text:tab/><text:tab/><text:tab/><text:tab/><text:tab/><text:tab/><text:tab/><text:tab/><text:tab/>currentCpt;</text:p>
      <text:p text:style-name="P96"><text:span text:style-name="T38"><text:tab/><text:tab/><text:tab/><text:tab/></text:span><text:span text:style-name="T56">if</text:span><text:span text:style-name="T38"> (nameToMatch.equals(((NamedElement) child).getName())){</text:span></text:p>
      <text:p text:style-name="P96"><text:span text:style-name="T38"><text:tab/><text:tab/><text:tab/><text:tab/><text:tab/></text:span><text:span text:style-name="T56">return</text:span><text:span text:style-name="T38"> </text:span><text:span text:style-name="T56">false</text:span><text:span text:style-name="T38">;</text:span></text:p>
      <text:p text:style-name="P94"><text:tab/><text:tab/><text:tab/><text:tab/>}</text:p>
      <text:p text:style-name="P94"><text:tab/><text:tab/><text:tab/>}</text:p>
      <text:p text:style-name="P94"><text:tab/><text:tab/>}</text:p>
      <text:p text:style-name="P96"><text:span text:style-name="T38"><text:tab/><text:tab/></text:span><text:span text:style-name="T56">return</text:span><text:span text:style-name="T38"> </text:span><text:span text:style-name="T56">true</text:span><text:span text:style-name="T38">;</text:span></text:p>
      <text:p text:style-name="P94"><text:tab/>}</text:p>
      <text:p text:style-name="P96"/>
      <text:p text:style-name="P95">}</text:p>
      <text:p text:style-name="P112"><text:soft-page-break/><draw:frame draw:style-name="fr7" draw:name="gráficos8" text:anchor-type="as-char" svg:width="8.789cm" svg:height="6.309cm" draw:z-index="160"><draw:image xlink:href="Pictures/100000000000017E000001120318CB84.png" xlink:type="simple" xlink:show="embed" xlink:actuate="onLoad"/></draw:frame></text:p>
      <text:p text:style-name="Standard"><text:span text:style-name="T22">Figure </text:span><text:sequence text:ref-name="refFigure44" text:name="Figure" text:formula="ooow:Figure+1" style:num-format="1">45</text:sequence><text:span text:style-name="T22"> </text:span><text:span text:style-name="T11">Example of where to store LabelHelper</text:span></text:p>
      <text:list xml:id="list32312439" text:continue-numbering="true" text:style-name="Outline">
        <text:list-item>
          <text:list>
            <text:list-item>
              <text:list>
                <text:list-item>
                  <text:list>
                    <text:list-item>
                      <text:h text:style-name="Heading_20_4" text:outline-level="4">Step 2 : Modify gmfmap model</text:h>
                    </text:list-item>
                  </text:list>
                </text:list-item>
              </text:list>
            </text:list-item>
          </text:list>
        </text:list-item>
      </text:list>
      <text:p text:style-name="P111">Select the Nodes that need to be initialized by clicking on “Node Mapping” elements. Next, right click “New Child <text:span text:style-name="T67">→</text:span> Feature Seq Initializer”. Over the new element, right click “New child <text:span text:style-name="T67">→ Feature Value Spec</text:span>”. Next step is to add a “Value Expression” within the new created “Feature Value Spec” doing right click “New child <text:span text:style-name="T67">→ Value Expression</text:span>”:</text:p>
      <text:p text:style-name="P112"><draw:frame draw:style-name="fr7" draw:name="gráficos9" text:anchor-type="as-char" svg:width="14.019cm" svg:height="3.641cm" draw:z-index="161"><draw:image xlink:href="Pictures/100000000000025B0000009E46FC9186.png" xlink:type="simple" xlink:show="embed" xlink:actuate="onLoad"/></draw:frame></text:p>
      <text:p text:style-name="Standard"><text:span text:style-name="T25">Figure </text:span><text:span text:style-name="T36"><text:sequence text:ref-name="refFigure45" text:name="Figure" text:formula="ooow:Figure+1" style:num-format="1">46</text:sequence></text:span><text:span text:style-name="T25"> </text:span><text:span text:style-name="T15">Value expression hierarchy</text:span></text:p>
      <text:p text:style-name="P111">The last step is to modify the “Value Expression” as it is shown in the figure below:</text:p>
      <text:p text:style-name="P112"><draw:frame draw:style-name="fr7" draw:name="gráficos10" text:anchor-type="as-char" svg:width="11.809cm" svg:height="1.66cm" draw:z-index="162"><draw:image xlink:href="Pictures/10000000000001FC00000048E3B035F2.png" xlink:type="simple" xlink:show="embed" xlink:actuate="onLoad"/></draw:frame></text:p>
      <text:p text:style-name="Standard"><text:span text:style-name="T25">Figure </text:span><text:span text:style-name="T36"><text:sequence text:ref-name="refFigure46" text:name="Figure" text:formula="ooow:Figure+1" style:num-format="1">47</text:sequence></text:span><text:span text:style-name="T25"> </text:span><text:span text:style-name="T15">Value expression example</text:span></text:p>
      <text:list xml:id="list32302852" text:continue-numbering="true" text:style-name="Outline">
        <text:list-item>
          <text:list>
            <text:list-item>
              <text:list>
                <text:list-item>
                  <text:list>
                    <text:list-item>
                      <text:h text:style-name="P124" text:outline-level="4">In the GmfGen</text:h>
                    </text:list-item>
                  </text:list>
                </text:list-item>
              </text:list>
            </text:list-item>
          </text:list>
        </text:list-item>
      </text:list>
      <text:p text:style-name="Standard"><text:span text:style-name="T15">In the Gen model you obtain the following tree see </text:span><text:span text:style-name="T15"><text:sequence-ref text:reference-format="category-and-value" text:ref-name="refFigure48">Figure 49</text:sequence-ref></text:span><text:span text:style-name="T15">. It contains a node Gen Expression. This node contains all expression that you have defined in the gmf map. But You can also create new expression at this level.</text:span></text:p>
      <text:p text:style-name="P32"><draw:frame draw:style-name="fr4" draw:name="Image8" text:anchor-type="paragraph" svg:x="1.803cm" svg:y="0.296cm" svg:width="13.388cm" svg:height="5.398cm" draw:z-index="114"><draw:image xlink:href="Pictures/10000000000001FA000000CC05BD5A67.png" xlink:type="simple" xlink:show="embed" xlink:actuate="onLoad"/></draw:frame><text:soft-page-break/></text:p>
      <text:p text:style-name="P47"><text:span text:style-name="T22">Figure </text:span><text:sequence text:ref-name="refFigure47" text:name="Figure" text:formula="ooow:Figure+1" style:num-format="1">48</text:sequence><text:span text:style-name="T22"> </text:span><text:span text:style-name="T11">GmfGen tree with Java expression.</text:span></text:p>
      <text:p text:style-name="P33">Add an new Value expression if it is not created and edit body of the value.</text:p>
      <text:p text:style-name="P47">In the body your can write the java code.</text:p>
      <text:p text:style-name="P47"><draw:frame draw:style-name="fr8" draw:name="Image4" text:anchor-type="paragraph" svg:width="16.999cm" svg:height="7.241cm" draw:z-index="116"><draw:image xlink:href="Pictures/10000000000002D300000134C3F224A8.png" xlink:type="simple" xlink:show="embed" xlink:actuate="onLoad"/></draw:frame><text:span text:style-name="T22">Figure </text:span><text:sequence text:ref-name="refFigure48" text:name="Figure" text:formula="ooow:Figure+1" style:num-format="1">49</text:sequence><text:span text:style-name="T22"> </text:span><text:span text:style-name="T11">Value expression java code</text:span></text:p>
      <text:p text:style-name="P33"/>
      <text:p text:style-name="P33">Then, don't forget to set True “Inject expression body”.</text:p>
      <text:p text:style-name="P33"><draw:frame draw:style-name="fr8" draw:name="Image5" text:anchor-type="paragraph" svg:width="7.421cm" svg:height="4.618cm" draw:z-index="117"><draw:image xlink:href="Pictures/100000000000010F000000AACA671572.png" xlink:type="simple" xlink:show="embed" xlink:actuate="onLoad"/></draw:frame></text:p>
      <text:p text:style-name="P47"><text:span text:style-name="T22">Figure </text:span><text:span text:style-name="T11"><text:sequence text:ref-name="refFigure49" text:name="Figure" text:formula="ooow:Figure+1" style:num-format="1">50</text:sequence></text:span><text:span text:style-name="T22"> </text:span><text:span text:style-name="T11">properties to inject code</text:span></text:p>
      <text:p text:style-name="P47"><text:span text:style-name="T11">Ensure that the gen Feature Value Spec of the gen node as in </text:span><text:span text:style-name="T11"><text:sequence-ref text:reference-format="category-and-value" text:ref-name="refFigure50">Figure 51</text:sequence-ref></text:span><text:span text:style-name="T11"> is associated to the good value Expression</text:span></text:p>
      <text:p text:style-name="P47"><draw:frame draw:style-name="fr8" draw:name="Image9" text:anchor-type="paragraph" svg:width="12.832cm" svg:height="7.805cm" draw:z-index="115"><draw:image xlink:href="Pictures/10000000000001E500000127CDC5214B.png" xlink:type="simple" xlink:show="embed" xlink:actuate="onLoad"/></draw:frame><text:soft-page-break/><text:span text:style-name="T22">Figure </text:span><text:span text:style-name="T11"><text:sequence text:ref-name="refFigure50" text:name="Figure" text:formula="ooow:Figure+1" style:num-format="1">51</text:sequence></text:span><text:span text:style-name="T22"> A Genfeature for initializer associated to a ValueExression</text:span><text:span text:style-name="T11">.</text:span></text:p>
      <text:p text:style-name="P33"/>
      <text:p text:style-name="P33">The class ElementInitializer will be generated with appropriate body.</text:p>
      <text:p text:style-name="P33">NB: When you generate from the mapping a lot of value Expression are created. So it is interesting to clean the number of value at this step. But you to pay attention if the reference of GenfeatureValueSpec are well set.</text:p>
      <text:p text:style-name="P33"/>
      <text:list xml:id="list32287378" text:continue-numbering="true" text:style-name="Outline">
        <text:list-item>
          <text:list>
            <text:list-item>
              <text:list>
                <text:list-item>
                  <text:h text:style-name="Heading_20_3" text:outline-level="3">Second Proposed Solution</text:h>
                </text:list-item>
              </text:list>
            </text:list-item>
          </text:list>
        </text:list-item>
      </text:list>
      <text:p text:style-name="Standard">There is another way to initialize name of elements without additional custom code. All we need to do is to add a sequence initializer for the specified node in the gmfmap or gmfgen model. In this case, we are using a more specific ocl value expression that enables to automatically initialize element's name.</text:p>
      <text:list xml:id="list32306821" text:continue-numbering="true" text:style-name="Outline">
        <text:list-item>
          <text:list>
            <text:list-item>
              <text:list>
                <text:list-item>
                  <text:list>
                    <text:list-item>
                      <text:h text:style-name="Heading_20_4" text:outline-level="4">Modify gmfmap model</text:h>
                    </text:list-item>
                  </text:list>
                </text:list-item>
              </text:list>
            </text:list-item>
          </text:list>
        </text:list-item>
      </text:list>
      <text:p text:style-name="Standard">For example we want to internalize name of Actors in use case diagram. Select the Node Mapping, add a sequence initializer: right click &gt; New child &gt; feature Seq Initializer. Then add a Feature Value Spec and specify the name as feature property.</text:p>
      <text:p text:style-name="Standard"/>
      <text:p text:style-name="Standard"><draw:frame draw:style-name="fr1" draw:name="Cadre1" text:anchor-type="paragraph" svg:width="11.077cm" draw:z-index="123"><draw:text-box fo:min-height="2.734cm"><text:p text:style-name="Illustration"><draw:frame draw:style-name="fr9" draw:name="images5" text:anchor-type="paragraph" svg:x="0.004cm" svg:y="0.002cm" svg:width="11.077cm" style:rel-width="100%" svg:height="2.734cm" style:rel-height="scale" draw:z-index="124"><draw:image xlink:href="Pictures/10000000000001D40000007E65517F22.png" xlink:type="simple" xlink:show="embed" xlink:actuate="onLoad"/></draw:frame>Illustration <text:sequence text:ref-name="refIllustration0" text:name="Illustration" text:formula="ooow:Illustration+1" style:num-format="1">1</text:sequence>: Name initialization in gmfmap</text:p></draw:text-box></draw:frame></text:p>
      <text:p text:style-name="Standard">Next add a Value Expression with the following properties:</text:p>
      <text:list xml:id="list32253306" text:style-name="L16">
        <text:list-item>
          <text:p text:style-name="P136">language: ocl</text:p>
        </text:list-item>
        <text:list-item>
          <text:p text:style-name="P136">body: </text:p>
        </text:list-item>
      </text:list>
      <text:p text:style-name="Standard"><text:soft-page-break/></text:p>
      <text:p text:style-name="P48"><text:tab/><text:span text:style-name="T69">let base : String = 'Actor' in</text:span></text:p>
      <text:p text:style-name="P49">let suffixes : Sequence(String) = Sequence {'', '1', '2', '3', '4', '5', '6', '7', '8', '9', '10'} in </text:p>
      <text:p text:style-name="P49">let space : Namespace = self.namespace in</text:p>
      <text:p text:style-name="P49">let allMissed : Sequence(String) = suffixes-&gt;</text:p>
      <text:p text:style-name="P49"><text:s text:c="4"/>select(s : String | not space.member-&gt;exists(e : NamedElement | e.name = base.concat(s))</text:p>
      <text:p text:style-name="P49"><text:s text:c="4"/>) in</text:p>
      <text:p text:style-name="P49">let firstMissed : String = allMissed-&gt;first() in </text:p>
      <text:p text:style-name="P49">let noMisses : Boolean = firstMissed.oclIsUndefined() in</text:p>
      <text:p text:style-name="P49">let allNames : Set(String) = </text:p>
      <text:p text:style-name="P49"><text:s text:c="4"/>if noMisses </text:p>
      <text:p text:style-name="P49"><text:s text:c="4"/>then </text:p>
      <text:p text:style-name="P49"><text:s text:c="4"/>space.member-&gt;collect(e : NamedElement | </text:p>
      <text:p text:style-name="P49"><text:s text:c="9"/>if e = self or e.name.oclIsUndefined() or e.name.substring(1, e.name.size().min(base.size())) &lt;&gt; base</text:p>
      <text:p text:style-name="P49"><text:s text:c="9"/>then '' </text:p>
      <text:p text:style-name="P49"><text:s text:c="9"/>else e.name </text:p>
      <text:p text:style-name="P49"><text:s text:c="9"/>endif)-&gt;asSet()-&gt;excluding('') else Set{'not in use'} </text:p>
      <text:p text:style-name="P49"><text:s text:c="4"/>endif in </text:p>
      <text:p text:style-name="P49">let longestName : String = </text:p>
      <text:p text:style-name="P49"><text:s text:c="4"/>if noMisses</text:p>
      <text:p text:style-name="P49"><text:s text:c="4"/>then allNames-&gt;select(n : String | not allNames-&gt;exists(nn : String | nn.size() &gt; n.size()))-&gt;asSequence()-&gt;first() </text:p>
      <text:p text:style-name="P49"><text:s text:c="4"/>else 'not in use' </text:p>
      <text:p text:style-name="P49"><text:s text:c="4"/>endif in </text:p>
      <text:p text:style-name="P49">if noMisses then </text:p>
      <text:p text:style-name="P49"><text:s text:c="4"/>if longestName.oclIsUndefined() </text:p>
      <text:p text:style-name="P49"><text:s text:c="4"/>then base </text:p>
      <text:p text:style-name="P49"><text:s text:c="4"/>else longestName.concat('1') </text:p>
      <text:p text:style-name="P49"><text:s text:c="4"/>endif </text:p>
      <text:p text:style-name="P49">else </text:p>
      <text:p text:style-name="P49"><text:s text:c="4"/>base.concat(firstMissed) </text:p>
      <text:p text:style-name="P49">endif <text:tab/></text:p>
      <text:p text:style-name="Standard"/>
      <text:p text:style-name="Standard"/>
      <text:p text:style-name="Standard"/>
      <text:p text:style-name="Standard"/>
      <text:p text:style-name="Standard"/>
      <text:p text:style-name="Standard"/>
      <text:p text:style-name="Standard"/>
      <text:p text:style-name="Standard"><text:soft-page-break/>As you see in the screenshot, you obtain the same initializer in gmfgen model.</text:p>
      <text:p text:style-name="Standard"/>
      <text:p text:style-name="Standard"><draw:frame draw:style-name="fr1" draw:name="Cadre2" text:anchor-type="paragraph" svg:width="11.456cm" draw:z-index="125"><draw:text-box fo:min-height="3.175cm"><text:p text:style-name="Illustration"><draw:frame draw:style-name="fr9" draw:name="images4" text:anchor-type="paragraph" svg:x="0.004cm" svg:y="0.002cm" svg:width="11.456cm" style:rel-width="100%" svg:height="3.175cm" style:rel-height="scale" draw:z-index="126"><draw:image xlink:href="Pictures/10000000000001B100000078B78AF7F0.png" xlink:type="simple" xlink:show="embed" xlink:actuate="onLoad"/></draw:frame>Illustration <text:sequence text:ref-name="refIllustration1" text:name="Illustration" text:formula="ooow:Illustration+1" style:num-format="1">2</text:sequence>: Name initialization in gmfgen</text:p></draw:text-box></draw:frame></text:p>
      <text:p text:style-name="Standard">As we did in gmfmap, you are also able to add the sequence initializer right into the gmfgen model. You need to add the value expression in the Gen Expression Provider Container first. Then you can add it in the Gen Top Level Node.</text:p>
      <text:p text:style-name="Standard"/>
      <text:p text:style-name="Standard">After code generation, your element will be create graphically with an unique default name value.</text:p>
      <text:p text:style-name="Standard"/>
      <text:list xml:id="list32300876" text:continue-list="list32306821" text:style-name="Outline">
        <text:list-item>
          <text:list>
            <text:list-item>
              <text:h text:style-name="Heading_20_2" text:outline-level="2">Add Policy to remove orphaned View</text:h>
            </text:list-item>
          </text:list>
        </text:list-item>
      </text:list>
      <text:p text:style-name="P103">The purpose is to add an editpolicy that removes all orphan view (views that are linked to UML element).</text:p>
      <text:p text:style-name="P103">Another constraint is to avoid modifying generated code.</text:p>
      <text:list xml:id="list32296600" text:continue-numbering="true" text:style-name="Outline">
        <text:list-item>
          <text:list>
            <text:list-item>
              <text:list>
                <text:list-item>
                  <text:h text:style-name="Heading_20_3" text:outline-level="3"><text:span text:style-name="T68"><text:s/></text:span><text:span text:style-name="T22">Create a new Edit Policy</text:span></text:h>
                </text:list-item>
              </text:list>
            </text:list-item>
          </text:list>
        </text:list-item>
      </text:list>
      <text:p text:style-name="P113"><text:span text:style-name="T22">First , create a new editpolicy that inherits </text:span><text:span text:style-name="T45">org.eclipse.papyrus.diagram.common.editpolicies.OrphanViewPolicy.</text:span></text:p>
      <text:p text:style-name="P103">In This edit policy you will create an array that will contains all VISUAL ID of element that must not be removed. Indeed, in a graphical appearance, elements are not always linked to an uml element, for example compartment, special link…</text:p>
      <text:p text:style-name="P103">Then create the constructor, in the snapshot. Don’t forget to call the method init.</text:p>
      <text:p text:style-name="Text_20_body"/>
      <text:p text:style-name="Text_20_body"><text:soft-page-break/><draw:frame draw:style-name="fr10" draw:name="Image1" text:anchor-type="as-char" svg:width="15.981cm" svg:height="8.176cm" draw:z-index="154"><draw:image xlink:href="Pictures/10000000000003270000019CF628C17F.png" xlink:type="simple" xlink:show="embed" xlink:actuate="onLoad"/></draw:frame></text:p>
      <text:p text:style-name="Text_20_body"> </text:p>
      <text:list xml:id="list32314781" text:continue-numbering="true" text:style-name="Outline">
        <text:list-item>
          <text:list>
            <text:list-item>
              <text:list>
                <text:list-item>
                  <text:h text:style-name="Heading_20_3" text:outline-level="3"><text:span text:style-name="T68"><text:s/></text:span><text:span text:style-name="T22">GmfGen</text:span></text:h>
                </text:list-item>
              </text:list>
            </text:list-item>
          </text:list>
        </text:list-item>
      </text:list>
      <text:p text:style-name="P103">The editpolicy must be referenced into the gmfgen. To do that, create an new custom behaviour in the <text:span text:style-name="T7">Gen Diagram</text:span> and in all <text:span text:style-name="T7">Gen Compartment</text:span>.</text:p>
      <text:p text:style-name="Text_20_body"> </text:p>
      <text:p text:style-name="Text_20_body"><draw:frame draw:style-name="fr10" draw:name="Image2" text:anchor-type="as-char" svg:width="15.981cm" svg:height="6.615cm" draw:z-index="155"><draw:image xlink:href="Pictures/10000000000003260000014DFF40D742.png" xlink:type="simple" xlink:show="embed" xlink:actuate="onLoad"/></draw:frame></text:p>
      <text:p text:style-name="Text_20_body"> </text:p>
      <text:p text:style-name="Text_20_body"> </text:p>
      <text:p text:style-name="P103">In the property view, fill the following information:</text:p>
      <text:p text:style-name="P116"><text:span text:style-name="T22">-</text:span><text:span text:style-name="T68">         </text:span><text:span text:style-name="T22">Key: "RemoveOrphanView"</text:span></text:p>
      <text:p text:style-name="P117"><text:span text:style-name="T22">-</text:span><text:span text:style-name="T68">         </text:span><text:span text:style-name="T22">class name: org.eclipse.papyrus.diagram.clazz.custom.policies.RemoveOrphanViewPolicy</text:span></text:p>
      <text:p text:style-name="Text_20_body"><draw:frame draw:style-name="fr10" draw:name="Image3" text:anchor-type="as-char" svg:width="15.981cm" svg:height="1.667cm" draw:z-index="156"><draw:image xlink:href="Pictures/10000000000003590000005AAEB73E47.png" xlink:type="simple" xlink:show="embed" xlink:actuate="onLoad"/></draw:frame></text:p>
      <text:p text:style-name="Text_20_body"><text:soft-page-break/> </text:p>
      <text:list xml:id="list32312533" text:continue-numbering="true" text:style-name="Outline">
        <text:list-item>
          <text:list>
            <text:list-item>
              <text:list>
                <text:list-item>
                  <text:h text:style-name="Heading_20_3" text:outline-level="3"><text:span text:style-name="T68">   </text:span><text:span text:style-name="T22">Result</text:span></text:h>
                </text:list-item>
              </text:list>
            </text:list-item>
          </text:list>
        </text:list-item>
      </text:list>
      <text:p text:style-name="P103">At the generation, the method createDefaultEditPolicies() is filled in each edit part diagram and compartment</text:p>
      <text:list xml:id="list32301484" text:continue-numbering="true" text:style-name="Outline">
        <text:list-item>
          <text:list>
            <text:list-item>
              <text:h text:style-name="Heading_20_2" text:outline-level="2">Refreshing figure by taking in account features of element</text:h>
            </text:list-item>
          </text:list>
        </text:list-item>
      </text:list>
      <text:p text:style-name="P103"><text:tab/>Sometimes, we would like to refresh <text:s/>the figure by taking in account the value of a feature. For instance, when a class in uml is active, we would like to see a double line on the figure.</text:p>
      <text:list xml:id="list32314934" text:continue-numbering="true" text:style-name="Outline">
        <text:list-item>
          <text:list>
            <text:list-item>
              <text:list>
                <text:list-item>
                  <text:h text:style-name="Heading_20_3" text:outline-level="3">Write code in figure</text:h>
                </text:list-item>
              </text:list>
            </text:list-item>
          </text:list>
        </text:list-item>
      </text:list>
      <text:p text:style-name="P103"><text:tab/>First, the figure has to contains a method that can be called that set allow drawing the changes in the figure. To that, a public method is sufficient.</text:p>
      <text:list xml:id="list323072281" text:continue-numbering="true" text:style-name="Outline">
        <text:list-item>
          <text:list>
            <text:list-item>
              <text:list>
                <text:list-item>
                  <text:h text:style-name="Heading_20_3" text:outline-level="3">Modification in genModel</text:h>
                </text:list-item>
              </text:list>
            </text:list-item>
          </text:list>
        </text:list-item>
      </text:list>
      <text:p text:style-name="P103">In the gen model, an extension will be used. Click on Create extension model and choose <text:a xlink:type="simple" xlink:href="http://www.eclipse.org/papyrus/2009/papyrusgmfgenextension">http://www.eclipse.org/papyrus/2009/papyrusgmfgenextension</text:a> model.</text:p>
      <text:p text:style-name="P103">Then create annew ExtendedGenNode.</text:p>
      <text:p text:style-name="P103">An extended Gen node, is used to add more information about a node. So first select the gen <text:s/>node that will would like to extend. Then add a name and a comment.</text:p>
      <text:p text:style-name="P103">This editpart is not abstract so set false the property “isAbstract”.</text:p>
      <text:p text:style-name="P103"/>
      <text:p text:style-name="P103"><draw:frame draw:style-name="fr8" draw:name="Image6" text:anchor-type="paragraph" svg:width="16.999cm" svg:height="6.366cm" draw:z-index="98"><draw:image xlink:href="Pictures/10000000000002F10000011A4AC4F711.png" xlink:type="simple" xlink:show="embed" xlink:actuate="onLoad"/></draw:frame></text:p>
      <text:p text:style-name="P103">Add a new child node “Property refresh hook”</text:p>
      <text:p text:style-name="P103"/>
      <text:p text:style-name="P103">This node describe how to refresh the figure. You will write java code, and it will injected in the editpart.</text:p>
      <text:p text:style-name="P103">First add a comment. Describe the condition (here we test if the notification is semantic and the source of the notification is an attribute).</text:p>
      <text:p text:style-name="P103"><text:soft-page-break/>Add in the action field, the code to add in order to refresh the figure.</text:p>
      <text:p text:style-name="P103"><draw:frame draw:style-name="fr8" draw:name="Image7" text:anchor-type="paragraph" svg:width="16.51cm" svg:height="3.498cm" draw:z-index="102"><draw:image xlink:href="Pictures/1000000000000301000000BCACF639CF.png" xlink:type="simple" xlink:show="embed" xlink:actuate="onLoad"/></draw:frame></text:p>
      <text:list xml:id="list32295377" text:continue-numbering="true" text:style-name="Outline">
        <text:list-item>
          <text:list>
            <text:list-item>
              <text:list>
                <text:list-item>
                  <text:h text:style-name="Heading_20_3" text:outline-level="3">Result</text:h>
                </text:list-item>
              </text:list>
            </text:list-item>
          </text:list>
        </text:list-item>
      </text:list>
      <text:p text:style-name="P103">Generate with dynamic template in org.eclipse.papyrus.def.</text:p>
      <text:p text:style-name="P103">The generated code is the <text:s/>following.</text:p>
      <text:p text:style-name="P103"/>
      <text:list xml:id="list32296140" text:continue-numbering="true" text:style-name="Outline">
        <text:list-item>
          <text:list>
            <text:list-item>
              <text:h text:style-name="P125" text:outline-level="2">Generate Association Link Special case</text:h>
            </text:list-item>
          </text:list>
        </text:list-item>
      </text:list>
      <text:p text:style-name="Standard">Todo</text:p>
      <text:p text:style-name="Standard">→ gmf map endType attribute</text:p>
      <text:p text:style-name="Standard">→ change the command, add code to construct the attribute </text:p>
      <text:p text:style-name="Standard"/>
      <text:list xml:id="list32309547" text:continue-numbering="true" text:style-name="Outline">
        <text:list-item>
          <text:list>
            <text:list-item>
              <text:h text:style-name="Heading_20_2" text:outline-level="2">Add Drag and drop functionality</text:h>
            </text:list-item>
          </text:list>
        </text:list-item>
      </text:list>
      <text:p text:style-name="Standard">The default behavior in GMF is drop only nodes.</text:p>
      <text:p text:style-name="Standard">The goal in Papyrus is to obtain the drag and drop of nodes and links. In the case of links, if nodes <text:s/>have not been dropped, the tool add automatically a view for these nodes.</text:p>
      <text:p text:style-name="Standard">The design of the solution takes in account specific drop, for example, imagine that for an element that this is a set of view that we have to create: association class.</text:p>
      <text:p text:style-name="Standard">This solution does not modify generated code. We need, to add custom classes, and info in the gmfgen.</text:p>
      <text:p text:style-name="Standard">First you need to enable the drag and drop mechanism for the specified plugin in charge of a diagram:</text:p>
      <text:p text:style-name="P51">In the class *<text:span text:style-name="T46">DiagramForMultiEditor that inherits the class UMLDiagramEditor, you must override the method initializeGraphicalViewer to enable drop action:</text:span></text:p>
      <text:p text:style-name="P52">@Override</text:p>
      <text:p text:style-name="P50"><text:span text:style-name="T56">protected</text:span><text:span text:style-name="T38"> </text:span><text:span text:style-name="T56">void</text:span><text:span text:style-name="T38"> initializeGraphicalViewer() {</text:span></text:p>
      <text:p text:style-name="P89"><text:span text:style-name="T38"><text:tab/></text:span><text:span text:style-name="T56">super</text:span><text:span text:style-name="T38">.initializeGraphicalViewer();</text:span></text:p>
      <text:p text:style-name="P89"><text:span text:style-name="T38"><text:tab/></text:span><text:span text:style-name="T61">// Enable Drop</text:span></text:p>
      <text:p text:style-name="P79"><text:tab/>getDiagramGraphicalViewer().addDropTargetListener(</text:p>
      <text:p text:style-name="P89"><text:span text:style-name="T38"><text:tab/><text:tab/></text:span><text:span text:style-name="T56">new</text:span><text:span text:style-name="T38"> DropTargetListener(getDiagramGraphicalViewer(), <text:tab/><text:tab/><text:tab/>LocalSelectionTransfer.</text:span><text:span text:style-name="T40">getTransfer</text:span><text:span text:style-name="T38">()) {</text:span></text:p>
      <text:p text:style-name="P89"><text:span text:style-name="T38"><text:tab/><text:tab/></text:span><text:span text:style-name="T63">@Override</text:span></text:p>
      <text:p text:style-name="P89"><text:soft-page-break/><text:span text:style-name="T38"><text:tab/><text:tab/></text:span><text:span text:style-name="T56">protected</text:span><text:span text:style-name="T38"> Object getJavaObject(TransferData data) {</text:span></text:p>
      <text:p text:style-name="P89"><text:span text:style-name="T38"><text:tab/><text:tab/><text:tab/></text:span><text:span text:style-name="T56">return </text:span><text:span text:style-name="T38">LocalSelectionTransfer.</text:span><text:span text:style-name="T40">getTransfer</text:span><text:span text:style-name="T38">().nativeToJava(data);</text:span></text:p>
      <text:p text:style-name="P79"><text:tab/><text:tab/>}</text:p>
      <text:p text:style-name="P89"><text:span text:style-name="T38"><text:tab/><text:tab/></text:span><text:span text:style-name="T63">@Override</text:span></text:p>
      <text:p text:style-name="P89"><text:span text:style-name="T38"><text:tab/><text:tab/></text:span><text:span text:style-name="T56">protected</text:span><text:span text:style-name="T38"> TransactionalEditingDomain getTransactionalEditingDomain() <text:tab/><text:tab/>{</text:span></text:p>
      <text:p text:style-name="P89"><text:span text:style-name="T38"><text:tab/><text:tab/><text:tab/></text:span><text:span text:style-name="T56">return</text:span><text:span text:style-name="T38"> getEditingDomain();</text:span></text:p>
      <text:p text:style-name="P79"><text:tab/><text:tab/>}</text:p>
      <text:p text:style-name="P79"><text:tab/>});</text:p>
      <text:p text:style-name="P79">}</text:p>
      <text:p text:style-name="Standard">To allow dropping in the plugin in charge of the diagram, create</text:p>
      <text:p text:style-name="P78">- CustomDiagramDragDropEditPolicy</text:p>
      <text:p text:style-name="P78">This class has in charge to be called when a drop is detected. Its inherits from <text:span text:style-name="T70">CommonDiagramDragDropEditPolicy</text:span></text:p>
      <text:p text:style-name="P78"><draw:frame draw:style-name="fr11" draw:name="Image10" text:anchor-type="paragraph" svg:x="-0.272cm" svg:y="0.108cm" svg:width="16.54cm" svg:height="5.129cm" draw:z-index="129"><draw:image xlink:href="Pictures/1000000000000263000000E488CC3DE1.png" xlink:type="simple" xlink:show="embed" xlink:actuate="onLoad"/></draw:frame></text:p>
      <text:p text:style-name="P78"/>
      <text:p text:style-name="P78"/>
      <text:p text:style-name="P78"/>
      <text:p text:style-name="P78"/>
      <text:p text:style-name="P78"/>
      <text:p text:style-name="P78"/>
      <text:p text:style-name="P78"/>
      <text:p text:style-name="P78"/>
      <text:p text:style-name="P78">This class contains generic algorithm to draw nodes and binary links. </text:p>
      <text:p text:style-name="P78">This class does not call generated classes from gmf to find source and target for a link. Why? </text:p>
      <text:p text:style-name="P78">First to find the source and the target of a semantic element, we need to create an edge. Then their method call only found existed nodes that plays the role of source or target of a link. So, in order to use their method, we need to create an temporary edge and to create all possible graphical nodes that can play the role of source or target. Secondly, it execute several loops in the semantic model and graphical model, that are not an economic solution.</text:p>
      <text:p text:style-name="P78">So in order to run it , we <text:s/>need to create a <text:s/>ClassLinkMappingHelper that implements ILinkMappingHelper.</text:p>
      <text:p text:style-name="P78">- ILinkMappingHelper</text:p>
      <text:p text:style-name="P78">This is an interface to provide the semantic target and semantic source for a link.</text:p>
      <text:p text:style-name="P78"><draw:frame draw:style-name="fr8" draw:name="Image11" text:anchor-type="paragraph" svg:width="9.601cm" svg:height="3.436cm" draw:z-index="130"><draw:image xlink:href="Pictures/100000000000012C0000006540DD6726.png" xlink:type="simple" xlink:show="embed" xlink:actuate="onLoad"/></draw:frame></text:p>
      <text:list xml:id="list32252436" text:style-name="L17">
        <text:list-item>
          <text:p text:style-name="P142"><text:soft-page-break/>ClassLinkMappingHelper this is specific class for the class diagram. I think that is class can be generated, because the information is the mapping already exist in the gen model. For each semantic link, it returns the semantic source or the semantic target.</text:p>
          <text:p text:style-name="P142"/>
        </text:list-item>
      </text:list>
      <text:list xml:id="list32244767" text:style-name="L18">
        <text:list-item>
          <text:p text:style-name="P143">ClassDiagramDragDropEditPolicy, this is a more specific class to allows adding your own algorithm to drop element, I my case i write code to drop multi association dependencies, associationClass.</text:p>
          <text:p text:style-name="P143">It implements only the method getSpecificDropCommand. This method call more specific methods, drop association, drop associationClass, or dropDependency</text:p>
        </text:list-item>
      </text:list>
      <text:p text:style-name="P88"><draw:frame draw:style-name="fr4" draw:name="Image12" text:anchor-type="paragraph" svg:x="0.305cm" svg:y="0.111cm" svg:width="14.307cm" svg:height="5.279cm" draw:z-index="134"><draw:image xlink:href="Pictures/10000000000001CD000000A4C13EF14F.png" xlink:type="simple" xlink:show="embed" xlink:actuate="onLoad"/></draw:frame></text:p>
      <text:p text:style-name="P88">Then in order to connect this behavior, add the ClassDiagramEditPolicy into your gmf gen file. See <text:s/>3,1 <text:span text:style-name="T22">Create a new Edit Policy. For each container and diagramEditpart add this policy with the key “</text:span><text:span text:style-name="T49">EditPolicyRoles.</text:span><text:span text:style-name="T60">DRAG_DROP_ROLE”. </text:span><text:span text:style-name="T51">Finally regenerate the code in order to install this new editpolicy in all interesting editpart.</text:span></text:p>
      <text:p text:style-name="P88"/>
      <text:list xml:id="list32308177" text:continue-list="list32309547" text:style-name="Outline">
        <text:list-item>
          <text:list>
            <text:list-item>
              <text:h text:style-name="Heading_20_2" text:outline-level="2">Add Custom Figure</text:h>
            </text:list-item>
          </text:list>
        </text:list-item>
      </text:list>
      <text:p text:style-name="Standard">To add custom figure, you can add a <text:span text:style-name="T26">Custom Figure</text:span> child to your <text:span text:style-name="T26">Figure Descriptor</text:span><text:span text:style-name="T34"> in your GMFGraph. F</text:span>ill <text:span text:style-name="T26">Name</text:span> and <text:span text:style-name="T26">Qualified Class Name</text:span> of your Custom Figure.</text:p>
      <text:p text:style-name="Standard">You can also customize your Figure (change layout, set attributes, add figures, …)</text:p>
      <text:p text:style-name="Standard"><draw:frame draw:style-name="fr2" draw:name="Cadre3" text:anchor-type="paragraph" svg:y="0.185cm" svg:width="15.293cm" draw:z-index="137"><draw:text-box fo:min-height="11.748cm"><text:p text:style-name="Figure"><draw:frame draw:style-name="fr12" draw:name="images6" text:anchor-type="paragraph" svg:x="0cm" svg:y="0cm" svg:width="15.293cm" style:rel-width="100%" svg:height="11.748cm" style:rel-height="scale" draw:z-index="138"><draw:image xlink:href="Pictures/1000000000000242000001BCF182D914.png" xlink:type="simple" xlink:show="embed" xlink:actuate="onLoad"/></draw:frame>Figure <text:sequence text:ref-name="refFigure51" text:name="Figure" text:formula="ooow:Figure+1" style:num-format="1">52</text:sequence>: Custom figure in GMFGraph</text:p></draw:text-box></draw:frame><text:soft-page-break/></text:p>
      <text:list xml:id="list32314787" text:continue-numbering="true" text:style-name="Outline">
        <text:list-item>
          <text:list>
            <text:list-item>
              <text:h text:style-name="Heading_20_2" text:outline-level="2">Add a resize constraint :</text:h>
            </text:list-item>
          </text:list>
        </text:list-item>
      </text:list>
      <text:p text:style-name="P4">To add a resize constraint on a node, you have to set its <text:span text:style-name="T26">Resize Constraint</text:span> attribute in GMFGraph.</text:p>
      <text:p text:style-name="P4">By default, it's <text:span text:style-name="T26">NSEW</text:span>, so you can resize in all direction.</text:p>
      <text:p text:style-name="P4">If you want resize only on top and botton, set to <text:span text:style-name="T26">NORTH_SOUTH</text:span><text:span text:style-name="T34">.</text:span></text:p>
      <text:p text:style-name="P4"><text:span text:style-name="T34">If you want to block the resize capability, set to </text:span><text:span text:style-name="T26">NONE</text:span><text:span text:style-name="T34">.</text:span></text:p>
      <text:p text:style-name="P4"><draw:frame draw:style-name="fr3" draw:name="Cadre4" text:anchor-type="paragraph" svg:width="15.055cm" draw:z-index="135"><draw:text-box fo:min-height="16.193cm"><text:p text:style-name="Figure"><draw:frame draw:style-name="fr9" draw:name="images7" text:anchor-type="paragraph" svg:x="0.004cm" svg:y="0.002cm" svg:width="15.055cm" style:rel-width="100%" svg:height="16.193cm" style:rel-height="scale" draw:z-index="136"><draw:image xlink:href="Pictures/1000000000000239000002642F38DFC8.png" xlink:type="simple" xlink:show="embed" xlink:actuate="onLoad"/></draw:frame>Figure <text:sequence text:ref-name="refFigure52" text:name="Figure" text:formula="ooow:Figure+1" style:num-format="1">53</text:sequence>: Add resize constraint in GMFGraph</text:p></draw:text-box></draw:frame><text:soft-page-break/></text:p>
      <text:p text:style-name="P4"/>
      <text:list xml:id="list32307285" text:continue-numbering="true" text:style-name="Outline">
        <text:list-item>
          <text:list>
            <text:list-item>
              <text:h text:style-name="P127" text:outline-level="2">Add action in model explorer menu</text:h>
            </text:list-item>
          </text:list>
        </text:list-item>
      </text:list>
      <text:p text:style-name="Standard">If you need to add a custom action in model explorer menu, an extension point provides a way to register your action from your dedicated plugin. This extension point is declared in <text:s/>org.eclipse.papyrus.navigator plugin with this schema:</text:p>
      <text:p text:style-name="Standard"><draw:frame draw:style-name="fr13" draw:name="images8" text:anchor-type="paragraph" svg:width="10.583cm" svg:height="9.208cm" draw:z-index="139"><draw:image xlink:href="Pictures/10000000000001900000015CFDBC22BE.png" xlink:type="simple" xlink:show="embed" xlink:actuate="onLoad"/></draw:frame></text:p>
      <text:p text:style-name="P115">ActionHandler</text:p>
      <text:p text:style-name="Heading_20_6">Identifier: </text:p>
      <text:p text:style-name="Text_20_body">org.eclipse.papyrus.navigator.org.eclipse.papyrus.navigator.actionHandler </text:p>
      <text:p text:style-name="Heading_20_6">Since: </text:p>
      <text:p text:style-name="Text_20_body">[Enter the first release in which this extension point appears.] </text:p>
      <text:p text:style-name="Heading_20_6">Description: </text:p>
      <text:p text:style-name="Text_20_body">This extension point allows adding action in the contextual menu of the model explorer </text:p>
      <text:p text:style-name="Heading_20_6">Configuration Markup:</text:p>
      <text:p text:style-name="Text_20_body"><text:span text:style-name="T71">&lt;!ELEMENT extension (</text:span><text:a xlink:type="simple" xlink:href="#e.customAction">customAction</text:a><text:span text:style-name="T71">)*&gt;</text:span></text:p>
      <text:p text:style-name="P114">&lt;!ATTLIST extension</text:p>
      <text:p text:style-name="P114">point <text:tab/>CDATA #REQUIRED</text:p>
      <text:p text:style-name="P114">id <text:s text:c="3"/><text:tab/>CDATA #IMPLIED</text:p>
      <text:p text:style-name="P114">name <text:s/><text:tab/>CDATA #IMPLIED&gt;</text:p>
      <text:p text:style-name="P114"/>
      <text:p text:style-name="P114">&lt;!ELEMENT customAction EMPTY&gt;</text:p>
      <text:p text:style-name="P114">&lt;!ATTLIST customAction</text:p>
      <text:p text:style-name="P114">actionId      <text:tab/>CDATA #REQUIRED</text:p>
      <text:p text:style-name="P114">actionHandler <text:tab/>CDATA #REQUIRED</text:p>
      <text:p text:style-name="P114">afterAction   <text:tab/>CDATA #IMPLIED</text:p>
      <text:p text:style-name="P114">needSeparator (true | false) "false"&gt; </text:p>
      <text:list xml:id="list32244856" text:style-name="L19">
        <text:list-item>
          <text:p text:style-name="P167"><text:soft-page-break/><text:span text:style-name="T7">actionId</text:span> - registered action identifier </text:p>
        </text:list-item>
        <text:list-item>
          <text:p text:style-name="P167"><text:span text:style-name="T7">actionHandler</text:span> - implement the action handler factory to add your custom actions </text:p>
        </text:list-item>
        <text:list-item>
          <text:p text:style-name="P167"><text:span text:style-name="T7">afterAction</text:span> - fill the action id after you want to insert yours </text:p>
        </text:list-item>
        <text:list-item>
          <text:p text:style-name="P161"><text:span text:style-name="T7">needSeparator</text:span> - Add a separator before your action(s) if needed </text:p>
        </text:list-item>
      </text:list>
      <text:p text:style-name="Heading_20_6">Examples: </text:p>
      <text:p text:style-name="Text_20_body">org.eclipse.papyrus.navigator.factory.DefaultEMFActionsFactory adds default EMF actions in model explorer. See registered extension org.eclipse.papyrus.navigator.actionHandler </text:p>
      <text:p text:style-name="Heading_20_6">API Information: </text:p>
      <text:p text:style-name="Text_20_body">The class must implement interface org.eclipse.papyrus.navigator.factory.IActionHandlerFactory.</text:p>
      <text:p text:style-name="Text_20_body"/>
      <text:p text:style-name="Text_20_body">You need to create your factory that implements IactionHandlerFactory. Create your action(s) in the factory and specify the needed behavior.</text:p>
      <text:p text:style-name="Text_20_body">Extension properties enable adding a separator and specify the position of your action(s).</text:p>
      <text:p text:style-name="Text_20_body">Warning: The extension is only usable for action, not for actions group or sub-menu.</text:p>
      <text:list xml:id="list32315500" text:continue-list="list32307285" text:style-name="Outline">
        <text:list-item>
          <text:h text:style-name="Heading_20_1" text:outline-level="1">Summary and conclusion</text:h>
        </text:list-item>
      </text:list>
      <text:p text:style-name="Standard"/>
      <text:list xml:id="list32315012" text:continue-numbering="true" text:style-name="Outline">
        <text:list-item>
          <text:h text:style-name="Heading_20_1" text:outline-level="1">References</text:h>
        </text:list-item>
      </text:list>
      <text:list xml:id="list32316713" text:continue-list="list32273990" text:style-name="WW8Num4">
        <text:list-item text:start-value="1">
          <text:p text:style-name="Bibliography"/>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3" svg:font-family="Tahoma"/>
    <style:font-face style:name="Courier New" svg:font-family="'Courier New'" style:font-family-generic="modern"/>
    <style:font-face style:name="HG Mincho Light J" svg:font-family="'HG Mincho Light J', msmincho" style:font-family-generic="roman"/>
    <style:font-face style:name="Tahoma1" svg:font-family="Tahoma" style:font-family-generic="swiss"/>
    <style:font-face style:name="Monospace" svg:font-family="Monospace" style:font-pitch="fixed"/>
    <style:font-face style:name="Courier New1" svg:font-family="'Courier New'" style:font-family-generic="modern" style:font-pitch="fixed"/>
    <style:font-face style:name="CABold" svg:font-family="CA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DejaVu Sans" svg:font-family="'DejaVu Sans'" style:font-family-generic="swiss" style:font-pitch="variable"/>
    <style:font-face style:name="DejaVu Sans2" svg:font-family="'DejaVu Sans'" style:font-adornments="Condensed" style:font-family-generic="swiss" style:font-pitch="variable"/>
    <style:font-face style:name="DejaVu Sans1" svg:font-family="'DejaVu Sans'"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text-align="justify" style:justify-single-word="false" fo:orphans="2" fo:widows="2" style:text-autospace="none" style:punctuation-wrap="simple" style:vertical-align="baseline" style:writing-mode="lr-tb"/>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margin-top="0.212cm" fo:margin-bottom="0.212cm"/>
      <style:text-properties fo:font-weight="bold"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cm" fo:margin-bottom="0.423cm" fo:text-align="start" style:justify-single-word="false" fo:text-indent="0cm" style:auto-text-indent="false" fo:break-before="page" fo:background-color="#cccccc" fo:padding-left="0cm" fo:padding-right="0cm" fo:padding-top="0.035cm" fo:padding-bottom="0.035cm" fo:border-left="none" fo:border-right="none" fo:border-top="0.018cm solid #000000" fo:border-bottom="0.018cm solid #000000">
        <style:tab-stops>
          <style:tab-stop style:position="2cm"/>
          <style:tab-stop style:position="2.501cm"/>
        </style:tab-stops>
        <style:background-image/>
      </style:paragraph-properties>
      <style:text-properties fo:font-weight="bold" style:font-weight-asian="bold"/>
    </style:style>
    <style:style style:name="Heading_20_2" style:display-name="Heading 2" style:family="paragraph" style:parent-style-name="Heading_20_1" style:next-style-name="Standard" style:list-style-name="Outline" style:class="text" style:default-outline-level="2">
      <style:paragraph-properties fo:margin-left="-0.501cm" fo:margin-right="0cm" fo:margin-top="0.423cm" fo:margin-bottom="0.423cm" fo:text-indent="0cm" style:auto-text-indent="false" fo:break-before="auto" fo:break-after="auto" fo:background-color="transparent">
        <style:tab-stops>
          <style:tab-stop style:position="2.501cm"/>
        </style:tab-stops>
        <style:background-image/>
      </style:paragraph-properties>
    </style:style>
    <style:style style:name="Heading_20_3" style:display-name="Heading 3" style:family="paragraph" style:parent-style-name="Heading_20_2" style:next-style-name="Standard" style:list-style-name="Outline" style:class="text" style:default-outline-level="3">
      <style:paragraph-properties fo:margin-left="0cm" fo:margin-right="0cm" fo:text-indent="0cm" style:auto-text-indent="false">
        <style:tab-stops>
          <style:tab-stop style:position="2cm"/>
        </style:tab-stops>
      </style:paragraph-properties>
    </style:style>
    <style:style style:name="Heading_20_4" style:display-name="Heading 4" style:family="paragraph" style:parent-style-name="Heading_20_3" style:next-style-name="Standard" style:list-style-name="Outline" style:class="text" style:default-outline-level="4">
      <style:paragraph-properties fo:margin-left="0cm" fo:margin-right="0cm" fo:text-indent="0cm" style:auto-text-indent="false">
        <style:tab-stops>
          <style:tab-stop style:position="2cm"/>
        </style:tab-stops>
      </style:paragraph-properties>
      <style:text-properties fo:font-size="9pt" fo:font-weight="normal" style:font-size-asian="9pt" style:font-weight-asian="normal"/>
    </style:style>
    <style:style style:name="Heading_20_5" style:display-name="Heading 5" style:family="paragraph" style:parent-style-name="Heading_20_4" style:next-style-name="Text_20_body" style:list-style-name="Outline" style:class="text" style:default-outline-level="5">
      <style:paragraph-properties fo:margin-left="0cm" fo:margin-right="0cm" fo:text-indent="0cm" style:auto-text-indent="false">
        <style:tab-stops>
          <style:tab-stop style:position="2cm"/>
        </style:tab-stops>
      </style:paragraph-properties>
      <style:text-properties fo:font-style="italic" style:font-style-asian="italic"/>
    </style:style>
    <style:style style:name="Heading_20_6" style:display-name="Heading 6" style:family="paragraph" style:parent-style-name="Standard" style:next-style-name="Standard" style:class="text">
      <style:paragraph-properties fo:margin-left="1.249cm" fo:margin-right="0cm" fo:text-indent="0cm" style:auto-text-indent="false"/>
      <style:text-properties style:font-name="CABold" fo:font-size="10pt" style:text-underline-style="solid" style:text-underline-width="auto" style:text-underline-color="font-color" style:font-size-asian="10pt"/>
    </style:style>
    <style:style style:name="Heading_20_7" style:display-name="Heading 7"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Heading_20_8" style:display-name="Heading 8"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Report_20_Title" style:display-name="Report Title" style:family="paragraph" style:parent-style-name="Standard">
      <style:paragraph-properties fo:margin-top="2.117cm" fo:margin-bottom="2.54cm" fo:text-align="center" style:justify-single-word="false"/>
      <style:text-properties fo:color="#000080" fo:font-size="16pt" fo:language="zxx" fo:country="none" fo:font-weight="bold" style:letter-kerning="true" style:font-size-asian="16pt" style:language-asian="zxx" style:country-asian="none" style:font-weight-asian="bold" style:font-size-complex="16pt"/>
    </style:style>
    <style:style style:name="Contents_20_8" style:display-name="Contents 8" style:family="paragraph" style:parent-style-name="Standard" style:next-style-name="Standard" style:class="index">
      <style:paragraph-properties fo:margin-left="2.716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7" style:display-name="Contents 7" style:family="paragraph" style:parent-style-name="Standard" style:next-style-name="Standard" style:class="index">
      <style:paragraph-properties fo:margin-left="2.328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6" style:display-name="Contents 6" style:family="paragraph" style:parent-style-name="Standard" style:next-style-name="Standard" style:class="index">
      <style:paragraph-properties fo:margin-left="1.94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ext-properties fo:font-size="10pt" style:font-size-asian="10pt" style:font-name-complex="Arial"/>
    </style:style>
    <style:style style:name="Contents_20_2" style:display-name="Contents 2" style:family="paragraph" style:parent-style-name="Contents_20_1" style:next-style-name="Standard" style:class="index">
      <style:paragraph-properties fo:margin-left="0.388cm" fo:margin-right="0cm" fo:margin-top="0.212cm" fo:margin-bottom="0cm" fo:text-align="start" style:justify-single-word="false" fo:text-indent="0cm" style:auto-text-indent="false"/>
      <style:text-properties style:font-size-complex="12pt"/>
    </style:style>
    <style:style style:name="Contents_20_3" style:display-name="Contents 3" style:family="paragraph" style:parent-style-name="Contents_20_2" style:next-style-name="Standard" style:class="index">
      <style:paragraph-properties fo:margin-left="0.776cm" fo:margin-right="0cm" fo:margin-top="0.212cm" fo:margin-bottom="0cm" fo:text-align="start" style:justify-single-word="false" fo:text-indent="0cm" style:auto-text-indent="false"/>
      <style:text-properties fo:font-size="10pt" fo:font-style="italic" style:font-size-asian="10pt" style:font-style-asian="italic" style:font-size-complex="12pt" style:font-style-complex="italic"/>
    </style:style>
    <style:style style:name="Contents_20_4" style:display-name="Contents 4" style:family="paragraph" style:parent-style-name="Contents_20_3" style:next-style-name="Standard" style:class="index">
      <style:paragraph-properties fo:margin-left="1.164cm" fo:margin-right="0cm" fo:margin-top="0.212cm" fo:margin-bottom="0cm" fo:text-align="start" style:justify-single-word="false" fo:text-indent="0cm" style:auto-text-indent="false"/>
      <style:text-properties fo:font-size="9pt" style:font-size-asian="9pt" style:font-size-complex="10.5pt"/>
    </style:style>
    <style:style style:name="Contents_20_5" style:display-name="Contents 5" style:family="paragraph" style:parent-style-name="Contents_20_4" style:next-style-name="Standard" style:class="index">
      <style:paragraph-properties fo:margin-left="1.552cm" fo:margin-right="0cm" fo:margin-top="0.212cm" fo:margin-bottom="0cm" fo:text-align="start" style:justify-single-word="false" fo:text-indent="0cm" style:auto-text-indent="false"/>
    </style:style>
    <style:style style:name="Heading_2b_No_20_Numbering" style:display-name="Heading+No Numbering" style:family="paragraph" style:parent-style-name="Standard">
      <style:paragraph-properties fo:background-color="#e6e6e6">
        <style:background-image/>
      </style:paragraph-properties>
      <style:text-properties fo:font-weight="bold" style:font-weight-asian="bold"/>
    </style:style>
    <style:style style:name="Footnote" style:family="paragraph" style:parent-style-name="Standard" style:class="extra">
      <style:text-properties fo:font-size="8pt" style:font-size-asian="8pt"/>
    </style:style>
    <style:style style:name="Contents_20_9" style:display-name="Contents 9" style:family="paragraph" style:parent-style-name="Standard" style:next-style-name="Standard" style:class="index">
      <style:paragraph-properties fo:margin-left="3.104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Table_20_des_20_illustrations" style:display-name="Table des illustrations" style:family="paragraph" style:parent-style-name="Standard" style:next-style-name="Standard"/>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style>
    <style:style style:name="ListStart" style:family="paragraph" style:next-style-name="Liste_20_à_20_numéros" style:list-style-name="WW8Num1">
      <style:paragraph-properties fo:margin-left="0cm" fo:margin-right="0cm" fo:keep-together="always" fo:orphans="0" fo:widows="0" fo:text-indent="0cm" style:auto-text-indent="false" fo:keep-with-next="always"/>
      <style:text-properties fo:color="#800080" style:font-name="Arial" fo:font-size="9pt" fo:language="en" fo:country="US" style:font-name-asian="Arial" style:font-size-asian="9pt" style:font-name-complex="Times New Roman" style:font-size-complex="10pt" style:language-complex="ar" style:country-complex="SA"/>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Index_20_3" style:display-name="Index 3" style:family="paragraph" style:parent-style-name="Standard" style:next-style-name="Standard" style:class="index">
      <style:paragraph-properties fo:margin-left="1.164cm" fo:margin-right="0cm" fo:text-indent="-0.388cm" style:auto-text-indent="false"/>
    </style:style>
    <style:style style:name="Index_20_4" style:display-name="Index 4" style:family="paragraph" style:parent-style-name="Standard" style:next-style-name="Standard">
      <style:paragraph-properties fo:margin-left="1.552cm" fo:margin-right="0cm" fo:text-indent="-0.388cm" style:auto-text-indent="false"/>
    </style:style>
    <style:style style:name="Index_20_5" style:display-name="Index 5" style:family="paragraph" style:parent-style-name="Standard" style:next-style-name="Standard">
      <style:paragraph-properties fo:margin-left="1.94cm" fo:margin-right="0cm" fo:text-indent="-0.388cm" style:auto-text-indent="false"/>
    </style:style>
    <style:style style:name="Index_20_6" style:display-name="Index 6" style:family="paragraph" style:parent-style-name="Standard" style:next-style-name="Standard">
      <style:paragraph-properties fo:margin-left="2.328cm" fo:margin-right="0cm" fo:text-indent="-0.388cm" style:auto-text-indent="false"/>
    </style:style>
    <style:style style:name="Index_20_7" style:display-name="Index 7" style:family="paragraph" style:parent-style-name="Standard" style:next-style-name="Standard">
      <style:paragraph-properties fo:margin-left="2.716cm" fo:margin-right="0cm" fo:text-indent="-0.388cm" style:auto-text-indent="false"/>
    </style:style>
    <style:style style:name="Index_20_8" style:display-name="Index 8" style:family="paragraph" style:parent-style-name="Standard" style:next-style-name="Standard">
      <style:paragraph-properties fo:margin-left="3.104cm" fo:margin-right="0cm" fo:text-indent="-0.388cm" style:auto-text-indent="false"/>
    </style:style>
    <style:style style:name="Index_20_9" style:display-name="Index 9" style:family="paragraph" style:parent-style-name="Standard" style:next-style-name="Standard">
      <style:paragraph-properties fo:margin-left="3.493cm" fo:margin-right="0cm" fo:text-indent="-0.388cm" style:auto-text-indent="false"/>
    </style:style>
    <style:style style:name="Index_20_Heading" style:display-name="Index Heading" style:family="paragraph" style:parent-style-name="Standard" style:next-style-name="Index_20_1" style:class="index"/>
    <style:style style:name="Bibliography" style:family="paragraph" style:parent-style-name="Standard" style:list-style-name="WW8Num4">
      <style:paragraph-properties fo:margin-left="0cm" fo:margin-right="0cm" fo:margin-top="0.141cm" fo:margin-bottom="0.141cm" fo:keep-together="always" fo:text-indent="0cm" style:auto-text-indent="false" style:text-autospace="ideograph-alpha" style:punctuation-wrap="hanging" style:vertical-align="auto"/>
      <style:text-properties style:letter-kerning="true" style:font-size-complex="16pt" style:font-weight-complex="bold"/>
    </style:style>
    <style:style style:name="Heading_2b_No_20_Numbering_2b_New_20_Page" style:display-name="Heading+No Numbering+New Page" style:family="paragraph" style:parent-style-name="Heading_20_1" style:next-style-name="Standard" style:list-style-name="">
      <style:paragraph-properties fo:margin-left="0cm" fo:margin-right="0cm" fo:text-indent="0cm" style:auto-text-indent="false"/>
    </style:style>
    <style:style style:name="Bold_20__2b__20_Centered" style:display-name="Bold + Centered" style:family="paragraph" style:parent-style-name="Standard">
      <style:paragraph-properties fo:text-align="center" style:justify-single-word="false"/>
      <style:text-properties fo:font-weight="bold" style:font-weight-asian="bold" style:font-weight-complex="bold"/>
    </style:style>
    <style:style style:name="Liste_20_à_20_numéros" style:display-name="Liste à numéros" style:family="paragraph" style:parent-style-name="Standard" style:list-style-name="WW8Num1">
      <style:paragraph-properties fo:margin-left="0cm" fo:margin-right="0cm" fo:text-indent="0cm" style:auto-text-indent="false"/>
    </style:style>
    <style:style style:name="Liste_20_à_20_numéros_20_2" style:display-name="Liste à numéros 2" style:family="paragraph" style:parent-style-name="Standard" style:list-style-name="WW8Num1">
      <style:paragraph-properties fo:margin-left="0cm" fo:margin-right="0cm" fo:text-indent="0cm" style:auto-text-indent="false"/>
    </style:style>
    <style:style style:name="Liste_20_à_20_numéros_20_3" style:display-name="Liste à numéros 3" style:family="paragraph" style:parent-style-name="Standard" style:list-style-name="WW8Num1">
      <style:paragraph-properties fo:margin-left="0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Figure" style:family="paragraph" style:parent-style-name="Caption"/>
    <style:style style:name="WW8Num1z1" style:family="text">
      <style:text-properties fo:font-weight="normal" style:font-weight-asian="normal"/>
    </style:style>
    <style:style style:name="WW8Num2z1" style:family="text">
      <style:text-properties fo:font-weight="bold" style:font-weight-asian="bold"/>
    </style:style>
    <style:style style:name="Police_20_par_20_défaut" style:display-name="Police par défaut" style:family="text"/>
    <style:style style:name="Footnote_20_Symbol" style:display-name="Footnote Symbol" style:family="text" style:parent-style-name="Police_20_par_20_défaut">
      <style:text-properties style:text-position="37% 100%" fo:font-size="8pt" style:font-size-asian="8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_20_Car_20_Car" style:display-name=" Car Car" style:family="text" style:parent-style-name="Police_20_par_20_défaut">
      <style:text-properties style:font-name="Arial" fo:font-size="11pt" fo:language="en" fo:country="US" style:font-size-asian="11pt" style:language-complex="ar" style:country-complex="SA"/>
    </style:style>
    <style:style style:name="Numbering_20_Symbols" style:display-name="Numbering Symbols" style:family="text"/>
    <style:style style:name="WW8Num9z0" style:family="text">
      <style:text-properties fo:color="#000000"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16z0" style:family="text">
      <style:text-properties fo:color="#000000" style:font-name="Symbol" style:font-name-asian="HG Mincho Light J"/>
    </style:style>
    <style:style style:name="WW8Num12z0" style:family="text">
      <style:text-properties fo:color="#000000" style:font-name="Symbol" style:font-name-asian="HG Mincho Light J"/>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Symbol" fo:font-size="10pt" style:font-size-asian="10pt"/>
    </style:style>
    <style:style style:name="WW8Num6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5z0" style:family="text">
      <style:text-properties style:font-name="Symbol"/>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1cm"/>
      </text:outline-level-style>
      <text:outline-level-style text:level="2" style:num-format="1" text:display-levels="2">
        <style:list-level-properties text:space-before="0.501cm" text:min-label-width="1cm"/>
      </text:outline-level-style>
      <text:outline-level-style text:level="3" style:num-format="1" text:display-levels="3">
        <style:list-level-properties text:min-label-width="1.501cm"/>
      </text:outline-level-style>
      <text:outline-level-style text:level="4" style:num-format="1" text:display-levels="4">
        <style:list-level-properties text:min-label-width="1cm"/>
      </text:outline-level-style>
      <text:outline-level-style text:level="5" style:num-format="1" text:display-levels="5">
        <style:list-level-properties text:min-label-width="1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list-level-style-number text:level="1" style:num-format="">
        <style:list-level-properties text:space-before="0.998cm"/>
      </text:list-level-style-number>
      <text:list-level-style-number text:level="2" text:style-name="WW8Num1z1" style:num-format="1">
        <style:list-level-properties text:min-label-width="0.499cm"/>
      </text:list-level-style-number>
      <text:list-level-style-number text:level="3" text:style-name="WW8Num1z1" style:num-format="a" style:num-letter-sync="true">
        <style:list-level-properties text:space-before="0.499cm" text:min-label-width="0.501cm"/>
      </text:list-level-style-number>
      <text:list-level-style-number text:level="4" text:style-name="WW8Num1z1" style:num-format="i">
        <style:list-level-properties text:space-before="1cm" text:min-label-width="0.499cm"/>
      </text:list-level-style-number>
      <text:list-level-style-number text:level="5" style:num-format="a" style:num-letter-sync="true">
        <style:list-level-properties text:space-before="2.54cm" text:min-label-width="0.635cm"/>
      </text:list-level-style-number>
      <text:list-level-style-number text:level="6" style:num-format="i">
        <style:list-level-properties text:space-before="3.175cm" text:min-label-width="0.635cm"/>
      </text:list-level-style-number>
      <text:list-level-style-number text:level="7" style:num-format="1">
        <style:list-level-properties text:space-before="3.81cm" text:min-label-width="0.635cm"/>
      </text:list-level-style-number>
      <text:list-level-style-number text:level="8" style:num-format="a" style:num-letter-sync="true">
        <style:list-level-properties text:space-before="4.445cm" text:min-label-width="0.635cm"/>
      </text:list-level-style-number>
      <text:list-level-style-number text:level="9"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
        <style:list-level-properties text:space-before="0.998cm"/>
      </text:list-level-style-number>
      <text:list-level-style-number text:level="2" text:style-name="WW8Num2z1" style:num-format="1">
        <style:list-level-properties text:min-label-width="0.499cm"/>
      </text:list-level-style-number>
      <text:list-level-style-number text:level="3" text:style-name="WW8Num2z1" style:num-format="a" style:num-letter-sync="true">
        <style:list-level-properties text:space-before="0.499cm" text:min-label-width="0.501cm"/>
      </text:list-level-style-number>
      <text:list-level-style-number text:level="4" text:style-name="WW8Num2z1" style:num-format="i">
        <style:list-level-properties text:space-before="1cm" text:min-label-width="0.499cm"/>
      </text:list-level-style-number>
      <text:list-level-style-number text:level="5" style:num-format="a" style:num-letter-sync="true">
        <style:list-level-properties text:space-before="2.54cm" text:min-label-width="0.635cm"/>
      </text:list-level-style-number>
      <text:list-level-style-number text:level="6" style:num-format="i">
        <style:list-level-properties text:space-before="3.175cm" text:min-label-width="0.635cm"/>
      </text:list-level-style-number>
      <text:list-level-style-number text:level="7" style:num-format="1">
        <style:list-level-properties text:space-before="3.81cm" text:min-label-width="0.635cm"/>
      </text:list-level-style-number>
      <text:list-level-style-number text:level="8" style:num-format="a" style:num-letter-sync="true">
        <style:list-level-properties text:space-before="4.445cm" text:min-label-width="0.635cm"/>
      </text:list-level-style-number>
      <text:list-level-style-number text:level="9"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format="1">
        <style:list-level-properties text:min-label-width="1cm"/>
      </text:list-level-style-number>
      <text:list-level-style-number text:level="2" style:num-format="1" text:display-levels="2">
        <style:list-level-properties text:space-before="0.501cm" text:min-label-width="1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cm"/>
      </text:list-level-style-number>
      <text:list-level-style-number text:level="5" style:num-format="1" text:display-levels="5">
        <style:list-level-properties text:min-label-width="1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prefix="[" style:num-suffix="]" style:num-format="1">
        <style:list-level-properties text:min-label-width="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text:style-name="Numbering_20_Symbols" style:num-prefix=" " style:num-suffix="." style:num-format="1" text:start-value="3">
        <style:list-level-properties text:space-before="0.635cm" text:min-label-width="0.635cm"/>
      </text:list-level-style-number>
      <text:list-level-style-bullet text:level="2" text:style-name="Bullet_20_Symbols" style:num-prefix=" " style:num-suffix=")" text:bullet-char="➢">
        <style:list-level-properties text:space-before="1.27cm" text:min-label-width="0.635cm"/>
        <style:text-properties style:font-name="StarSymbol1"/>
      </text:list-level-style-bullet>
      <text:list-level-style-bullet text:level="3" text:style-name="Bullet_20_Symbols" style:num-prefix=" " style:num-suffix=" " text:bullet-char="•">
        <style:list-level-properties text:space-before="1.905cm" text:min-label-width="0.635cm"/>
        <style:text-properties style:font-name="StarSymbol1"/>
      </text:list-level-style-bullet>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WW8Num12">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741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741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2" style:num-suffix="." text:bullet-char="">
        <style:list-level-properties text:space-before="4.445cm" text:min-label-width="0.635cm"/>
        <style:text-properties style:font-name="Wingdings"/>
      </text:list-level-style-bullet>
      <text:list-level-style-bullet text:level="5" text:style-name="WW8Num8z2" style:num-suffix="." text:bullet-char="">
        <style:list-level-properties text:space-before="5.715cm" text:min-label-width="0.635cm"/>
        <style:text-properties style:font-name="Wingdings"/>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2" style:num-suffix="." text:bullet-char="">
        <style:list-level-properties text:space-before="8.255cm" text:min-label-width="0.635cm"/>
        <style:text-properties style:font-name="Wingdings"/>
      </text:list-level-style-bullet>
      <text:list-level-style-bullet text:level="8" text:style-name="WW8Num8z2" style:num-suffix="." text:bullet-char="">
        <style:list-level-properties text:space-before="9.525cm" text:min-label-width="0.635cm"/>
        <style:text-properties style:font-name="Wingdings"/>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2" style:num-suffix="." text:bullet-char="">
        <style:list-level-properties text:space-before="4.445cm" text:min-label-width="0.635cm"/>
        <style:text-properties style:font-name="Wingdings"/>
      </text:list-level-style-bullet>
      <text:list-level-style-bullet text:level="5" text:style-name="WW8Num5z2" style:num-suffix="." text:bullet-char="">
        <style:list-level-properties text:space-before="5.715cm" text:min-label-width="0.635cm"/>
        <style:text-properties style:font-name="Wingdings"/>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2" style:num-suffix="." text:bullet-char="">
        <style:list-level-properties text:space-before="8.255cm" text:min-label-width="0.635cm"/>
        <style:text-properties style:font-name="Wingdings"/>
      </text:list-level-style-bullet>
      <text:list-level-style-bullet text:level="8" text:style-name="WW8Num5z2" style:num-suffix="." text:bullet-char="">
        <style:list-level-properties text:space-before="9.525cm" text:min-label-width="0.635cm"/>
        <style:text-properties style:font-name="Wingdings"/>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12cm" fo:margin-bottom="0.212cm" fo:padding-left="0cm" fo:padding-right="0cm" fo:padding-top="0cm" fo:padding-bottom="0.035cm" fo:border-left="none" fo:border-right="none" fo:border-top="none" fo:border-bottom="0.018cm solid #000000">
        <style:tab-stops>
          <style:tab-stop style:position="1.196cm"/>
          <style:tab-stop style:position="6.752cm" style:type="center"/>
          <style:tab-stop style:position="9.79cm"/>
          <style:tab-stop style:position="12.252cm"/>
        </style:tab-stops>
      </style:paragraph-properties>
      <style:text-properties fo:language="en" fo:country="GB" fo:font-weight="bold" style:font-weight-asian="bold"/>
    </style:style>
    <style:style style:name="MP2" style:family="paragraph" style:parent-style-name="Standard">
      <style:paragraph-properties>
        <style:tab-stops>
          <style:tab-stop style:position="15.002cm"/>
        </style:tab-stops>
      </style:paragraph-properties>
    </style:style>
    <style:style style:name="MT1" style:family="text">
      <style:text-properties style:font-name="Symbol" fo:font-size="9pt" fo:language="zxx" fo:country="none" fo:font-style="italic" style:font-size-asian="9pt" style:language-asian="zxx" style:country-asian="none" style:font-style-asian="italic"/>
    </style:style>
    <style:style style:name="MT2" style:family="text">
      <style:text-properties fo:font-size="9pt" fo:language="zxx" fo:country="none" fo:font-style="italic" style:font-size-asian="9pt" style:language-asian="zxx" style:country-asian="none" style:font-style-asian="italic"/>
    </style:style>
    <style:style style:name="MT3" style:family="text">
      <style:text-properties fo:language="zxx" fo:country="none" style:language-asian="zxx" style:country-asian="non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1.503cm" style:writing-mode="lr-tb" style:layout-grid-color="#c0c0c0" style:layout-grid-lines="42"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s1" text:anchor-type="paragraph" svg:x="0.106cm" svg:y="0.101cm" svg:width="0.58cm" svg:height="0.58cm" draw:z-index="84"><draw:image xlink:href="Pictures/1000020000000030000000300D6C1CB6.gif" xlink:type="simple" xlink:show="embed" xlink:actuate="onLoad"/></draw:frame><text:tab/>Papyrus Cookbook<text:tab/><text:tab/><text:tab/><text:tab/><text:tab/> <text:s text:c="11"/>1.0</text:p>
      </style:header>
      <style:footer>
        <text:p text:style-name="MP2"><text:span text:style-name="MT1"></text:span><text:span text:style-name="MT2"> 2009 The Papyrus Consortium </text:span><text:span text:style-name="MT2"><text:tab/></text:span><text:span text:style-name="MT3"><text:page-number text:select-page="current">24</text:page-number></text:span><text:span text:style-name="MT3">/</text:span><text:span text:style-name="MT3"><text:page-count style:num-format="1">85</text:page-count></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 </dc:title>
    <meta:initial-creator>Patrick Tessier</meta:initial-creator>
    <meta:creation-date>2009-03-03T11:09:55</meta:creation-date>
    <dc:date>2009-12-07T12:19:43</dc:date>
    <meta:editing-cycles>66</meta:editing-cycles>
    <meta:editing-duration>PT07H26M38S</meta:editing-duration>
    <meta:document-statistic meta:table-count="5" meta:image-count="74" meta:object-count="0" meta:page-count="85" meta:paragraph-count="1594" meta:word-count="10436" meta:character-count="73395"/>
    <meta:user-defined meta:name="Info 1"/>
    <meta:user-defined meta:name="Info 2"/>
    <meta:user-defined meta:name="Info 3"/>
    <meta:user-defined meta:name="Info 4"/>
  </office:meta>
</office:document-meta>
</file>